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957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6" table:style-name="ta1">
        <table:shapes>
          <draw:frame draw:z-index="0" draw:style-name="gr1" draw:text-style-name="P1" svg:width="8.5677in" svg:height="4.8197in" svg:x="6.6815in" svg:y="0.1142in">
            <draw:object draw:notify-on-update-of-ranges="q6.A2:q6.A2 q6.A3:q6.A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154in" svg:height="5.4083in" svg:x="6.2413in" svg:y="5.4244in">
            <draw:object draw:notify-on-update-of-ranges="q6.B2:q6.B2 q6.B3:q6.B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311in" svg:height="5.237in" svg:x="17.0173in" svg:y="0.1646in">
            <draw:object draw:notify-on-update-of-ranges="q6.C2:q6.C2 q6.C3:q6.C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4106in" svg:height="5.2949in" svg:x="16.9028in" svg:y="5.5323in">
            <draw:object draw:notify-on-update-of-ranges="q6.E2:q6.E2 q6.E3:q6.E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8949in" svg:height="6.128in" svg:x="6.9528in" svg:y="12.2594in">
            <draw:object draw:notify-on-update-of-ranges="q6.D2:q6.D2 q6.D3:q6.D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number-columns-repeated="5"/>
        </table:table-row>
        <table:table-row table:style-name="ro2">
          <table:table-cell table:style-name="ce4" office:value-type="string" calcext:value-type="string">
            <text:p>VN</text:p>
          </table:table-cell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RANDU</text:p>
          </table:table-cell>
          <table:table-cell table:style-name="ce4" office:value-type="string" calcext:value-type="string">
            <text:p>RAND</text:p>
          </table:table-cell>
          <table:table-cell table:style-name="ce4" office:value-type="string" calcext:value-type="string">
            <text:p>VN order</text:p>
          </table:table-cell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2037826914" calcext:value-type="float">
            <text:p>2037826914</text:p>
          </table:table-cell>
          <table:table-cell table:style-name="ce5" office:value-type="float" office:value="1887064832" calcext:value-type="float">
            <text:p>1887064832</text:p>
          </table:table-cell>
          <table:table-cell table:style-name="ce5" office:value-type="float" office:value="1416034174" calcext:value-type="float">
            <text:p>1416034174</text:p>
          </table:table-cell>
          <table:table-cell table:style-name="ce5" office:value-type="float" office:value="254" calcext:value-type="float">
            <text:p>254</text:p>
          </table:table-cell>
        </table:table-row>
        <table:table-row table:style-name="ro1"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441503083" calcext:value-type="float">
            <text:p>441503083</text:p>
          </table:table-cell>
          <table:table-cell table:style-name="ce5" office:value-type="float" office:value="692681691" calcext:value-type="float">
            <text:p>692681691</text:p>
          </table:table-cell>
          <table:table-cell table:style-name="ce5" office:value-type="float" office:value="1692609724" calcext:value-type="float">
            <text:p>169260972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691" calcext:value-type="float">
            <text:p>5691</text:p>
          </table:table-cell>
          <table:table-cell table:style-name="ce5" office:value-type="float" office:value="599001480" calcext:value-type="float">
            <text:p>599001480</text:p>
          </table:table-cell>
          <table:table-cell table:style-name="ce5" office:value-type="float" office:value="1750874385" calcext:value-type="float">
            <text:p>1750874385</text:p>
          </table:table-cell>
          <table:table-cell table:style-name="ce5" office:value-type="float" office:value="1517216623" calcext:value-type="float">
            <text:p>1517216623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360695027" calcext:value-type="float">
            <text:p>360695027</text:p>
          </table:table-cell>
          <table:table-cell table:style-name="ce5" office:value-type="float" office:value="1179570931" calcext:value-type="float">
            <text:p>1179570931</text:p>
          </table:table-cell>
          <table:table-cell table:style-name="ce5" office:value-type="float" office:value="1462255264" calcext:value-type="float">
            <text:p>1462255264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1076858104" calcext:value-type="float">
            <text:p>1076858104</text:p>
          </table:table-cell>
          <table:table-cell table:style-name="ce5" office:value-type="float" office:value="851482697" calcext:value-type="float">
            <text:p>851482697</text:p>
          </table:table-cell>
          <table:table-cell table:style-name="ce5" office:value-type="float" office:value="655105339" calcext:value-type="float">
            <text:p>655105339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035378428" calcext:value-type="float">
            <text:p>1035378428</text:p>
          </table:table-cell>
          <table:table-cell table:style-name="ce5" office:value-type="float" office:value="1518604178" calcext:value-type="float">
            <text:p>1518604178</text:p>
          </table:table-cell>
          <table:table-cell table:style-name="ce5" office:value-type="float" office:value="708063403" calcext:value-type="float">
            <text:p>708063403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float" office:value="4002" calcext:value-type="float">
            <text:p>4002</text:p>
          </table:table-cell>
          <table:table-cell table:style-name="ce5" office:value-type="float" office:value="281080268" calcext:value-type="float">
            <text:p>281080268</text:p>
          </table:table-cell>
          <table:table-cell table:style-name="ce5" office:value-type="float" office:value="1186386987" calcext:value-type="float">
            <text:p>1186386987</text:p>
          </table:table-cell>
          <table:table-cell table:style-name="ce5" office:value-type="float" office:value="1271713608" calcext:value-type="float">
            <text:p>1271713608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452948650" calcext:value-type="float">
            <text:p>452948650</text:p>
          </table:table-cell>
          <table:table-cell table:style-name="ce5" office:value-type="float" office:value="1092207444" calcext:value-type="float">
            <text:p>1092207444</text:p>
          </table:table-cell>
          <table:table-cell table:style-name="ce5" office:value-type="float" office:value="136689483" calcext:value-type="float">
            <text:p>136689483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table:style-name="ce5" office:value-type="float" office:value="621" calcext:value-type="float">
            <text:p>621</text:p>
          </table:table-cell>
          <table:table-cell table:style-name="ce5" office:value-type="float" office:value="39580485" calcext:value-type="float">
            <text:p>39580485</text:p>
          </table:table-cell>
          <table:table-cell table:style-name="ce5" office:value-type="float" office:value="176758683" calcext:value-type="float">
            <text:p>176758683</text:p>
          </table:table-cell>
          <table:table-cell table:style-name="ce5" office:value-type="float" office:value="850045490" calcext:value-type="float">
            <text:p>850045490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705927614" calcext:value-type="float">
            <text:p>705927614</text:p>
          </table:table-cell>
          <table:table-cell table:style-name="ce5" office:value-type="float" office:value="261959383" calcext:value-type="float">
            <text:p>261959383</text:p>
          </table:table-cell>
          <table:table-cell table:style-name="ce5" office:value-type="float" office:value="464562827" calcext:value-type="float">
            <text:p>464562827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1">
          <table:table-cell table:style-name="ce5" office:value-type="float" office:value="2524" calcext:value-type="float">
            <text:p>2524</text:p>
          </table:table-cell>
          <table:table-cell table:style-name="ce5" office:value-type="float" office:value="31429090" calcext:value-type="float">
            <text:p>31429090</text:p>
          </table:table-cell>
          <table:table-cell table:style-name="ce5" office:value-type="float" office:value="1602821793" calcext:value-type="float">
            <text:p>1602821793</text:p>
          </table:table-cell>
          <table:table-cell table:style-name="ce5" office:value-type="float" office:value="2103134652" calcext:value-type="float">
            <text:p>2103134652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9243" calcext:value-type="float">
            <text:p>9243</text:p>
          </table:table-cell>
          <table:table-cell table:style-name="ce5" office:value-type="float" office:value="868131971" calcext:value-type="float">
            <text:p>868131971</text:p>
          </table:table-cell>
          <table:table-cell table:style-name="ce5" office:value-type="float" office:value="1607409523" calcext:value-type="float">
            <text:p>1607409523</text:p>
          </table:table-cell>
          <table:table-cell table:style-name="ce5" office:value-type="float" office:value="688995196" calcext:value-type="float">
            <text:p>688995196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644514836" calcext:value-type="float">
            <text:p>644514836</text:p>
          </table:table-cell>
          <table:table-cell table:style-name="ce5" office:value-type="float" office:value="1635918979" calcext:value-type="float">
            <text:p>1635918979</text:p>
          </table:table-cell>
          <table:table-cell table:style-name="ce5" office:value-type="float" office:value="1329664186" calcext:value-type="float">
            <text:p>1329664186</text:p>
          </table:table-cell>
          <table:table-cell table:style-name="ce5" office:value-type="float" office:value="121" calcext:value-type="float">
            <text:p>121</text:p>
          </table:table-cell>
        </table:table-row>
        <table:table-row table:style-name="ro1">
          <table:table-cell table:style-name="ce5" office:value-type="float" office:value="765" calcext:value-type="float">
            <text:p>765</text:p>
          </table:table-cell>
          <table:table-cell table:style-name="ce5" office:value-type="float" office:value="937242355" calcext:value-type="float">
            <text:p>937242355</text:p>
          </table:table-cell>
          <table:table-cell table:style-name="ce5" office:value-type="float" office:value="1162334165" calcext:value-type="float">
            <text:p>1162334165</text:p>
          </table:table-cell>
          <table:table-cell table:style-name="ce5" office:value-type="float" office:value="644958116" calcext:value-type="float">
            <text:p>644958116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944368523" calcext:value-type="float">
            <text:p>944368523</text:p>
          </table:table-cell>
          <table:table-cell table:style-name="ce5" office:value-type="float" office:value="236726868" calcext:value-type="float">
            <text:p>236726868</text:p>
          </table:table-cell>
          <table:table-cell table:style-name="ce5" office:value-type="float" office:value="105017623" calcext:value-type="float">
            <text:p>105017623</text:p>
          </table:table-cell>
          <table:table-cell table:style-name="ce5" office:value-type="float" office:value="169" calcext:value-type="float">
            <text:p>169</text:p>
          </table:table-cell>
        </table:table-row>
        <table:table-row table:style-name="ro1"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957999" calcext:value-type="float">
            <text:p>957999</text:p>
          </table:table-cell>
          <table:table-cell table:style-name="ce5" office:value-type="float" office:value="994030022" calcext:value-type="float">
            <text:p>994030022</text:p>
          </table:table-cell>
          <table:table-cell table:style-name="ce5" office:value-type="float" office:value="888636066" calcext:value-type="float">
            <text:p>888636066</text:p>
          </table:table-cell>
          <table:table-cell table:style-name="ce5" office:value-type="float" office:value="196" calcext:value-type="float">
            <text:p>196</text:p>
          </table:table-cell>
        </table:table-row>
        <table:table-row table:style-name="ro1">
          <table:table-cell table:style-name="ce5" office:value-type="float" office:value="6113" calcext:value-type="float">
            <text:p>6113</text:p>
          </table:table-cell>
          <table:table-cell table:style-name="ce5" office:value-type="float" office:value="207532836" calcext:value-type="float">
            <text:p>207532836</text:p>
          </table:table-cell>
          <table:table-cell table:style-name="ce5" office:value-type="float" office:value="807899253" calcext:value-type="float">
            <text:p>807899253</text:p>
          </table:table-cell>
          <table:table-cell table:style-name="ce5" office:value-type="float" office:value="474780592" calcext:value-type="float">
            <text:p>474780592</text:p>
          </table:table-cell>
          <table:table-cell table:style-name="ce5" office:value-type="float" office:value="225" calcext:value-type="float">
            <text:p>225</text:p>
          </table:table-cell>
        </table:table-row>
        <table:table-row table:style-name="ro1"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361451342" calcext:value-type="float">
            <text:p>361451342</text:p>
          </table:table-cell>
          <table:table-cell table:style-name="ce5" office:value-type="float" office:value="709197519" calcext:value-type="float">
            <text:p>709197519</text:p>
          </table:table-cell>
          <table:table-cell table:style-name="ce5" office:value-type="float" office:value="923687072" calcext:value-type="float">
            <text:p>923687072</text:p>
          </table:table-cell>
          <table:table-cell table:style-name="ce5" office:value-type="float" office:value="256" calcext:value-type="float">
            <text:p>256</text:p>
          </table:table-cell>
        </table:table-row>
        <table:table-row table:style-name="ro1">
          <table:table-cell table:style-name="ce5" office:value-type="float" office:value="8729" calcext:value-type="float">
            <text:p>8729</text:p>
          </table:table-cell>
          <table:table-cell table:style-name="ce5" office:value-type="float" office:value="284895457" calcext:value-type="float">
            <text:p>284895457</text:p>
          </table:table-cell>
          <table:table-cell table:style-name="ce5" office:value-type="float" office:value="1374746064" calcext:value-type="float">
            <text:p>1374746064</text:p>
          </table:table-cell>
          <table:table-cell table:style-name="ce5" office:value-type="float" office:value="1313801086" calcext:value-type="float">
            <text:p>1313801086</text:p>
          </table:table-cell>
          <table:table-cell table:style-name="ce5" office:value-type="float" office:value="289" calcext:value-type="float">
            <text:p>289</text:p>
          </table:table-cell>
        </table:table-row>
        <table:table-row table:style-name="ro1">
          <table:table-cell table:style-name="ce5" office:value-type="float" office:value="6456" calcext:value-type="float">
            <text:p>6456</text:p>
          </table:table-cell>
          <table:table-cell table:style-name="ce5" office:value-type="float" office:value="229886146" calcext:value-type="float">
            <text:p>229886146</text:p>
          </table:table-cell>
          <table:table-cell table:style-name="ce5" office:value-type="float" office:value="1725445253" calcext:value-type="float">
            <text:p>1725445253</text:p>
          </table:table-cell>
          <table:table-cell table:style-name="ce5" office:value-type="float" office:value="1617752839" calcext:value-type="float">
            <text:p>1617752839</text:p>
          </table:table-cell>
          <table:table-cell table:style-name="ce5" office:value-type="float" office:value="324" calcext:value-type="float">
            <text:p>324</text:p>
          </table:table-cell>
        </table:table-row>
        <table:table-row table:style-name="ro1">
          <table:table-cell table:style-name="ce5" office:value-type="float" office:value="3984" calcext:value-type="float">
            <text:p>3984</text:p>
          </table:table-cell>
          <table:table-cell table:style-name="ce5" office:value-type="float" office:value="211398446" calcext:value-type="float">
            <text:p>211398446</text:p>
          </table:table-cell>
          <table:table-cell table:style-name="ce5" office:value-type="float" office:value="65670087" calcext:value-type="float">
            <text:p>65670087</text:p>
          </table:table-cell>
          <table:table-cell table:style-name="ce5" office:value-type="float" office:value="1995065340" calcext:value-type="float">
            <text:p>1995065340</text:p>
          </table:table-cell>
          <table:table-cell table:style-name="ce5" office:value-type="float" office:value="361" calcext:value-type="float">
            <text:p>361</text:p>
          </table:table-cell>
        </table:table-row>
        <table:table-row table:style-name="ro1">
          <table:table-cell table:style-name="ce5" office:value-type="float" office:value="7502" calcext:value-type="float">
            <text:p>7502</text:p>
          </table:table-cell>
          <table:table-cell table:style-name="ce5" office:value-type="float" office:value="508075610" calcext:value-type="float">
            <text:p>508075610</text:p>
          </table:table-cell>
          <table:table-cell table:style-name="ce5" office:value-type="float" office:value="505502307" calcext:value-type="float">
            <text:p>505502307</text:p>
          </table:table-cell>
          <table:table-cell table:style-name="ce5" office:value-type="float" office:value="1145533766" calcext:value-type="float">
            <text:p>1145533766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576143960" calcext:value-type="float">
            <text:p>576143960</text:p>
          </table:table-cell>
          <table:table-cell table:style-name="ce5" office:value-type="float" office:value="276574589" calcext:value-type="float">
            <text:p>276574589</text:p>
          </table:table-cell>
          <table:table-cell table:style-name="ce5" office:value-type="float" office:value="1732994176" calcext:value-type="float">
            <text:p>1732994176</text:p>
          </table:table-cell>
          <table:table-cell table:style-name="ce5" office:value-type="float" office:value="441" calcext:value-type="float">
            <text:p>441</text:p>
          </table:table-cell>
        </table:table-row>
        <table:table-row table:style-name="ro1">
          <table:table-cell table:style-name="ce5" office:value-type="float" office:value="5684" calcext:value-type="float">
            <text:p>5684</text:p>
          </table:table-cell>
          <table:table-cell table:style-name="ce5" office:value-type="float" office:value="925628718" calcext:value-type="float">
            <text:p>925628718</text:p>
          </table:table-cell>
          <table:table-cell table:style-name="ce5" office:value-type="float" office:value="634614146" calcext:value-type="float">
            <text:p>634614146</text:p>
          </table:table-cell>
          <table:table-cell table:style-name="ce5" office:value-type="float" office:value="1433755746" calcext:value-type="float">
            <text:p>1433755746</text:p>
          </table:table-cell>
          <table:table-cell table:style-name="ce5" office:value-type="float" office:value="484" calcext:value-type="float">
            <text:p>484</text:p>
          </table:table-cell>
        </table:table-row>
        <table:table-row table:style-name="ro1"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35395542" calcext:value-type="float">
            <text:p>35395542</text:p>
          </table:table-cell>
          <table:table-cell table:style-name="ce5" office:value-type="float" office:value="257961504" calcext:value-type="float">
            <text:p>257961504</text:p>
          </table:table-cell>
          <table:table-cell table:style-name="ce5" office:value-type="float" office:value="2068997307" calcext:value-type="float">
            <text:p>2068997307</text:p>
          </table:table-cell>
          <table:table-cell table:style-name="ce5" office:value-type="float" office:value="529" calcext:value-type="float">
            <text:p>529</text:p>
          </table:table-cell>
        </table:table-row>
        <table:table-row table:style-name="ro1"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547908200" calcext:value-type="float">
            <text:p>547908200</text:p>
          </table:table-cell>
          <table:table-cell table:style-name="ce5" office:value-type="float" office:value="130225993" calcext:value-type="float">
            <text:p>130225993</text:p>
          </table:table-cell>
          <table:table-cell table:style-name="ce5" office:value-type="float" office:value="222452321" calcext:value-type="float">
            <text:p>222452321</text:p>
          </table:table-cell>
          <table:table-cell table:style-name="ce5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float" office:value="5760" calcext:value-type="float">
            <text:p>5760</text:p>
          </table:table-cell>
          <table:table-cell table:style-name="ce5" office:value-type="float" office:value="683170936" calcext:value-type="float">
            <text:p>683170936</text:p>
          </table:table-cell>
          <table:table-cell table:style-name="ce5" office:value-type="float" office:value="506550931" calcext:value-type="float">
            <text:p>506550931</text:p>
          </table:table-cell>
          <table:table-cell table:style-name="ce5" office:value-type="float" office:value="292889172" calcext:value-type="float">
            <text:p>292889172</text:p>
          </table:table-cell>
          <table:table-cell table:style-name="ce5" office:value-type="float" office:value="625" calcext:value-type="float">
            <text:p>625</text:p>
          </table:table-cell>
        </table:table-row>
        <table:table-row table:style-name="ro1"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405452068" calcext:value-type="float">
            <text:p>405452068</text:p>
          </table:table-cell>
          <table:table-cell table:style-name="ce5" office:value-type="float" office:value="1522470979" calcext:value-type="float">
            <text:p>1522470979</text:p>
          </table:table-cell>
          <table:table-cell table:style-name="ce5" office:value-type="float" office:value="1287119241" calcext:value-type="float">
            <text:p>1287119241</text:p>
          </table:table-cell>
          <table:table-cell table:style-name="ce5" office:value-type="float" office:value="676" calcext:value-type="float">
            <text:p>676</text:p>
          </table:table-cell>
        </table:table-row>
        <table:table-row table:style-name="ro1">
          <table:table-cell table:style-name="ce5" office:value-type="float" office:value="476" calcext:value-type="float">
            <text:p>476</text:p>
          </table:table-cell>
          <table:table-cell table:style-name="ce5" office:value-type="float" office:value="600951092" calcext:value-type="float">
            <text:p>600951092</text:p>
          </table:table-cell>
          <table:table-cell table:style-name="ce5" office:value-type="float" office:value="1170657627" calcext:value-type="float">
            <text:p>1170657627</text:p>
          </table:table-cell>
          <table:table-cell table:style-name="ce5" office:value-type="float" office:value="771763214" calcext:value-type="float">
            <text:p>771763214</text:p>
          </table:table-cell>
          <table:table-cell table:style-name="ce5" office:value-type="float" office:value="729" calcext:value-type="float">
            <text:p>729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866333622" calcext:value-type="float">
            <text:p>866333622</text:p>
          </table:table-cell>
          <table:table-cell table:style-name="ce5" office:value-type="float" office:value="959687577" calcext:value-type="float">
            <text:p>959687577</text:p>
          </table:table-cell>
          <table:table-cell table:style-name="ce5" office:value-type="float" office:value="1088848831" calcext:value-type="float">
            <text:p>1088848831</text:p>
          </table:table-cell>
          <table:table-cell table:style-name="ce5" office:value-type="float" office:value="784" calcext:value-type="float">
            <text:p>784</text:p>
          </table:table-cell>
        </table:table-row>
        <table:table-row table:style-name="ro1"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672212772" calcext:value-type="float">
            <text:p>672212772</text:p>
          </table:table-cell>
          <table:table-cell table:style-name="ce5" office:value-type="float" office:value="248523888" calcext:value-type="float">
            <text:p>248523888</text:p>
          </table:table-cell>
          <table:table-cell table:style-name="ce5" office:value-type="float" office:value="2142459061" calcext:value-type="float">
            <text:p>2142459061</text:p>
          </table:table-cell>
          <table:table-cell table:style-name="ce5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26286148" calcext:value-type="float">
            <text:p>26286148</text:p>
          </table:table-cell>
          <table:table-cell table:style-name="ce5" office:value-type="float" office:value="2146467798" calcext:value-type="float">
            <text:p>2146467798</text:p>
          </table:table-cell>
          <table:table-cell table:style-name="ce5" office:value-type="float" office:value="1859456835" calcext:value-type="float">
            <text:p>1859456835</text:p>
          </table:table-cell>
          <table:table-cell table:style-name="ce5" office:value-type="float" office:value="900" calcext:value-type="float">
            <text:p>900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765575657" calcext:value-type="float">
            <text:p>765575657</text:p>
          </table:table-cell>
          <table:table-cell table:style-name="ce5" office:value-type="float" office:value="487020318" calcext:value-type="float">
            <text:p>487020318</text:p>
          </table:table-cell>
          <table:table-cell table:style-name="ce5" office:value-type="float" office:value="1869829759" calcext:value-type="float">
            <text:p>1869829759</text:p>
          </table:table-cell>
          <table:table-cell table:style-name="ce5" office:value-type="float" office:value="961" calcext:value-type="float">
            <text:p>961</text:p>
          </table:table-cell>
        </table:table-row>
        <table:table-row table:style-name="ro1"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191969554" calcext:value-type="float">
            <text:p>191969554</text:p>
          </table:table-cell>
          <table:table-cell table:style-name="ce5" office:value-type="float" office:value="1921144716" calcext:value-type="float">
            <text:p>1921144716</text:p>
          </table:table-cell>
          <table:table-cell table:style-name="ce5" office:value-type="float" office:value="2138121301" calcext:value-type="float">
            <text:p>2138121301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table:style-name="ce5" office:value-type="float" office:value="2558" calcext:value-type="float">
            <text:p>2558</text:p>
          </table:table-cell>
          <table:table-cell table:style-name="ce5" office:value-type="float" office:value="42135149" calcext:value-type="float">
            <text:p>42135149</text:p>
          </table:table-cell>
          <table:table-cell table:style-name="ce5" office:value-type="float" office:value="1328016766" calcext:value-type="float">
            <text:p>1328016766</text:p>
          </table:table-cell>
          <table:table-cell table:style-name="ce5" office:value-type="float" office:value="803065687" calcext:value-type="float">
            <text:p>803065687</text:p>
          </table:table-cell>
          <table:table-cell table:style-name="ce5" office:value-type="float" office:value="1089" calcext:value-type="float">
            <text:p>1089</text:p>
          </table:table-cell>
        </table:table-row>
        <table:table-row table:style-name="ro1">
          <table:table-cell table:style-name="ce5" office:value-type="float" office:value="1468" calcext:value-type="float">
            <text:p>1468</text:p>
          </table:table-cell>
          <table:table-cell table:style-name="ce5" office:value-type="float" office:value="443385467" calcext:value-type="float">
            <text:p>443385467</text:p>
          </table:table-cell>
          <table:table-cell table:style-name="ce5" office:value-type="float" office:value="1773026567" calcext:value-type="float">
            <text:p>1773026567</text:p>
          </table:table-cell>
          <table:table-cell table:style-name="ce5" office:value-type="float" office:value="914955836" calcext:value-type="float">
            <text:p>914955836</text:p>
          </table:table-cell>
          <table:table-cell table:style-name="ce5" office:value-type="float" office:value="1156" calcext:value-type="float">
            <text:p>1156</text:p>
          </table:table-cell>
        </table:table-row>
        <table:table-row table:style-name="ro1">
          <table:table-cell table:style-name="ce5" office:value-type="float" office:value="965" calcext:value-type="float">
            <text:p>965</text:p>
          </table:table-cell>
          <table:table-cell table:style-name="ce5" office:value-type="float" office:value="827576680" calcext:value-type="float">
            <text:p>827576680</text:p>
          </table:table-cell>
          <table:table-cell table:style-name="ce5" office:value-type="float" office:value="788303092" calcext:value-type="float">
            <text:p>788303092</text:p>
          </table:table-cell>
          <table:table-cell table:style-name="ce5" office:value-type="float" office:value="790399755" calcext:value-type="float">
            <text:p>790399755</text:p>
          </table:table-cell>
          <table:table-cell table:style-name="ce5" office:value-type="float" office:value="1225" calcext:value-type="float">
            <text:p>1225</text:p>
          </table:table-cell>
        </table:table-row>
        <table:table-row table:style-name="ro1"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883443148" calcext:value-type="float">
            <text:p>883443148</text:p>
          </table:table-cell>
          <table:table-cell table:style-name="ce5" office:value-type="float" office:value="1118619652" calcext:value-type="float">
            <text:p>1118619652</text:p>
          </table:table-cell>
          <table:table-cell table:style-name="ce5" office:value-type="float" office:value="1379221120" calcext:value-type="float">
            <text:p>1379221120</text:p>
          </table:table-cell>
          <table:table-cell table:style-name="ce5" office:value-type="float" office:value="1296" calcext:value-type="float">
            <text:p>1296</text:p>
          </table:table-cell>
        </table:table-row>
        <table:table-row table:style-name="ro1"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454915069" calcext:value-type="float">
            <text:p>454915069</text:p>
          </table:table-cell>
          <table:table-cell table:style-name="ce5" office:value-type="float" office:value="1362949044" calcext:value-type="float">
            <text:p>1362949044</text:p>
          </table:table-cell>
          <table:table-cell table:style-name="ce5" office:value-type="float" office:value="371900932" calcext:value-type="float">
            <text:p>371900932</text:p>
          </table:table-cell>
          <table:table-cell table:style-name="ce5" office:value-type="float" office:value="1369" calcext:value-type="float">
            <text:p>1369</text:p>
          </table:table-cell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25126465" calcext:value-type="float">
            <text:p>25126465</text:p>
          </table:table-cell>
          <table:table-cell table:style-name="ce5" office:value-type="float" office:value="656700780" calcext:value-type="float">
            <text:p>656700780</text:p>
          </table:table-cell>
          <table:table-cell table:style-name="ce5" office:value-type="float" office:value="271083026" calcext:value-type="float">
            <text:p>271083026</text:p>
          </table:table-cell>
          <table:table-cell table:style-name="ce5" office:value-type="float" office:value="1444" calcext:value-type="float">
            <text:p>1444</text:p>
          </table:table-cell>
        </table:table-row>
        <table:table-row table:style-name="ro1"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655120053" calcext:value-type="float">
            <text:p>655120053</text:p>
          </table:table-cell>
          <table:table-cell table:style-name="ce5" office:value-type="float" office:value="1374287300" calcext:value-type="float">
            <text:p>1374287300</text:p>
          </table:table-cell>
          <table:table-cell table:style-name="ce5" office:value-type="float" office:value="1431637456" calcext:value-type="float">
            <text:p>1431637456</text:p>
          </table:table-cell>
          <table:table-cell table:style-name="ce5" office:value-type="float" office:value="1521" calcext:value-type="float">
            <text:p>1521</text:p>
          </table:table-cell>
        </table:table-row>
        <table:table-row table:style-name="ro1"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766953831" calcext:value-type="float">
            <text:p>766953831</text:p>
          </table:table-cell>
          <table:table-cell table:style-name="ce5" office:value-type="float" office:value="838440427" calcext:value-type="float">
            <text:p>838440427</text:p>
          </table:table-cell>
          <table:table-cell table:style-name="ce5" office:value-type="float" office:value="1102429798" calcext:value-type="float">
            <text:p>1102429798</text:p>
          </table:table-cell>
          <table:table-cell table:style-name="ce5" office:value-type="float" office:value="1600" calcext:value-type="float">
            <text:p>1600</text:p>
          </table:table-cell>
        </table:table-row>
        <table:table-row table:style-name="ro1"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547639288" calcext:value-type="float">
            <text:p>547639288</text:p>
          </table:table-cell>
          <table:table-cell table:style-name="ce5" office:value-type="float" office:value="217523941" calcext:value-type="float">
            <text:p>217523941</text:p>
          </table:table-cell>
          <table:table-cell table:style-name="ce5" office:value-type="float" office:value="1213726808" calcext:value-type="float">
            <text:p>1213726808</text:p>
          </table:table-cell>
          <table:table-cell table:style-name="ce5" office:value-type="float" office:value="1681" calcext:value-type="float">
            <text:p>1681</text:p>
          </table:table-cell>
        </table:table-row>
        <table:table-row table:style-name="ro1">
          <table:table-cell table:style-name="ce5" office:value-type="float" office:value="7933" calcext:value-type="float">
            <text:p>7933</text:p>
          </table:table-cell>
          <table:table-cell table:style-name="ce5" office:value-type="float" office:value="44941918" calcext:value-type="float">
            <text:p>44941918</text:p>
          </table:table-cell>
          <table:table-cell table:style-name="ce5" office:value-type="float" office:value="1654794220" calcext:value-type="float">
            <text:p>1654794220</text:p>
          </table:table-cell>
          <table:table-cell table:style-name="ce5" office:value-type="float" office:value="1008469900" calcext:value-type="float">
            <text:p>1008469900</text:p>
          </table:table-cell>
          <table:table-cell table:style-name="ce5" office:value-type="float" office:value="1764" calcext:value-type="float">
            <text:p>1764</text:p>
          </table:table-cell>
        </table:table-row>
        <table:table-row table:style-name="ro1"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468377476" calcext:value-type="float">
            <text:p>468377476</text:p>
          </table:table-cell>
          <table:table-cell table:style-name="ce5" office:value-type="float" office:value="1837320335" calcext:value-type="float">
            <text:p>1837320335</text:p>
          </table:table-cell>
          <table:table-cell table:style-name="ce5" office:value-type="float" office:value="1104834388" calcext:value-type="float">
            <text:p>1104834388</text:p>
          </table:table-cell>
          <table:table-cell table:style-name="ce5" office:value-type="float" office:value="1849" calcext:value-type="float">
            <text:p>1849</text:p>
          </table:table-cell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721692580" calcext:value-type="float">
            <text:p>721692580</text:p>
          </table:table-cell>
          <table:table-cell table:style-name="ce5" office:value-type="float" office:value="670988282" calcext:value-type="float">
            <text:p>670988282</text:p>
          </table:table-cell>
          <table:table-cell table:style-name="ce5" office:value-type="float" office:value="335779963" calcext:value-type="float">
            <text:p>335779963</text:p>
          </table:table-cell>
          <table:table-cell table:style-name="ce5" office:value-type="float" office:value="1936" calcext:value-type="float">
            <text:p>1936</text:p>
          </table:table-cell>
        </table:table-row>
        <table:table-row table:style-name="ro1">
          <table:table-cell table:style-name="ce5" office:value-type="float" office:value="8759" calcext:value-type="float">
            <text:p>8759</text:p>
          </table:table-cell>
          <table:table-cell table:style-name="ce5" office:value-type="float" office:value="836854144" calcext:value-type="float">
            <text:p>836854144</text:p>
          </table:table-cell>
          <table:table-cell table:style-name="ce5" office:value-type="float" office:value="1324084426" calcext:value-type="float">
            <text:p>1324084426</text:p>
          </table:table-cell>
          <table:table-cell table:style-name="ce5" office:value-type="float" office:value="1996409621" calcext:value-type="float">
            <text:p>1996409621</text:p>
          </table:table-cell>
          <table:table-cell table:style-name="ce5" office:value-type="float" office:value="2025" calcext:value-type="float">
            <text:p>2025</text:p>
          </table:table-cell>
        </table:table-row>
        <table:table-row table:style-name="ro1"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481150796" calcext:value-type="float">
            <text:p>481150796</text:p>
          </table:table-cell>
          <table:table-cell table:style-name="ce5" office:value-type="float" office:value="1741174622" calcext:value-type="float">
            <text:p>1741174622</text:p>
          </table:table-cell>
          <table:table-cell table:style-name="ce5" office:value-type="float" office:value="1768784874" calcext:value-type="float">
            <text:p>1768784874</text:p>
          </table:table-cell>
          <table:table-cell table:style-name="ce5" office:value-type="float" office:value="2116" calcext:value-type="float">
            <text:p>2116</text:p>
          </table:table-cell>
        </table:table-row>
        <table:table-row table:style-name="ro1"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875762349" calcext:value-type="float">
            <text:p>875762349</text:p>
          </table:table-cell>
          <table:table-cell table:style-name="ce5" office:value-type="float" office:value="529489581" calcext:value-type="float">
            <text:p>529489581</text:p>
          </table:table-cell>
          <table:table-cell table:style-name="ce5" office:value-type="float" office:value="516531823" calcext:value-type="float">
            <text:p>516531823</text:p>
          </table:table-cell>
          <table:table-cell table:style-name="ce5" office:value-type="float" office:value="2209" calcext:value-type="float">
            <text:p>2209</text:p>
          </table:table-cell>
        </table:table-row>
        <table:table-row table:style-name="ro1">
          <table:table-cell table:style-name="ce5" office:value-type="float" office:value="3045" calcext:value-type="float">
            <text:p>3045</text:p>
          </table:table-cell>
          <table:table-cell table:style-name="ce5" office:value-type="float" office:value="72387749" calcext:value-type="float">
            <text:p>72387749</text:p>
          </table:table-cell>
          <table:table-cell table:style-name="ce5" office:value-type="float" office:value="1059241318" calcext:value-type="float">
            <text:p>1059241318</text:p>
          </table:table-cell>
          <table:table-cell table:style-name="ce5" office:value-type="float" office:value="178785823" calcext:value-type="float">
            <text:p>178785823</text:p>
          </table:table-cell>
          <table:table-cell table:style-name="ce5" office:value-type="float" office:value="2304" calcext:value-type="float">
            <text:p>2304</text:p>
          </table:table-cell>
        </table:table-row>
        <table:table-row table:style-name="ro1"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1065933554" calcext:value-type="float">
            <text:p>1065933554</text:p>
          </table:table-cell>
          <table:table-cell table:style-name="ce5" office:value-type="float" office:value="1114031922" calcext:value-type="float">
            <text:p>1114031922</text:p>
          </table:table-cell>
          <table:table-cell table:style-name="ce5" office:value-type="float" office:value="89429284" calcext:value-type="float">
            <text:p>89429284</text:p>
          </table:table-cell>
          <table:table-cell table:style-name="ce5" office:value-type="float" office:value="2401" calcext:value-type="float">
            <text:p>2401</text:p>
          </table:table-cell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133027405" calcext:value-type="float">
            <text:p>133027405</text:p>
          </table:table-cell>
          <table:table-cell table:style-name="ce5" office:value-type="float" office:value="1329917397" calcext:value-type="float">
            <text:p>1329917397</text:p>
          </table:table-cell>
          <table:table-cell table:style-name="ce5" office:value-type="float" office:value="1716205399" calcext:value-type="float">
            <text:p>1716205399</text:p>
          </table:table-cell>
          <table:table-cell table:style-name="ce5"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554933526" calcext:value-type="float">
            <text:p>554933526</text:p>
          </table:table-cell>
          <table:table-cell table:style-name="ce5" office:value-type="float" office:value="1726428347" calcext:value-type="float">
            <text:p>1726428347</text:p>
          </table:table-cell>
          <table:table-cell table:style-name="ce5" office:value-type="float" office:value="1277271767" calcext:value-type="float">
            <text:p>1277271767</text:p>
          </table:table-cell>
          <table:table-cell table:style-name="ce5" office:value-type="float" office:value="2601" calcext:value-type="float">
            <text:p>2601</text:p>
          </table:table-cell>
        </table:table-row>
        <table:table-row table:style-name="ro1"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449788934" calcext:value-type="float">
            <text:p>449788934</text:p>
          </table:table-cell>
          <table:table-cell table:style-name="ce5" office:value-type="float" office:value="1041873483" calcext:value-type="float">
            <text:p>1041873483</text:p>
          </table:table-cell>
          <table:table-cell table:style-name="ce5" office:value-type="float" office:value="142826085" calcext:value-type="float">
            <text:p>142826085</text:p>
          </table:table-cell>
          <table:table-cell table:style-name="ce5" office:value-type="float" office:value="2704" calcext:value-type="float">
            <text:p>2704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571169088" calcext:value-type="float">
            <text:p>571169088</text:p>
          </table:table-cell>
          <table:table-cell table:style-name="ce5" office:value-type="float" office:value="116987115" calcext:value-type="float">
            <text:p>116987115</text:p>
          </table:table-cell>
          <table:table-cell table:style-name="ce5" office:value-type="float" office:value="923328041" calcext:value-type="float">
            <text:p>923328041</text:p>
          </table:table-cell>
          <table:table-cell table:style-name="ce5" office:value-type="float" office:value="2809" calcext:value-type="float">
            <text:p>2809</text:p>
          </table:table-cell>
        </table:table-row>
        <table:table-row table:style-name="ro1">
          <table:table-cell table:style-name="ce5" office:value-type="float" office:value="9847" calcext:value-type="float">
            <text:p>9847</text:p>
          </table:table-cell>
          <table:table-cell table:style-name="ce5" office:value-type="float" office:value="579354097" calcext:value-type="float">
            <text:p>579354097</text:p>
          </table:table-cell>
          <table:table-cell table:style-name="ce5" office:value-type="float" office:value="610495785" calcext:value-type="float">
            <text:p>610495785</text:p>
          </table:table-cell>
          <table:table-cell table:style-name="ce5" office:value-type="float" office:value="199018619" calcext:value-type="float">
            <text:p>199018619</text:p>
          </table:table-cell>
          <table:table-cell table:style-name="ce5" office:value-type="float" office:value="2916" calcext:value-type="float">
            <text:p>2916</text:p>
          </table:table-cell>
        </table:table-row>
        <table:table-row table:style-name="ro1"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571236316" calcext:value-type="float">
            <text:p>571236316</text:p>
          </table:table-cell>
          <table:table-cell table:style-name="ce5" office:value-type="float" office:value="1658136709" calcext:value-type="float">
            <text:p>1658136709</text:p>
          </table:table-cell>
          <table:table-cell table:style-name="ce5" office:value-type="float" office:value="470541894" calcext:value-type="float">
            <text:p>470541894</text:p>
          </table:table-cell>
          <table:table-cell table:style-name="ce5" office:value-type="float" office:value="3025" calcext:value-type="float">
            <text:p>3025</text:p>
          </table:table-cell>
        </table:table-row>
        <table:table-row table:style-name="ro1"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366846389" calcext:value-type="float">
            <text:p>366846389</text:p>
          </table:table-cell>
          <table:table-cell table:style-name="ce5" office:value-type="float" office:value="478434700" calcext:value-type="float">
            <text:p>478434700</text:p>
          </table:table-cell>
          <table:table-cell table:style-name="ce5" office:value-type="float" office:value="386541807" calcext:value-type="float">
            <text:p>386541807</text:p>
          </table:table-cell>
          <table:table-cell table:style-name="ce5" office:value-type="float" office:value="3136" calcext:value-type="float">
            <text:p>3136</text:p>
          </table:table-cell>
        </table:table-row>
        <table:table-row table:style-name="ro1"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814921009" calcext:value-type="float">
            <text:p>814921009</text:p>
          </table:table-cell>
          <table:table-cell table:style-name="ce5" office:value-type="float" office:value="1963810605" calcext:value-type="float">
            <text:p>1963810605</text:p>
          </table:table-cell>
          <table:table-cell table:style-name="ce5" office:value-type="float" office:value="949476545" calcext:value-type="float">
            <text:p>949476545</text:p>
          </table:table-cell>
          <table:table-cell table:style-name="ce5" office:value-type="float" office:value="3249" calcext:value-type="float">
            <text:p>3249</text:p>
          </table:table-cell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426729730" calcext:value-type="float">
            <text:p>426729730</text:p>
          </table:table-cell>
          <table:table-cell table:style-name="ce5" office:value-type="float" office:value="1885229344" calcext:value-type="float">
            <text:p>1885229344</text:p>
          </table:table-cell>
          <table:table-cell table:style-name="ce5" office:value-type="float" office:value="1205714733" calcext:value-type="float">
            <text:p>1205714733</text:p>
          </table:table-cell>
          <table:table-cell table:style-name="ce5" office:value-type="float" office:value="3364" calcext:value-type="float">
            <text:p>3364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781912061" calcext:value-type="float">
            <text:p>781912061</text:p>
          </table:table-cell>
          <table:table-cell table:style-name="ce5" office:value-type="float" office:value="222373836" calcext:value-type="float">
            <text:p>222373836</text:p>
          </table:table-cell>
          <table:table-cell table:style-name="ce5" office:value-type="float" office:value="355123786" calcext:value-type="float">
            <text:p>355123786</text:p>
          </table:table-cell>
          <table:table-cell table:style-name="ce5" office:value-type="float" office:value="3481" calcext:value-type="float">
            <text:p>3481</text:p>
          </table:table-cell>
        </table:table-row>
        <table:table-row table:style-name="ro1">
          <table:table-cell table:style-name="ce5" office:value-type="float" office:value="4855" calcext:value-type="float">
            <text:p>4855</text:p>
          </table:table-cell>
          <table:table-cell table:style-name="ce5" office:value-type="float" office:value="345165359" calcext:value-type="float">
            <text:p>345165359</text:p>
          </table:table-cell>
          <table:table-cell table:style-name="ce5" office:value-type="float" office:value="273232100" calcext:value-type="float">
            <text:p>273232100</text:p>
          </table:table-cell>
          <table:table-cell table:style-name="ce5" office:value-type="float" office:value="189815029" calcext:value-type="float">
            <text:p>189815029</text:p>
          </table:table-cell>
          <table:table-cell table:style-name="ce5" office:value-type="float" office:value="3600" calcext:value-type="float">
            <text:p>3600</text:p>
          </table:table-cell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8806868" calcext:value-type="float">
            <text:p>8806868</text:p>
          </table:table-cell>
          <table:table-cell table:style-name="ce5" office:value-type="float" office:value="1154141799" calcext:value-type="float">
            <text:p>1154141799</text:p>
          </table:table-cell>
          <table:table-cell table:style-name="ce5" office:value-type="float" office:value="300634715" calcext:value-type="float">
            <text:p>300634715</text:p>
          </table:table-cell>
          <table:table-cell table:style-name="ce5" office:value-type="float" office:value="3721" calcext:value-type="float">
            <text:p>3721</text:p>
          </table:table-cell>
        </table:table-row>
        <table:table-row table:style-name="ro1">
          <table:table-cell table:style-name="ce5" office:value-type="float" office:value="607" calcext:value-type="float">
            <text:p>607</text:p>
          </table:table-cell>
          <table:table-cell table:style-name="ce5" office:value-type="float" office:value="577404485" calcext:value-type="float">
            <text:p>577404485</text:p>
          </table:table-cell>
          <table:table-cell table:style-name="ce5" office:value-type="float" office:value="1655056376" calcext:value-type="float">
            <text:p>1655056376</text:p>
          </table:table-cell>
          <table:table-cell table:style-name="ce5" office:value-type="float" office:value="1113953350" calcext:value-type="float">
            <text:p>1113953350</text:p>
          </table:table-cell>
          <table:table-cell table:style-name="ce5" office:value-type="float" office:value="3844" calcext:value-type="float">
            <text:p>3844</text:p>
          </table:table-cell>
        </table:table-row>
        <table:table-row table:style-name="ro1">
          <table:table-cell table:style-name="ce5" office:value-type="float" office:value="4629" calcext:value-type="float">
            <text:p>4629</text:p>
          </table:table-cell>
          <table:table-cell table:style-name="ce5" office:value-type="float" office:value="898535834" calcext:value-type="float">
            <text:p>898535834</text:p>
          </table:table-cell>
          <table:table-cell table:style-name="ce5" office:value-type="float" office:value="1993040990" calcext:value-type="float">
            <text:p>1993040990</text:p>
          </table:table-cell>
          <table:table-cell table:style-name="ce5" office:value-type="float" office:value="2023135400" calcext:value-type="float">
            <text:p>2023135400</text:p>
          </table:table-cell>
          <table:table-cell table:style-name="ce5" office:value-type="float" office:value="3969" calcext:value-type="float">
            <text:p>3969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546442" calcext:value-type="float">
            <text:p>13546442</text:p>
          </table:table-cell>
          <table:table-cell table:style-name="ce5" office:value-type="float" office:value="1584536412" calcext:value-type="float">
            <text:p>1584536412</text:p>
          </table:table-cell>
          <table:table-cell table:style-name="ce5" office:value-type="float" office:value="1819651684" calcext:value-type="float">
            <text:p>1819651684</text:p>
          </table:table-cell>
          <table:table-cell table:style-name="ce5" office:value-type="float" office:value="4096" calcext:value-type="float">
            <text:p>4096</text:p>
          </table:table-cell>
        </table:table-row>
        <table:table-row table:style-name="ro1"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178456726" calcext:value-type="float">
            <text:p>178456726</text:p>
          </table:table-cell>
          <table:table-cell table:style-name="ce5" office:value-type="float" office:value="811634985" calcext:value-type="float">
            <text:p>811634985</text:p>
          </table:table-cell>
          <table:table-cell table:style-name="ce5" office:value-type="float" office:value="824083120" calcext:value-type="float">
            <text:p>824083120</text:p>
          </table:table-cell>
          <table:table-cell table:style-name="ce5" office:value-type="float" office:value="4225" calcext:value-type="float">
            <text:p>4225</text:p>
          </table:table-cell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629808711" calcext:value-type="float">
            <text:p>629808711</text:p>
          </table:table-cell>
          <table:table-cell table:style-name="ce5" office:value-type="float" office:value="576349975" calcext:value-type="float">
            <text:p>576349975</text:p>
          </table:table-cell>
          <table:table-cell table:style-name="ce5" office:value-type="float" office:value="1948757136" calcext:value-type="float">
            <text:p>1948757136</text:p>
          </table:table-cell>
          <table:table-cell table:style-name="ce5" office:value-type="float" office:value="4356" calcext:value-type="float">
            <text:p>4356</text:p>
          </table:table-cell>
        </table:table-row>
        <table:table-row table:style-name="ro1">
          <table:table-cell table:style-name="ce5" office:value-type="float" office:value="9240" calcext:value-type="float">
            <text:p>9240</text:p>
          </table:table-cell>
          <table:table-cell table:style-name="ce5" office:value-type="float" office:value="743087891" calcext:value-type="float">
            <text:p>743087891</text:p>
          </table:table-cell>
          <table:table-cell table:style-name="ce5" office:value-type="float" office:value="1914852963" calcext:value-type="float">
            <text:p>1914852963</text:p>
          </table:table-cell>
          <table:table-cell table:style-name="ce5" office:value-type="float" office:value="1772696686" calcext:value-type="float">
            <text:p>1772696686</text:p>
          </table:table-cell>
          <table:table-cell table:style-name="ce5" office:value-type="float" office:value="4489" calcext:value-type="float">
            <text:p>4489</text:p>
          </table:table-cell>
        </table:table-row>
        <table:table-row table:style-name="ro1">
          <table:table-cell table:style-name="ce5" office:value-type="float" office:value="747" calcext:value-type="float">
            <text:p>747</text:p>
          </table:table-cell>
          <table:table-cell table:style-name="ce5" office:value-type="float" office:value="679893571" calcext:value-type="float">
            <text:p>679893571</text:p>
          </table:table-cell>
          <table:table-cell table:style-name="ce5" office:value-type="float" office:value="209266036" calcext:value-type="float">
            <text:p>209266036</text:p>
          </table:table-cell>
          <table:table-cell table:style-name="ce5" office:value-type="float" office:value="1450259235" calcext:value-type="float">
            <text:p>1450259235</text:p>
          </table:table-cell>
          <table:table-cell table:style-name="ce5" office:value-type="float" office:value="4624" calcext:value-type="float">
            <text:p>4624</text:p>
          </table:table-cell>
        </table:table-row>
        <table:table-row table:style-name="ro1"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346543533" calcext:value-type="float">
            <text:p>346543533</text:p>
          </table:table-cell>
          <table:table-cell table:style-name="ce5" office:value-type="float" office:value="1591549076" calcext:value-type="float">
            <text:p>1591549076</text:p>
          </table:table-cell>
          <table:table-cell table:style-name="ce5" office:value-type="float" office:value="424667360" calcext:value-type="float">
            <text:p>424667360</text:p>
          </table:table-cell>
          <table:table-cell table:style-name="ce5" office:value-type="float" office:value="4761" calcext:value-type="float">
            <text:p>4761</text:p>
          </table:table-cell>
        </table:table-row>
        <table:table-row table:style-name="ro1">
          <table:table-cell table:style-name="ce5" office:value-type="float" office:value="3312" calcext:value-type="float">
            <text:p>3312</text:p>
          </table:table-cell>
          <table:table-cell table:style-name="ce5" office:value-type="float" office:value="808635191" calcext:value-type="float">
            <text:p>808635191</text:p>
          </table:table-cell>
          <table:table-cell table:style-name="ce5" office:value-type="float" office:value="362299592" calcext:value-type="float">
            <text:p>362299592</text:p>
          </table:table-cell>
          <table:table-cell table:style-name="ce5" office:value-type="float" office:value="2120929502" calcext:value-type="float">
            <text:p>2120929502</text:p>
          </table:table-cell>
          <table:table-cell table:style-name="ce5" office:value-type="float" office:value="4900" calcext:value-type="float">
            <text:p>4900</text:p>
          </table:table-cell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429502885" calcext:value-type="float">
            <text:p>429502885</text:p>
          </table:table-cell>
          <table:table-cell table:style-name="ce5" office:value-type="float" office:value="1103611221" calcext:value-type="float">
            <text:p>1103611221</text:p>
          </table:table-cell>
          <table:table-cell table:style-name="ce5" office:value-type="float" office:value="81006996" calcext:value-type="float">
            <text:p>81006996</text:p>
          </table:table-cell>
          <table:table-cell table:style-name="ce5" office:value-type="float" office:value="5041" calcext:value-type="float">
            <text:p>5041</text:p>
          </table:table-cell>
        </table:table-row>
        <table:table-row table:style-name="ro1">
          <table:table-cell table:style-name="ce5" office:value-type="float" office:value="7202" calcext:value-type="float">
            <text:p>7202</text:p>
          </table:table-cell>
          <table:table-cell table:style-name="ce5" office:value-type="float" office:value="580614622" calcext:value-type="float">
            <text:p>580614622</text:p>
          </table:table-cell>
          <table:table-cell table:style-name="ce5" office:value-type="float" office:value="1875595102" calcext:value-type="float">
            <text:p>1875595102</text:p>
          </table:table-cell>
          <table:table-cell table:style-name="ce5" office:value-type="float" office:value="1744972400" calcext:value-type="float">
            <text:p>1744972400</text:p>
          </table:table-cell>
          <table:table-cell table:style-name="ce5" office:value-type="float" office:value="5184" calcext:value-type="float">
            <text:p>5184</text:p>
          </table:table-cell>
        </table:table-row>
        <table:table-row table:style-name="ro1">
          <table:table-cell table:style-name="ce5" office:value-type="float" office:value="8140" calcext:value-type="float">
            <text:p>8140</text:p>
          </table:table-cell>
          <table:table-cell table:style-name="ce5" office:value-type="float" office:value="866468078" calcext:value-type="float">
            <text:p>866468078</text:p>
          </table:table-cell>
          <table:table-cell table:style-name="ce5" office:value-type="float" office:value="1779711554" calcext:value-type="float">
            <text:p>1779711554</text:p>
          </table:table-cell>
          <table:table-cell table:style-name="ce5" office:value-type="float" office:value="121300010" calcext:value-type="float">
            <text:p>121300010</text:p>
          </table:table-cell>
          <table:table-cell table:style-name="ce5" office:value-type="float" office:value="5329" calcext:value-type="float">
            <text:p>5329</text:p>
          </table:table-cell>
        </table:table-row>
        <table:table-row table:style-name="ro1">
          <table:table-cell table:style-name="ce5" office:value-type="float" office:value="3471" calcext:value-type="float">
            <text:p>3471</text:p>
          </table:table-cell>
          <table:table-cell table:style-name="ce5" office:value-type="float" office:value="827627101" calcext:value-type="float">
            <text:p>827627101</text:p>
          </table:table-cell>
          <table:table-cell table:style-name="ce5" office:value-type="float" office:value="2051305161" calcext:value-type="float">
            <text:p>2051305161</text:p>
          </table:table-cell>
          <table:table-cell table:style-name="ce5" office:value-type="float" office:value="1495192885" calcext:value-type="float">
            <text:p>1495192885</text:p>
          </table:table-cell>
          <table:table-cell table:style-name="ce5" office:value-type="float" office:value="5476" calcext:value-type="float">
            <text:p>5476</text:p>
          </table:table-cell>
        </table:table-row>
        <table:table-row table:style-name="ro1">
          <table:table-cell table:style-name="ce5" office:value-type="float" office:value="2573" calcext:value-type="float">
            <text:p>2573</text:p>
          </table:table-cell>
          <table:table-cell table:style-name="ce5" office:value-type="float" office:value="788567633" calcext:value-type="float">
            <text:p>788567633</text:p>
          </table:table-cell>
          <table:table-cell table:style-name="ce5" office:value-type="float" office:value="603286504" calcext:value-type="float">
            <text:p>603286504</text:p>
          </table:table-cell>
          <table:table-cell table:style-name="ce5" office:value-type="float" office:value="1898412366" calcext:value-type="float">
            <text:p>1898412366</text:p>
          </table:table-cell>
          <table:table-cell table:style-name="ce5" office:value-type="float" office:value="5625" calcext:value-type="float">
            <text:p>5625</text:p>
          </table:table-cell>
        </table:table-row>
        <table:table-row table:style-name="ro1">
          <table:table-cell table:style-name="ce5" office:value-type="float" office:value="9922" calcext:value-type="float">
            <text:p>9922</text:p>
          </table:table-cell>
          <table:table-cell table:style-name="ce5" office:value-type="float" office:value="990352475" calcext:value-type="float">
            <text:p>990352475</text:p>
          </table:table-cell>
          <table:table-cell table:style-name="ce5" office:value-type="float" office:value="176365449" calcext:value-type="float">
            <text:p>176365449</text:p>
          </table:table-cell>
          <table:table-cell table:style-name="ce5" office:value-type="float" office:value="1557764201" calcext:value-type="float">
            <text:p>1557764201</text:p>
          </table:table-cell>
          <table:table-cell table:style-name="ce5" office:value-type="float" office:value="5776" calcext:value-type="float">
            <text:p>5776</text:p>
          </table:table-cell>
        </table:table-row>
        <table:table-row table:style-name="ro1">
          <table:table-cell table:style-name="ce5" office:value-type="float" office:value="948" calcext:value-type="float">
            <text:p>948</text:p>
          </table:table-cell>
          <table:table-cell table:style-name="ce5" office:value-type="float" office:value="569051406" calcext:value-type="float">
            <text:p>569051406</text:p>
          </table:table-cell>
          <table:table-cell table:style-name="ce5" office:value-type="float" office:value="757565301" calcext:value-type="float">
            <text:p>757565301</text:p>
          </table:table-cell>
          <table:table-cell table:style-name="ce5" office:value-type="float" office:value="209532488" calcext:value-type="float">
            <text:p>209532488</text:p>
          </table:table-cell>
          <table:table-cell table:style-name="ce5" office:value-type="float" office:value="5929" calcext:value-type="float">
            <text:p>5929</text:p>
          </table:table-cell>
        </table:table-row>
        <table:table-row table:style-name="ro1">
          <table:table-cell table:style-name="ce5" office:value-type="float" office:value="4182" calcext:value-type="float">
            <text:p>4182</text:p>
          </table:table-cell>
          <table:table-cell table:style-name="ce5" office:value-type="float" office:value="443839256" calcext:value-type="float">
            <text:p>443839256</text:p>
          </table:table-cell>
          <table:table-cell table:style-name="ce5" office:value-type="float" office:value="1756707356" calcext:value-type="float">
            <text:p>1756707356</text:p>
          </table:table-cell>
          <table:table-cell table:style-name="ce5" office:value-type="float" office:value="1710244136" calcext:value-type="float">
            <text:p>1710244136</text:p>
          </table:table-cell>
          <table:table-cell table:style-name="ce5" office:value-type="float" office:value="6084" calcext:value-type="float">
            <text:p>6084</text:p>
          </table:table-cell>
        </table:table-row>
        <table:table-row table:style-name="ro1">
          <table:table-cell table:style-name="ce5" office:value-type="float" office:value="4328" calcext:value-type="float">
            <text:p>4328</text:p>
          </table:table-cell>
          <table:table-cell table:style-name="ce5" office:value-type="float" office:value="637708001" calcext:value-type="float">
            <text:p>637708001</text:p>
          </table:table-cell>
          <table:table-cell table:style-name="ce5" office:value-type="float" office:value="1545540698" calcext:value-type="float">
            <text:p>1545540698</text:p>
          </table:table-cell>
          <table:table-cell table:style-name="ce5" office:value-type="float" office:value="1887623409" calcext:value-type="float">
            <text:p>1887623409</text:p>
          </table:table-cell>
          <table:table-cell table:style-name="ce5" office:value-type="float" office:value="6241" calcext:value-type="float">
            <text:p>6241</text:p>
          </table:table-cell>
        </table:table-row>
        <table:table-row table:style-name="ro1">
          <table:table-cell table:style-name="ce5" office:value-type="float" office:value="828" calcext:value-type="float">
            <text:p>828</text:p>
          </table:table-cell>
          <table:table-cell table:style-name="ce5" office:value-type="float" office:value="758281419" calcext:value-type="float">
            <text:p>758281419</text:p>
          </table:table-cell>
          <table:table-cell table:style-name="ce5" office:value-type="float" office:value="1429208973" calcext:value-type="float">
            <text:p>1429208973</text:p>
          </table:table-cell>
          <table:table-cell table:style-name="ce5" office:value-type="float" office:value="1811775399" calcext:value-type="float">
            <text:p>1811775399</text:p>
          </table:table-cell>
          <table:table-cell table:style-name="ce5" office:value-type="float" office:value="6400" calcext:value-type="float">
            <text:p>6400</text:p>
          </table:table-cell>
        </table:table-row>
        <table:table-row table:style-name="ro1"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1015562975" calcext:value-type="float">
            <text:p>1015562975</text:p>
          </table:table-cell>
          <table:table-cell table:style-name="ce5" office:value-type="float" office:value="1427373881" calcext:value-type="float">
            <text:p>1427373881</text:p>
          </table:table-cell>
          <table:table-cell table:style-name="ce5" office:value-type="float" office:value="915393893" calcext:value-type="float">
            <text:p>915393893</text:p>
          </table:table-cell>
          <table:table-cell table:style-name="ce5" office:value-type="float" office:value="6561" calcext:value-type="float">
            <text:p>6561</text:p>
          </table:table-cell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092421386" calcext:value-type="float">
            <text:p>1092421386</text:p>
          </table:table-cell>
          <table:table-cell table:style-name="ce5" office:value-type="float" office:value="1295312796" calcext:value-type="float">
            <text:p>1295312796</text:p>
          </table:table-cell>
          <table:table-cell table:style-name="ce5" office:value-type="float" office:value="203746113" calcext:value-type="float">
            <text:p>203746113</text:p>
          </table:table-cell>
          <table:table-cell table:style-name="ce5" office:value-type="float" office:value="6724" calcext:value-type="float">
            <text:p>6724</text:p>
          </table:table-cell>
        </table:table-row>
        <table:table-row table:style-name="ro1">
          <table:table-cell table:style-name="ce5" office:value-type="float" office:value="3748" calcext:value-type="float">
            <text:p>3748</text:p>
          </table:table-cell>
          <table:table-cell table:style-name="ce5" office:value-type="float" office:value="300525967" calcext:value-type="float">
            <text:p>300525967</text:p>
          </table:table-cell>
          <table:table-cell table:style-name="ce5" office:value-type="float" office:value="1585191793" calcext:value-type="float">
            <text:p>1585191793</text:p>
          </table:table-cell>
          <table:table-cell table:style-name="ce5" office:value-type="float" office:value="423845247" calcext:value-type="float">
            <text:p>423845247</text:p>
          </table:table-cell>
          <table:table-cell table:style-name="ce5" office:value-type="float" office:value="6889" calcext:value-type="float">
            <text:p>6889</text:p>
          </table:table-cell>
        </table:table-row>
        <table:table-row table:style-name="ro1"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1033445623" calcext:value-type="float">
            <text:p>1033445623</text:p>
          </table:table-cell>
          <table:table-cell table:style-name="ce5" office:value-type="float" office:value="1177211518" calcext:value-type="float">
            <text:p>1177211518</text:p>
          </table:table-cell>
          <table:table-cell table:style-name="ce5" office:value-type="float" office:value="1175918341" calcext:value-type="float">
            <text:p>1175918341</text:p>
          </table:table-cell>
          <table:table-cell table:style-name="ce5" office:value-type="float" office:value="7056" calcext:value-type="float">
            <text:p>7056</text:p>
          </table:table-cell>
        </table:table-row>
        <table:table-row table:style-name="ro1">
          <table:table-cell table:style-name="ce5" office:value-type="float" office:value="615" calcext:value-type="float">
            <text:p>615</text:p>
          </table:table-cell>
          <table:table-cell table:style-name="ce5" office:value-type="float" office:value="896233275" calcext:value-type="float">
            <text:p>896233275</text:p>
          </table:table-cell>
          <table:table-cell table:style-name="ce5" office:value-type="float" office:value="1957125618" calcext:value-type="float">
            <text:p>1957125618</text:p>
          </table:table-cell>
          <table:table-cell table:style-name="ce5" office:value-type="float" office:value="1698165692" calcext:value-type="float">
            <text:p>1698165692</text:p>
          </table:table-cell>
          <table:table-cell table:style-name="ce5" office:value-type="float" office:value="7225" calcext:value-type="float">
            <text:p>7225</text:p>
          </table:table-cell>
        </table:table-row>
        <table:table-row table:style-name="ro1">
          <table:table-cell table:style-name="ce5" office:value-type="float" office:value="4013" calcext:value-type="float">
            <text:p>4013</text:p>
          </table:table-cell>
          <table:table-cell table:style-name="ce5" office:value-type="float" office:value="418259002" calcext:value-type="float">
            <text:p>418259002</text:p>
          </table:table-cell>
          <table:table-cell table:style-name="ce5" office:value-type="float" office:value="1953193287" calcext:value-type="float">
            <text:p>1953193287</text:p>
          </table:table-cell>
          <table:table-cell table:style-name="ce5" office:value-type="float" office:value="629774747" calcext:value-type="float">
            <text:p>629774747</text:p>
          </table:table-cell>
          <table:table-cell table:style-name="ce5" office:value-type="float" office:value="7396" calcext:value-type="float">
            <text:p>7396</text:p>
          </table:table-cell>
        </table:table-row>
        <table:table-row table:style-name="ro1">
          <table:table-cell table:style-name="ce5" office:value-type="float" office:value="8715" calcext:value-type="float">
            <text:p>8715</text:p>
          </table:table-cell>
          <table:table-cell table:style-name="ce5" office:value-type="float" office:value="542782065" calcext:value-type="float">
            <text:p>542782065</text:p>
          </table:table-cell>
          <table:table-cell table:style-name="ce5" office:value-type="float" office:value="1749629153" calcext:value-type="float">
            <text:p>1749629153</text:p>
          </table:table-cell>
          <table:table-cell table:style-name="ce5" office:value-type="float" office:value="1481407953" calcext:value-type="float">
            <text:p>1481407953</text:p>
          </table:table-cell>
          <table:table-cell table:style-name="ce5" office:value-type="float" office:value="7569" calcext:value-type="float">
            <text:p>7569</text:p>
          </table:table-cell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23768398" calcext:value-type="float">
            <text:p>223768398</text:p>
          </table:table-cell>
          <table:table-cell table:style-name="ce5" office:value-type="float" office:value="1236262166" calcext:value-type="float">
            <text:p>1236262166</text:p>
          </table:table-cell>
          <table:table-cell table:style-name="ce5" office:value-type="float" office:value="1777293694" calcext:value-type="float">
            <text:p>1777293694</text:p>
          </table:table-cell>
          <table:table-cell table:style-name="ce5" office:value-type="float" office:value="7744" calcext:value-type="float">
            <text:p>7744</text:p>
          </table:table-cell>
        </table:table-row>
        <table:table-row table:style-name="ro1">
          <table:table-cell table:style-name="ce5" office:value-type="float" office:value="6085" calcext:value-type="float">
            <text:p>6085</text:p>
          </table:table-cell>
          <table:table-cell table:style-name="ce5" office:value-type="float" office:value="649993918" calcext:value-type="float">
            <text:p>649993918</text:p>
          </table:table-cell>
          <table:table-cell table:style-name="ce5" office:value-type="float" office:value="860658148" calcext:value-type="float">
            <text:p>860658148</text:p>
          </table:table-cell>
          <table:table-cell table:style-name="ce5" office:value-type="float" office:value="1294835406" calcext:value-type="float">
            <text:p>1294835406</text:p>
          </table:table-cell>
          <table:table-cell table:style-name="ce5" office:value-type="float" office:value="7921" calcext:value-type="float">
            <text:p>7921</text:p>
          </table:table-cell>
        </table:table-row>
        <table:table-row table:style-name="ro1">
          <table:table-cell table:style-name="ce5" office:value-type="float" office:value="6552" calcext:value-type="float">
            <text:p>6552</text:p>
          </table:table-cell>
          <table:table-cell table:style-name="ce5" office:value-type="float" office:value="296862041" calcext:value-type="float">
            <text:p>296862041</text:p>
          </table:table-cell>
          <table:table-cell table:style-name="ce5" office:value-type="float" office:value="1520308183" calcext:value-type="float">
            <text:p>1520308183</text:p>
          </table:table-cell>
          <table:table-cell table:style-name="ce5" office:value-type="float" office:value="1609030029" calcext:value-type="float">
            <text:p>1609030029</text:p>
          </table:table-cell>
          <table:table-cell table:style-name="ce5" office:value-type="float" office:value="8100" calcext:value-type="float">
            <text:p>8100</text:p>
          </table:table-cell>
        </table:table-row>
        <table:table-row table:style-name="ro1">
          <table:table-cell table:style-name="ce5" office:value-type="float" office:value="621" calcext:value-type="float">
            <text:p>621</text:p>
          </table:table-cell>
          <table:table-cell table:style-name="ce5" office:value-type="float" office:value="1097681977" calcext:value-type="float">
            <text:p>1097681977</text:p>
          </table:table-cell>
          <table:table-cell table:style-name="ce5" office:value-type="float" office:value="1341124566" calcext:value-type="float">
            <text:p>1341124566</text:p>
          </table:table-cell>
          <table:table-cell table:style-name="ce5" office:value-type="float" office:value="68599136" calcext:value-type="float">
            <text:p>68599136</text:p>
          </table:table-cell>
          <table:table-cell table:style-name="ce5" office:value-type="float" office:value="8281" calcext:value-type="float">
            <text:p>8281</text:p>
          </table:table-cell>
        </table:table-row>
        <table:table-row table:style-name="ro1">
          <table:table-cell table:style-name="ce5" office:value-type="float" office:value="7008" calcext:value-type="float">
            <text:p>7008</text:p>
          </table:table-cell>
          <table:table-cell table:style-name="ce5" office:value-type="float" office:value="125111308" calcext:value-type="float">
            <text:p>125111308</text:p>
          </table:table-cell>
          <table:table-cell table:style-name="ce5" office:value-type="float" office:value="692550622" calcext:value-type="float">
            <text:p>692550622</text:p>
          </table:table-cell>
          <table:table-cell table:style-name="ce5" office:value-type="float" office:value="1123119668" calcext:value-type="float">
            <text:p>1123119668</text:p>
          </table:table-cell>
          <table:table-cell table:style-name="ce5" office:value-type="float" office:value="8464" calcext:value-type="float">
            <text:p>8464</text:p>
          </table:table-cell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620178300" calcext:value-type="float">
            <text:p>620178300</text:p>
          </table:table-cell>
          <table:table-cell table:style-name="ce5" office:value-type="float" office:value="394086016" calcext:value-type="float">
            <text:p>394086016</text:p>
          </table:table-cell>
          <table:table-cell table:style-name="ce5" office:value-type="float" office:value="1887778880" calcext:value-type="float">
            <text:p>1887778880</text:p>
          </table:table-cell>
          <table:table-cell table:style-name="ce5" office:value-type="float" office:value="8649" calcext:value-type="float">
            <text:p>8649</text:p>
          </table:table-cell>
        </table:table-row>
        <table:table-row table:style-name="ro1"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609976451" calcext:value-type="float">
            <text:p>609976451</text:p>
          </table:table-cell>
          <table:table-cell table:style-name="ce5" office:value-type="float" office:value="1532170751" calcext:value-type="float">
            <text:p>1532170751</text:p>
          </table:table-cell>
          <table:table-cell table:style-name="ce5" office:value-type="float" office:value="1098670209" calcext:value-type="float">
            <text:p>1098670209</text:p>
          </table:table-cell>
          <table:table-cell table:style-name="ce5" office:value-type="float" office:value="8836" calcext:value-type="float">
            <text:p>8836</text:p>
          </table:table-cell>
        </table:table-row>
        <table:table-row table:style-name="ro1">
          <table:table-cell table:style-name="ce5" office:value-type="float" office:value="4618" calcext:value-type="float">
            <text:p>4618</text:p>
          </table:table-cell>
          <table:table-cell table:style-name="ce5" office:value-type="float" office:value="338627436" calcext:value-type="float">
            <text:p>338627436</text:p>
          </table:table-cell>
          <table:table-cell table:style-name="ce5" office:value-type="float" office:value="228534493" calcext:value-type="float">
            <text:p>228534493</text:p>
          </table:table-cell>
          <table:table-cell table:style-name="ce5" office:value-type="float" office:value="2074841519" calcext:value-type="float">
            <text:p>2074841519</text:p>
          </table:table-cell>
          <table:table-cell table:style-name="ce5" office:value-type="float" office:value="9025" calcext:value-type="float">
            <text:p>9025</text:p>
          </table:table-cell>
        </table:table-row>
        <table:table-row table:style-name="ro1"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236020701" calcext:value-type="float">
            <text:p>236020701</text:p>
          </table:table-cell>
          <table:table-cell table:style-name="ce5" office:value-type="float" office:value="10355162" calcext:value-type="float">
            <text:p>10355162</text:p>
          </table:table-cell>
          <table:table-cell table:style-name="ce5" office:value-type="float" office:value="339781261" calcext:value-type="float">
            <text:p>339781261</text:p>
          </table:table-cell>
          <table:table-cell table:style-name="ce5" office:value-type="float" office:value="9216" calcext:value-type="float">
            <text:p>9216</text:p>
          </table:table-cell>
        </table:table-row>
        <table:table-row table:style-name="ro1">
          <table:table-cell table:style-name="ce5" office:value-type="float" office:value="5039" calcext:value-type="float">
            <text:p>5039</text:p>
          </table:table-cell>
          <table:table-cell table:style-name="ce5" office:value-type="float" office:value="981377537" calcext:value-type="float">
            <text:p>981377537</text:p>
          </table:table-cell>
          <table:table-cell table:style-name="ce5" office:value-type="float" office:value="721715468" calcext:value-type="float">
            <text:p>721715468</text:p>
          </table:table-cell>
          <table:table-cell table:style-name="ce5" office:value-type="float" office:value="985061966" calcext:value-type="float">
            <text:p>985061966</text:p>
          </table:table-cell>
          <table:table-cell table:style-name="ce5" office:value-type="float" office:value="9409" calcext:value-type="float">
            <text:p>9409</text:p>
          </table:table-cell>
        </table:table-row>
        <table:table-row table:style-name="ro1">
          <table:table-cell table:style-name="ce5" office:value-type="float" office:value="3637" calcext:value-type="float">
            <text:p>3637</text:p>
          </table:table-cell>
          <table:table-cell table:style-name="ce5" office:value-type="float" office:value="744684556" calcext:value-type="float">
            <text:p>744684556</text:p>
          </table:table-cell>
          <table:table-cell table:style-name="ce5" office:value-type="float" office:value="525688319" calcext:value-type="float">
            <text:p>525688319</text:p>
          </table:table-cell>
          <table:table-cell table:style-name="ce5" office:value-type="float" office:value="618227682" calcext:value-type="float">
            <text:p>618227682</text:p>
          </table:table-cell>
          <table:table-cell table:style-name="ce5" office:value-type="float" office:value="9604" calcext:value-type="float">
            <text:p>9604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547840972" calcext:value-type="float">
            <text:p>547840972</text:p>
          </table:table-cell>
          <table:table-cell table:style-name="ce5" office:value-type="float" office:value="685537949" calcext:value-type="float">
            <text:p>685537949</text:p>
          </table:table-cell>
          <table:table-cell table:style-name="ce5" office:value-type="float" office:value="1673131097" calcext:value-type="float">
            <text:p>1673131097</text:p>
          </table:table-cell>
          <table:table-cell table:style-name="ce5" office:value-type="float" office:value="9801" calcext:value-type="float">
            <text:p>9801</text:p>
          </table:table-cell>
        </table:table-row>
        <table:table-row table:style-name="ro1">
          <table:table-cell table:style-name="ce5" office:value-type="float" office:value="6908" calcext:value-type="float">
            <text:p>6908</text:p>
          </table:table-cell>
          <table:table-cell table:style-name="ce5" office:value-type="float" office:value="368308598" calcext:value-type="float">
            <text:p>368308598</text:p>
          </table:table-cell>
          <table:table-cell table:style-name="ce5" office:value-type="float" office:value="1634149426" calcext:value-type="float">
            <text:p>1634149426</text:p>
          </table:table-cell>
          <table:table-cell table:style-name="ce5" office:value-type="float" office:value="1122467960" calcext:value-type="float">
            <text:p>112246796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244592271" calcext:value-type="float">
            <text:p>244592271</text:p>
          </table:table-cell>
          <table:table-cell table:style-name="ce5" office:value-type="float" office:value="641954514" calcext:value-type="float">
            <text:p>641954514</text:p>
          </table:table-cell>
          <table:table-cell table:style-name="ce5" office:value-type="float" office:value="662870512" calcext:value-type="float">
            <text:p>662870512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4144" calcext:value-type="float">
            <text:p>4144</text:p>
          </table:table-cell>
          <table:table-cell table:style-name="ce5" office:value-type="float" office:value="82119002" calcext:value-type="float">
            <text:p>82119002</text:p>
          </table:table-cell>
          <table:table-cell table:style-name="ce5" office:value-type="float" office:value="330840881" calcext:value-type="float">
            <text:p>330840881</text:p>
          </table:table-cell>
          <table:table-cell table:style-name="ce5" office:value-type="float" office:value="1051039283" calcext:value-type="float">
            <text:p>1051039283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float" office:value="6297" calcext:value-type="float">
            <text:p>6297</text:p>
          </table:table-cell>
          <table:table-cell table:style-name="ce5" office:value-type="float" office:value="787760897" calcext:value-type="float">
            <text:p>787760897</text:p>
          </table:table-cell>
          <table:table-cell table:style-name="ce5" office:value-type="float" office:value="425217032" calcext:value-type="float">
            <text:p>425217032</text:p>
          </table:table-cell>
          <table:table-cell table:style-name="ce5" office:value-type="float" office:value="383634355" calcext:value-type="float">
            <text:p>383634355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9855" calcext:value-type="float">
            <text:p>9855</text:p>
          </table:table-cell>
          <table:table-cell table:style-name="ce5" office:value-type="float" office:value="960671313" calcext:value-type="float">
            <text:p>960671313</text:p>
          </table:table-cell>
          <table:table-cell table:style-name="ce5" office:value-type="float" office:value="615869983" calcext:value-type="float">
            <text:p>615869983</text:p>
          </table:table-cell>
          <table:table-cell table:style-name="ce5" office:value-type="float" office:value="889199310" calcext:value-type="float">
            <text:p>889199310</text:p>
          </table:table-cell>
          <table:table-cell table:style-name="ce5" office:value-type="float" office:value="81" calcext:value-type="float">
            <text:p>81</text:p>
          </table:table-cell>
        </table:table-row>
        <table:table-row table:style-name="ro1">
          <table:table-cell table:style-name="ce5" office:value-type="float" office:value="6578" calcext:value-type="float">
            <text:p>6578</text:p>
          </table:table-cell>
          <table:table-cell table:style-name="ce5" office:value-type="float" office:value="851661111" calcext:value-type="float">
            <text:p>851661111</text:p>
          </table:table-cell>
          <table:table-cell table:style-name="ce5" office:value-type="float" office:value="1742419863" calcext:value-type="float">
            <text:p>1742419863</text:p>
          </table:table-cell>
          <table:table-cell table:style-name="ce5" office:value-type="float" office:value="1645287560" calcext:value-type="float">
            <text:p>1645287560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995041628" calcext:value-type="float">
            <text:p>995041628</text:p>
          </table:table-cell>
          <table:table-cell table:style-name="ce5" office:value-type="float" office:value="891789173" calcext:value-type="float">
            <text:p>891789173</text:p>
          </table:table-cell>
          <table:table-cell table:style-name="ce5" office:value-type="float" office:value="1155475261" calcext:value-type="float">
            <text:p>1155475261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823963175" calcext:value-type="float">
            <text:p>823963175</text:p>
          </table:table-cell>
          <table:table-cell table:style-name="ce5" office:value-type="float" office:value="1726035113" calcext:value-type="float">
            <text:p>1726035113</text:p>
          </table:table-cell>
          <table:table-cell table:style-name="ce5" office:value-type="float" office:value="493679645" calcext:value-type="float">
            <text:p>493679645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5" office:value-type="float" office:value="2654" calcext:value-type="float">
            <text:p>2654</text:p>
          </table:table-cell>
          <table:table-cell table:style-name="ce5" office:value-type="float" office:value="553067949" calcext:value-type="float">
            <text:p>553067949</text:p>
          </table:table-cell>
          <table:table-cell table:style-name="ce5" office:value-type="float" office:value="558064594" calcext:value-type="float">
            <text:p>558064594</text:p>
          </table:table-cell>
          <table:table-cell table:style-name="ce5" office:value-type="float" office:value="1183945171" calcext:value-type="float">
            <text:p>1183945171</text:p>
          </table:table-cell>
          <table:table-cell table:style-name="ce5" office:value-type="float" office:value="166" calcext:value-type="float">
            <text:p>166</text:p>
          </table:table-cell>
        </table:table-row>
        <table:table-row table:style-name="ro1">
          <table:table-cell table:style-name="ce5" office:value-type="float" office:value="9313" calcext:value-type="float">
            <text:p>9313</text:p>
          </table:table-cell>
          <table:table-cell table:style-name="ce5" office:value-type="float" office:value="216575002" calcext:value-type="float">
            <text:p>216575002</text:p>
          </table:table-cell>
          <table:table-cell table:style-name="ce5" office:value-type="float" office:value="1483868499" calcext:value-type="float">
            <text:p>1483868499</text:p>
          </table:table-cell>
          <table:table-cell table:style-name="ce5" office:value-type="float" office:value="1848194884" calcext:value-type="float">
            <text:p>1848194884</text:p>
          </table:table-cell>
          <table:table-cell table:style-name="ce5" office:value-type="float" office:value="188" calcext:value-type="float">
            <text:p>188</text:p>
          </table:table-cell>
        </table:table-row>
        <table:table-row table:style-name="ro1">
          <table:table-cell table:style-name="ce5" office:value-type="float" office:value="3896" calcext:value-type="float">
            <text:p>3896</text:p>
          </table:table-cell>
          <table:table-cell table:style-name="ce5" office:value-type="float" office:value="388191279" calcext:value-type="float">
            <text:p>388191279</text:p>
          </table:table-cell>
          <table:table-cell table:style-name="ce5" office:value-type="float" office:value="1421671988" calcext:value-type="float">
            <text:p>1421671988</text:p>
          </table:table-cell>
          <table:table-cell table:style-name="ce5" office:value-type="float" office:value="483665249" calcext:value-type="float">
            <text:p>483665249</text:p>
          </table:table-cell>
          <table:table-cell table:style-name="ce5" office:value-type="float" office:value="210" calcext:value-type="float">
            <text:p>210</text:p>
          </table:table-cell>
        </table:table-row>
        <table:table-row table:style-name="ro1"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584950828" calcext:value-type="float">
            <text:p>584950828</text:p>
          </table:table-cell>
          <table:table-cell table:style-name="ce5" office:value-type="float" office:value="2080863250" calcext:value-type="float">
            <text:p>2080863250</text:p>
          </table:table-cell>
          <table:table-cell table:style-name="ce5" office:value-type="float" office:value="926897130" calcext:value-type="float">
            <text:p>926897130</text:p>
          </table:table-cell>
          <table:table-cell table:style-name="ce5" office:value-type="float" office:value="232" calcext:value-type="float">
            <text:p>232</text:p>
          </table:table-cell>
        </table:table-row>
        <table:table-row table:style-name="ro1"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1032168291" calcext:value-type="float">
            <text:p>1032168291</text:p>
          </table:table-cell>
          <table:table-cell table:style-name="ce5" office:value-type="float" office:value="411978154" calcext:value-type="float">
            <text:p>411978154</text:p>
          </table:table-cell>
          <table:table-cell table:style-name="ce5" office:value-type="float" office:value="2103228891" calcext:value-type="float">
            <text:p>2103228891</text:p>
          </table:table-cell>
          <table:table-cell table:style-name="ce5" office:value-type="float" office:value="254" calcext:value-type="float">
            <text:p>254</text:p>
          </table:table-cell>
        </table:table-row>
        <table:table-row table:style-name="ro1">
          <table:table-cell table:style-name="ce5" office:value-type="float" office:value="3131" calcext:value-type="float">
            <text:p>3131</text:p>
          </table:table-cell>
          <table:table-cell table:style-name="ce5" office:value-type="float" office:value="232037442" calcext:value-type="float">
            <text:p>232037442</text:p>
          </table:table-cell>
          <table:table-cell table:style-name="ce5" office:value-type="float" office:value="759859166" calcext:value-type="float">
            <text:p>759859166</text:p>
          </table:table-cell>
          <table:table-cell table:style-name="ce5" office:value-type="float" office:value="2076665366" calcext:value-type="float">
            <text:p>2076665366</text:p>
          </table:table-cell>
          <table:table-cell table:style-name="ce5" office:value-type="float" office:value="276" calcext:value-type="float">
            <text:p>276</text:p>
          </table:table-cell>
        </table:table-row>
        <table:table-row table:style-name="ro1"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11327918" calcext:value-type="float">
            <text:p>11327918</text:p>
          </table:table-cell>
          <table:table-cell table:style-name="ce5" office:value-type="float" office:value="1057930538" calcext:value-type="float">
            <text:p>1057930538</text:p>
          </table:table-cell>
          <table:table-cell table:style-name="ce5" office:value-type="float" office:value="2113644043" calcext:value-type="float">
            <text:p>2113644043</text:p>
          </table:table-cell>
          <table:table-cell table:style-name="ce5" office:value-type="float" office:value="299" calcext:value-type="float">
            <text:p>299</text:p>
          </table:table-cell>
        </table:table-row>
        <table:table-row table:style-name="ro1"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57935379" calcext:value-type="float">
            <text:p>157935379</text:p>
          </table:table-cell>
          <table:table-cell table:style-name="ce5" office:value-type="float" office:value="1850362596" calcext:value-type="float">
            <text:p>1850362596</text:p>
          </table:table-cell>
          <table:table-cell table:style-name="ce5" office:value-type="float" office:value="1939080169" calcext:value-type="float">
            <text:p>1939080169</text:p>
          </table:table-cell>
          <table:table-cell table:style-name="ce5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float" office:value="5018" calcext:value-type="float">
            <text:p>5018</text:p>
          </table:table-cell>
          <table:table-cell table:style-name="ce5" office:value-type="float" office:value="554731842" calcext:value-type="float">
            <text:p>554731842</text:p>
          </table:table-cell>
          <table:table-cell table:style-name="ce5" office:value-type="float" office:value="11862559" calcext:value-type="float">
            <text:p>11862559</text:p>
          </table:table-cell>
          <table:table-cell table:style-name="ce5" office:value-type="float" office:value="588406281" calcext:value-type="float">
            <text:p>588406281</text:p>
          </table:table-cell>
          <table:table-cell table:style-name="ce5" office:value-type="float" office:value="345" calcext:value-type="float">
            <text:p>345</text:p>
          </table:table-cell>
        </table:table-row>
        <table:table-row table:style-name="ro1">
          <table:table-cell table:style-name="ce5" office:value-type="float" office:value="1205" calcext:value-type="float">
            <text:p>1205</text:p>
          </table:table-cell>
          <table:table-cell table:style-name="ce5" office:value-type="float" office:value="656716718" calcext:value-type="float">
            <text:p>656716718</text:p>
          </table:table-cell>
          <table:table-cell table:style-name="ce5" office:value-type="float" office:value="1025292116" calcext:value-type="float">
            <text:p>1025292116</text:p>
          </table:table-cell>
          <table:table-cell table:style-name="ce5" office:value-type="float" office:value="1668327501" calcext:value-type="float">
            <text:p>1668327501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1443" calcext:value-type="float">
            <text:p>1443</text:p>
          </table:table-cell>
          <table:table-cell table:style-name="ce5" office:value-type="float" office:value="926435454" calcext:value-type="float">
            <text:p>926435454</text:p>
          </table:table-cell>
          <table:table-cell table:style-name="ce5" office:value-type="float" office:value="88018886" calcext:value-type="float">
            <text:p>88018886</text:p>
          </table:table-cell>
          <table:table-cell table:style-name="ce5" office:value-type="float" office:value="1097407303" calcext:value-type="float">
            <text:p>1097407303</text:p>
          </table:table-cell>
          <table:table-cell table:style-name="ce5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501672143" calcext:value-type="float">
            <text:p>501672143</text:p>
          </table:table-cell>
          <table:table-cell table:style-name="ce5" office:value-type="float" office:value="1480984792" calcext:value-type="float">
            <text:p>1480984792</text:p>
          </table:table-cell>
          <table:table-cell table:style-name="ce5" office:value-type="float" office:value="1863071376" calcext:value-type="float">
            <text:p>1863071376</text:p>
          </table:table-cell>
          <table:table-cell table:style-name="ce5" office:value-type="float" office:value="416" calcext:value-type="float">
            <text:p>416</text:p>
          </table:table-cell>
        </table:table-row>
        <table:table-row table:style-name="ro1"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454847841" calcext:value-type="float">
            <text:p>454847841</text:p>
          </table:table-cell>
          <table:table-cell table:style-name="ce5" office:value-type="float" office:value="1640310092" calcext:value-type="float">
            <text:p>1640310092</text:p>
          </table:table-cell>
          <table:table-cell table:style-name="ce5" office:value-type="float" office:value="462383411" calcext:value-type="float">
            <text:p>462383411</text:p>
          </table:table-cell>
          <table:table-cell table:style-name="ce5" office:value-type="float" office:value="440" calcext:value-type="float">
            <text:p>440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865257974" calcext:value-type="float">
            <text:p>865257974</text:p>
          </table:table-cell>
          <table:table-cell table:style-name="ce5" office:value-type="float" office:value="1360524101" calcext:value-type="float">
            <text:p>1360524101</text:p>
          </table:table-cell>
          <table:table-cell table:style-name="ce5" office:value-type="float" office:value="383977680" calcext:value-type="float">
            <text:p>383977680</text:p>
          </table:table-cell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5" office:value-type="float" office:value="952" calcext:value-type="float">
            <text:p>952</text:p>
          </table:table-cell>
          <table:table-cell table:style-name="ce5" office:value-type="float" office:value="518227038" calcext:value-type="float">
            <text:p>518227038</text:p>
          </table:table-cell>
          <table:table-cell table:style-name="ce5" office:value-type="float" office:value="494491755" calcext:value-type="float">
            <text:p>494491755</text:p>
          </table:table-cell>
          <table:table-cell table:style-name="ce5" office:value-type="float" office:value="1456598125" calcext:value-type="float">
            <text:p>1456598125</text:p>
          </table:table-cell>
          <table:table-cell table:style-name="ce5" office:value-type="float" office:value="488" calcext:value-type="float">
            <text:p>488</text:p>
          </table:table-cell>
        </table:table-row>
        <table:table-row table:style-name="ro1">
          <table:table-cell table:style-name="ce5" office:value-type="float" office:value="7153" calcext:value-type="float">
            <text:p>7153</text:p>
          </table:table-cell>
          <table:table-cell table:style-name="ce5" office:value-type="float" office:value="237903085" calcext:value-type="float">
            <text:p>237903085</text:p>
          </table:table-cell>
          <table:table-cell table:style-name="ce5" office:value-type="float" office:value="232466842" calcext:value-type="float">
            <text:p>232466842</text:p>
          </table:table-cell>
          <table:table-cell table:style-name="ce5" office:value-type="float" office:value="1314203588" calcext:value-type="float">
            <text:p>1314203588</text:p>
          </table:table-cell>
          <table:table-cell table:style-name="ce5" office:value-type="float" office:value="512" calcext:value-type="float">
            <text:p>512</text:p>
          </table:table-cell>
        </table:table-row>
        <table:table-row table:style-name="ro1">
          <table:table-cell table:style-name="ce5" office:value-type="float" office:value="7589" calcext:value-type="float">
            <text:p>7589</text:p>
          </table:table-cell>
          <table:table-cell table:style-name="ce5" office:value-type="float" office:value="810198242" calcext:value-type="float">
            <text:p>810198242</text:p>
          </table:table-cell>
          <table:table-cell table:style-name="ce5" office:value-type="float" office:value="555508564" calcext:value-type="float">
            <text:p>555508564</text:p>
          </table:table-cell>
          <table:table-cell table:style-name="ce5" office:value-type="float" office:value="115309281" calcext:value-type="float">
            <text:p>115309281</text:p>
          </table:table-cell>
          <table:table-cell table:style-name="ce5" office:value-type="float" office:value="537" calcext:value-type="float">
            <text:p>537</text:p>
          </table:table-cell>
        </table:table-row>
        <table:table-row table:style-name="ro1">
          <table:table-cell table:style-name="ce5" office:value-type="float" office:value="2731" calcext:value-type="float">
            <text:p>2731</text:p>
          </table:table-cell>
          <table:table-cell table:style-name="ce5" office:value-type="float" office:value="985730550" calcext:value-type="float">
            <text:p>985730550</text:p>
          </table:table-cell>
          <table:table-cell table:style-name="ce5" office:value-type="float" office:value="432819556" calcext:value-type="float">
            <text:p>432819556</text:p>
          </table:table-cell>
          <table:table-cell table:style-name="ce5" office:value-type="float" office:value="132569079" calcext:value-type="float">
            <text:p>132569079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4698" calcext:value-type="float">
            <text:p>4698</text:p>
          </table:table-cell>
          <table:table-cell table:style-name="ce5" office:value-type="float" office:value="661893274" calcext:value-type="float">
            <text:p>661893274</text:p>
          </table:table-cell>
          <table:table-cell table:style-name="ce5" office:value-type="float" office:value="1569331355" calcext:value-type="float">
            <text:p>1569331355</text:p>
          </table:table-cell>
          <table:table-cell table:style-name="ce5" office:value-type="float" office:value="439265272" calcext:value-type="float">
            <text:p>439265272</text:p>
          </table:table-cell>
          <table:table-cell table:style-name="ce5" office:value-type="float" office:value="587" calcext:value-type="float">
            <text:p>587</text:p>
          </table:table-cell>
        </table:table-row>
        <table:table-row table:style-name="ro1"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1093883595" calcext:value-type="float">
            <text:p>1093883595</text:p>
          </table:table-cell>
          <table:table-cell table:style-name="ce5" office:value-type="float" office:value="849909752" calcext:value-type="float">
            <text:p>849909752</text:p>
          </table:table-cell>
          <table:table-cell table:style-name="ce5" office:value-type="float" office:value="270860104" calcext:value-type="float">
            <text:p>270860104</text:p>
          </table:table-cell>
          <table:table-cell table:style-name="ce5" office:value-type="float" office:value="612" calcext:value-type="float">
            <text:p>612</text:p>
          </table:table-cell>
        </table:table-row>
        <table:table-row table:style-name="ro1"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233953440" calcext:value-type="float">
            <text:p>233953440</text:p>
          </table:table-cell>
          <table:table-cell table:style-name="ce5" office:value-type="float" office:value="1479149700" calcext:value-type="float">
            <text:p>1479149700</text:p>
          </table:table-cell>
          <table:table-cell table:style-name="ce5" office:value-type="float" office:value="51153524" calcext:value-type="float">
            <text:p>51153524</text:p>
          </table:table-cell>
          <table:table-cell table:style-name="ce5" office:value-type="float" office:value="638" calcext:value-type="float">
            <text:p>638</text:p>
          </table:table-cell>
        </table:table-row>
        <table:table-row table:style-name="ro1"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746365256" calcext:value-type="float">
            <text:p>746365256</text:p>
          </table:table-cell>
          <table:table-cell table:style-name="ce5" office:value-type="float" office:value="480073184" calcext:value-type="float">
            <text:p>480073184</text:p>
          </table:table-cell>
          <table:table-cell table:style-name="ce5" office:value-type="float" office:value="429894918" calcext:value-type="float">
            <text:p>429894918</text:p>
          </table:table-cell>
          <table:table-cell table:style-name="ce5" office:value-type="float" office:value="664" calcext:value-type="float">
            <text:p>664</text:p>
          </table:table-cell>
        </table:table-row>
        <table:table-row table:style-name="ro1">
          <table:table-cell table:style-name="ce5" office:value-type="float" office:value="872" calcext:value-type="float">
            <text:p>872</text:p>
          </table:table-cell>
          <table:table-cell table:style-name="ce5" office:value-type="float" office:value="552513318" calcext:value-type="float">
            <text:p>552513318</text:p>
          </table:table-cell>
          <table:table-cell table:style-name="ce5" office:value-type="float" office:value="1787314069" calcext:value-type="float">
            <text:p>1787314069</text:p>
          </table:table-cell>
          <table:table-cell table:style-name="ce5" office:value-type="float" office:value="50610293" calcext:value-type="float">
            <text:p>50610293</text:p>
          </table:table-cell>
          <table:table-cell table:style-name="ce5" office:value-type="float" office:value="690" calcext:value-type="float">
            <text:p>690</text:p>
          </table:table-cell>
        </table:table-row>
        <table:table-row table:style-name="ro1">
          <table:table-cell table:style-name="ce5" office:value-type="float" office:value="6053" calcext:value-type="float">
            <text:p>6053</text:p>
          </table:table-cell>
          <table:table-cell table:style-name="ce5" office:value-type="float" office:value="9294271" calcext:value-type="float">
            <text:p>9294271</text:p>
          </table:table-cell>
          <table:table-cell table:style-name="ce5" office:value-type="float" office:value="395134640" calcext:value-type="float">
            <text:p>395134640</text:p>
          </table:table-cell>
          <table:table-cell table:style-name="ce5" office:value-type="float" office:value="121843647" calcext:value-type="float">
            <text:p>121843647</text:p>
          </table:table-cell>
          <table:table-cell table:style-name="ce5" office:value-type="float" office:value="716" calcext:value-type="float">
            <text:p>716</text:p>
          </table:table-cell>
        </table:table-row>
        <table:table-row table:style-name="ro1"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176271816" calcext:value-type="float">
            <text:p>176271816</text:p>
          </table:table-cell>
          <table:table-cell table:style-name="ce5" office:value-type="float" office:value="1212733665" calcext:value-type="float">
            <text:p>1212733665</text:p>
          </table:table-cell>
          <table:table-cell table:style-name="ce5" office:value-type="float" office:value="1883920996" calcext:value-type="float">
            <text:p>1883920996</text:p>
          </table:table-cell>
          <table:table-cell table:style-name="ce5" office:value-type="float" office:value="742" calcext:value-type="float">
            <text:p>742</text:p>
          </table:table-cell>
        </table:table-row>
        <table:table-row table:style-name="ro1"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549538479" calcext:value-type="float">
            <text:p>549538479</text:p>
          </table:table-cell>
          <table:table-cell table:style-name="ce5" office:value-type="float" office:value="325859908" calcext:value-type="float">
            <text:p>325859908</text:p>
          </table:table-cell>
          <table:table-cell table:style-name="ce5" office:value-type="float" office:value="762430791" calcext:value-type="float">
            <text:p>762430791</text:p>
          </table:table-cell>
          <table:table-cell table:style-name="ce5" office:value-type="float" office:value="768" calcext:value-type="float">
            <text:p>768</text:p>
          </table:table-cell>
        </table:table-row>
        <table:table-row table:style-name="ro1">
          <table:table-cell table:style-name="ce5" office:value-type="float" office:value="9189" calcext:value-type="float">
            <text:p>9189</text:p>
          </table:table-cell>
          <table:table-cell table:style-name="ce5" office:value-type="float" office:value="709036909" calcext:value-type="float">
            <text:p>709036909</text:p>
          </table:table-cell>
          <table:table-cell table:style-name="ce5" office:value-type="float" office:value="1596988813" calcext:value-type="float">
            <text:p>1596988813</text:p>
          </table:table-cell>
          <table:table-cell table:style-name="ce5" office:value-type="float" office:value="1836508823" calcext:value-type="float">
            <text:p>1836508823</text:p>
          </table:table-cell>
          <table:table-cell table:style-name="ce5" office:value-type="float" office:value="795" calcext:value-type="float">
            <text:p>795</text:p>
          </table:table-cell>
        </table:table-row>
        <table:table-row table:style-name="ro1"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581975989" calcext:value-type="float">
            <text:p>581975989</text:p>
          </table:table-cell>
          <table:table-cell table:style-name="ce5" office:value-type="float" office:value="1920685934" calcext:value-type="float">
            <text:p>1920685934</text:p>
          </table:table-cell>
          <table:table-cell table:style-name="ce5" office:value-type="float" office:value="202603615" calcext:value-type="float">
            <text:p>202603615</text:p>
          </table:table-cell>
          <table:table-cell table:style-name="ce5" office:value-type="float" office:value="822" calcext:value-type="float">
            <text:p>822</text:p>
          </table:table-cell>
        </table:table-row>
        <table:table-row table:style-name="ro1">
          <table:table-cell table:style-name="ce5" office:value-type="float" office:value="2312" calcext:value-type="float">
            <text:p>2312</text:p>
          </table:table-cell>
          <table:table-cell table:style-name="ce5" office:value-type="float" office:value="939679370" calcext:value-type="float">
            <text:p>939679370</text:p>
          </table:table-cell>
          <table:table-cell table:style-name="ce5" office:value-type="float" office:value="1314843418" calcext:value-type="float">
            <text:p>1314843418</text:p>
          </table:table-cell>
          <table:table-cell table:style-name="ce5" office:value-type="float" office:value="351706530" calcext:value-type="float">
            <text:p>351706530</text:p>
          </table:table-cell>
          <table:table-cell table:style-name="ce5" office:value-type="float" office:value="849" calcext:value-type="float">
            <text:p>849</text:p>
          </table:table-cell>
        </table:table-row>
        <table:table-row table:style-name="ro1">
          <table:table-cell table:style-name="ce5" office:value-type="float" office:value="6920" calcext:value-type="float">
            <text:p>6920</text:p>
          </table:table-cell>
          <table:table-cell table:style-name="ce5" office:value-type="float" office:value="65748984" calcext:value-type="float">
            <text:p>65748984</text:p>
          </table:table-cell>
          <table:table-cell table:style-name="ce5" office:value-type="float" office:value="1786134367" calcext:value-type="float">
            <text:p>1786134367</text:p>
          </table:table-cell>
          <table:table-cell table:style-name="ce5" office:value-type="float" office:value="184548035" calcext:value-type="float">
            <text:p>184548035</text:p>
          </table:table-cell>
          <table:table-cell table:style-name="ce5" office:value-type="float" office:value="876" calcext:value-type="float">
            <text:p>876</text:p>
          </table:table-cell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744113118" calcext:value-type="float">
            <text:p>744113118</text:p>
          </table:table-cell>
          <table:table-cell table:style-name="ce5" office:value-type="float" office:value="1045215972" calcext:value-type="float">
            <text:p>1045215972</text:p>
          </table:table-cell>
          <table:table-cell table:style-name="ce5" office:value-type="float" office:value="1284452967" calcext:value-type="float">
            <text:p>1284452967</text:p>
          </table:table-cell>
          <table:table-cell table:style-name="ce5" office:value-type="float" office:value="904" calcext:value-type="float">
            <text:p>904</text:p>
          </table:table-cell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5" office:value-type="float" office:value="111816971" calcext:value-type="float">
            <text:p>111816971</text:p>
          </table:table-cell>
          <table:table-cell table:style-name="ce5" office:value-type="float" office:value="1364259833" calcext:value-type="float">
            <text:p>1364259833</text:p>
          </table:table-cell>
          <table:table-cell table:style-name="ce5" office:value-type="float" office:value="1562603316" calcext:value-type="float">
            <text:p>1562603316</text:p>
          </table:table-cell>
          <table:table-cell table:style-name="ce5" office:value-type="float" office:value="932" calcext:value-type="float">
            <text:p>932</text:p>
          </table:table-cell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981965782" calcext:value-type="float">
            <text:p>981965782</text:p>
          </table:table-cell>
          <table:table-cell table:style-name="ce5" office:value-type="float" office:value="1485375896" calcext:value-type="float">
            <text:p>1485375896</text:p>
          </table:table-cell>
          <table:table-cell table:style-name="ce5" office:value-type="float" office:value="173199644" calcext:value-type="float">
            <text:p>173199644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6025" calcext:value-type="float">
            <text:p>6025</text:p>
          </table:table-cell>
          <table:table-cell table:style-name="ce5" office:value-type="float" office:value="242323326" calcext:value-type="float">
            <text:p>242323326</text:p>
          </table:table-cell>
          <table:table-cell table:style-name="ce5" office:value-type="float" office:value="1559959287" calcext:value-type="float">
            <text:p>1559959287</text:p>
          </table:table-cell>
          <table:table-cell table:style-name="ce5" office:value-type="float" office:value="1687170204" calcext:value-type="float">
            <text:p>1687170204</text:p>
          </table:table-cell>
          <table:table-cell table:style-name="ce5" office:value-type="float" office:value="988" calcext:value-type="float">
            <text:p>988</text:p>
          </table:table-cell>
        </table:table-row>
        <table:table-row table:style-name="ro1"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64723757" calcext:value-type="float">
            <text:p>64723757</text:p>
          </table:table-cell>
          <table:table-cell table:style-name="ce5" office:value-type="float" office:value="215098998" calcext:value-type="float">
            <text:p>215098998</text:p>
          </table:table-cell>
          <table:table-cell table:style-name="ce5" office:value-type="float" office:value="2108911000" calcext:value-type="float">
            <text:p>2108911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float" office:value="7982" calcext:value-type="float">
            <text:p>7982</text:p>
          </table:table-cell>
          <table:table-cell table:style-name="ce5" office:value-type="float" office:value="612951290" calcext:value-type="float">
            <text:p>612951290</text:p>
          </table:table-cell>
          <table:table-cell table:style-name="ce5" office:value-type="float" office:value="1065205367" calcext:value-type="float">
            <text:p>1065205367</text:p>
          </table:table-cell>
          <table:table-cell table:style-name="ce5" office:value-type="float" office:value="1110223374" calcext:value-type="float">
            <text:p>1110223374</text:p>
          </table:table-cell>
          <table:table-cell table:style-name="ce5" office:value-type="float" office:value="44" calcext:value-type="float">
            <text:p>44</text:p>
          </table:table-cell>
        </table:table-row>
        <table:table-row table:style-name="ro1">
          <table:table-cell table:style-name="ce5" office:value-type="float" office:value="901" calcext:value-type="float">
            <text:p>901</text:p>
          </table:table-cell>
          <table:table-cell table:style-name="ce5" office:value-type="float" office:value="204087401" calcext:value-type="float">
            <text:p>204087401</text:p>
          </table:table-cell>
          <table:table-cell table:style-name="ce5" office:value-type="float" office:value="392447532" calcext:value-type="float">
            <text:p>392447532</text:p>
          </table:table-cell>
          <table:table-cell table:style-name="ce5" office:value-type="float" office:value="1022028639" calcext:value-type="float">
            <text:p>1022028639</text:p>
          </table:table-cell>
          <table:table-cell table:style-name="ce5" office:value-type="float" office:value="73" calcext:value-type="float">
            <text:p>73</text:p>
          </table:table-cell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990688615" calcext:value-type="float">
            <text:p>990688615</text:p>
          </table:table-cell>
          <table:table-cell table:style-name="ce5" office:value-type="float" office:value="1469974240" calcext:value-type="float">
            <text:p>1469974240</text:p>
          </table:table-cell>
          <table:table-cell table:style-name="ce5" office:value-type="float" office:value="703042314" calcext:value-type="float">
            <text:p>703042314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892317244" calcext:value-type="float">
            <text:p>892317244</text:p>
          </table:table-cell>
          <table:table-cell table:style-name="ce5" office:value-type="float" office:value="990556446" calcext:value-type="float">
            <text:p>990556446</text:p>
          </table:table-cell>
          <table:table-cell table:style-name="ce5" office:value-type="float" office:value="979497209" calcext:value-type="float">
            <text:p>979497209</text:p>
          </table:table-cell>
          <table:table-cell table:style-name="ce5" office:value-type="float" office:value="131" calcext:value-type="float">
            <text:p>131</text:p>
          </table:table-cell>
        </table:table-row>
        <table:table-row table:style-name="ro1"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329148288" calcext:value-type="float">
            <text:p>329148288</text:p>
          </table:table-cell>
          <table:table-cell table:style-name="ce5" office:value-type="float" office:value="1110820511" calcext:value-type="float">
            <text:p>1110820511</text:p>
          </table:table-cell>
          <table:table-cell table:style-name="ce5" office:value-type="float" office:value="1769675785" calcext:value-type="float">
            <text:p>1769675785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346997322" calcext:value-type="float">
            <text:p>346997322</text:p>
          </table:table-cell>
          <table:table-cell table:style-name="ce5" office:value-type="float" office:value="975285859" calcext:value-type="float">
            <text:p>975285859</text:p>
          </table:table-cell>
          <table:table-cell table:style-name="ce5" office:value-type="float" office:value="208413782" calcext:value-type="float">
            <text:p>208413782</text:p>
          </table:table-cell>
          <table:table-cell table:style-name="ce5" office:value-type="float" office:value="190" calcext:value-type="float">
            <text:p>190</text:p>
          </table:table-cell>
        </table:table-row>
        <table:table-row table:style-name="ro1"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722062334" calcext:value-type="float">
            <text:p>722062334</text:p>
          </table:table-cell>
          <table:table-cell table:style-name="ce5" office:value-type="float" office:value="1055833290" calcext:value-type="float">
            <text:p>1055833290</text:p>
          </table:table-cell>
          <table:table-cell table:style-name="ce5" office:value-type="float" office:value="1896749296" calcext:value-type="float">
            <text:p>1896749296</text:p>
          </table:table-cell>
          <table:table-cell table:style-name="ce5" office:value-type="float" office:value="220" calcext:value-type="float">
            <text:p>220</text:p>
          </table:table-cell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013277223" calcext:value-type="float">
            <text:p>1013277223</text:p>
          </table:table-cell>
          <table:table-cell table:style-name="ce5" office:value-type="float" office:value="786992312" calcext:value-type="float">
            <text:p>786992312</text:p>
          </table:table-cell>
          <table:table-cell table:style-name="ce5" office:value-type="float" office:value="1540794115" calcext:value-type="float">
            <text:p>1540794115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5" office:value-type="float" office:value="78723988" calcext:value-type="float">
            <text:p>78723988</text:p>
          </table:table-cell>
          <table:table-cell table:style-name="ce5" office:value-type="float" office:value="538402894" calcext:value-type="float">
            <text:p>538402894</text:p>
          </table:table-cell>
          <table:table-cell table:style-name="ce5" office:value-type="float" office:value="1665975735" calcext:value-type="float">
            <text:p>1665975735</text:p>
          </table:table-cell>
          <table:table-cell table:style-name="ce5" office:value-type="float" office:value="280" calcext:value-type="float">
            <text:p>280</text:p>
          </table:table-cell>
        </table:table-row>
        <table:table-row table:style-name="ro1">
          <table:table-cell table:style-name="ce5" office:value-type="float" office:value="677" calcext:value-type="float">
            <text:p>677</text:p>
          </table:table-cell>
          <table:table-cell table:style-name="ce5" office:value-type="float" office:value="165767441" calcext:value-type="float">
            <text:p>165767441</text:p>
          </table:table-cell>
          <table:table-cell table:style-name="ce5" office:value-type="float" office:value="846436194" calcext:value-type="float">
            <text:p>846436194</text:p>
          </table:table-cell>
          <table:table-cell table:style-name="ce5" office:value-type="float" office:value="543242032" calcext:value-type="float">
            <text:p>543242032</text:p>
          </table:table-cell>
          <table:table-cell table:style-name="ce5" office:value-type="float" office:value="310" calcext:value-type="float">
            <text:p>310</text:p>
          </table:table-cell>
        </table:table-row>
        <table:table-row table:style-name="ro1">
          <table:table-cell table:style-name="ce5" office:value-type="float" office:value="3487" calcext:value-type="float">
            <text:p>3487</text:p>
          </table:table-cell>
          <table:table-cell table:style-name="ce5" office:value-type="float" office:value="184288755" calcext:value-type="float">
            <text:p>184288755</text:p>
          </table:table-cell>
          <table:table-cell table:style-name="ce5" office:value-type="float" office:value="1742288785" calcext:value-type="float">
            <text:p>1742288785</text:p>
          </table:table-cell>
          <table:table-cell table:style-name="ce5" office:value-type="float" office:value="1711240474" calcext:value-type="float">
            <text:p>1711240474</text:p>
          </table:table-cell>
          <table:table-cell table:style-name="ce5" office:value-type="float" office:value="340" calcext:value-type="float">
            <text:p>340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56170644" calcext:value-type="float">
            <text:p>156170644</text:p>
          </table:table-cell>
          <table:table-cell table:style-name="ce5" office:value-type="float" office:value="512056216" calcext:value-type="float">
            <text:p>512056216</text:p>
          </table:table-cell>
          <table:table-cell table:style-name="ce5" office:value-type="float" office:value="328525202" calcext:value-type="float">
            <text:p>328525202</text:p>
          </table:table-cell>
          <table:table-cell table:style-name="ce5" office:value-type="float" office:value="371" calcext:value-type="float">
            <text:p>371</text:p>
          </table:table-cell>
        </table:table-row>
        <table:table-row table:style-name="ro1"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1065782291" calcext:value-type="float">
            <text:p>1065782291</text:p>
          </table:table-cell>
          <table:table-cell table:style-name="ce5" office:value-type="float" office:value="1024571196" calcext:value-type="float">
            <text:p>1024571196</text:p>
          </table:table-cell>
          <table:table-cell table:style-name="ce5" office:value-type="float" office:value="439440876" calcext:value-type="float">
            <text:p>439440876</text:p>
          </table:table-cell>
          <table:table-cell table:style-name="ce5" office:value-type="float" office:value="402" calcext:value-type="float">
            <text:p>402</text:p>
          </table:table-cell>
        </table:table-row>
        <table:table-row table:style-name="ro1">
          <table:table-cell table:style-name="ce5" office:value-type="float" office:value="6853" calcext:value-type="float">
            <text:p>6853</text:p>
          </table:table-cell>
          <table:table-cell table:style-name="ce5" office:value-type="float" office:value="810164628" calcext:value-type="float">
            <text:p>810164628</text:p>
          </table:table-cell>
          <table:table-cell table:style-name="ce5" office:value-type="float" office:value="1137429345" calcext:value-type="float">
            <text:p>1137429345</text:p>
          </table:table-cell>
          <table:table-cell table:style-name="ce5" office:value-type="float" office:value="1174249568" calcext:value-type="float">
            <text:p>1174249568</text:p>
          </table:table-cell>
          <table:table-cell table:style-name="ce5" office:value-type="float" office:value="433" calcext:value-type="float">
            <text:p>433</text:p>
          </table:table-cell>
        </table:table-row>
        <table:table-row table:style-name="ro1">
          <table:table-cell table:style-name="ce5" office:value-type="float" office:value="2970" calcext:value-type="float">
            <text:p>2970</text:p>
          </table:table-cell>
          <table:table-cell table:style-name="ce5" office:value-type="float" office:value="522781735" calcext:value-type="float">
            <text:p>522781735</text:p>
          </table:table-cell>
          <table:table-cell table:style-name="ce5" office:value-type="float" office:value="332675973" calcext:value-type="float">
            <text:p>332675973</text:p>
          </table:table-cell>
          <table:table-cell table:style-name="ce5" office:value-type="float" office:value="969039126" calcext:value-type="float">
            <text:p>969039126</text:p>
          </table:table-cell>
          <table:table-cell table:style-name="ce5" office:value-type="float" office:value="464" calcext:value-type="float">
            <text:p>464</text:p>
          </table:table-cell>
        </table:table-row>
        <table:table-row table:style-name="ro1">
          <table:table-cell table:style-name="ce5" office:value-type="float" office:value="5335" calcext:value-type="float">
            <text:p>5335</text:p>
          </table:table-cell>
          <table:table-cell table:style-name="ce5" office:value-type="float" office:value="1073110143" calcext:value-type="float">
            <text:p>1073110143</text:p>
          </table:table-cell>
          <table:table-cell table:style-name="ce5" office:value-type="float" office:value="1585912731" calcext:value-type="float">
            <text:p>1585912731</text:p>
          </table:table-cell>
          <table:table-cell table:style-name="ce5" office:value-type="float" office:value="2096099505" calcext:value-type="float">
            <text:p>2096099505</text:p>
          </table:table-cell>
          <table:table-cell table:style-name="ce5" office:value-type="float" office:value="496" calcext:value-type="float">
            <text:p>496</text:p>
          </table:table-cell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21094435" calcext:value-type="float">
            <text:p>121094435</text:p>
          </table:table-cell>
          <table:table-cell table:style-name="ce5" office:value-type="float" office:value="454644043" calcext:value-type="float">
            <text:p>454644043</text:p>
          </table:table-cell>
          <table:table-cell table:style-name="ce5" office:value-type="float" office:value="625641765" calcext:value-type="float">
            <text:p>625641765</text:p>
          </table:table-cell>
          <table:table-cell table:style-name="ce5" office:value-type="float" office:value="528" calcext:value-type="float">
            <text:p>528</text:p>
          </table:table-cell>
        </table:table-row>
        <table:table-row table:style-name="ro1"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629674255" calcext:value-type="float">
            <text:p>629674255</text:p>
          </table:table-cell>
          <table:table-cell table:style-name="ce5" office:value-type="float" office:value="162143495" calcext:value-type="float">
            <text:p>162143495</text:p>
          </table:table-cell>
          <table:table-cell table:style-name="ce5" office:value-type="float" office:value="754416062" calcext:value-type="float">
            <text:p>754416062</text:p>
          </table:table-cell>
          <table:table-cell table:style-name="ce5" office:value-type="float" office:value="560" calcext:value-type="float">
            <text:p>560</text:p>
          </table:table-cell>
        </table:table-row>
        <table:table-row table:style-name="ro1">
          <table:table-cell table:style-name="ce5" office:value-type="float" office:value="9705" calcext:value-type="float">
            <text:p>9705</text:p>
          </table:table-cell>
          <table:table-cell table:style-name="ce5" office:value-type="float" office:value="496697271" calcext:value-type="float">
            <text:p>496697271</text:p>
          </table:table-cell>
          <table:table-cell table:style-name="ce5" office:value-type="float" office:value="754550516" calcext:value-type="float">
            <text:p>754550516</text:p>
          </table:table-cell>
          <table:table-cell table:style-name="ce5" office:value-type="float" office:value="843697068" calcext:value-type="float">
            <text:p>843697068</text:p>
          </table:table-cell>
          <table:table-cell table:style-name="ce5" office:value-type="float" office:value="592" calcext:value-type="float">
            <text:p>592</text:p>
          </table:table-cell>
        </table:table-row>
        <table:table-row table:style-name="ro1"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859039384" calcext:value-type="float">
            <text:p>859039384</text:p>
          </table:table-cell>
          <table:table-cell table:style-name="ce5" office:value-type="float" office:value="754878202" calcext:value-type="float">
            <text:p>754878202</text:p>
          </table:table-cell>
          <table:table-cell table:style-name="ce5" office:value-type="float" office:value="163551374" calcext:value-type="float">
            <text:p>163551374</text:p>
          </table:table-cell>
          <table:table-cell table:style-name="ce5" office:value-type="float" office:value="624" calcext:value-type="float">
            <text:p>624</text:p>
          </table:table-cell>
        </table:table-row>
        <table:table-row table:style-name="ro1"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39395608" calcext:value-type="float">
            <text:p>39395608</text:p>
          </table:table-cell>
          <table:table-cell table:style-name="ce5" office:value-type="float" office:value="2055368579" calcext:value-type="float">
            <text:p>2055368579</text:p>
          </table:table-cell>
          <table:table-cell table:style-name="ce5" office:value-type="float" office:value="1311954325" calcext:value-type="float">
            <text:p>1311954325</text:p>
          </table:table-cell>
          <table:table-cell table:style-name="ce5" office:value-type="float" office:value="656" calcext:value-type="float">
            <text:p>656</text:p>
          </table:table-cell>
        </table:table-row>
        <table:table-row table:style-name="ro1">
          <table:table-cell table:style-name="ce5" office:value-type="float" office:value="5040" calcext:value-type="float">
            <text:p>5040</text:p>
          </table:table-cell>
          <table:table-cell table:style-name="ce5" office:value-type="float" office:value="615321077" calcext:value-type="float">
            <text:p>615321077</text:p>
          </table:table-cell>
          <table:table-cell table:style-name="ce5" office:value-type="float" office:value="1546196097" calcext:value-type="float">
            <text:p>1546196097</text:p>
          </table:table-cell>
          <table:table-cell table:style-name="ce5" office:value-type="float" office:value="1854387915" calcext:value-type="float">
            <text:p>1854387915</text:p>
          </table:table-cell>
          <table:table-cell table:style-name="ce5" office:value-type="float" office:value="689" calcext:value-type="float">
            <text:p>689</text:p>
          </table:table-cell>
        </table:table-row>
        <table:table-row table:style-name="ro1">
          <table:table-cell table:style-name="ce5" office:value-type="float" office:value="5165" calcext:value-type="float">
            <text:p>5165</text:p>
          </table:table-cell>
          <table:table-cell table:style-name="ce5" office:value-type="float" office:value="672263193" calcext:value-type="float">
            <text:p>672263193</text:p>
          </table:table-cell>
          <table:table-cell table:style-name="ce5" office:value-type="float" office:value="1215879537" calcext:value-type="float">
            <text:p>1215879537</text:p>
          </table:table-cell>
          <table:table-cell table:style-name="ce5" office:value-type="float" office:value="613020923" calcext:value-type="float">
            <text:p>613020923</text:p>
          </table:table-cell>
          <table:table-cell table:style-name="ce5" office:value-type="float" office:value="722" calcext:value-type="float">
            <text:p>722</text:p>
          </table:table-cell>
        </table:table-row>
        <table:table-row table:style-name="ro1">
          <table:table-cell table:style-name="ce5" office:value-type="float" office:value="4065" calcext:value-type="float">
            <text:p>4065</text:p>
          </table:table-cell>
          <table:table-cell table:style-name="ce5" office:value-type="float" office:value="122960012" calcext:value-type="float">
            <text:p>122960012</text:p>
          </table:table-cell>
          <table:table-cell table:style-name="ce5" office:value-type="float" office:value="1952079115" calcext:value-type="float">
            <text:p>1952079115</text:p>
          </table:table-cell>
          <table:table-cell table:style-name="ce5" office:value-type="float" office:value="1687389324" calcext:value-type="float">
            <text:p>1687389324</text:p>
          </table:table-cell>
          <table:table-cell table:style-name="ce5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497134253" calcext:value-type="float">
            <text:p>497134253</text:p>
          </table:table-cell>
          <table:table-cell table:style-name="ce5" office:value-type="float" office:value="1961057958" calcext:value-type="float">
            <text:p>1961057958</text:p>
          </table:table-cell>
          <table:table-cell table:style-name="ce5" office:value-type="float" office:value="1188990414" calcext:value-type="float">
            <text:p>1188990414</text:p>
          </table:table-cell>
          <table:table-cell table:style-name="ce5" office:value-type="float" office:value="788" calcext:value-type="float">
            <text:p>788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073244599" calcext:value-type="float">
            <text:p>1073244599</text:p>
          </table:table-cell>
          <table:table-cell table:style-name="ce5" office:value-type="float" office:value="1939102402" calcext:value-type="float">
            <text:p>1939102402</text:p>
          </table:table-cell>
          <table:table-cell table:style-name="ce5" office:value-type="float" office:value="606249745" calcext:value-type="float">
            <text:p>606249745</text:p>
          </table:table-cell>
          <table:table-cell table:style-name="ce5" office:value-type="float" office:value="822" calcext:value-type="float">
            <text:p>822</text:p>
          </table:table-cell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1074488317" calcext:value-type="float">
            <text:p>1074488317</text:p>
          </table:table-cell>
          <table:table-cell table:style-name="ce5" office:value-type="float" office:value="1572149532" calcext:value-type="float">
            <text:p>1572149532</text:p>
          </table:table-cell>
          <table:table-cell table:style-name="ce5" office:value-type="float" office:value="1625956913" calcext:value-type="float">
            <text:p>1625956913</text:p>
          </table:table-cell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486865176" calcext:value-type="float">
            <text:p>486865176</text:p>
          </table:table-cell>
          <table:table-cell table:style-name="ce5" office:value-type="float" office:value="2012702690" calcext:value-type="float">
            <text:p>2012702690</text:p>
          </table:table-cell>
          <table:table-cell table:style-name="ce5" office:value-type="float" office:value="1141824887" calcext:value-type="float">
            <text:p>1141824887</text:p>
          </table:table-cell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710734416" calcext:value-type="float">
            <text:p>710734416</text:p>
          </table:table-cell>
          <table:table-cell table:style-name="ce5" office:value-type="float" office:value="1951489273" calcext:value-type="float">
            <text:p>1951489273</text:p>
          </table:table-cell>
          <table:table-cell table:style-name="ce5" office:value-type="float" office:value="1151616008" calcext:value-type="float">
            <text:p>1151616008</text:p>
          </table:table-cell>
          <table:table-cell table:style-name="ce5" office:value-type="float" office:value="924" calcext:value-type="float">
            <text:p>924</text:p>
          </table:table-cell>
        </table:table-row>
        <table:table-row table:style-name="ro1"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2689120" calcext:value-type="float">
            <text:p>2689120</text:p>
          </table:table-cell>
          <table:table-cell table:style-name="ce5" office:value-type="float" office:value="304887437" calcext:value-type="float">
            <text:p>304887437</text:p>
          </table:table-cell>
          <table:table-cell table:style-name="ce5" office:value-type="float" office:value="662086825" calcext:value-type="float">
            <text:p>662086825</text:p>
          </table:table-cell>
          <table:table-cell table:style-name="ce5" office:value-type="float" office:value="958" calcext:value-type="float">
            <text:p>958</text:p>
          </table:table-cell>
        </table:table-row>
        <table:table-row table:style-name="ro1"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394914079" calcext:value-type="float">
            <text:p>394914079</text:p>
          </table:table-cell>
          <table:table-cell table:style-name="ce5" office:value-type="float" office:value="384845008" calcext:value-type="float">
            <text:p>384845008</text:p>
          </table:table-cell>
          <table:table-cell table:style-name="ce5" office:value-type="float" office:value="1633046246" calcext:value-type="float">
            <text:p>1633046246</text:p>
          </table:table-cell>
          <table:table-cell table:style-name="ce5" office:value-type="float" office:value="992" calcext:value-type="float">
            <text:p>992</text:p>
          </table:table-cell>
        </table:table-row>
        <table:table-row table:style-name="ro1">
          <table:table-cell table:style-name="ce5" office:value-type="float" office:value="8091" calcext:value-type="float">
            <text:p>8091</text:p>
          </table:table-cell>
          <table:table-cell table:style-name="ce5" office:value-type="float" office:value="678212871" calcext:value-type="float">
            <text:p>678212871</text:p>
          </table:table-cell>
          <table:table-cell table:style-name="ce5" office:value-type="float" office:value="746882453" calcext:value-type="float">
            <text:p>746882453</text:p>
          </table:table-cell>
          <table:table-cell table:style-name="ce5" office:value-type="float" office:value="1992239315" calcext:value-type="float">
            <text:p>1992239315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522512823" calcext:value-type="float">
            <text:p>522512823</text:p>
          </table:table-cell>
          <table:table-cell table:style-name="ce5" office:value-type="float" office:value="1867075041" calcext:value-type="float">
            <text:p>1867075041</text:p>
          </table:table-cell>
          <table:table-cell table:style-name="ce5" office:value-type="float" office:value="1599854610" calcext:value-type="float">
            <text:p>15998546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484041600" calcext:value-type="float">
            <text:p>484041600</text:p>
          </table:table-cell>
          <table:table-cell table:style-name="ce5" office:value-type="float" office:value="1042791038" calcext:value-type="float">
            <text:p>1042791038</text:p>
          </table:table-cell>
          <table:table-cell table:style-name="ce5" office:value-type="float" office:value="954033366" calcext:value-type="float">
            <text:p>954033366</text:p>
          </table:table-cell>
          <table:table-cell table:style-name="ce5"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float" office:value="5863" calcext:value-type="float">
            <text:p>5863</text:p>
          </table:table-cell>
          <table:table-cell table:style-name="ce5" office:value-type="float" office:value="33681228" calcext:value-type="float">
            <text:p>33681228</text:p>
          </table:table-cell>
          <table:table-cell table:style-name="ce5" office:value-type="float" office:value="576087819" calcext:value-type="float">
            <text:p>576087819</text:p>
          </table:table-cell>
          <table:table-cell table:style-name="ce5" office:value-type="float" office:value="1128727062" calcext:value-type="float">
            <text:p>1128727062</text:p>
          </table:table-cell>
          <table:table-cell table:style-name="ce5" office:value-type="float" office:value="132" calcext:value-type="float">
            <text:p>132</text:p>
          </table:table-cell>
        </table:table-row>
        <table:table-row table:style-name="ro1">
          <table:table-cell table:style-name="ce5" office:value-type="float" office:value="5837" calcext:value-type="float">
            <text:p>5837</text:p>
          </table:table-cell>
          <table:table-cell table:style-name="ce5" office:value-type="float" office:value="518176617" calcext:value-type="float">
            <text:p>518176617</text:p>
          </table:table-cell>
          <table:table-cell table:style-name="ce5" office:value-type="float" office:value="1477576764" calcext:value-type="float">
            <text:p>1477576764</text:p>
          </table:table-cell>
          <table:table-cell table:style-name="ce5" office:value-type="float" office:value="937183053" calcext:value-type="float">
            <text:p>937183053</text:p>
          </table:table-cell>
          <table:table-cell table:style-name="ce5" office:value-type="float" office:value="168" calcext:value-type="float">
            <text:p>168</text:p>
          </table:table-cell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508495785" calcext:value-type="float">
            <text:p>508495785</text:p>
          </table:table-cell>
          <table:table-cell table:style-name="ce5" office:value-type="float" office:value="1232329817" calcext:value-type="float">
            <text:p>1232329817</text:p>
          </table:table-cell>
          <table:table-cell table:style-name="ce5" office:value-type="float" office:value="315636178" calcext:value-type="float">
            <text:p>315636178</text:p>
          </table:table-cell>
          <table:table-cell table:style-name="ce5" office:value-type="float" office:value="204" calcext:value-type="float">
            <text:p>204</text:p>
          </table:table-cell>
        </table:table-row>
        <table:table-row table:style-name="ro1">
          <table:table-cell table:style-name="ce5" office:value-type="float" office:value="9912" calcext:value-type="float">
            <text:p>9912</text:p>
          </table:table-cell>
          <table:table-cell table:style-name="ce5" office:value-type="float" office:value="375333924" calcext:value-type="float">
            <text:p>375333924</text:p>
          </table:table-cell>
          <table:table-cell table:style-name="ce5" office:value-type="float" office:value="1059962256" calcext:value-type="float">
            <text:p>1059962256</text:p>
          </table:table-cell>
          <table:table-cell table:style-name="ce5" office:value-type="float" office:value="1422631119" calcext:value-type="float">
            <text:p>1422631119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5" office:value-type="float" office:value="711" calcext:value-type="float">
            <text:p>711</text:p>
          </table:table-cell>
          <table:table-cell table:style-name="ce5" office:value-type="float" office:value="421435525" calcext:value-type="float">
            <text:p>421435525</text:p>
          </table:table-cell>
          <table:table-cell table:style-name="ce5" office:value-type="float" office:value="850565142" calcext:value-type="float">
            <text:p>850565142</text:p>
          </table:table-cell>
          <table:table-cell table:style-name="ce5" office:value-type="float" office:value="1287879865" calcext:value-type="float">
            <text:p>1287879865</text:p>
          </table:table-cell>
          <table:table-cell table:style-name="ce5" office:value-type="float" office:value="276" calcext:value-type="float">
            <text:p>276</text:p>
          </table:table-cell>
        </table:table-row>
        <table:table-row table:style-name="ro1"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216289283" calcext:value-type="float">
            <text:p>216289283</text:p>
          </table:table-cell>
          <table:table-cell table:style-name="ce5" office:value-type="float" office:value="1223285444" calcext:value-type="float">
            <text:p>1223285444</text:p>
          </table:table-cell>
          <table:table-cell table:style-name="ce5" office:value-type="float" office:value="1225566291" calcext:value-type="float">
            <text:p>1225566291</text:p>
          </table:table-cell>
          <table:table-cell table:style-name="ce5" office:value-type="float" office:value="312" calcext:value-type="float">
            <text:p>312</text:p>
          </table:table-cell>
        </table:table-row>
        <table:table-row table:style-name="ro1">
          <table:table-cell table:style-name="ce5" office:value-type="float" office:value="8304" calcext:value-type="float">
            <text:p>8304</text:p>
          </table:table-cell>
          <table:table-cell table:style-name="ce5" office:value-type="float" office:value="186994682" calcext:value-type="float">
            <text:p>186994682</text:p>
          </table:table-cell>
          <table:table-cell table:style-name="ce5" office:value-type="float" office:value="1124714788" calcext:value-type="float">
            <text:p>1124714788</text:p>
          </table:table-cell>
          <table:table-cell table:style-name="ce5" office:value-type="float" office:value="607554170" calcext:value-type="float">
            <text:p>607554170</text:p>
          </table:table-cell>
          <table:table-cell table:style-name="ce5" office:value-type="float" office:value="348" calcext:value-type="float">
            <text:p>348</text:p>
          </table:table-cell>
        </table:table-row>
        <table:table-row table:style-name="ro1"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536059265" calcext:value-type="float">
            <text:p>536059265</text:p>
          </table:table-cell>
          <table:table-cell table:style-name="ce5" office:value-type="float" office:value="901423415" calcext:value-type="float">
            <text:p>901423415</text:p>
          </table:table-cell>
          <table:table-cell table:style-name="ce5" office:value-type="float" office:value="1846412443" calcext:value-type="float">
            <text:p>1846412443</text:p>
          </table:table-cell>
          <table:table-cell table:style-name="ce5" office:value-type="float" office:value="385" calcext:value-type="float">
            <text:p>385</text:p>
          </table:table-cell>
        </table:table-row>
        <table:table-row table:style-name="ro1"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884552410" calcext:value-type="float">
            <text:p>884552410</text:p>
          </table:table-cell>
          <table:table-cell table:style-name="ce5" office:value-type="float" office:value="910926561" calcext:value-type="float">
            <text:p>910926561</text:p>
          </table:table-cell>
          <table:table-cell table:style-name="ce5" office:value-type="float" office:value="692713473" calcext:value-type="float">
            <text:p>692713473</text:p>
          </table:table-cell>
          <table:table-cell table:style-name="ce5" office:value-type="float" office:value="422" calcext:value-type="float">
            <text:p>422</text:p>
          </table:table-cell>
        </table:table-row>
        <table:table-row table:style-name="ro1">
          <table:table-cell table:style-name="ce5" office:value-type="float" office:value="3416" calcext:value-type="float">
            <text:p>3416</text:p>
          </table:table-cell>
          <table:table-cell table:style-name="ce5" office:value-type="float" office:value="143313289" calcext:value-type="float">
            <text:p>143313289</text:p>
          </table:table-cell>
          <table:table-cell table:style-name="ce5" office:value-type="float" office:value="1579096675" calcext:value-type="float">
            <text:p>1579096675</text:p>
          </table:table-cell>
          <table:table-cell table:style-name="ce5" office:value-type="float" office:value="849863871" calcext:value-type="float">
            <text:p>849863871</text:p>
          </table:table-cell>
          <table:table-cell table:style-name="ce5" office:value-type="float" office:value="459" calcext:value-type="float">
            <text:p>459</text:p>
          </table:table-cell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704784738" calcext:value-type="float">
            <text:p>704784738</text:p>
          </table:table-cell>
          <table:table-cell table:style-name="ce5" office:value-type="float" office:value="912302880" calcext:value-type="float">
            <text:p>912302880</text:p>
          </table:table-cell>
          <table:table-cell table:style-name="ce5" office:value-type="float" office:value="1302193738" calcext:value-type="float">
            <text:p>1302193738</text:p>
          </table:table-cell>
          <table:table-cell table:style-name="ce5" office:value-type="float" office:value="496" calcext:value-type="float">
            <text:p>496</text:p>
          </table:table-cell>
        </table:table-row>
        <table:table-row table:style-name="ro1">
          <table:table-cell table:style-name="ce5" office:value-type="float" office:value="8470" calcext:value-type="float">
            <text:p>8470</text:p>
          </table:table-cell>
          <table:table-cell table:style-name="ce5" office:value-type="float" office:value="746247607" calcext:value-type="float">
            <text:p>746247607</text:p>
          </table:table-cell>
          <table:table-cell table:style-name="ce5" office:value-type="float" office:value="173481742" calcext:value-type="float">
            <text:p>173481742</text:p>
          </table:table-cell>
          <table:table-cell table:style-name="ce5" office:value-type="float" office:value="233148948" calcext:value-type="float">
            <text:p>233148948</text:p>
          </table:table-cell>
          <table:table-cell table:style-name="ce5" office:value-type="float" office:value="534" calcext:value-type="float">
            <text:p>534</text:p>
          </table:table-cell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688078580" calcext:value-type="float">
            <text:p>688078580</text:p>
          </table:table-cell>
          <table:table-cell table:style-name="ce5" office:value-type="float" office:value="380388356" calcext:value-type="float">
            <text:p>380388356</text:p>
          </table:table-cell>
          <table:table-cell table:style-name="ce5" office:value-type="float" office:value="1280003375" calcext:value-type="float">
            <text:p>1280003375</text:p>
          </table:table-cell>
          <table:table-cell table:style-name="ce5" office:value-type="float" office:value="572" calcext:value-type="float">
            <text:p>572</text:p>
          </table:table-cell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884233077" calcext:value-type="float">
            <text:p>884233077</text:p>
          </table:table-cell>
          <table:table-cell table:style-name="ce5" office:value-type="float" office:value="1543115755" calcext:value-type="float">
            <text:p>1543115755</text:p>
          </table:table-cell>
          <table:table-cell table:style-name="ce5" office:value-type="float" office:value="337842862" calcext:value-type="float">
            <text:p>337842862</text:p>
          </table:table-cell>
          <table:table-cell table:style-name="ce5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float" office:value="8202" calcext:value-type="float">
            <text:p>8202</text:p>
          </table:table-cell>
          <table:table-cell table:style-name="ce5" office:value-type="float" office:value="340459399" calcext:value-type="float">
            <text:p>340459399</text:p>
          </table:table-cell>
          <table:table-cell table:style-name="ce5" office:value-type="float" office:value="1507265931" calcext:value-type="float">
            <text:p>1507265931</text:p>
          </table:table-cell>
          <table:table-cell table:style-name="ce5" office:value-type="float" office:value="821412091" calcext:value-type="float">
            <text:p>821412091</text:p>
          </table:table-cell>
          <table:table-cell table:style-name="ce5" office:value-type="float" office:value="648" calcext:value-type="float">
            <text:p>648</text:p>
          </table:table-cell>
        </table:table-row>
        <table:table-row table:style-name="ro1">
          <table:table-cell table:style-name="ce5" office:value-type="float" office:value="5918" calcext:value-type="float">
            <text:p>5918</text:p>
          </table:table-cell>
          <table:table-cell table:style-name="ce5" office:value-type="float" office:value="1090337318" calcext:value-type="float">
            <text:p>1090337318</text:p>
          </table:table-cell>
          <table:table-cell table:style-name="ce5" office:value-type="float" office:value="1388181568" calcext:value-type="float">
            <text:p>1388181568</text:p>
          </table:table-cell>
          <table:table-cell table:style-name="ce5" office:value-type="float" office:value="578565645" calcext:value-type="float">
            <text:p>578565645</text:p>
          </table:table-cell>
          <table:table-cell table:style-name="ce5" office:value-type="float" office:value="686" calcext:value-type="float">
            <text:p>686</text:p>
          </table:table-cell>
        </table:table-row>
        <table:table-row table:style-name="ro1">
          <table:table-cell table:style-name="ce5" office:value-type="float" office:value="5745" calcext:value-type="float">
            <text:p>5745</text:p>
          </table:table-cell>
          <table:table-cell table:style-name="ce5" office:value-type="float" office:value="679086835" calcext:value-type="float">
            <text:p>679086835</text:p>
          </table:table-cell>
          <table:table-cell table:style-name="ce5" office:value-type="float" office:value="1907971377" calcext:value-type="float">
            <text:p>1907971377</text:p>
          </table:table-cell>
          <table:table-cell table:style-name="ce5" office:value-type="float" office:value="237175059" calcext:value-type="float">
            <text:p>237175059</text:p>
          </table:table-cell>
          <table:table-cell table:style-name="ce5" office:value-type="float" office:value="724" calcext:value-type="float">
            <text:p>724</text:p>
          </table:table-cell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06810135" calcext:value-type="float">
            <text:p>206810135</text:p>
          </table:table-cell>
          <table:table-cell table:style-name="ce5" office:value-type="float" office:value="108860279" calcext:value-type="float">
            <text:p>108860279</text:p>
          </table:table-cell>
          <table:table-cell table:style-name="ce5" office:value-type="float" office:value="880100464" calcext:value-type="float">
            <text:p>880100464</text:p>
          </table:table-cell>
          <table:table-cell table:style-name="ce5" office:value-type="float" office:value="763" calcext:value-type="float">
            <text:p>763</text:p>
          </table:table-cell>
        </table:table-row>
        <table:table-row table:style-name="ro1">
          <table:table-cell table:style-name="ce5" office:value-type="float" office:value="7912" calcext:value-type="float">
            <text:p>7912</text:p>
          </table:table-cell>
          <table:table-cell table:style-name="ce5" office:value-type="float" office:value="491638364" calcext:value-type="float">
            <text:p>491638364</text:p>
          </table:table-cell>
          <table:table-cell table:style-name="ce5" office:value-type="float" office:value="1412758693" calcext:value-type="float">
            <text:p>1412758693</text:p>
          </table:table-cell>
          <table:table-cell table:style-name="ce5" office:value-type="float" office:value="2147311311" calcext:value-type="float">
            <text:p>2147311311</text:p>
          </table:table-cell>
          <table:table-cell table:style-name="ce5" office:value-type="float" office:value="802" calcext:value-type="float">
            <text:p>802</text:p>
          </table:table-cell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278004587" calcext:value-type="float">
            <text:p>278004587</text:p>
          </table:table-cell>
          <table:table-cell table:style-name="ce5" office:value-type="float" office:value="1429012356" calcext:value-type="float">
            <text:p>1429012356</text:p>
          </table:table-cell>
          <table:table-cell table:style-name="ce5" office:value-type="float" office:value="1741835664" calcext:value-type="float">
            <text:p>1741835664</text:p>
          </table:table-cell>
          <table:table-cell table:style-name="ce5" office:value-type="float" office:value="841" calcext:value-type="float">
            <text:p>841</text:p>
          </table:table-cell>
        </table:table-row>
        <table:table-row table:style-name="ro1">
          <table:table-cell table:style-name="ce5" office:value-type="float" office:value="4736" calcext:value-type="float">
            <text:p>4736</text:p>
          </table:table-cell>
          <table:table-cell table:style-name="ce5" office:value-type="float" office:value="135514841" calcext:value-type="float">
            <text:p>135514841</text:p>
          </table:table-cell>
          <table:table-cell table:style-name="ce5" office:value-type="float" office:value="879074616" calcext:value-type="float">
            <text:p>879074616</text:p>
          </table:table-cell>
          <table:table-cell table:style-name="ce5" office:value-type="float" office:value="1405766942" calcext:value-type="float">
            <text:p>1405766942</text:p>
          </table:table-cell>
          <table:table-cell table:style-name="ce5" office:value-type="float" office:value="880" calcext:value-type="float">
            <text:p>880</text:p>
          </table:table-cell>
        </table:table-row>
        <table:table-row table:style-name="ro1">
          <table:table-cell table:style-name="ce5" office:value-type="float" office:value="9966" calcext:value-type="float">
            <text:p>9966</text:p>
          </table:table-cell>
          <table:table-cell table:style-name="ce5" office:value-type="float" office:value="240743468" calcext:value-type="float">
            <text:p>240743468</text:p>
          </table:table-cell>
          <table:table-cell table:style-name="ce5" office:value-type="float" office:value="2083878053" calcext:value-type="float">
            <text:p>2083878053</text:p>
          </table:table-cell>
          <table:table-cell table:style-name="ce5" office:value-type="float" office:value="863487128" calcext:value-type="float">
            <text:p>863487128</text:p>
          </table:table-cell>
          <table:table-cell table:style-name="ce5" office:value-type="float" office:value="920" calcext:value-type="float">
            <text:p>920</text:p>
          </table:table-cell>
        </table:table-row>
        <table:table-row table:style-name="ro1"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848215676" calcext:value-type="float">
            <text:p>848215676</text:p>
          </table:table-cell>
          <table:table-cell table:style-name="ce5" office:value-type="float" office:value="843224774" calcext:value-type="float">
            <text:p>843224774</text:p>
          </table:table-cell>
          <table:table-cell table:style-name="ce5" office:value-type="float" office:value="1959629875" calcext:value-type="float">
            <text:p>1959629875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972" calcext:value-type="float">
            <text:p>972</text:p>
          </table:table-cell>
          <table:table-cell table:style-name="ce5" office:value-type="float" office:value="135750139" calcext:value-type="float">
            <text:p>135750139</text:p>
          </table:table-cell>
          <table:table-cell table:style-name="ce5" office:value-type="float" office:value="544956785" calcext:value-type="float">
            <text:p>544956785</text:p>
          </table:table-cell>
          <table:table-cell table:style-name="ce5" office:value-type="float" office:value="424672576" calcext:value-type="float">
            <text:p>42467257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635153337" calcext:value-type="float">
            <text:p>635153337</text:p>
          </table:table-cell>
          <table:table-cell table:style-name="ce5" office:value-type="float" office:value="1128843745" calcext:value-type="float">
            <text:p>1128843745</text:p>
          </table:table-cell>
          <table:table-cell table:style-name="ce5" office:value-type="float" office:value="1217683493" calcext:value-type="float">
            <text:p>1217683493</text:p>
          </table:table-cell>
          <table:table-cell table:style-name="ce5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850467814" calcext:value-type="float">
            <text:p>850467814</text:p>
          </table:table-cell>
          <table:table-cell table:style-name="ce5" office:value-type="float" office:value="912958270" calcext:value-type="float">
            <text:p>912958270</text:p>
          </table:table-cell>
          <table:table-cell table:style-name="ce5" office:value-type="float" office:value="950845746" calcext:value-type="float">
            <text:p>950845746</text:p>
          </table:table-cell>
          <table:table-cell table:style-name="ce5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591841698" calcext:value-type="float">
            <text:p>591841698</text:p>
          </table:table-cell>
          <table:table-cell table:style-name="ce5" office:value-type="float" office:value="689011507" calcext:value-type="float">
            <text:p>689011507</text:p>
          </table:table-cell>
          <table:table-cell table:style-name="ce5" office:value-type="float" office:value="1750504973" calcext:value-type="float">
            <text:p>1750504973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5" office:value-type="float" office:value="7510" calcext:value-type="float">
            <text:p>7510</text:p>
          </table:table-cell>
          <table:table-cell table:style-name="ce5" office:value-type="float" office:value="305988242" calcext:value-type="float">
            <text:p>305988242</text:p>
          </table:table-cell>
          <table:table-cell table:style-name="ce5" office:value-type="float" office:value="696614040" calcext:value-type="float">
            <text:p>696614040</text:p>
          </table:table-cell>
          <table:table-cell table:style-name="ce5" office:value-type="float" office:value="1051811037" calcext:value-type="float">
            <text:p>1051811037</text:p>
          </table:table-cell>
          <table:table-cell table:style-name="ce5" office:value-type="float" office:value="161" calcext:value-type="float">
            <text:p>161</text:p>
          </table:table-cell>
        </table:table-row>
        <table:table-row table:style-name="ro1"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810198242" calcext:value-type="float">
            <text:p>810198242</text:p>
          </table:table-cell>
          <table:table-cell table:style-name="ce5" office:value-type="float" office:value="1481509095" calcext:value-type="float">
            <text:p>1481509095</text:p>
          </table:table-cell>
          <table:table-cell table:style-name="ce5" office:value-type="float" office:value="632008885" calcext:value-type="float">
            <text:p>632008885</text:p>
          </table:table-cell>
          <table:table-cell table:style-name="ce5" office:value-type="float" office:value="202" calcext:value-type="float">
            <text:p>202</text:p>
          </table:table-cell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81890304" calcext:value-type="float">
            <text:p>481890304</text:p>
          </table:table-cell>
          <table:table-cell table:style-name="ce5" office:value-type="float" office:value="2100787106" calcext:value-type="float">
            <text:p>2100787106</text:p>
          </table:table-cell>
          <table:table-cell table:style-name="ce5" office:value-type="float" office:value="1922054164" calcext:value-type="float">
            <text:p>1922054164</text:p>
          </table:table-cell>
          <table:table-cell table:style-name="ce5" office:value-type="float" office:value="243" calcext:value-type="float">
            <text:p>243</text:p>
          </table:table-cell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9798646" calcext:value-type="float">
            <text:p>19798646</text:p>
          </table:table-cell>
          <table:table-cell table:style-name="ce5" office:value-type="float" office:value="2082108500" calcext:value-type="float">
            <text:p>2082108500</text:p>
          </table:table-cell>
          <table:table-cell table:style-name="ce5" office:value-type="float" office:value="868107432" calcext:value-type="float">
            <text:p>868107432</text:p>
          </table:table-cell>
          <table:table-cell table:style-name="ce5" office:value-type="float" office:value="284" calcext:value-type="float">
            <text:p>284</text:p>
          </table:table-cell>
        </table:table-row>
        <table:table-row table:style-name="ro1">
          <table:table-cell table:style-name="ce5" office:value-type="float" office:value="765" calcext:value-type="float">
            <text:p>765</text:p>
          </table:table-cell>
          <table:table-cell table:style-name="ce5" office:value-type="float" office:value="373149014" calcext:value-type="float">
            <text:p>373149014</text:p>
          </table:table-cell>
          <table:table-cell table:style-name="ce5" office:value-type="float" office:value="1778859538" calcext:value-type="float">
            <text:p>1778859538</text:p>
          </table:table-cell>
          <table:table-cell table:style-name="ce5" office:value-type="float" office:value="1412602086" calcext:value-type="float">
            <text:p>1412602086</text:p>
          </table:table-cell>
          <table:table-cell table:style-name="ce5" office:value-type="float" office:value="326" calcext:value-type="float">
            <text:p>326</text:p>
          </table:table-cell>
        </table:table-row>
        <table:table-row table:style-name="ro1">
          <table:table-cell table:style-name="ce5" office:value-type="float" office:value="448" calcext:value-type="float">
            <text:p>448</text:p>
          </table:table-cell>
          <table:table-cell table:style-name="ce5" office:value-type="float" office:value="686229810" calcext:value-type="float">
            <text:p>686229810</text:p>
          </table:table-cell>
          <table:table-cell table:style-name="ce5" office:value-type="float" office:value="511073122" calcext:value-type="float">
            <text:p>511073122</text:p>
          </table:table-cell>
          <table:table-cell table:style-name="ce5" office:value-type="float" office:value="1886116621" calcext:value-type="float">
            <text:p>1886116621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568059793" calcext:value-type="float">
            <text:p>568059793</text:p>
          </table:table-cell>
          <table:table-cell table:style-name="ce5" office:value-type="float" office:value="1636115605" calcext:value-type="float">
            <text:p>1636115605</text:p>
          </table:table-cell>
          <table:table-cell table:style-name="ce5" office:value-type="float" office:value="1321342541" calcext:value-type="float">
            <text:p>1321342541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979" calcext:value-type="float">
            <text:p>979</text:p>
          </table:table-cell>
          <table:table-cell table:style-name="ce5" office:value-type="float" office:value="984033043" calcext:value-type="float">
            <text:p>984033043</text:p>
          </table:table-cell>
          <table:table-cell table:style-name="ce5" office:value-type="float" office:value="1256382630" calcext:value-type="float">
            <text:p>1256382630</text:p>
          </table:table-cell>
          <table:table-cell table:style-name="ce5" office:value-type="float" office:value="1269300025" calcext:value-type="float">
            <text:p>1269300025</text:p>
          </table:table-cell>
          <table:table-cell table:style-name="ce5" office:value-type="float" office:value="452" calcext:value-type="float">
            <text:p>452</text:p>
          </table:table-cell>
        </table:table-row>
        <table:table-row table:style-name="ro1"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338089612" calcext:value-type="float">
            <text:p>338089612</text:p>
          </table:table-cell>
          <table:table-cell table:style-name="ce5" office:value-type="float" office:value="1697066866" calcext:value-type="float">
            <text:p>1697066866</text:p>
          </table:table-cell>
          <table:table-cell table:style-name="ce5" office:value-type="float" office:value="1808878681" calcext:value-type="float">
            <text:p>1808878681</text:p>
          </table:table-cell>
          <table:table-cell table:style-name="ce5" office:value-type="float" office:value="494" calcext:value-type="float">
            <text:p>494</text:p>
          </table:table-cell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847997185" calcext:value-type="float">
            <text:p>847997185</text:p>
          </table:table-cell>
          <table:table-cell table:style-name="ce5" office:value-type="float" office:value="1426325266" calcext:value-type="float">
            <text:p>1426325266</text:p>
          </table:table-cell>
          <table:table-cell table:style-name="ce5" office:value-type="float" office:value="1420895420" calcext:value-type="float">
            <text:p>1420895420</text:p>
          </table:table-cell>
          <table:table-cell table:style-name="ce5" office:value-type="float" office:value="536" calcext:value-type="float">
            <text:p>536</text:p>
          </table:table-cell>
        </table:table-row>
        <table:table-row table:style-name="ro1">
          <table:table-cell table:style-name="ce5" office:value-type="float" office:value="7834" calcext:value-type="float">
            <text:p>7834</text:p>
          </table:table-cell>
          <table:table-cell table:style-name="ce5" office:value-type="float" office:value="904132565" calcext:value-type="float">
            <text:p>904132565</text:p>
          </table:table-cell>
          <table:table-cell table:style-name="ce5" office:value-type="float" office:value="196485931" calcext:value-type="float">
            <text:p>196485931</text:p>
          </table:table-cell>
          <table:table-cell table:style-name="ce5" office:value-type="float" office:value="1008049339" calcext:value-type="float">
            <text:p>1008049339</text:p>
          </table:table-cell>
          <table:table-cell table:style-name="ce5" office:value-type="float" office:value="579" calcext:value-type="float">
            <text:p>579</text:p>
          </table:table-cell>
        </table:table-row>
        <table:table-row table:style-name="ro1"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818736198" calcext:value-type="float">
            <text:p>818736198</text:p>
          </table:table-cell>
          <table:table-cell table:style-name="ce5" office:value-type="float" office:value="630485180" calcext:value-type="float">
            <text:p>630485180</text:p>
          </table:table-cell>
          <table:table-cell table:style-name="ce5" office:value-type="float" office:value="129338894" calcext:value-type="float">
            <text:p>129338894</text:p>
          </table:table-cell>
          <table:table-cell table:style-name="ce5" office:value-type="float" office:value="622" calcext:value-type="float">
            <text:p>622</text:p>
          </table:table-cell>
        </table:table-row>
        <table:table-row table:style-name="ro1">
          <table:table-cell table:style-name="ce5" office:value-type="float" office:value="2438" calcext:value-type="float">
            <text:p>2438</text:p>
          </table:table-cell>
          <table:table-cell table:style-name="ce5" office:value-type="float" office:value="413200095" calcext:value-type="float">
            <text:p>413200095</text:p>
          </table:table-cell>
          <table:table-cell table:style-name="ce5" office:value-type="float" office:value="1251336127" calcext:value-type="float">
            <text:p>1251336127</text:p>
          </table:table-cell>
          <table:table-cell table:style-name="ce5" office:value-type="float" office:value="1045066902" calcext:value-type="float">
            <text:p>1045066902</text:p>
          </table:table-cell>
          <table:table-cell table:style-name="ce5" office:value-type="float" office:value="665" calcext:value-type="float">
            <text:p>665</text:p>
          </table:table-cell>
        </table:table-row>
        <table:table-row table:style-name="ro1"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1087244830" calcext:value-type="float">
            <text:p>1087244830</text:p>
          </table:table-cell>
          <table:table-cell table:style-name="ce5" office:value-type="float" office:value="748783084" calcext:value-type="float">
            <text:p>748783084</text:p>
          </table:table-cell>
          <table:table-cell table:style-name="ce5" office:value-type="float" office:value="1517182936" calcext:value-type="float">
            <text:p>1517182936</text:p>
          </table:table-cell>
          <table:table-cell table:style-name="ce5" office:value-type="float" office:value="708" calcext:value-type="float">
            <text:p>708</text:p>
          </table:table-cell>
        </table:table-row>
        <table:table-row table:style-name="ro1">
          <table:table-cell table:style-name="ce5" office:value-type="float" office:value="611" calcext:value-type="float">
            <text:p>611</text:p>
          </table:table-cell>
          <table:table-cell table:style-name="ce5" office:value-type="float" office:value="1076740455" calcext:value-type="float">
            <text:p>1076740455</text:p>
          </table:table-cell>
          <table:table-cell table:style-name="ce5" office:value-type="float" office:value="1274143699" calcext:value-type="float">
            <text:p>1274143699</text:p>
          </table:table-cell>
          <table:table-cell table:style-name="ce5" office:value-type="float" office:value="1795242937" calcext:value-type="float">
            <text:p>1795242937</text:p>
          </table:table-cell>
          <table:table-cell table:style-name="ce5" office:value-type="float" office:value="752" calcext:value-type="float">
            <text:p>752</text:p>
          </table:table-cell>
        </table:table-row>
        <table:table-row table:style-name="ro1"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451990651" calcext:value-type="float">
            <text:p>451990651</text:p>
          </table:table-cell>
          <table:table-cell table:style-name="ce5" office:value-type="float" office:value="1785872211" calcext:value-type="float">
            <text:p>1785872211</text:p>
          </table:table-cell>
          <table:table-cell table:style-name="ce5" office:value-type="float" office:value="1973535058" calcext:value-type="float">
            <text:p>1973535058</text:p>
          </table:table-cell>
          <table:table-cell table:style-name="ce5" office:value-type="float" office:value="796" calcext:value-type="float">
            <text:p>796</text:p>
          </table:table-cell>
        </table:table-row>
        <table:table-row table:style-name="ro1">
          <table:table-cell table:style-name="ce5" office:value-type="float" office:value="6663" calcext:value-type="float">
            <text:p>6663</text:p>
          </table:table-cell>
          <table:table-cell table:style-name="ce5" office:value-type="float" office:value="146859566" calcext:value-type="float">
            <text:p>146859566</text:p>
          </table:table-cell>
          <table:table-cell table:style-name="ce5" office:value-type="float" office:value="798133942" calcext:value-type="float">
            <text:p>798133942</text:p>
          </table:table-cell>
          <table:table-cell table:style-name="ce5" office:value-type="float" office:value="38830434" calcext:value-type="float">
            <text:p>38830434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571992631" calcext:value-type="float">
            <text:p>571992631</text:p>
          </table:table-cell>
          <table:table-cell table:style-name="ce5" office:value-type="float" office:value="1785282360" calcext:value-type="float">
            <text:p>1785282360</text:p>
          </table:table-cell>
          <table:table-cell table:style-name="ce5" office:value-type="float" office:value="401311704" calcext:value-type="float">
            <text:p>401311704</text:p>
          </table:table-cell>
          <table:table-cell table:style-name="ce5" office:value-type="float" office:value="884" calcext:value-type="float">
            <text:p>884</text:p>
          </table:table-cell>
        </table:table-row>
        <table:table-row table:style-name="ro1">
          <table:table-cell table:style-name="ce5" office:value-type="float" office:value="8389" calcext:value-type="float">
            <text:p>8389</text:p>
          </table:table-cell>
          <table:table-cell table:style-name="ce5" office:value-type="float" office:value="39395608" calcext:value-type="float">
            <text:p>39395608</text:p>
          </table:table-cell>
          <table:table-cell table:style-name="ce5" office:value-type="float" office:value="1970036810" calcext:value-type="float">
            <text:p>1970036810</text:p>
          </table:table-cell>
          <table:table-cell table:style-name="ce5" office:value-type="float" office:value="405485556" calcext:value-type="float">
            <text:p>405485556</text:p>
          </table:table-cell>
          <table:table-cell table:style-name="ce5" office:value-type="float" office:value="928" calcext:value-type="float">
            <text:p>928</text:p>
          </table:table-cell>
        </table:table-row>
        <table:table-row table:style-name="ro1">
          <table:table-cell table:style-name="ce5" office:value-type="float" office:value="7317" calcext:value-type="float">
            <text:p>7317</text:p>
          </table:table-cell>
          <table:table-cell table:style-name="ce5" office:value-type="float" office:value="722364860" calcext:value-type="float">
            <text:p>722364860</text:p>
          </table:table-cell>
          <table:table-cell table:style-name="ce5" office:value-type="float" office:value="1560614668" calcext:value-type="float">
            <text:p>1560614668</text:p>
          </table:table-cell>
          <table:table-cell table:style-name="ce5" office:value-type="float" office:value="13574783" calcext:value-type="float">
            <text:p>13574783</text:p>
          </table:table-cell>
          <table:table-cell table:style-name="ce5" office:value-type="float" office:value="972" calcext:value-type="float">
            <text:p>972</text:p>
          </table:table-cell>
        </table:table-row>
        <table:table-row table:style-name="ro1"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327904570" calcext:value-type="float">
            <text:p>327904570</text:p>
          </table:table-cell>
          <table:table-cell table:style-name="ce5" office:value-type="float" office:value="272642249" calcext:value-type="float">
            <text:p>272642249</text:p>
          </table:table-cell>
          <table:table-cell table:style-name="ce5" office:value-type="float" office:value="1969955590" calcext:value-type="float">
            <text:p>1969955590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62269935" calcext:value-type="float">
            <text:p>62269935</text:p>
          </table:table-cell>
          <table:table-cell table:style-name="ce5" office:value-type="float" office:value="1668754018" calcext:value-type="float">
            <text:p>1668754018</text:p>
          </table:table-cell>
          <table:table-cell table:style-name="ce5" office:value-type="float" office:value="261820943" calcext:value-type="float">
            <text:p>261820943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382544127" calcext:value-type="float">
            <text:p>382544127</text:p>
          </table:table-cell>
          <table:table-cell table:style-name="ce5" office:value-type="float" office:value="926197157" calcext:value-type="float">
            <text:p>926197157</text:p>
          </table:table-cell>
          <table:table-cell table:style-name="ce5" office:value-type="float" office:value="587369055" calcext:value-type="float">
            <text:p>587369055</text:p>
          </table:table-cell>
          <table:table-cell table:style-name="ce5" office:value-type="float" office:value="107" calcext:value-type="float">
            <text:p>107</text:p>
          </table:table-cell>
        </table:table-row>
        <table:table-row table:style-name="ro1">
          <table:table-cell table:style-name="ce5" office:value-type="float" office:value="765" calcext:value-type="float">
            <text:p>765</text:p>
          </table:table-cell>
          <table:table-cell table:style-name="ce5" office:value-type="float" office:value="161095095" calcext:value-type="float">
            <text:p>161095095</text:p>
          </table:table-cell>
          <table:table-cell table:style-name="ce5" office:value-type="float" office:value="457265612" calcext:value-type="float">
            <text:p>457265612</text:p>
          </table:table-cell>
          <table:table-cell table:style-name="ce5" office:value-type="float" office:value="967495264" calcext:value-type="float">
            <text:p>967495264</text:p>
          </table:table-cell>
          <table:table-cell table:style-name="ce5" office:value-type="float" office:value="152" calcext:value-type="float">
            <text:p>152</text:p>
          </table:table-cell>
        </table:table-row>
        <table:table-row table:style-name="ro1">
          <table:table-cell table:style-name="ce5" office:value-type="float" office:value="2065" calcext:value-type="float">
            <text:p>2065</text:p>
          </table:table-cell>
          <table:table-cell table:style-name="ce5" office:value-type="float" office:value="243852763" calcext:value-type="float">
            <text:p>243852763</text:p>
          </table:table-cell>
          <table:table-cell table:style-name="ce5" office:value-type="float" office:value="2099017553" calcext:value-type="float">
            <text:p>2099017553</text:p>
          </table:table-cell>
          <table:table-cell table:style-name="ce5" office:value-type="float" office:value="1009424535" calcext:value-type="float">
            <text:p>1009424535</text:p>
          </table:table-cell>
          <table:table-cell table:style-name="ce5" office:value-type="float" office:value="198" calcext:value-type="float">
            <text:p>198</text:p>
          </table:table-cell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776836347" calcext:value-type="float">
            <text:p>776836347</text:p>
          </table:table-cell>
          <table:table-cell table:style-name="ce5" office:value-type="float" office:value="1354953295" calcext:value-type="float">
            <text:p>1354953295</text:p>
          </table:table-cell>
          <table:table-cell table:style-name="ce5" office:value-type="float" office:value="521767877" calcext:value-type="float">
            <text:p>521767877</text:p>
          </table:table-cell>
          <table:table-cell table:style-name="ce5" office:value-type="float" office:value="244" calcext:value-type="float">
            <text:p>244</text:p>
          </table:table-cell>
        </table:table-row>
        <table:table-row table:style-name="ro1">
          <table:table-cell table:style-name="ce5" office:value-type="float" office:value="6665" calcext:value-type="float">
            <text:p>6665</text:p>
          </table:table-cell>
          <table:table-cell table:style-name="ce5" office:value-type="float" office:value="853812407" calcext:value-type="float">
            <text:p>853812407</text:p>
          </table:table-cell>
          <table:table-cell table:style-name="ce5" office:value-type="float" office:value="931243651" calcext:value-type="float">
            <text:p>931243651</text:p>
          </table:table-cell>
          <table:table-cell table:style-name="ce5" office:value-type="float" office:value="1150848317" calcext:value-type="float">
            <text:p>1150848317</text:p>
          </table:table-cell>
          <table:table-cell table:style-name="ce5" office:value-type="float" office:value="290" calcext:value-type="float">
            <text:p>290</text:p>
          </table:table-cell>
        </table:table-row>
        <table:table-row table:style-name="ro1">
          <table:table-cell table:style-name="ce5" office:value-type="float" office:value="9746" calcext:value-type="float">
            <text:p>9746</text:p>
          </table:table-cell>
          <table:table-cell table:style-name="ce5" office:value-type="float" office:value="478663360" calcext:value-type="float">
            <text:p>478663360</text:p>
          </table:table-cell>
          <table:table-cell table:style-name="ce5" office:value-type="float" office:value="1504578832" calcext:value-type="float">
            <text:p>1504578832</text:p>
          </table:table-cell>
          <table:table-cell table:style-name="ce5" office:value-type="float" office:value="1785810370" calcext:value-type="float">
            <text:p>1785810370</text:p>
          </table:table-cell>
          <table:table-cell table:style-name="ce5" office:value-type="float" office:value="336" calcext:value-type="float">
            <text:p>336</text:p>
          </table:table-cell>
        </table:table-row>
        <table:table-row table:style-name="ro1"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627623801" calcext:value-type="float">
            <text:p>627623801</text:p>
          </table:table-cell>
          <table:table-cell table:style-name="ce5" office:value-type="float" office:value="298267998" calcext:value-type="float">
            <text:p>298267998</text:p>
          </table:table-cell>
          <table:table-cell table:style-name="ce5" office:value-type="float" office:value="1894932561" calcext:value-type="float">
            <text:p>1894932561</text:p>
          </table:table-cell>
          <table:table-cell table:style-name="ce5" office:value-type="float" office:value="382" calcext:value-type="float">
            <text:p>382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float" office:value="711137784" calcext:value-type="float">
            <text:p>711137784</text:p>
          </table:table-cell>
          <table:table-cell table:style-name="ce5" office:value-type="float" office:value="867343135" calcext:value-type="float">
            <text:p>867343135</text:p>
          </table:table-cell>
          <table:table-cell table:style-name="ce5" office:value-type="float" office:value="2085273588" calcext:value-type="float">
            <text:p>2085273588</text:p>
          </table:table-cell>
          <table:table-cell table:style-name="ce5" office:value-type="float" office:value="428" calcext:value-type="float">
            <text:p>428</text:p>
          </table:table-cell>
        </table:table-row>
        <table:table-row table:style-name="ro1"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474310347" calcext:value-type="float">
            <text:p>474310347</text:p>
          </table:table-cell>
          <table:table-cell table:style-name="ce5" office:value-type="float" office:value="1072414657" calcext:value-type="float">
            <text:p>1072414657</text:p>
          </table:table-cell>
          <table:table-cell table:style-name="ce5" office:value-type="float" office:value="409413723" calcext:value-type="float">
            <text:p>409413723</text:p>
          </table:table-cell>
          <table:table-cell table:style-name="ce5" office:value-type="float" office:value="475" calcext:value-type="float">
            <text:p>475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7567110" calcext:value-type="float">
            <text:p>247567110</text:p>
          </table:table-cell>
          <table:table-cell table:style-name="ce5" office:value-type="float" office:value="164437351" calcext:value-type="float">
            <text:p>164437351</text:p>
          </table:table-cell>
          <table:table-cell table:style-name="ce5" office:value-type="float" office:value="2036093623" calcext:value-type="float">
            <text:p>2036093623</text:p>
          </table:table-cell>
          <table:table-cell table:style-name="ce5" office:value-type="float" office:value="522" calcext:value-type="float">
            <text:p>522</text:p>
          </table:table-cell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736180214" calcext:value-type="float">
            <text:p>736180214</text:p>
          </table:table-cell>
          <table:table-cell table:style-name="ce5" office:value-type="float" office:value="207758630" calcext:value-type="float">
            <text:p>207758630</text:p>
          </table:table-cell>
          <table:table-cell table:style-name="ce5" office:value-type="float" office:value="901467165" calcext:value-type="float">
            <text:p>901467165</text:p>
          </table:table-cell>
          <table:table-cell table:style-name="ce5" office:value-type="float" office:value="569" calcext:value-type="float">
            <text:p>569</text:p>
          </table:table-cell>
        </table:table-row>
        <table:table-row table:style-name="ro1">
          <table:table-cell table:style-name="ce5" office:value-type="float" office:value="3907" calcext:value-type="float">
            <text:p>3907</text:p>
          </table:table-cell>
          <table:table-cell table:style-name="ce5" office:value-type="float" office:value="909830138" calcext:value-type="float">
            <text:p>909830138</text:p>
          </table:table-cell>
          <table:table-cell table:style-name="ce5" office:value-type="float" office:value="1523519603" calcext:value-type="float">
            <text:p>1523519603</text:p>
          </table:table-cell>
          <table:table-cell table:style-name="ce5" office:value-type="float" office:value="1195458204" calcext:value-type="float">
            <text:p>1195458204</text:p>
          </table:table-cell>
          <table:table-cell table:style-name="ce5" office:value-type="float" office:value="616" calcext:value-type="float">
            <text:p>616</text:p>
          </table:table-cell>
        </table:table-row>
        <table:table-row table:style-name="ro1">
          <table:table-cell table:style-name="ce5" office:value-type="float" office:value="727" calcext:value-type="float">
            <text:p>727</text:p>
          </table:table-cell>
          <table:table-cell table:style-name="ce5" office:value-type="float" office:value="284710580" calcext:value-type="float">
            <text:p>284710580</text:p>
          </table:table-cell>
          <table:table-cell table:style-name="ce5" office:value-type="float" office:value="1888375207" calcext:value-type="float">
            <text:p>1888375207</text:p>
          </table:table-cell>
          <table:table-cell table:style-name="ce5" office:value-type="float" office:value="309874272" calcext:value-type="float">
            <text:p>309874272</text:p>
          </table:table-cell>
          <table:table-cell table:style-name="ce5" office:value-type="float" office:value="664" calcext:value-type="float">
            <text:p>664</text:p>
          </table:table-cell>
        </table:table-row>
        <table:table-row table:style-name="ro1">
          <table:table-cell table:style-name="ce5" office:value-type="float" office:value="2957" calcext:value-type="float">
            <text:p>2957</text:p>
          </table:table-cell>
          <table:table-cell table:style-name="ce5" office:value-type="float" office:value="919208444" calcext:value-type="float">
            <text:p>919208444</text:p>
          </table:table-cell>
          <table:table-cell table:style-name="ce5" office:value-type="float" office:value="1463682487" calcext:value-type="float">
            <text:p>1463682487</text:p>
          </table:table-cell>
          <table:table-cell table:style-name="ce5" office:value-type="float" office:value="1436729478" calcext:value-type="float">
            <text:p>1436729478</text:p>
          </table:table-cell>
          <table:table-cell table:style-name="ce5" office:value-type="float" office:value="712" calcext:value-type="float">
            <text:p>712</text:p>
          </table:table-cell>
        </table:table-row>
        <table:table-row table:style-name="ro1"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171078453" calcext:value-type="float">
            <text:p>171078453</text:p>
          </table:table-cell>
          <table:table-cell table:style-name="ce5" office:value-type="float" office:value="1142606926" calcext:value-type="float">
            <text:p>1142606926</text:p>
          </table:table-cell>
          <table:table-cell table:style-name="ce5" office:value-type="float" office:value="1542134834" calcext:value-type="float">
            <text:p>1542134834</text:p>
          </table:table-cell>
          <table:table-cell table:style-name="ce5" office:value-type="float" office:value="760" calcext:value-type="float">
            <text:p>760</text:p>
          </table:table-cell>
        </table:table-row>
        <table:table-row table:style-name="ro1">
          <table:table-cell table:style-name="ce5" office:value-type="float" office:value="1904" calcext:value-type="float">
            <text:p>1904</text:p>
          </table:table-cell>
          <table:table-cell table:style-name="ce5" office:value-type="float" office:value="740314736" calcext:value-type="float">
            <text:p>740314736</text:p>
          </table:table-cell>
          <table:table-cell table:style-name="ce5" office:value-type="float" office:value="165617062" calcext:value-type="float">
            <text:p>165617062</text:p>
          </table:table-cell>
          <table:table-cell table:style-name="ce5" office:value-type="float" office:value="1062256579" calcext:value-type="float">
            <text:p>1062256579</text:p>
          </table:table-cell>
          <table:table-cell table:style-name="ce5" office:value-type="float" office:value="808" calcext:value-type="float">
            <text:p>808</text:p>
          </table:table-cell>
        </table:table-row>
        <table:table-row table:style-name="ro1">
          <table:table-cell table:style-name="ce5" office:value-type="float" office:value="6480" calcext:value-type="float">
            <text:p>6480</text:p>
          </table:table-cell>
          <table:table-cell table:style-name="ce5" office:value-type="float" office:value="1008688912" calcext:value-type="float">
            <text:p>1008688912</text:p>
          </table:table-cell>
          <table:table-cell table:style-name="ce5" office:value-type="float" office:value="378094500" calcext:value-type="float">
            <text:p>378094500</text:p>
          </table:table-cell>
          <table:table-cell table:style-name="ce5" office:value-type="float" office:value="664714556" calcext:value-type="float">
            <text:p>664714556</text:p>
          </table:table-cell>
          <table:table-cell table:style-name="ce5" office:value-type="float" office:value="856" calcext:value-type="float">
            <text:p>856</text:p>
          </table:table-cell>
        </table:table-row>
        <table:table-row table:style-name="ro1">
          <table:table-cell table:style-name="ce5" office:value-type="float" office:value="7042" calcext:value-type="float">
            <text:p>7042</text:p>
          </table:table-cell>
          <table:table-cell table:style-name="ce5" office:value-type="float" office:value="434679441" calcext:value-type="float">
            <text:p>434679441</text:p>
          </table:table-cell>
          <table:table-cell table:style-name="ce5" office:value-type="float" office:value="1275651105" calcext:value-type="float">
            <text:p>1275651105</text:p>
          </table:table-cell>
          <table:table-cell table:style-name="ce5" office:value-type="float" office:value="1503725618" calcext:value-type="float">
            <text:p>1503725618</text:p>
          </table:table-cell>
          <table:table-cell table:style-name="ce5" office:value-type="float" office:value="904" calcext:value-type="float">
            <text:p>904</text:p>
          </table:table-cell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768332005" calcext:value-type="float">
            <text:p>768332005</text:p>
          </table:table-cell>
          <table:table-cell table:style-name="ce5" office:value-type="float" office:value="108335976" calcext:value-type="float">
            <text:p>108335976</text:p>
          </table:table-cell>
          <table:table-cell table:style-name="ce5" office:value-type="float" office:value="1843388887" calcext:value-type="float">
            <text:p>1843388887</text:p>
          </table:table-cell>
          <table:table-cell table:style-name="ce5" office:value-type="float" office:value="953" calcext:value-type="float">
            <text:p>953</text:p>
          </table:table-cell>
        </table:table-row>
        <table:table-row table:style-name="ro1"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453167141" calcext:value-type="float">
            <text:p>453167141</text:p>
          </table:table-cell>
          <table:table-cell table:style-name="ce5" office:value-type="float" office:value="341589268" calcext:value-type="float">
            <text:p>341589268</text:p>
          </table:table-cell>
          <table:table-cell table:style-name="ce5" office:value-type="float" office:value="1425636365" calcext:value-type="float">
            <text:p>1425636365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566295058" calcext:value-type="float">
            <text:p>566295058</text:p>
          </table:table-cell>
          <table:table-cell table:style-name="ce5" office:value-type="float" office:value="428166287" calcext:value-type="float">
            <text:p>428166287</text:p>
          </table:table-cell>
          <table:table-cell table:style-name="ce5" office:value-type="float" office:value="440210366" calcext:value-type="float">
            <text:p>440210366</text:p>
          </table:table-cell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table:style-name="ce5" office:value-type="float" office:value="8950" calcext:value-type="float">
            <text:p>8950</text:p>
          </table:table-cell>
          <table:table-cell table:style-name="ce5" office:value-type="float" office:value="1045462628" calcext:value-type="float">
            <text:p>1045462628</text:p>
          </table:table-cell>
          <table:table-cell table:style-name="ce5" office:value-type="float" office:value="1786593140" calcext:value-type="float">
            <text:p>1786593140</text:p>
          </table:table-cell>
          <table:table-cell table:style-name="ce5" office:value-type="float" office:value="1469481893" calcext:value-type="float">
            <text:p>1469481893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718583285" calcext:value-type="float">
            <text:p>718583285</text:p>
          </table:table-cell>
          <table:table-cell table:style-name="ce5" office:value-type="float" office:value="1663314281" calcext:value-type="float">
            <text:p>1663314281</text:p>
          </table:table-cell>
          <table:table-cell table:style-name="ce5" office:value-type="float" office:value="841976903" calcext:value-type="float">
            <text:p>841976903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264542180" calcext:value-type="float">
            <text:p>264542180</text:p>
          </table:table-cell>
          <table:table-cell table:style-name="ce5" office:value-type="float" office:value="1859275900" calcext:value-type="float">
            <text:p>1859275900</text:p>
          </table:table-cell>
          <table:table-cell table:style-name="ce5" office:value-type="float" office:value="14824691" calcext:value-type="float">
            <text:p>14824691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014974730" calcext:value-type="float">
            <text:p>1014974730</text:p>
          </table:table-cell>
          <table:table-cell table:style-name="ce5" office:value-type="float" office:value="1091289898" calcext:value-type="float">
            <text:p>1091289898</text:p>
          </table:table-cell>
          <table:table-cell table:style-name="ce5" office:value-type="float" office:value="127364674" calcext:value-type="float">
            <text:p>127364674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270592700" calcext:value-type="float">
            <text:p>270592700</text:p>
          </table:table-cell>
          <table:table-cell table:style-name="ce5" office:value-type="float" office:value="2028694215" calcext:value-type="float">
            <text:p>2028694215</text:p>
          </table:table-cell>
          <table:table-cell table:style-name="ce5" office:value-type="float" office:value="1749358969" calcext:value-type="float">
            <text:p>1749358969</text:p>
          </table:table-cell>
          <table:table-cell table:style-name="ce5" office:value-type="float" office:value="300" calcext:value-type="float">
            <text:p>300</text:p>
          </table:table-cell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751928373" calcext:value-type="float">
            <text:p>751928373</text:p>
          </table:table-cell>
          <table:table-cell table:style-name="ce5" office:value-type="float" office:value="745768281" calcext:value-type="float">
            <text:p>745768281</text:p>
          </table:table-cell>
          <table:table-cell table:style-name="ce5" office:value-type="float" office:value="1023418797" calcext:value-type="float">
            <text:p>1023418797</text:p>
          </table:table-cell>
          <table:table-cell table:style-name="ce5" office:value-type="float" office:value="350" calcext:value-type="float">
            <text:p>350</text:p>
          </table:table-cell>
        </table:table-row>
        <table:table-row table:style-name="ro1">
          <table:table-cell table:style-name="ce5" office:value-type="float" office:value="6796" calcext:value-type="float">
            <text:p>6796</text:p>
          </table:table-cell>
          <table:table-cell table:style-name="ce5" office:value-type="float" office:value="202793262" calcext:value-type="float">
            <text:p>202793262</text:p>
          </table:table-cell>
          <table:table-cell table:style-name="ce5" office:value-type="float" office:value="764053671" calcext:value-type="float">
            <text:p>764053671</text:p>
          </table:table-cell>
          <table:table-cell table:style-name="ce5" office:value-type="float" office:value="863520419" calcext:value-type="float">
            <text:p>863520419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1">
          <table:table-cell table:style-name="ce5" office:value-type="float" office:value="5421" calcext:value-type="float">
            <text:p>5421</text:p>
          </table:table-cell>
          <table:table-cell table:style-name="ce5" office:value-type="float" office:value="487739140" calcext:value-type="float">
            <text:p>487739140</text:p>
          </table:table-cell>
          <table:table-cell table:style-name="ce5" office:value-type="float" office:value="1019786840" calcext:value-type="float">
            <text:p>1019786840</text:p>
          </table:table-cell>
          <table:table-cell table:style-name="ce5" office:value-type="float" office:value="1073536135" calcext:value-type="float">
            <text:p>1073536135</text:p>
          </table:table-cell>
          <table:table-cell table:style-name="ce5" office:value-type="float" office:value="451" calcext:value-type="float">
            <text:p>451</text:p>
          </table:table-cell>
        </table:table-row>
        <table:table-row table:style-name="ro1">
          <table:table-cell table:style-name="ce5" office:value-type="float" office:value="7179" calcext:value-type="float">
            <text:p>7179</text:p>
          </table:table-cell>
          <table:table-cell table:style-name="ce5" office:value-type="float" office:value="693271943" calcext:value-type="float">
            <text:p>693271943</text:p>
          </table:table-cell>
          <table:table-cell table:style-name="ce5" office:value-type="float" office:value="1927764146" calcext:value-type="float">
            <text:p>1927764146</text:p>
          </table:table-cell>
          <table:table-cell table:style-name="ce5" office:value-type="float" office:value="1846219620" calcext:value-type="float">
            <text:p>1846219620</text:p>
          </table:table-cell>
          <table:table-cell table:style-name="ce5" office:value-type="float" office:value="502" calcext:value-type="float">
            <text:p>502</text:p>
          </table:table-cell>
        </table:table-row>
        <table:table-row table:style-name="ro1"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505067157" calcext:value-type="float">
            <text:p>505067157</text:p>
          </table:table-cell>
          <table:table-cell table:style-name="ce5" office:value-type="float" office:value="1123076304" calcext:value-type="float">
            <text:p>1123076304</text:p>
          </table:table-cell>
          <table:table-cell table:style-name="ce5" office:value-type="float" office:value="241387086" calcext:value-type="float">
            <text:p>241387086</text:p>
          </table:table-cell>
          <table:table-cell table:style-name="ce5" office:value-type="float" office:value="553" calcext:value-type="float">
            <text:p>553</text:p>
          </table:table-cell>
        </table:table-row>
        <table:table-row table:style-name="ro1">
          <table:table-cell table:style-name="ce5" office:value-type="float" office:value="3111" calcext:value-type="float">
            <text:p>3111</text:p>
          </table:table-cell>
          <table:table-cell table:style-name="ce5" office:value-type="float" office:value="142775465" calcext:value-type="float">
            <text:p>142775465</text:p>
          </table:table-cell>
          <table:table-cell table:style-name="ce5" office:value-type="float" office:value="1525420225" calcext:value-type="float">
            <text:p>1525420225</text:p>
          </table:table-cell>
          <table:table-cell table:style-name="ce5" office:value-type="float" office:value="212385140" calcext:value-type="float">
            <text:p>212385140</text:p>
          </table:table-cell>
          <table:table-cell table:style-name="ce5" office:value-type="float" office:value="604" calcext:value-type="float">
            <text:p>604</text:p>
          </table:table-cell>
        </table:table-row>
        <table:table-row table:style-name="ro1"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909796524" calcext:value-type="float">
            <text:p>909796524</text:p>
          </table:table-cell>
          <table:table-cell table:style-name="ce5" office:value-type="float" office:value="2007328492" calcext:value-type="float">
            <text:p>2007328492</text:p>
          </table:table-cell>
          <table:table-cell table:style-name="ce5" office:value-type="float" office:value="1650008735" calcext:value-type="float">
            <text:p>1650008735</text:p>
          </table:table-cell>
          <table:table-cell table:style-name="ce5" office:value-type="float" office:value="656" calcext:value-type="float">
            <text:p>656</text:p>
          </table:table-cell>
        </table:table-row>
        <table:table-row table:style-name="ro1">
          <table:table-cell table:style-name="ce5" office:value-type="float" office:value="2950" calcext:value-type="float">
            <text:p>2950</text:p>
          </table:table-cell>
          <table:table-cell table:style-name="ce5" office:value-type="float" office:value="88824995" calcext:value-type="float">
            <text:p>88824995</text:p>
          </table:table-cell>
          <table:table-cell table:style-name="ce5" office:value-type="float" office:value="674265241" calcext:value-type="float">
            <text:p>674265241</text:p>
          </table:table-cell>
          <table:table-cell table:style-name="ce5" office:value-type="float" office:value="6533437" calcext:value-type="float">
            <text:p>6533437</text:p>
          </table:table-cell>
          <table:table-cell table:style-name="ce5" office:value-type="float" office:value="708" calcext:value-type="float">
            <text:p>708</text:p>
          </table:table-cell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774819507" calcext:value-type="float">
            <text:p>774819507</text:p>
          </table:table-cell>
          <table:table-cell table:style-name="ce5" office:value-type="float" office:value="1325985048" calcext:value-type="float">
            <text:p>1325985048</text:p>
          </table:table-cell>
          <table:table-cell table:style-name="ce5" office:value-type="float" office:value="359125958" calcext:value-type="float">
            <text:p>359125958</text:p>
          </table:table-cell>
          <table:table-cell table:style-name="ce5" office:value-type="float" office:value="760" calcext:value-type="float">
            <text:p>760</text:p>
          </table:table-cell>
        </table:table-row>
        <table:table-row table:style-name="ro1">
          <table:table-cell table:style-name="ce5" office:value-type="float" office:value="7279" calcext:value-type="float">
            <text:p>7279</text:p>
          </table:table-cell>
          <table:table-cell table:style-name="ce5" office:value-type="float" office:value="139767012" calcext:value-type="float">
            <text:p>139767012</text:p>
          </table:table-cell>
          <table:table-cell table:style-name="ce5" office:value-type="float" office:value="469783552" calcext:value-type="float">
            <text:p>469783552</text:p>
          </table:table-cell>
          <table:table-cell table:style-name="ce5" office:value-type="float" office:value="622528773" calcext:value-type="float">
            <text:p>622528773</text:p>
          </table:table-cell>
          <table:table-cell table:style-name="ce5" office:value-type="float" office:value="812" calcext:value-type="float">
            <text:p>812</text:p>
          </table:table-cell>
        </table:table-row>
        <table:table-row table:style-name="ro1"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729507835" calcext:value-type="float">
            <text:p>729507835</text:p>
          </table:table-cell>
          <table:table-cell table:style-name="ce5" office:value-type="float" office:value="1954045294" calcext:value-type="float">
            <text:p>1954045294</text:p>
          </table:table-cell>
          <table:table-cell table:style-name="ce5" office:value-type="float" office:value="1863603967" calcext:value-type="float">
            <text:p>1863603967</text:p>
          </table:table-cell>
          <table:table-cell table:style-name="ce5" office:value-type="float" office:value="864" calcext:value-type="float">
            <text:p>864</text:p>
          </table:table-cell>
        </table:table-row>
        <table:table-row table:style-name="ro1">
          <table:table-cell table:style-name="ce5" office:value-type="float" office:value="8393" calcext:value-type="float">
            <text:p>8393</text:p>
          </table:table-cell>
          <table:table-cell table:style-name="ce5" office:value-type="float" office:value="64891827" calcext:value-type="float">
            <text:p>64891827</text:p>
          </table:table-cell>
          <table:table-cell table:style-name="ce5" office:value-type="float" office:value="1228856259" calcext:value-type="float">
            <text:p>1228856259</text:p>
          </table:table-cell>
          <table:table-cell table:style-name="ce5" office:value-type="float" office:value="834249391" calcext:value-type="float">
            <text:p>834249391</text:p>
          </table:table-cell>
          <table:table-cell table:style-name="ce5" office:value-type="float" office:value="916" calcext:value-type="float">
            <text:p>916</text:p>
          </table:table-cell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065042783" calcext:value-type="float">
            <text:p>1065042783</text:p>
          </table:table-cell>
          <table:table-cell table:style-name="ce5" office:value-type="float" office:value="2067886528" calcext:value-type="float">
            <text:p>2067886528</text:p>
          </table:table-cell>
          <table:table-cell table:style-name="ce5" office:value-type="float" office:value="415130218" calcext:value-type="float">
            <text:p>415130218</text:p>
          </table:table-cell>
          <table:table-cell table:style-name="ce5" office:value-type="float" office:value="969" calcext:value-type="float">
            <text:p>969</text:p>
          </table:table-cell>
        </table:table-row>
        <table:table-row table:style-name="ro1">
          <table:table-cell table:style-name="ce5" office:value-type="float" office:value="7734" calcext:value-type="float">
            <text:p>7734</text:p>
          </table:table-cell>
          <table:table-cell table:style-name="ce5" office:value-type="float" office:value="761710047" calcext:value-type="float">
            <text:p>761710047</text:p>
          </table:table-cell>
          <table:table-cell table:style-name="ce5" office:value-type="float" office:value="884121119" calcext:value-type="float">
            <text:p>884121119</text:p>
          </table:table-cell>
          <table:table-cell table:style-name="ce5" office:value-type="float" office:value="302352113" calcext:value-type="float">
            <text:p>302352113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415805180" calcext:value-type="float">
            <text:p>415805180</text:p>
          </table:table-cell>
          <table:table-cell table:style-name="ce5" office:value-type="float" office:value="859871689" calcext:value-type="float">
            <text:p>859871689</text:p>
          </table:table-cell>
          <table:table-cell table:style-name="ce5" office:value-type="float" office:value="229445558" calcext:value-type="float">
            <text:p>229445558</text:p>
          </table:table-cell>
          <table:table-cell table:style-name="ce5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9427" calcext:value-type="float">
            <text:p>9427</text:p>
          </table:table-cell>
          <table:table-cell table:style-name="ce5" office:value-type="float" office:value="488764367" calcext:value-type="float">
            <text:p>488764367</text:p>
          </table:table-cell>
          <table:table-cell table:style-name="ce5" office:value-type="float" office:value="987017340" calcext:value-type="float">
            <text:p>987017340</text:p>
          </table:table-cell>
          <table:table-cell table:style-name="ce5" office:value-type="float" office:value="1019163001" calcext:value-type="float">
            <text:p>1019163001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 table:style-name="ce5" office:value-type="float" office:value="4165" calcext:value-type="float">
            <text:p>4165</text:p>
          </table:table-cell>
          <table:table-cell table:style-name="ce5" office:value-type="float" office:value="696885448" calcext:value-type="float">
            <text:p>696885448</text:p>
          </table:table-cell>
          <table:table-cell table:style-name="ce5" office:value-type="float" office:value="1265820246" calcext:value-type="float">
            <text:p>1265820246</text:p>
          </table:table-cell>
          <table:table-cell table:style-name="ce5" office:value-type="float" office:value="1668925133" calcext:value-type="float">
            <text:p>1668925133</text:p>
          </table:table-cell>
          <table:table-cell table:style-name="ce5" office:value-type="float" office:value="182" calcext:value-type="float">
            <text:p>182</text:p>
          </table:table-cell>
        </table:table-row>
        <table:table-row table:style-name="ro1"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502697370" calcext:value-type="float">
            <text:p>502697370</text:p>
          </table:table-cell>
          <table:table-cell table:style-name="ce5" office:value-type="float" office:value="710246152" calcext:value-type="float">
            <text:p>710246152</text:p>
          </table:table-cell>
          <table:table-cell table:style-name="ce5" office:value-type="float" office:value="1404944176" calcext:value-type="float">
            <text:p>1404944176</text:p>
          </table:table-cell>
          <table:table-cell table:style-name="ce5" office:value-type="float" office:value="236" calcext:value-type="float">
            <text:p>236</text:p>
          </table:table-cell>
        </table:table-row>
        <table:table-row table:style-name="ro1"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146977215" calcext:value-type="float">
            <text:p>146977215</text:p>
          </table:table-cell>
          <table:table-cell table:style-name="ce5" office:value-type="float" office:value="1509690874" calcext:value-type="float">
            <text:p>1509690874</text:p>
          </table:table-cell>
          <table:table-cell table:style-name="ce5" office:value-type="float" office:value="1699934395" calcext:value-type="float">
            <text:p>1699934395</text:p>
          </table:table-cell>
          <table:table-cell table:style-name="ce5" office:value-type="float" office:value="290" calcext:value-type="float">
            <text:p>290</text:p>
          </table:table-cell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5" office:value-type="float" office:value="534647477" calcext:value-type="float">
            <text:p>534647477</text:p>
          </table:table-cell>
          <table:table-cell table:style-name="ce5" office:value-type="float" office:value="1928681692" calcext:value-type="float">
            <text:p>1928681692</text:p>
          </table:table-cell>
          <table:table-cell table:style-name="ce5" office:value-type="float" office:value="1773307487" calcext:value-type="float">
            <text:p>1773307487</text:p>
          </table:table-cell>
          <table:table-cell table:style-name="ce5" office:value-type="float" office:value="344" calcext:value-type="float">
            <text:p>344</text:p>
          </table:table-cell>
        </table:table-row>
        <table:table-row table:style-name="ro1"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874451403" calcext:value-type="float">
            <text:p>874451403</text:p>
          </table:table-cell>
          <table:table-cell table:style-name="ce5" office:value-type="float" office:value="1714762396" calcext:value-type="float">
            <text:p>1714762396</text:p>
          </table:table-cell>
          <table:table-cell table:style-name="ce5" office:value-type="float" office:value="750953822" calcext:value-type="float">
            <text:p>750953822</text:p>
          </table:table-cell>
          <table:table-cell table:style-name="ce5" office:value-type="float" office:value="398" calcext:value-type="float">
            <text:p>398</text:p>
          </table:table-cell>
        </table:table-row>
        <table:table-row table:style-name="ro1">
          <table:table-cell table:style-name="ce5" office:value-type="float" office:value="1514" calcext:value-type="float">
            <text:p>1514</text:p>
          </table:table-cell>
          <table:table-cell table:style-name="ce5" office:value-type="float" office:value="165111968" calcext:value-type="float">
            <text:p>165111968</text:p>
          </table:table-cell>
          <table:table-cell table:style-name="ce5" office:value-type="float" office:value="704019938" calcext:value-type="float">
            <text:p>704019938</text:p>
          </table:table-cell>
          <table:table-cell table:style-name="ce5" office:value-type="float" office:value="1764346893" calcext:value-type="float">
            <text:p>1764346893</text:p>
          </table:table-cell>
          <table:table-cell table:style-name="ce5" office:value-type="float" office:value="452" calcext:value-type="float">
            <text:p>452</text:p>
          </table:table-cell>
        </table:table-row>
        <table:table-row table:style-name="ro1"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94354498" calcext:value-type="float">
            <text:p>94354498</text:p>
          </table:table-cell>
          <table:table-cell table:style-name="ce5" office:value-type="float" office:value="94441699" calcext:value-type="float">
            <text:p>94441699</text:p>
          </table:table-cell>
          <table:table-cell table:style-name="ce5" office:value-type="float" office:value="1846709599" calcext:value-type="float">
            <text:p>1846709599</text:p>
          </table:table-cell>
          <table:table-cell table:style-name="ce5" office:value-type="float" office:value="507" calcext:value-type="float">
            <text:p>507</text:p>
          </table:table-cell>
        </table:table-row>
        <table:table-row table:style-name="ro1">
          <table:table-cell table:style-name="ce5" office:value-type="float" office:value="7825" calcext:value-type="float">
            <text:p>7825</text:p>
          </table:table-cell>
          <table:table-cell table:style-name="ce5" office:value-type="float" office:value="336022351" calcext:value-type="float">
            <text:p>336022351</text:p>
          </table:table-cell>
          <table:table-cell table:style-name="ce5" office:value-type="float" office:value="1138543517" calcext:value-type="float">
            <text:p>1138543517</text:p>
          </table:table-cell>
          <table:table-cell table:style-name="ce5" office:value-type="float" office:value="1001460401" calcext:value-type="float">
            <text:p>1001460401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7675" calcext:value-type="float">
            <text:p>7675</text:p>
          </table:table-cell>
          <table:table-cell table:style-name="ce5" office:value-type="float" office:value="830887659" calcext:value-type="float">
            <text:p>830887659</text:p>
          </table:table-cell>
          <table:table-cell table:style-name="ce5" office:value-type="float" office:value="1381627659" calcext:value-type="float">
            <text:p>1381627659</text:p>
          </table:table-cell>
          <table:table-cell table:style-name="ce5" office:value-type="float" office:value="1281711662" calcext:value-type="float">
            <text:p>1281711662</text:p>
          </table:table-cell>
          <table:table-cell table:style-name="ce5" office:value-type="float" office:value="617" calcext:value-type="float">
            <text:p>617</text:p>
          </table:table-cell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553874685" calcext:value-type="float">
            <text:p>553874685</text:p>
          </table:table-cell>
          <table:table-cell table:style-name="ce5" office:value-type="float" office:value="1251205058" calcext:value-type="float">
            <text:p>1251205058</text:p>
          </table:table-cell>
          <table:table-cell table:style-name="ce5" office:value-type="float" office:value="1154877375" calcext:value-type="float">
            <text:p>1154877375</text:p>
          </table:table-cell>
          <table:table-cell table:style-name="ce5" office:value-type="float" office:value="672" calcext:value-type="float">
            <text:p>672</text:p>
          </table:table-cell>
        </table:table-row>
        <table:table-row table:style-name="ro1"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624884260" calcext:value-type="float">
            <text:p>624884260</text:p>
          </table:table-cell>
          <table:table-cell table:style-name="ce5" office:value-type="float" office:value="735216502" calcext:value-type="float">
            <text:p>735216502</text:p>
          </table:table-cell>
          <table:table-cell table:style-name="ce5" office:value-type="float" office:value="1526771425" calcext:value-type="float">
            <text:p>1526771425</text:p>
          </table:table-cell>
          <table:table-cell table:style-name="ce5" office:value-type="float" office:value="728" calcext:value-type="float">
            <text:p>728</text:p>
          </table:table-cell>
        </table:table-row>
        <table:table-row table:style-name="ro1"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119413735" calcext:value-type="float">
            <text:p>119413735</text:p>
          </table:table-cell>
          <table:table-cell table:style-name="ce5" office:value-type="float" office:value="1180685085" calcext:value-type="float">
            <text:p>1180685085</text:p>
          </table:table-cell>
          <table:table-cell table:style-name="ce5" office:value-type="float" office:value="824428661" calcext:value-type="float">
            <text:p>824428661</text:p>
          </table:table-cell>
          <table:table-cell table:style-name="ce5" office:value-type="float" office:value="784" calcext:value-type="float">
            <text:p>784</text:p>
          </table:table-cell>
        </table:table-row>
        <table:table-row table:style-name="ro1">
          <table:table-cell table:style-name="ce5" office:value-type="float" office:value="8626" calcext:value-type="float">
            <text:p>8626</text:p>
          </table:table-cell>
          <table:table-cell table:style-name="ce5" office:value-type="float" office:value="41530097" calcext:value-type="float">
            <text:p>41530097</text:p>
          </table:table-cell>
          <table:table-cell table:style-name="ce5" office:value-type="float" office:value="1251073971" calcext:value-type="float">
            <text:p>1251073971</text:p>
          </table:table-cell>
          <table:table-cell table:style-name="ce5" office:value-type="float" office:value="370389712" calcext:value-type="float">
            <text:p>370389712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3503" calcext:value-type="float">
            <text:p>3503</text:p>
          </table:table-cell>
          <table:table-cell table:style-name="ce5" office:value-type="float" office:value="341114872" calcext:value-type="float">
            <text:p>341114872</text:p>
          </table:table-cell>
          <table:table-cell table:style-name="ce5" office:value-type="float" office:value="193995440" calcext:value-type="float">
            <text:p>193995440</text:p>
          </table:table-cell>
          <table:table-cell table:style-name="ce5" office:value-type="float" office:value="189381031" calcext:value-type="float">
            <text:p>189381031</text:p>
          </table:table-cell>
          <table:table-cell table:style-name="ce5" office:value-type="float" office:value="896" calcext:value-type="float">
            <text:p>896</text:p>
          </table:table-cell>
        </table:table-row>
        <table:table-row table:style-name="ro1">
          <table:table-cell table:style-name="ce5" office:value-type="float" office:value="625" calcext:value-type="float">
            <text:p>625</text:p>
          </table:table-cell>
          <table:table-cell table:style-name="ce5" office:value-type="float" office:value="985293568" calcext:value-type="float">
            <text:p>985293568</text:p>
          </table:table-cell>
          <table:table-cell table:style-name="ce5" office:value-type="float" office:value="869768078" calcext:value-type="float">
            <text:p>869768078</text:p>
          </table:table-cell>
          <table:table-cell table:style-name="ce5" office:value-type="float" office:value="895627808" calcext:value-type="float">
            <text:p>895627808</text:p>
          </table:table-cell>
          <table:table-cell table:style-name="ce5" office:value-type="float" office:value="952" calcext:value-type="float">
            <text:p>952</text:p>
          </table:table-cell>
        </table:table-row>
        <table:table-row table:style-name="ro1">
          <table:table-cell table:style-name="ce5" office:value-type="float" office:value="2498" calcext:value-type="float">
            <text:p>2498</text:p>
          </table:table-cell>
          <table:table-cell table:style-name="ce5" office:value-type="float" office:value="992957560" calcext:value-type="float">
            <text:p>992957560</text:p>
          </table:table-cell>
          <table:table-cell table:style-name="ce5" office:value-type="float" office:value="1103217996" calcext:value-type="float">
            <text:p>1103217996</text:p>
          </table:table-cell>
          <table:table-cell table:style-name="ce5" office:value-type="float" office:value="1627286323" calcext:value-type="float">
            <text:p>1627286323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1005579617" calcext:value-type="float">
            <text:p>1005579617</text:p>
          </table:table-cell>
          <table:table-cell table:style-name="ce5" office:value-type="float" office:value="1764572036" calcext:value-type="float">
            <text:p>1764572036</text:p>
          </table:table-cell>
          <table:table-cell table:style-name="ce5" office:value-type="float" office:value="1445439577" calcext:value-type="float">
            <text:p>1445439577</text:p>
          </table:table-cell>
          <table:table-cell table:style-name="ce5" office:value-type="float" office:value="65" calcext:value-type="float">
            <text:p>65</text:p>
          </table:table-cell>
        </table:table-row>
        <table:table-row table:style-name="ro1">
          <table:table-cell table:style-name="ce5" office:value-type="float" office:value="7477" calcext:value-type="float">
            <text:p>7477</text:p>
          </table:table-cell>
          <table:table-cell table:style-name="ce5" office:value-type="float" office:value="546765324" calcext:value-type="float">
            <text:p>546765324</text:p>
          </table:table-cell>
          <table:table-cell table:style-name="ce5" office:value-type="float" office:value="1407253408" calcext:value-type="float">
            <text:p>1407253408</text:p>
          </table:table-cell>
          <table:table-cell table:style-name="ce5" office:value-type="float" office:value="1592204581" calcext:value-type="float">
            <text:p>1592204581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676095189" calcext:value-type="float">
            <text:p>676095189</text:p>
          </table:table-cell>
          <table:table-cell table:style-name="ce5" office:value-type="float" office:value="1809925033" calcext:value-type="float">
            <text:p>1809925033</text:p>
          </table:table-cell>
          <table:table-cell table:style-name="ce5" office:value-type="float" office:value="1311690347" calcext:value-type="float">
            <text:p>1311690347</text:p>
          </table:table-cell>
          <table:table-cell table:style-name="ce5" office:value-type="float" office:value="179" calcext:value-type="float">
            <text:p>179</text:p>
          </table:table-cell>
        </table:table-row>
        <table:table-row table:style-name="ro1"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35766946" calcext:value-type="float">
            <text:p>135766946</text:p>
          </table:table-cell>
          <table:table-cell table:style-name="ce5" office:value-type="float" office:value="989769987" calcext:value-type="float">
            <text:p>989769987</text:p>
          </table:table-cell>
          <table:table-cell table:style-name="ce5" office:value-type="float" office:value="866575198" calcext:value-type="float">
            <text:p>866575198</text:p>
          </table:table-cell>
          <table:table-cell table:style-name="ce5" office:value-type="float" office:value="236" calcext:value-type="float">
            <text:p>236</text:p>
          </table:table-cell>
        </table:table-row>
        <table:table-row table:style-name="ro1">
          <table:table-cell table:style-name="ce5" office:value-type="float" office:value="5800" calcext:value-type="float">
            <text:p>5800</text:p>
          </table:table-cell>
          <table:table-cell table:style-name="ce5" office:value-type="float" office:value="626363276" calcext:value-type="float">
            <text:p>626363276</text:p>
          </table:table-cell>
          <table:table-cell table:style-name="ce5" office:value-type="float" office:value="1912821263" calcext:value-type="float">
            <text:p>1912821263</text:p>
          </table:table-cell>
          <table:table-cell table:style-name="ce5" office:value-type="float" office:value="852182919" calcext:value-type="float">
            <text:p>852182919</text:p>
          </table:table-cell>
          <table:table-cell table:style-name="ce5" office:value-type="float" office:value="294" calcext:value-type="float">
            <text:p>294</text:p>
          </table:table-cell>
        </table:table-row>
        <table:table-row table:style-name="ro1"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739205474" calcext:value-type="float">
            <text:p>739205474</text:p>
          </table:table-cell>
          <table:table-cell table:style-name="ce5" office:value-type="float" office:value="922330347" calcext:value-type="float">
            <text:p>922330347</text:p>
          </table:table-cell>
          <table:table-cell table:style-name="ce5" office:value-type="float" office:value="265206807" calcext:value-type="float">
            <text:p>265206807</text:p>
          </table:table-cell>
          <table:table-cell table:style-name="ce5" office:value-type="float" office:value="352" calcext:value-type="float">
            <text:p>352</text:p>
          </table:table-cell>
        </table:table-row>
        <table:table-row table:style-name="ro1">
          <table:table-cell table:style-name="ce5" office:value-type="float" office:value="2794" calcext:value-type="float">
            <text:p>2794</text:p>
          </table:table-cell>
          <table:table-cell table:style-name="ce5" office:value-type="float" office:value="150439457" calcext:value-type="float">
            <text:p>150439457</text:p>
          </table:table-cell>
          <table:table-cell table:style-name="ce5" office:value-type="float" office:value="1221909116" calcext:value-type="float">
            <text:p>1221909116</text:p>
          </table:table-cell>
          <table:table-cell table:style-name="ce5" office:value-type="float" office:value="429930356" calcext:value-type="float">
            <text:p>429930356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7539" calcext:value-type="float">
            <text:p>7539</text:p>
          </table:table-cell>
          <table:table-cell table:style-name="ce5" office:value-type="float" office:value="257382398" calcext:value-type="float">
            <text:p>257382398</text:p>
          </table:table-cell>
          <table:table-cell table:style-name="ce5" office:value-type="float" office:value="2123201453" calcext:value-type="float">
            <text:p>2123201453</text:p>
          </table:table-cell>
          <table:table-cell table:style-name="ce5" office:value-type="float" office:value="511581786" calcext:value-type="float">
            <text:p>511581786</text:p>
          </table:table-cell>
          <table:table-cell table:style-name="ce5" office:value-type="float" office:value="468" calcext:value-type="float">
            <text:p>468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213936303" calcext:value-type="float">
            <text:p>213936303</text:p>
          </table:table-cell>
          <table:table-cell table:style-name="ce5" office:value-type="float" office:value="2141683451" calcext:value-type="float">
            <text:p>2141683451</text:p>
          </table:table-cell>
          <table:table-cell table:style-name="ce5" office:value-type="float" office:value="868285694" calcext:value-type="float">
            <text:p>868285694</text:p>
          </table:table-cell>
          <table:table-cell table:style-name="ce5" office:value-type="float" office:value="526" calcext:value-type="float">
            <text:p>526</text:p>
          </table:table-cell>
        </table:table-row>
        <table:table-row table:style-name="ro1">
          <table:table-cell table:style-name="ce5" office:value-type="float" office:value="8220" calcext:value-type="float">
            <text:p>8220</text:p>
          </table:table-cell>
          <table:table-cell table:style-name="ce5" office:value-type="float" office:value="285618158" calcext:value-type="float">
            <text:p>285618158</text:p>
          </table:table-cell>
          <table:table-cell table:style-name="ce5" office:value-type="float" office:value="628912244" calcext:value-type="float">
            <text:p>628912244</text:p>
          </table:table-cell>
          <table:table-cell table:style-name="ce5" office:value-type="float" office:value="1803794160" calcext:value-type="float">
            <text:p>1803794160</text:p>
          </table:table-cell>
          <table:table-cell table:style-name="ce5" office:value-type="float" office:value="584" calcext:value-type="float">
            <text:p>584</text:p>
          </table:table-cell>
        </table:table-row>
        <table:table-row table:style-name="ro1">
          <table:table-cell table:style-name="ce5" office:value-type="float" office:value="7238" calcext:value-type="float">
            <text:p>7238</text:p>
          </table:table-cell>
          <table:table-cell table:style-name="ce5" office:value-type="float" office:value="915594939" calcext:value-type="float">
            <text:p>915594939</text:p>
          </table:table-cell>
          <table:table-cell table:style-name="ce5" office:value-type="float" office:value="841127535" calcext:value-type="float">
            <text:p>841127535</text:p>
          </table:table-cell>
          <table:table-cell table:style-name="ce5" office:value-type="float" office:value="887368804" calcext:value-type="float">
            <text:p>887368804</text:p>
          </table:table-cell>
          <table:table-cell table:style-name="ce5" office:value-type="float" office:value="643" calcext:value-type="float">
            <text:p>643</text:p>
          </table:table-cell>
        </table:table-row>
        <table:table-row table:style-name="ro1">
          <table:table-cell table:style-name="ce5" office:value-type="float" office:value="5727" calcext:value-type="float">
            <text:p>5727</text:p>
          </table:table-cell>
          <table:table-cell table:style-name="ce5" office:value-type="float" office:value="1014705818" calcext:value-type="float">
            <text:p>1014705818</text:p>
          </table:table-cell>
          <table:table-cell table:style-name="ce5" office:value-type="float" office:value="860002758" calcext:value-type="float">
            <text:p>860002758</text:p>
          </table:table-cell>
          <table:table-cell table:style-name="ce5" office:value-type="float" office:value="181577006" calcext:value-type="float">
            <text:p>181577006</text:p>
          </table:table-cell>
          <table:table-cell table:style-name="ce5" office:value-type="float" office:value="702" calcext:value-type="float">
            <text:p>702</text:p>
          </table:table-cell>
        </table:table-row>
        <table:table-row table:style-name="ro1">
          <table:table-cell table:style-name="ce5" office:value-type="float" office:value="507" calcext:value-type="float">
            <text:p>507</text:p>
          </table:table-cell>
          <table:table-cell table:style-name="ce5" office:value-type="float" office:value="385905527" calcext:value-type="float">
            <text:p>385905527</text:p>
          </table:table-cell>
          <table:table-cell table:style-name="ce5" office:value-type="float" office:value="281162319" calcext:value-type="float">
            <text:p>281162319</text:p>
          </table:table-cell>
          <table:table-cell table:style-name="ce5" office:value-type="float" office:value="1539472301" calcext:value-type="float">
            <text:p>1539472301</text:p>
          </table:table-cell>
          <table:table-cell table:style-name="ce5" office:value-type="float" office:value="761" calcext:value-type="float">
            <text:p>761</text:p>
          </table:table-cell>
        </table:table-row>
        <table:table-row table:style-name="ro1">
          <table:table-cell table:style-name="ce5" office:value-type="float" office:value="1239" calcext:value-type="float">
            <text:p>1239</text:p>
          </table:table-cell>
          <table:table-cell table:style-name="ce5" office:value-type="float" office:value="1046437434" calcext:value-type="float">
            <text:p>1046437434</text:p>
          </table:table-cell>
          <table:table-cell table:style-name="ce5" office:value-type="float" office:value="225781864" calcext:value-type="float">
            <text:p>225781864</text:p>
          </table:table-cell>
          <table:table-cell table:style-name="ce5" office:value-type="float" office:value="2014196848" calcext:value-type="float">
            <text:p>2014196848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4361" calcext:value-type="float">
            <text:p>4361</text:p>
          </table:table-cell>
          <table:table-cell table:style-name="ce5" office:value-type="float" office:value="846047573" calcext:value-type="float">
            <text:p>846047573</text:p>
          </table:table-cell>
          <table:table-cell table:style-name="ce5" office:value-type="float" office:value="2027514513" calcext:value-type="float">
            <text:p>2027514513</text:p>
          </table:table-cell>
          <table:table-cell table:style-name="ce5" office:value-type="float" office:value="1335830024" calcext:value-type="float">
            <text:p>1335830024</text:p>
          </table:table-cell>
          <table:table-cell table:style-name="ce5" office:value-type="float" office:value="880" calcext:value-type="float">
            <text:p>880</text:p>
          </table:table-cell>
        </table:table-row>
        <table:table-row table:style-name="ro1">
          <table:table-cell table:style-name="ce5" office:value-type="float" office:value="5028" calcext:value-type="float">
            <text:p>5028</text:p>
          </table:table-cell>
          <table:table-cell table:style-name="ce5" office:value-type="float" office:value="241735081" calcext:value-type="float">
            <text:p>241735081</text:p>
          </table:table-cell>
          <table:table-cell table:style-name="ce5" office:value-type="float" office:value="1394276686" calcext:value-type="float">
            <text:p>1394276686</text:p>
          </table:table-cell>
          <table:table-cell table:style-name="ce5" office:value-type="float" office:value="488485832" calcext:value-type="float">
            <text:p>488485832</text:p>
          </table:table-cell>
          <table:table-cell table:style-name="ce5" office:value-type="float" office:value="940" calcext:value-type="float">
            <text:p>940</text:p>
          </table:table-cell>
        </table:table-row>
        <table:table-row table:style-name="ro1"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151044509" calcext:value-type="float">
            <text:p>151044509</text:p>
          </table:table-cell>
          <table:table-cell table:style-name="ce5" office:value-type="float" office:value="294401188" calcext:value-type="float">
            <text:p>294401188</text:p>
          </table:table-cell>
          <table:table-cell table:style-name="ce5" office:value-type="float" office:value="78127952" calcext:value-type="float">
            <text:p>7812795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077" calcext:value-type="float">
            <text:p>3077</text:p>
          </table:table-cell>
          <table:table-cell table:style-name="ce5" office:value-type="float" office:value="886333952" calcext:value-type="float">
            <text:p>886333952</text:p>
          </table:table-cell>
          <table:table-cell table:style-name="ce5" office:value-type="float" office:value="1540232039" calcext:value-type="float">
            <text:p>1540232039</text:p>
          </table:table-cell>
          <table:table-cell table:style-name="ce5" office:value-type="float" office:value="1387451141" calcext:value-type="float">
            <text:p>1387451141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958" calcext:value-type="float">
            <text:p>958</text:p>
          </table:table-cell>
          <table:table-cell table:style-name="ce5" office:value-type="float" office:value="481789462" calcext:value-type="float">
            <text:p>481789462</text:p>
          </table:table-cell>
          <table:table-cell table:style-name="ce5" office:value-type="float" office:value="1474627509" calcext:value-type="float">
            <text:p>1474627509</text:p>
          </table:table-cell>
          <table:table-cell table:style-name="ce5" office:value-type="float" office:value="1524004392" calcext:value-type="float">
            <text:p>1524004392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table:style-name="ce5" office:value-type="float" office:value="6341" calcext:value-type="float">
            <text:p>6341</text:p>
          </table:table-cell>
          <table:table-cell table:style-name="ce5" office:value-type="float" office:value="491218189" calcext:value-type="float">
            <text:p>491218189</text:p>
          </table:table-cell>
          <table:table-cell table:style-name="ce5" office:value-type="float" office:value="1765751738" calcext:value-type="float">
            <text:p>1765751738</text:p>
          </table:table-cell>
          <table:table-cell table:style-name="ce5" office:value-type="float" office:value="40778471" calcext:value-type="float">
            <text:p>40778471</text:p>
          </table:table-cell>
          <table:table-cell table:style-name="ce5" office:value-type="float" office:value="180" calcext:value-type="float">
            <text:p>180</text:p>
          </table:table-cell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style-name="ce5" office:value-type="float" office:value="872569019" calcext:value-type="float">
            <text:p>872569019</text:p>
          </table:table-cell>
          <table:table-cell table:style-name="ce5" office:value-type="float" office:value="931374738" calcext:value-type="float">
            <text:p>931374738</text:p>
          </table:table-cell>
          <table:table-cell table:style-name="ce5" office:value-type="float" office:value="694750478" calcext:value-type="float">
            <text:p>694750478</text:p>
          </table:table-cell>
          <table:table-cell table:style-name="ce5" office:value-type="float" office:value="241" calcext:value-type="float">
            <text:p>241</text:p>
          </table:table-cell>
        </table:table-row>
        <table:table-row table:style-name="ro1">
          <table:table-cell table:style-name="ce5" office:value-type="float" office:value="6446" calcext:value-type="float">
            <text:p>6446</text:p>
          </table:table-cell>
          <table:table-cell table:style-name="ce5" office:value-type="float" office:value="5411854" calcext:value-type="float">
            <text:p>5411854</text:p>
          </table:table-cell>
          <table:table-cell table:style-name="ce5" office:value-type="float" office:value="1185862675" calcext:value-type="float">
            <text:p>1185862675</text:p>
          </table:table-cell>
          <table:table-cell table:style-name="ce5" office:value-type="float" office:value="1588172222" calcext:value-type="float">
            <text:p>1588172222</text:p>
          </table:table-cell>
          <table:table-cell table:style-name="ce5" office:value-type="float" office:value="302" calcext:value-type="float">
            <text:p>302</text:p>
          </table:table-cell>
        </table:table-row>
        <table:table-row table:style-name="ro1"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975713578" calcext:value-type="float">
            <text:p>975713578</text:p>
          </table:table-cell>
          <table:table-cell table:style-name="ce5" office:value-type="float" office:value="566584655" calcext:value-type="float">
            <text:p>566584655</text:p>
          </table:table-cell>
          <table:table-cell table:style-name="ce5" office:value-type="float" office:value="137611768" calcext:value-type="float">
            <text:p>137611768</text:p>
          </table:table-cell>
          <table:table-cell table:style-name="ce5" office:value-type="float" office:value="363" calcext:value-type="float">
            <text:p>363</text:p>
          </table:table-cell>
        </table:table-row>
        <table:table-row table:style-name="ro1">
          <table:table-cell table:style-name="ce5" office:value-type="float" office:value="6801" calcext:value-type="float">
            <text:p>6801</text:p>
          </table:table-cell>
          <table:table-cell table:style-name="ce5" office:value-type="float" office:value="554462930" calcext:value-type="float">
            <text:p>554462930</text:p>
          </table:table-cell>
          <table:table-cell table:style-name="ce5" office:value-type="float" office:value="1692085902" calcext:value-type="float">
            <text:p>1692085902</text:p>
          </table:table-cell>
          <table:table-cell table:style-name="ce5" office:value-type="float" office:value="1685182121" calcext:value-type="float">
            <text:p>1685182121</text:p>
          </table:table-cell>
          <table:table-cell table:style-name="ce5" office:value-type="float" office:value="424" calcext:value-type="float">
            <text:p>424</text:p>
          </table:table-cell>
        </table:table-row>
        <table:table-row table:style-name="ro1">
          <table:table-cell table:style-name="ce5" office:value-type="float" office:value="7587" calcext:value-type="float">
            <text:p>7587</text:p>
          </table:table-cell>
          <table:table-cell table:style-name="ce5" office:value-type="float" office:value="525269171" calcext:value-type="float">
            <text:p>525269171</text:p>
          </table:table-cell>
          <table:table-cell table:style-name="ce5" office:value-type="float" office:value="1174327802" calcext:value-type="float">
            <text:p>1174327802</text:p>
          </table:table-cell>
          <table:table-cell table:style-name="ce5" office:value-type="float" office:value="1319370818" calcext:value-type="float">
            <text:p>1319370818</text:p>
          </table:table-cell>
          <table:table-cell table:style-name="ce5" office:value-type="float" office:value="486" calcext:value-type="float">
            <text:p>486</text:p>
          </table:table-cell>
        </table:table-row>
        <table:table-row table:style-name="ro1">
          <table:table-cell table:style-name="ce5" office:value-type="float" office:value="5514" calcext:value-type="float">
            <text:p>5514</text:p>
          </table:table-cell>
          <table:table-cell table:style-name="ce5" office:value-type="float" office:value="926721173" calcext:value-type="float">
            <text:p>926721173</text:p>
          </table:table-cell>
          <table:table-cell table:style-name="ce5" office:value-type="float" office:value="1363473365" calcext:value-type="float">
            <text:p>1363473365</text:p>
          </table:table-cell>
          <table:table-cell table:style-name="ce5" office:value-type="float" office:value="841770728" calcext:value-type="float">
            <text:p>841770728</text:p>
          </table:table-cell>
          <table:table-cell table:style-name="ce5" office:value-type="float" office:value="548" calcext:value-type="float">
            <text:p>548</text:p>
          </table:table-cell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927191769" calcext:value-type="float">
            <text:p>927191769</text:p>
          </table:table-cell>
          <table:table-cell table:style-name="ce5" office:value-type="float" office:value="36832918" calcext:value-type="float">
            <text:p>36832918</text:p>
          </table:table-cell>
          <table:table-cell table:style-name="ce5" office:value-type="float" office:value="880877992" calcext:value-type="float">
            <text:p>880877992</text:p>
          </table:table-cell>
          <table:table-cell table:style-name="ce5" office:value-type="float" office:value="610" calcext:value-type="float">
            <text:p>610</text:p>
          </table:table-cell>
        </table:table-row>
        <table:table-row table:style-name="ro1"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77878381" calcext:value-type="float">
            <text:p>777878381</text:p>
          </table:table-cell>
          <table:table-cell table:style-name="ce5" office:value-type="float" office:value="571237933" calcext:value-type="float">
            <text:p>571237933</text:p>
          </table:table-cell>
          <table:table-cell table:style-name="ce5" office:value-type="float" office:value="2000839601" calcext:value-type="float">
            <text:p>2000839601</text:p>
          </table:table-cell>
          <table:table-cell table:style-name="ce5" office:value-type="float" office:value="672" calcext:value-type="float">
            <text:p>672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146741917" calcext:value-type="float">
            <text:p>146741917</text:p>
          </table:table-cell>
          <table:table-cell table:style-name="ce5" office:value-type="float" office:value="1501826185" calcext:value-type="float">
            <text:p>1501826185</text:p>
          </table:table-cell>
          <table:table-cell table:style-name="ce5" office:value-type="float" office:value="98808151" calcext:value-type="float">
            <text:p>98808151</text:p>
          </table:table-cell>
          <table:table-cell table:style-name="ce5" office:value-type="float" office:value="734" calcext:value-type="float">
            <text:p>734</text:p>
          </table:table-cell>
        </table:table-row>
        <table:table-row table:style-name="ro1">
          <table:table-cell table:style-name="ce5" office:value-type="float" office:value="8359" calcext:value-type="float">
            <text:p>8359</text:p>
          </table:table-cell>
          <table:table-cell table:style-name="ce5" office:value-type="float" office:value="186809805" calcext:value-type="float">
            <text:p>186809805</text:p>
          </table:table-cell>
          <table:table-cell table:style-name="ce5" office:value-type="float" office:value="1482426641" calcext:value-type="float">
            <text:p>1482426641</text:p>
          </table:table-cell>
          <table:table-cell table:style-name="ce5" office:value-type="float" office:value="1063053895" calcext:value-type="float">
            <text:p>1063053895</text:p>
          </table:table-cell>
          <table:table-cell table:style-name="ce5" office:value-type="float" office:value="796" calcext:value-type="float">
            <text:p>796</text:p>
          </table:table-cell>
        </table:table-row>
        <table:table-row table:style-name="ro1">
          <table:table-cell table:style-name="ce5" office:value-type="float" office:value="2851" calcext:value-type="float">
            <text:p>2851</text:p>
          </table:table-cell>
          <table:table-cell table:style-name="ce5" office:value-type="float" office:value="577975923" calcext:value-type="float">
            <text:p>577975923</text:p>
          </table:table-cell>
          <table:table-cell table:style-name="ce5" office:value-type="float" office:value="919774326" calcext:value-type="float">
            <text:p>919774326</text:p>
          </table:table-cell>
          <table:table-cell table:style-name="ce5" office:value-type="float" office:value="1708879638" calcext:value-type="float">
            <text:p>1708879638</text:p>
          </table:table-cell>
          <table:table-cell table:style-name="ce5" office:value-type="float" office:value="859" calcext:value-type="float">
            <text:p>859</text:p>
          </table:table-cell>
        </table:table-row>
        <table:table-row table:style-name="ro1">
          <table:table-cell table:style-name="ce5" office:value-type="float" office:value="4807" calcext:value-type="float">
            <text:p>4807</text:p>
          </table:table-cell>
          <table:table-cell table:style-name="ce5" office:value-type="float" office:value="1016151220" calcext:value-type="float">
            <text:p>1016151220</text:p>
          </table:table-cell>
          <table:table-cell table:style-name="ce5" office:value-type="float" office:value="1272898458" calcext:value-type="float">
            <text:p>1272898458</text:p>
          </table:table-cell>
          <table:table-cell table:style-name="ce5" office:value-type="float" office:value="1470070004" calcext:value-type="float">
            <text:p>1470070004</text:p>
          </table:table-cell>
          <table:table-cell table:style-name="ce5" office:value-type="float" office:value="922" calcext:value-type="float">
            <text:p>922</text:p>
          </table:table-cell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462024430" calcext:value-type="float">
            <text:p>462024430</text:p>
          </table:table-cell>
          <table:table-cell table:style-name="ce5" office:value-type="float" office:value="1532826141" calcext:value-type="float">
            <text:p>1532826141</text:p>
          </table:table-cell>
          <table:table-cell table:style-name="ce5" office:value-type="float" office:value="1431620812" calcext:value-type="float">
            <text:p>1431620812</text:p>
          </table:table-cell>
          <table:table-cell table:style-name="ce5" office:value-type="float" office:value="985" calcext:value-type="float">
            <text:p>985</text:p>
          </table:table-cell>
        </table:table-row>
        <table:table-row table:style-name="ro1">
          <table:table-cell table:style-name="ce5" office:value-type="float" office:value="8848" calcext:value-type="float">
            <text:p>8848</text:p>
          </table:table-cell>
          <table:table-cell table:style-name="ce5" office:value-type="float" office:value="203751261" calcext:value-type="float">
            <text:p>203751261</text:p>
          </table:table-cell>
          <table:table-cell table:style-name="ce5" office:value-type="float" office:value="230828358" calcext:value-type="float">
            <text:p>230828358</text:p>
          </table:table-cell>
          <table:table-cell table:style-name="ce5" office:value-type="float" office:value="1820522739" calcext:value-type="float">
            <text:p>1820522739</text:p>
          </table:table-cell>
          <table:table-cell table:style-name="ce5" office:value-type="float" office:value="48" calcext:value-type="float">
            <text:p>48</text:p>
          </table:table-cell>
        </table:table-row>
        <table:table-row table:style-name="ro1">
          <table:table-cell table:style-name="ce5" office:value-type="float" office:value="621" calcext:value-type="float">
            <text:p>621</text:p>
          </table:table-cell>
          <table:table-cell table:style-name="ce5" office:value-type="float" office:value="1056286336" calcext:value-type="float">
            <text:p>1056286336</text:p>
          </table:table-cell>
          <table:table-cell table:style-name="ce5" office:value-type="float" office:value="1005040574" calcext:value-type="float">
            <text:p>1005040574</text:p>
          </table:table-cell>
          <table:table-cell table:style-name="ce5" office:value-type="float" office:value="2055941539" calcext:value-type="float">
            <text:p>2055941539</text:p>
          </table:table-cell>
          <table:table-cell table:style-name="ce5" office:value-type="float" office:value="112" calcext:value-type="float">
            <text:p>112</text:p>
          </table:table-cell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489940857" calcext:value-type="float">
            <text:p>489940857</text:p>
          </table:table-cell>
          <table:table-cell table:style-name="ce5" office:value-type="float" office:value="628650097" calcext:value-type="float">
            <text:p>628650097</text:p>
          </table:table-cell>
          <table:table-cell table:style-name="ce5" office:value-type="float" office:value="656788513" calcext:value-type="float">
            <text:p>656788513</text:p>
          </table:table-cell>
          <table:table-cell table:style-name="ce5" office:value-type="float" office:value="176" calcext:value-type="float">
            <text:p>176</text:p>
          </table:table-cell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944099611" calcext:value-type="float">
            <text:p>944099611</text:p>
          </table:table-cell>
          <table:table-cell table:style-name="ce5" office:value-type="float" office:value="436489740" calcext:value-type="float">
            <text:p>436489740</text:p>
          </table:table-cell>
          <table:table-cell table:style-name="ce5" office:value-type="float" office:value="2068475991" calcext:value-type="float">
            <text:p>2068475991</text:p>
          </table:table-cell>
          <table:table-cell table:style-name="ce5" office:value-type="float" office:value="240" calcext:value-type="float">
            <text:p>240</text:p>
          </table:table-cell>
        </table:table-row>
        <table:table-row table:style-name="ro1"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1093513841" calcext:value-type="float">
            <text:p>1093513841</text:p>
          </table:table-cell>
          <table:table-cell table:style-name="ce5" office:value-type="float" office:value="1945394137" calcext:value-type="float">
            <text:p>1945394137</text:p>
          </table:table-cell>
          <table:table-cell table:style-name="ce5" office:value-type="float" office:value="2141241548" calcext:value-type="float">
            <text:p>2141241548</text:p>
          </table:table-cell>
          <table:table-cell table:style-name="ce5" office:value-type="float" office:value="304" calcext:value-type="float">
            <text:p>304</text:p>
          </table:table-cell>
        </table:table-row>
        <table:table-row table:style-name="ro1">
          <table:table-cell table:style-name="ce5" office:value-type="float" office:value="476" calcext:value-type="float">
            <text:p>476</text:p>
          </table:table-cell>
          <table:table-cell table:style-name="ce5" office:value-type="float" office:value="811929363" calcext:value-type="float">
            <text:p>811929363</text:p>
          </table:table-cell>
          <table:table-cell table:style-name="ce5" office:value-type="float" office:value="1541542828" calcext:value-type="float">
            <text:p>1541542828</text:p>
          </table:table-cell>
          <table:table-cell table:style-name="ce5" office:value-type="float" office:value="1540711715" calcext:value-type="float">
            <text:p>1540711715</text:p>
          </table:table-cell>
          <table:table-cell table:style-name="ce5" office:value-type="float" office:value="368" calcext:value-type="float">
            <text:p>368</text:p>
          </table:table-cell>
        </table:table-row>
        <table:table-row table:style-name="ro1">
          <table:table-cell table:style-name="ce5" office:value-type="float" office:value="6268" calcext:value-type="float">
            <text:p>6268</text:p>
          </table:table-cell>
          <table:table-cell table:style-name="ce5" office:value-type="float" office:value="692397979" calcext:value-type="float">
            <text:p>692397979</text:p>
          </table:table-cell>
          <table:table-cell table:style-name="ce5" office:value-type="float" office:value="672954452" calcext:value-type="float">
            <text:p>672954452</text:p>
          </table:table-cell>
          <table:table-cell table:style-name="ce5" office:value-type="float" office:value="185251498" calcext:value-type="float">
            <text:p>185251498</text:p>
          </table:table-cell>
          <table:table-cell table:style-name="ce5" office:value-type="float" office:value="432" calcext:value-type="float">
            <text:p>432</text:p>
          </table:table-cell>
        </table:table-row>
        <table:table-row table:style-name="ro1"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492613170" calcext:value-type="float">
            <text:p>492613170</text:p>
          </table:table-cell>
          <table:table-cell table:style-name="ce5" office:value-type="float" office:value="1215027521" calcext:value-type="float">
            <text:p>1215027521</text:p>
          </table:table-cell>
          <table:table-cell table:style-name="ce5" office:value-type="float" office:value="852874278" calcext:value-type="float">
            <text:p>852874278</text:p>
          </table:table-cell>
          <table:table-cell table:style-name="ce5" office:value-type="float" office:value="497" calcext:value-type="float">
            <text:p>497</text:p>
          </table:table-cell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83110615" calcext:value-type="float">
            <text:p>83110615</text:p>
          </table:table-cell>
          <table:table-cell table:style-name="ce5" office:value-type="float" office:value="960736201" calcext:value-type="float">
            <text:p>960736201</text:p>
          </table:table-cell>
          <table:table-cell table:style-name="ce5" office:value-type="float" office:value="1508843931" calcext:value-type="float">
            <text:p>1508843931</text:p>
          </table:table-cell>
          <table:table-cell table:style-name="ce5" office:value-type="float" office:value="562" calcext:value-type="float">
            <text:p>562</text:p>
          </table:table-cell>
        </table:table-row>
        <table:table-row table:style-name="ro1">
          <table:table-cell table:style-name="ce5" office:value-type="float" office:value="1399" calcext:value-type="float">
            <text:p>1399</text:p>
          </table:table-cell>
          <table:table-cell table:style-name="ce5" office:value-type="float" office:value="334324844" calcext:value-type="float">
            <text:p>334324844</text:p>
          </table:table-cell>
          <table:table-cell table:style-name="ce5" office:value-type="float" office:value="1635263598" calcext:value-type="float">
            <text:p>1635263598</text:p>
          </table:table-cell>
          <table:table-cell table:style-name="ce5" office:value-type="float" office:value="1837935086" calcext:value-type="float">
            <text:p>1837935086</text:p>
          </table:table-cell>
          <table:table-cell table:style-name="ce5" office:value-type="float" office:value="627" calcext:value-type="float">
            <text:p>627</text:p>
          </table:table-cell>
        </table:table-row>
        <table:table-row table:style-name="ro1"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1061513313" calcext:value-type="float">
            <text:p>1061513313</text:p>
          </table:table-cell>
          <table:table-cell table:style-name="ce5" office:value-type="float" office:value="711819088" calcext:value-type="float">
            <text:p>711819088</text:p>
          </table:table-cell>
          <table:table-cell table:style-name="ce5" office:value-type="float" office:value="528585076" calcext:value-type="float">
            <text:p>528585076</text:p>
          </table:table-cell>
          <table:table-cell table:style-name="ce5" office:value-type="float" office:value="692" calcext:value-type="float">
            <text:p>692</text:p>
          </table:table-cell>
        </table:table-row>
        <table:table-row table:style-name="ro1">
          <table:table-cell table:style-name="ce5" office:value-type="float" office:value="3779" calcext:value-type="float">
            <text:p>3779</text:p>
          </table:table-cell>
          <table:table-cell table:style-name="ce5" office:value-type="float" office:value="152641174" calcext:value-type="float">
            <text:p>152641174</text:p>
          </table:table-cell>
          <table:table-cell table:style-name="ce5" office:value-type="float" office:value="332217191" calcext:value-type="float">
            <text:p>332217191</text:p>
          </table:table-cell>
          <table:table-cell table:style-name="ce5" office:value-type="float" office:value="1325401664" calcext:value-type="float">
            <text:p>1325401664</text:p>
          </table:table-cell>
          <table:table-cell table:style-name="ce5" office:value-type="float" office:value="758" calcext:value-type="float">
            <text:p>758</text:p>
          </table:table-cell>
        </table:table-row>
        <table:table-row table:style-name="ro1">
          <table:table-cell table:style-name="ce5" office:value-type="float" office:value="2307" calcext:value-type="float">
            <text:p>2307</text:p>
          </table:table-cell>
          <table:table-cell table:style-name="ce5" office:value-type="float" office:value="422242261" calcext:value-type="float">
            <text:p>422242261</text:p>
          </table:table-cell>
          <table:table-cell table:style-name="ce5" office:value-type="float" office:value="1960271490" calcext:value-type="float">
            <text:p>1960271490</text:p>
          </table:table-cell>
          <table:table-cell table:style-name="ce5" office:value-type="float" office:value="673481158" calcext:value-type="float">
            <text:p>673481158</text:p>
          </table:table-cell>
          <table:table-cell table:style-name="ce5" office:value-type="float" office:value="824" calcext:value-type="float">
            <text:p>824</text:p>
          </table:table-cell>
        </table:table-row>
        <table:table-row table:style-name="ro1"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1049798834" calcext:value-type="float">
            <text:p>1049798834</text:p>
          </table:table-cell>
          <table:table-cell table:style-name="ce5" office:value-type="float" office:value="1956142542" calcext:value-type="float">
            <text:p>1956142542</text:p>
          </table:table-cell>
          <table:table-cell table:style-name="ce5" office:value-type="float" office:value="651217940" calcext:value-type="float">
            <text:p>651217940</text:p>
          </table:table-cell>
          <table:table-cell table:style-name="ce5" office:value-type="float" office:value="890" calcext:value-type="float">
            <text:p>89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954082969" calcext:value-type="float">
            <text:p>954082969</text:p>
          </table:table-cell>
          <table:table-cell table:style-name="ce5" office:value-type="float" office:value="1939233471" calcext:value-type="float">
            <text:p>1939233471</text:p>
          </table:table-cell>
          <table:table-cell table:style-name="ce5" office:value-type="float" office:value="383264023" calcext:value-type="float">
            <text:p>383264023</text:p>
          </table:table-cell>
          <table:table-cell table:style-name="ce5" office:value-type="float" office:value="956" calcext:value-type="float">
            <text:p>956</text:p>
          </table:table-cell>
        </table:table-row>
        <table:table-row table:style-name="ro1">
          <table:table-cell table:style-name="ce5" office:value-type="float" office:value="7682" calcext:value-type="float">
            <text:p>7682</text:p>
          </table:table-cell>
          <table:table-cell table:style-name="ce5" office:value-type="float" office:value="722432088" calcext:value-type="float">
            <text:p>722432088</text:p>
          </table:table-cell>
          <table:table-cell table:style-name="ce5" office:value-type="float" office:value="1634214974" calcext:value-type="float">
            <text:p>1634214974</text:p>
          </table:table-cell>
          <table:table-cell table:style-name="ce5" office:value-type="float" office:value="956348938" calcext:value-type="float">
            <text:p>956348938</text:p>
          </table:table-cell>
          <table:table-cell table:style-name="ce5" office:value-type="float" office:value="1022" calcext:value-type="float">
            <text:p>1022</text:p>
          </table:table-cell>
        </table:table-row>
        <table:table-row table:style-name="ro1">
          <table:table-cell table:style-name="ce5" office:value-type="float" office:value="1278" calcext:value-type="float">
            <text:p>1278</text:p>
          </table:table-cell>
          <table:table-cell table:style-name="ce5" office:value-type="float" office:value="441166943" calcext:value-type="float">
            <text:p>441166943</text:p>
          </table:table-cell>
          <table:table-cell table:style-name="ce5" office:value-type="float" office:value="1135790870" calcext:value-type="float">
            <text:p>1135790870</text:p>
          </table:table-cell>
          <table:table-cell table:style-name="ce5" office:value-type="float" office:value="1712452784" calcext:value-type="float">
            <text:p>1712452784</text:p>
          </table:table-cell>
          <table:table-cell table:style-name="ce5" office:value-type="float" office:value="1088" calcext:value-type="float">
            <text:p>1088</text:p>
          </table:table-cell>
        </table:table-row>
        <table:table-row table:style-name="ro1">
          <table:table-cell table:style-name="ce5" office:value-type="float" office:value="676" calcext:value-type="float">
            <text:p>676</text:p>
          </table:table-cell>
          <table:table-cell table:style-name="ce5" office:value-type="float" office:value="953645987" calcext:value-type="float">
            <text:p>953645987</text:p>
          </table:table-cell>
          <table:table-cell table:style-name="ce5" office:value-type="float" office:value="1823032833" calcext:value-type="float">
            <text:p>1823032833</text:p>
          </table:table-cell>
          <table:table-cell table:style-name="ce5" office:value-type="float" office:value="862259117" calcext:value-type="float">
            <text:p>862259117</text:p>
          </table:table-cell>
          <table:table-cell table:style-name="ce5" office:value-type="float" office:value="1155" calcext:value-type="float">
            <text:p>1155</text:p>
          </table:table-cell>
        </table:table-row>
        <table:table-row table:style-name="ro1">
          <table:table-cell table:style-name="ce5" office:value-type="float" office:value="2666" calcext:value-type="float">
            <text:p>2666</text:p>
          </table:table-cell>
          <table:table-cell table:style-name="ce5" office:value-type="float" office:value="116438896" calcext:value-type="float">
            <text:p>116438896</text:p>
          </table:table-cell>
          <table:table-cell table:style-name="ce5" office:value-type="float" office:value="162536729" calcext:value-type="float">
            <text:p>162536729</text:p>
          </table:table-cell>
          <table:table-cell table:style-name="ce5" office:value-type="float" office:value="36367570" calcext:value-type="float">
            <text:p>36367570</text:p>
          </table:table-cell>
          <table:table-cell table:style-name="ce5" office:value-type="float" office:value="1222" calcext:value-type="float">
            <text:p>1222</text:p>
          </table:table-cell>
        </table:table-row>
        <table:table-row table:style-name="ro1"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353215912" calcext:value-type="float">
            <text:p>353215912</text:p>
          </table:table-cell>
          <table:table-cell table:style-name="ce5" office:value-type="float" office:value="1158598442" calcext:value-type="float">
            <text:p>1158598442</text:p>
          </table:table-cell>
          <table:table-cell table:style-name="ce5" office:value-type="float" office:value="1094405606" calcext:value-type="float">
            <text:p>1094405606</text:p>
          </table:table-cell>
          <table:table-cell table:style-name="ce5" office:value-type="float" office:value="1289" calcext:value-type="float">
            <text:p>1289</text:p>
          </table:table-cell>
        </table:table-row>
        <table:table-row table:style-name="ro1"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178708831" calcext:value-type="float">
            <text:p>178708831</text:p>
          </table:table-cell>
          <table:table-cell table:style-name="ce5" office:value-type="float" office:value="578709379" calcext:value-type="float">
            <text:p>578709379</text:p>
          </table:table-cell>
          <table:table-cell table:style-name="ce5" office:value-type="float" office:value="1522937003" calcext:value-type="float">
            <text:p>1522937003</text:p>
          </table:table-cell>
          <table:table-cell table:style-name="ce5" office:value-type="float" office:value="1356" calcext:value-type="float">
            <text:p>1356</text:p>
          </table:table-cell>
        </table:table-row>
        <table:table-row table:style-name="ro1">
          <table:table-cell table:style-name="ce5" office:value-type="float" office:value="8010" calcext:value-type="float">
            <text:p>8010</text:p>
          </table:table-cell>
          <table:table-cell table:style-name="ce5" office:value-type="float" office:value="685103741" calcext:value-type="float">
            <text:p>685103741</text:p>
          </table:table-cell>
          <table:table-cell table:style-name="ce5" office:value-type="float" office:value="514022377" calcext:value-type="float">
            <text:p>514022377</text:p>
          </table:table-cell>
          <table:table-cell table:style-name="ce5" office:value-type="float" office:value="309307469" calcext:value-type="float">
            <text:p>309307469</text:p>
          </table:table-cell>
          <table:table-cell table:style-name="ce5" office:value-type="float" office:value="1424" calcext:value-type="float">
            <text:p>1424</text:p>
          </table:table-cell>
        </table:table-row>
        <table:table-row table:style-name="ro1">
          <table:table-cell table:style-name="ce5" office:value-type="float" office:value="8556" calcext:value-type="float">
            <text:p>8556</text:p>
          </table:table-cell>
          <table:table-cell table:style-name="ce5" office:value-type="float" office:value="448730093" calcext:value-type="float">
            <text:p>448730093</text:p>
          </table:table-cell>
          <table:table-cell table:style-name="ce5" office:value-type="float" office:value="2039835836" calcext:value-type="float">
            <text:p>2039835836</text:p>
          </table:table-cell>
          <table:table-cell table:style-name="ce5" office:value-type="float" office:value="518920718" calcext:value-type="float">
            <text:p>518920718</text:p>
          </table:table-cell>
          <table:table-cell table:style-name="ce5" office:value-type="float" office:value="1492" calcext:value-type="float">
            <text:p>1492</text:p>
          </table:table-cell>
        </table:table-row>
        <table:table-row table:style-name="ro1"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85725600" calcext:value-type="float">
            <text:p>685725600</text:p>
          </table:table-cell>
          <table:table-cell table:style-name="ce5" office:value-type="float" office:value="1394801007" calcext:value-type="float">
            <text:p>1394801007</text:p>
          </table:table-cell>
          <table:table-cell table:style-name="ce5" office:value-type="float" office:value="721111286" calcext:value-type="float">
            <text:p>721111286</text:p>
          </table:table-cell>
          <table:table-cell table:style-name="ce5" office:value-type="float" office:value="1560" calcext:value-type="float">
            <text:p>1560</text:p>
          </table:table-cell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909443577" calcext:value-type="float">
            <text:p>909443577</text:p>
          </table:table-cell>
          <table:table-cell table:style-name="ce5" office:value-type="float" office:value="85987177" calcext:value-type="float">
            <text:p>85987177</text:p>
          </table:table-cell>
          <table:table-cell table:style-name="ce5" office:value-type="float" office:value="463688346" calcext:value-type="float">
            <text:p>463688346</text:p>
          </table:table-cell>
          <table:table-cell table:style-name="ce5" office:value-type="float" office:value="1628" calcext:value-type="float">
            <text:p>1628</text:p>
          </table:table-cell>
        </table:table-row>
        <table:table-row table:style-name="ro1">
          <table:table-cell table:style-name="ce5" office:value-type="float" office:value="5673" calcext:value-type="float">
            <text:p>5673</text:p>
          </table:table-cell>
          <table:table-cell table:style-name="ce5" office:value-type="float" office:value="847274484" calcext:value-type="float">
            <text:p>847274484</text:p>
          </table:table-cell>
          <table:table-cell table:style-name="ce5" office:value-type="float" office:value="1168691448" calcext:value-type="float">
            <text:p>1168691448</text:p>
          </table:table-cell>
          <table:table-cell table:style-name="ce5" office:value-type="float" office:value="1416835479" calcext:value-type="float">
            <text:p>1416835479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4112" calcext:value-type="float">
            <text:p>4112</text:p>
          </table:table-cell>
          <table:table-cell table:style-name="ce5" office:value-type="float" office:value="431603760" calcext:value-type="float">
            <text:p>431603760</text:p>
          </table:table-cell>
          <table:table-cell table:style-name="ce5" office:value-type="float" office:value="1075298382" calcext:value-type="float">
            <text:p>1075298382</text:p>
          </table:table-cell>
          <table:table-cell table:style-name="ce5" office:value-type="float" office:value="386860685" calcext:value-type="float">
            <text:p>386860685</text:p>
          </table:table-cell>
          <table:table-cell table:style-name="ce5" office:value-type="float" office:value="1764" calcext:value-type="float">
            <text:p>1764</text:p>
          </table:table-cell>
        </table:table-row>
        <table:table-row table:style-name="ro1"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466864846" calcext:value-type="float">
            <text:p>466864846</text:p>
          </table:table-cell>
          <table:table-cell table:style-name="ce5" office:value-type="float" office:value="178069463" calcext:value-type="float">
            <text:p>178069463</text:p>
          </table:table-cell>
          <table:table-cell table:style-name="ce5" office:value-type="float" office:value="838578942" calcext:value-type="float">
            <text:p>838578942</text:p>
          </table:table-cell>
          <table:table-cell table:style-name="ce5" office:value-type="float" office:value="1833" calcext:value-type="float">
            <text:p>1833</text:p>
          </table:table-cell>
        </table:table-row>
        <table:table-row table:style-name="ro1"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22470959" calcext:value-type="float">
            <text:p>22470959</text:p>
          </table:table-cell>
          <table:table-cell table:style-name="ce5" office:value-type="float" office:value="123868710" calcext:value-type="float">
            <text:p>123868710</text:p>
          </table:table-cell>
          <table:table-cell table:style-name="ce5" office:value-type="float" office:value="5012776" calcext:value-type="float">
            <text:p>5012776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149111704" calcext:value-type="float">
            <text:p>149111704</text:p>
          </table:table-cell>
          <table:table-cell table:style-name="ce5" office:value-type="float" office:value="1271194453" calcext:value-type="float">
            <text:p>1271194453</text:p>
          </table:table-cell>
          <table:table-cell table:style-name="ce5" office:value-type="float" office:value="100679401" calcext:value-type="float">
            <text:p>100679401</text:p>
          </table:table-cell>
          <table:table-cell table:style-name="ce5" office:value-type="float" office:value="1971" calcext:value-type="float">
            <text:p>1971</text:p>
          </table:table-cell>
        </table:table-row>
        <table:table-row table:style-name="ro1">
          <table:table-cell table:style-name="ce5" office:value-type="float" office:value="724" calcext:value-type="float">
            <text:p>724</text:p>
          </table:table-cell>
          <table:table-cell table:style-name="ce5" office:value-type="float" office:value="707860419" calcext:value-type="float">
            <text:p>707860419</text:p>
          </table:table-cell>
          <table:table-cell table:style-name="ce5" office:value-type="float" office:value="1978556871" calcext:value-type="float">
            <text:p>1978556871</text:p>
          </table:table-cell>
          <table:table-cell table:style-name="ce5" office:value-type="float" office:value="1371692847" calcext:value-type="float">
            <text:p>1371692847</text:p>
          </table:table-cell>
          <table:table-cell table:style-name="ce5" office:value-type="float" office:value="2040" calcext:value-type="float">
            <text:p>2040</text:p>
          </table:table-cell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87023039" calcext:value-type="float">
            <text:p>887023039</text:p>
          </table:table-cell>
          <table:table-cell table:style-name="ce5" office:value-type="float" office:value="541483227" calcext:value-type="float">
            <text:p>541483227</text:p>
          </table:table-cell>
          <table:table-cell table:style-name="ce5" office:value-type="float" office:value="1255721063" calcext:value-type="float">
            <text:p>1255721063</text:p>
          </table:table-cell>
          <table:table-cell table:style-name="ce5" office:value-type="float" office:value="2110" calcext:value-type="float">
            <text:p>2110</text:p>
          </table:table-cell>
        </table:table-row>
        <table:table-row table:style-name="ro1"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914485677" calcext:value-type="float">
            <text:p>914485677</text:p>
          </table:table-cell>
          <table:table-cell table:style-name="ce5" office:value-type="float" office:value="959425421" calcext:value-type="float">
            <text:p>959425421</text:p>
          </table:table-cell>
          <table:table-cell table:style-name="ce5" office:value-type="float" office:value="1755390367" calcext:value-type="float">
            <text:p>1755390367</text:p>
          </table:table-cell>
          <table:table-cell table:style-name="ce5" office:value-type="float" office:value="2180" calcext:value-type="float">
            <text:p>2180</text:p>
          </table:table-cell>
        </table:table-row>
        <table:table-row table:style-name="ro1"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780785992" calcext:value-type="float">
            <text:p>780785992</text:p>
          </table:table-cell>
          <table:table-cell table:style-name="ce5" office:value-type="float" office:value="305542818" calcext:value-type="float">
            <text:p>305542818</text:p>
          </table:table-cell>
          <table:table-cell table:style-name="ce5" office:value-type="float" office:value="2015390773" calcext:value-type="float">
            <text:p>2015390773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2798" calcext:value-type="float">
            <text:p>2798</text:p>
          </table:table-cell>
          <table:table-cell table:style-name="ce5" office:value-type="float" office:value="347535146" calcext:value-type="float">
            <text:p>347535146</text:p>
          </table:table-cell>
          <table:table-cell table:style-name="ce5" office:value-type="float" office:value="458379775" calcext:value-type="float">
            <text:p>458379775</text:p>
          </table:table-cell>
          <table:table-cell table:style-name="ce5" office:value-type="float" office:value="332263777" calcext:value-type="float">
            <text:p>332263777</text:p>
          </table:table-cell>
          <table:table-cell table:style-name="ce5" office:value-type="float" office:value="2320" calcext:value-type="float">
            <text:p>2320</text:p>
          </table:table-cell>
        </table:table-row>
        <table:table-row table:style-name="ro1">
          <table:table-cell table:style-name="ce5" office:value-type="float" office:value="4964" calcext:value-type="float">
            <text:p>4964</text:p>
          </table:table-cell>
          <table:table-cell table:style-name="ce5" office:value-type="float" office:value="755407422" calcext:value-type="float">
            <text:p>755407422</text:p>
          </table:table-cell>
          <table:table-cell table:style-name="ce5" office:value-type="float" office:value="1842366838" calcext:value-type="float">
            <text:p>1842366838</text:p>
          </table:table-cell>
          <table:table-cell table:style-name="ce5" office:value-type="float" office:value="2059512928" calcext:value-type="float">
            <text:p>2059512928</text:p>
          </table:table-cell>
          <table:table-cell table:style-name="ce5" office:value-type="float" office:value="2390" calcext:value-type="float">
            <text:p>2390</text:p>
          </table:table-cell>
        </table:table-row>
        <table:table-row table:style-name="ro1">
          <table:table-cell table:style-name="ce5" office:value-type="float" office:value="4003" calcext:value-type="float">
            <text:p>4003</text:p>
          </table:table-cell>
          <table:table-cell table:style-name="ce5" office:value-type="float" office:value="972654704" calcext:value-type="float">
            <text:p>972654704</text:p>
          </table:table-cell>
          <table:table-cell table:style-name="ce5" office:value-type="float" office:value="1211029642" calcext:value-type="float">
            <text:p>1211029642</text:p>
          </table:table-cell>
          <table:table-cell table:style-name="ce5" office:value-type="float" office:value="1825077350" calcext:value-type="float">
            <text:p>1825077350</text:p>
          </table:table-cell>
          <table:table-cell table:style-name="ce5" office:value-type="float" office:value="2460" calcext:value-type="float">
            <text:p>2460</text:p>
          </table:table-cell>
        </table:table-row>
        <table:table-row table:style-name="ro1"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34185438" calcext:value-type="float">
            <text:p>34185438</text:p>
          </table:table-cell>
          <table:table-cell table:style-name="ce5" office:value-type="float" office:value="591489475" calcext:value-type="float">
            <text:p>591489475</text:p>
          </table:table-cell>
          <table:table-cell table:style-name="ce5" office:value-type="float" office:value="1575860719" calcext:value-type="float">
            <text:p>1575860719</text:p>
          </table:table-cell>
          <table:table-cell table:style-name="ce5" office:value-type="float" office:value="2531" calcext:value-type="float">
            <text:p>2531</text:p>
          </table:table-cell>
        </table:table-row>
        <table:table-row table:style-name="ro1">
          <table:table-cell table:style-name="ce5" office:value-type="float" office:value="8825" calcext:value-type="float">
            <text:p>8825</text:p>
          </table:table-cell>
          <table:table-cell table:style-name="ce5" office:value-type="float" office:value="361031167" calcext:value-type="float">
            <text:p>361031167</text:p>
          </table:table-cell>
          <table:table-cell table:style-name="ce5" office:value-type="float" office:value="1547834563" calcext:value-type="float">
            <text:p>1547834563</text:p>
          </table:table-cell>
          <table:table-cell table:style-name="ce5" office:value-type="float" office:value="467772706" calcext:value-type="float">
            <text:p>467772706</text:p>
          </table:table-cell>
          <table:table-cell table:style-name="ce5" office:value-type="float" office:value="2602" calcext:value-type="float">
            <text:p>2602</text:p>
          </table:table-cell>
        </table:table-row>
        <table:table-row table:style-name="ro1">
          <table:table-cell table:style-name="ce5" office:value-type="float" office:value="1852" calcext:value-type="float">
            <text:p>1852</text:p>
          </table:table-cell>
          <table:table-cell table:style-name="ce5" office:value-type="float" office:value="521823736" calcext:value-type="float">
            <text:p>521823736</text:p>
          </table:table-cell>
          <table:table-cell table:style-name="ce5" office:value-type="float" office:value="1621762555" calcext:value-type="float">
            <text:p>1621762555</text:p>
          </table:table-cell>
          <table:table-cell table:style-name="ce5" office:value-type="float" office:value="121101087" calcext:value-type="float">
            <text:p>121101087</text:p>
          </table:table-cell>
          <table:table-cell table:style-name="ce5" office:value-type="float" office:value="2673" calcext:value-type="float">
            <text:p>2673</text:p>
          </table:table-cell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715826937" calcext:value-type="float">
            <text:p>715826937</text:p>
          </table:table-cell>
          <table:table-cell table:style-name="ce5" office:value-type="float" office:value="518675646" calcext:value-type="float">
            <text:p>518675646</text:p>
          </table:table-cell>
          <table:table-cell table:style-name="ce5" office:value-type="float" office:value="1127509786" calcext:value-type="float">
            <text:p>1127509786</text:p>
          </table:table-cell>
          <table:table-cell table:style-name="ce5" office:value-type="float" office:value="2744" calcext:value-type="float">
            <text:p>2744</text:p>
          </table:table-cell>
        </table:table-row>
        <table:table-row table:style-name="ro1">
          <table:table-cell table:style-name="ce5" office:value-type="float" office:value="7816" calcext:value-type="float">
            <text:p>7816</text:p>
          </table:table-cell>
          <table:table-cell table:style-name="ce5" office:value-type="float" office:value="188372856" calcext:value-type="float">
            <text:p>188372856</text:p>
          </table:table-cell>
          <table:table-cell table:style-name="ce5" office:value-type="float" office:value="276050277" calcext:value-type="float">
            <text:p>276050277</text:p>
          </table:table-cell>
          <table:table-cell table:style-name="ce5" office:value-type="float" office:value="491716130" calcext:value-type="float">
            <text:p>491716130</text:p>
          </table:table-cell>
          <table:table-cell table:style-name="ce5" office:value-type="float" office:value="2816" calcext:value-type="float">
            <text:p>2816</text:p>
          </table:table-cell>
        </table:table-row>
        <table:table-row table:style-name="ro1"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873090036" calcext:value-type="float">
            <text:p>873090036</text:p>
          </table:table-cell>
          <table:table-cell table:style-name="ce5" office:value-type="float" office:value="1096467470" calcext:value-type="float">
            <text:p>1096467470</text:p>
          </table:table-cell>
          <table:table-cell table:style-name="ce5" office:value-type="float" office:value="687984051" calcext:value-type="float">
            <text:p>687984051</text:p>
          </table:table-cell>
          <table:table-cell table:style-name="ce5" office:value-type="float" office:value="2888" calcext:value-type="float">
            <text:p>2888</text:p>
          </table:table-cell>
        </table:table-row>
        <table:table-row table:style-name="ro1">
          <table:table-cell table:style-name="ce5" office:value-type="float" office:value="979" calcext:value-type="float">
            <text:p>979</text:p>
          </table:table-cell>
          <table:table-cell table:style-name="ce5" office:value-type="float" office:value="146405777" calcext:value-type="float">
            <text:p>146405777</text:p>
          </table:table-cell>
          <table:table-cell table:style-name="ce5" office:value-type="float" office:value="1419312584" calcext:value-type="float">
            <text:p>1419312584</text:p>
          </table:table-cell>
          <table:table-cell table:style-name="ce5" office:value-type="float" office:value="2122595910" calcext:value-type="float">
            <text:p>2122595910</text:p>
          </table:table-cell>
          <table:table-cell table:style-name="ce5" office:value-type="float" office:value="2960" calcext:value-type="float">
            <text:p>2960</text:p>
          </table:table-cell>
        </table:table-row>
        <table:table-row table:style-name="ro1"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749289674" calcext:value-type="float">
            <text:p>749289674</text:p>
          </table:table-cell>
          <table:table-cell table:style-name="ce5" office:value-type="float" office:value="2131459358" calcext:value-type="float">
            <text:p>2131459358</text:p>
          </table:table-cell>
          <table:table-cell table:style-name="ce5" office:value-type="float" office:value="1361273415" calcext:value-type="float">
            <text:p>1361273415</text:p>
          </table:table-cell>
          <table:table-cell table:style-name="ce5" office:value-type="float" office:value="3032" calcext:value-type="float">
            <text:p>3032</text:p>
          </table:table-cell>
        </table:table-row>
        <table:table-row table:style-name="ro1">
          <table:table-cell table:style-name="ce5" office:value-type="float" office:value="722" calcext:value-type="float">
            <text:p>722</text:p>
          </table:table-cell>
          <table:table-cell table:style-name="ce5" office:value-type="float" office:value="526966678" calcext:value-type="float">
            <text:p>526966678</text:p>
          </table:table-cell>
          <table:table-cell table:style-name="ce5" office:value-type="float" office:value="1740977996" calcext:value-type="float">
            <text:p>1740977996</text:p>
          </table:table-cell>
          <table:table-cell table:style-name="ce5" office:value-type="float" office:value="1720259742" calcext:value-type="float">
            <text:p>1720259742</text:p>
          </table:table-cell>
          <table:table-cell table:style-name="ce5" office:value-type="float" office:value="3104" calcext:value-type="float">
            <text:p>3104</text:p>
          </table:table-cell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087446514" calcext:value-type="float">
            <text:p>1087446514</text:p>
          </table:table-cell>
          <table:table-cell table:style-name="ce5" office:value-type="float" office:value="1194841509" calcext:value-type="float">
            <text:p>1194841509</text:p>
          </table:table-cell>
          <table:table-cell table:style-name="ce5" office:value-type="float" office:value="1052613339" calcext:value-type="float">
            <text:p>1052613339</text:p>
          </table:table-cell>
          <table:table-cell table:style-name="ce5" office:value-type="float" office:value="3176" calcext:value-type="float">
            <text:p>3176</text:p>
          </table:table-cell>
        </table:table-row>
        <table:table-row table:style-name="ro1">
          <table:table-cell table:style-name="ce5" office:value-type="float" office:value="6155" calcext:value-type="float">
            <text:p>6155</text:p>
          </table:table-cell>
          <table:table-cell table:style-name="ce5" office:value-type="float" office:value="188272014" calcext:value-type="float">
            <text:p>188272014</text:p>
          </table:table-cell>
          <table:table-cell table:style-name="ce5" office:value-type="float" office:value="193667754" calcext:value-type="float">
            <text:p>193667754</text:p>
          </table:table-cell>
          <table:table-cell table:style-name="ce5" office:value-type="float" office:value="1223026016" calcext:value-type="float">
            <text:p>1223026016</text:p>
          </table:table-cell>
          <table:table-cell table:style-name="ce5" office:value-type="float" office:value="3249" calcext:value-type="float">
            <text:p>3249</text:p>
          </table:table-cell>
        </table:table-row>
        <table:table-row table:style-name="ro1"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37766979" calcext:value-type="float">
            <text:p>137766979</text:p>
          </table:table-cell>
          <table:table-cell table:style-name="ce5" office:value-type="float" office:value="862689857" calcext:value-type="float">
            <text:p>862689857</text:p>
          </table:table-cell>
          <table:table-cell table:style-name="ce5" office:value-type="float" office:value="1226930371" calcext:value-type="float">
            <text:p>1226930371</text:p>
          </table:table-cell>
          <table:table-cell table:style-name="ce5" office:value-type="float" office:value="3322" calcext:value-type="float">
            <text:p>3322</text:p>
          </table:table-cell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478327220" calcext:value-type="float">
            <text:p>478327220</text:p>
          </table:table-cell>
          <table:table-cell table:style-name="ce5" office:value-type="float" office:value="372982449" calcext:value-type="float">
            <text:p>372982449</text:p>
          </table:table-cell>
          <table:table-cell table:style-name="ce5" office:value-type="float" office:value="744333388" calcext:value-type="float">
            <text:p>744333388</text:p>
          </table:table-cell>
          <table:table-cell table:style-name="ce5" office:value-type="float" office:value="3395" calcext:value-type="float">
            <text:p>3395</text:p>
          </table:table-cell>
        </table:table-row>
        <table:table-row table:style-name="ro1">
          <table:table-cell table:style-name="ce5" office:value-type="float" office:value="4257" calcext:value-type="float">
            <text:p>4257</text:p>
          </table:table-cell>
          <table:table-cell table:style-name="ce5" office:value-type="float" office:value="846097994" calcext:value-type="float">
            <text:p>846097994</text:p>
          </table:table-cell>
          <table:table-cell table:style-name="ce5" office:value-type="float" office:value="5701893" calcext:value-type="float">
            <text:p>5701893</text:p>
          </table:table-cell>
          <table:table-cell table:style-name="ce5" office:value-type="float" office:value="1066341588" calcext:value-type="float">
            <text:p>1066341588</text:p>
          </table:table-cell>
          <table:table-cell table:style-name="ce5" office:value-type="float" office:value="3468" calcext:value-type="float">
            <text:p>3468</text:p>
          </table:table-cell>
        </table:table-row>
        <table:table-row table:style-name="ro1">
          <table:table-cell table:style-name="ce5" office:value-type="float" office:value="5737" calcext:value-type="float">
            <text:p>5737</text:p>
          </table:table-cell>
          <table:table-cell table:style-name="ce5" office:value-type="float" office:value="201146176" calcext:value-type="float">
            <text:p>201146176</text:p>
          </table:table-cell>
          <table:table-cell table:style-name="ce5" office:value-type="float" office:value="1743271870" calcext:value-type="float">
            <text:p>1743271870</text:p>
          </table:table-cell>
          <table:table-cell table:style-name="ce5" office:value-type="float" office:value="1199342730" calcext:value-type="float">
            <text:p>1199342730</text:p>
          </table:table-cell>
          <table:table-cell table:style-name="ce5" office:value-type="float" office:value="3542" calcext:value-type="float">
            <text:p>3542</text:p>
          </table:table-cell>
        </table:table-row>
        <table:table-row table:style-name="ro1">
          <table:table-cell table:style-name="ce5" office:value-type="float" office:value="1529" calcext:value-type="float">
            <text:p>1529</text:p>
          </table:table-cell>
          <table:table-cell table:style-name="ce5" office:value-type="float" office:value="576698591" calcext:value-type="float">
            <text:p>576698591</text:p>
          </table:table-cell>
          <table:table-cell table:style-name="ce5" office:value-type="float" office:value="165223819" calcext:value-type="float">
            <text:p>165223819</text:p>
          </table:table-cell>
          <table:table-cell table:style-name="ce5" office:value-type="float" office:value="1006508711" calcext:value-type="float">
            <text:p>1006508711</text:p>
          </table:table-cell>
          <table:table-cell table:style-name="ce5" office:value-type="float" office:value="3616" calcext:value-type="float">
            <text:p>3616</text:p>
          </table:table-cell>
        </table:table-row>
        <table:table-row table:style-name="ro1">
          <table:table-cell table:style-name="ce5" office:value-type="float" office:value="699" calcext:value-type="float">
            <text:p>699</text:p>
          </table:table-cell>
          <table:table-cell table:style-name="ce5" office:value-type="float" office:value="49782334" calcext:value-type="float">
            <text:p>49782334</text:p>
          </table:table-cell>
          <table:table-cell table:style-name="ce5" office:value-type="float" office:value="1895781123" calcext:value-type="float">
            <text:p>1895781123</text:p>
          </table:table-cell>
          <table:table-cell table:style-name="ce5" office:value-type="float" office:value="1609256866" calcext:value-type="float">
            <text:p>1609256866</text:p>
          </table:table-cell>
          <table:table-cell table:style-name="ce5" office:value-type="float" office:value="3690" calcext:value-type="float">
            <text:p>3690</text:p>
          </table:table-cell>
        </table:table-row>
        <table:table-row table:style-name="ro1"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1072757196" calcext:value-type="float">
            <text:p>1072757196</text:p>
          </table:table-cell>
          <table:table-cell table:style-name="ce5" office:value-type="float" office:value="1883001018" calcext:value-type="float">
            <text:p>1883001018</text:p>
          </table:table-cell>
          <table:table-cell table:style-name="ce5" office:value-type="float" office:value="1575922902" calcext:value-type="float">
            <text:p>1575922902</text:p>
          </table:table-cell>
          <table:table-cell table:style-name="ce5" office:value-type="float" office:value="3764" calcext:value-type="float">
            <text:p>3764</text:p>
          </table:table-cell>
        </table:table-row>
        <table:table-row table:style-name="ro1">
          <table:table-cell table:style-name="ce5" office:value-type="float" office:value="7733" calcext:value-type="float">
            <text:p>7733</text:p>
          </table:table-cell>
          <table:table-cell table:style-name="ce5" office:value-type="float" office:value="778248135" calcext:value-type="float">
            <text:p>778248135</text:p>
          </table:table-cell>
          <table:table-cell table:style-name="ce5" office:value-type="float" office:value="1632904185" calcext:value-type="float">
            <text:p>1632904185</text:p>
          </table:table-cell>
          <table:table-cell table:style-name="ce5" office:value-type="float" office:value="2024864558" calcext:value-type="float">
            <text:p>2024864558</text:p>
          </table:table-cell>
          <table:table-cell table:style-name="ce5" office:value-type="float" office:value="3838" calcext:value-type="float">
            <text:p>3838</text:p>
          </table:table-cell>
        </table:table-row>
        <table:table-row table:style-name="ro1"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502378037" calcext:value-type="float">
            <text:p>502378037</text:p>
          </table:table-cell>
          <table:table-cell table:style-name="ce5" office:value-type="float" office:value="1852525374" calcext:value-type="float">
            <text:p>1852525374</text:p>
          </table:table-cell>
          <table:table-cell table:style-name="ce5" office:value-type="float" office:value="2033688043" calcext:value-type="float">
            <text:p>2033688043</text:p>
          </table:table-cell>
          <table:table-cell table:style-name="ce5" office:value-type="float" office:value="3912" calcext:value-type="float">
            <text:p>3912</text:p>
          </table:table-cell>
        </table:table-row>
        <table:table-row table:style-name="ro1"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387350929" calcext:value-type="float">
            <text:p>387350929</text:p>
          </table:table-cell>
          <table:table-cell table:style-name="ce5" office:value-type="float" office:value="1899647915" calcext:value-type="float">
            <text:p>1899647915</text:p>
          </table:table-cell>
          <table:table-cell table:style-name="ce5" office:value-type="float" office:value="1703982641" calcext:value-type="float">
            <text:p>1703982641</text:p>
          </table:table-cell>
          <table:table-cell table:style-name="ce5" office:value-type="float" office:value="3987" calcext:value-type="float">
            <text:p>3987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077849717" calcext:value-type="float">
            <text:p>1077849717</text:p>
          </table:table-cell>
          <table:table-cell table:style-name="ce5" office:value-type="float" office:value="453726506" calcext:value-type="float">
            <text:p>453726506</text:p>
          </table:table-cell>
          <table:table-cell table:style-name="ce5" office:value-type="float" office:value="1593510973" calcext:value-type="float">
            <text:p>1593510973</text:p>
          </table:table-cell>
          <table:table-cell table:style-name="ce5" office:value-type="float" office:value="4062" calcext:value-type="float">
            <text:p>4062</text:p>
          </table:table-cell>
        </table:table-row>
        <table:table-row table:style-name="ro1">
          <table:table-cell table:style-name="ce5" office:value-type="float" office:value="6604" calcext:value-type="float">
            <text:p>6604</text:p>
          </table:table-cell>
          <table:table-cell table:style-name="ce5" office:value-type="float" office:value="305467225" calcext:value-type="float">
            <text:p>305467225</text:p>
          </table:table-cell>
          <table:table-cell table:style-name="ce5" office:value-type="float" office:value="91885687" calcext:value-type="float">
            <text:p>91885687</text:p>
          </table:table-cell>
          <table:table-cell table:style-name="ce5" office:value-type="float" office:value="75515115" calcext:value-type="float">
            <text:p>75515115</text:p>
          </table:table-cell>
          <table:table-cell table:style-name="ce5" office:value-type="float" office:value="4137" calcext:value-type="float">
            <text:p>4137</text:p>
          </table:table-cell>
        </table:table-row>
        <table:table-row table:style-name="ro1">
          <table:table-cell table:style-name="ce5" office:value-type="float" office:value="2315" calcext:value-type="float">
            <text:p>2315</text:p>
          </table:table-cell>
          <table:table-cell table:style-name="ce5" office:value-type="float" office:value="318459036" calcext:value-type="float">
            <text:p>318459036</text:p>
          </table:table-cell>
          <table:table-cell table:style-name="ce5" office:value-type="float" office:value="578316136" calcext:value-type="float">
            <text:p>578316136</text:p>
          </table:table-cell>
          <table:table-cell table:style-name="ce5" office:value-type="float" office:value="732357277" calcext:value-type="float">
            <text:p>732357277</text:p>
          </table:table-cell>
          <table:table-cell table:style-name="ce5" office:value-type="float" office:value="4212" calcext:value-type="float">
            <text:p>4212</text:p>
          </table:table-cell>
        </table:table-row>
        <table:table-row table:style-name="ro1">
          <table:table-cell table:style-name="ce5" office:value-type="float" office:value="8362" calcext:value-type="float">
            <text:p>8362</text:p>
          </table:table-cell>
          <table:table-cell table:style-name="ce5" office:value-type="float" office:value="820669003" calcext:value-type="float">
            <text:p>820669003</text:p>
          </table:table-cell>
          <table:table-cell table:style-name="ce5" office:value-type="float" office:value="341720355" calcext:value-type="float">
            <text:p>341720355</text:p>
          </table:table-cell>
          <table:table-cell table:style-name="ce5" office:value-type="float" office:value="1238494555" calcext:value-type="float">
            <text:p>1238494555</text:p>
          </table:table-cell>
          <table:table-cell table:style-name="ce5" office:value-type="float" office:value="4288" calcext:value-type="float">
            <text:p>4288</text:p>
          </table:table-cell>
        </table:table-row>
        <table:table-row table:style-name="ro1">
          <table:table-cell table:style-name="ce5" office:value-type="float" office:value="9910" calcext:value-type="float">
            <text:p>9910</text:p>
          </table:table-cell>
          <table:table-cell table:style-name="ce5" office:value-type="float" office:value="203415121" calcext:value-type="float">
            <text:p>203415121</text:p>
          </table:table-cell>
          <table:table-cell table:style-name="ce5" office:value-type="float" office:value="1939823331" calcext:value-type="float">
            <text:p>1939823331</text:p>
          </table:table-cell>
          <table:table-cell table:style-name="ce5" office:value-type="float" office:value="1857449049" calcext:value-type="float">
            <text:p>1857449049</text:p>
          </table:table-cell>
          <table:table-cell table:style-name="ce5" office:value-type="float" office:value="4364" calcext:value-type="float">
            <text:p>4364</text:p>
          </table:table-cell>
        </table:table-row>
        <table:table-row table:style-name="ro1">
          <table:table-cell table:style-name="ce5" office:value-type="float" office:value="946" calcext:value-type="float">
            <text:p>946</text:p>
          </table:table-cell>
          <table:table-cell table:style-name="ce5" office:value-type="float" office:value="750533392" calcext:value-type="float">
            <text:p>750533392</text:p>
          </table:table-cell>
          <table:table-cell table:style-name="ce5" office:value-type="float" office:value="1565726710" calcext:value-type="float">
            <text:p>1565726710</text:p>
          </table:table-cell>
          <table:table-cell table:style-name="ce5" office:value-type="float" office:value="1370576529" calcext:value-type="float">
            <text:p>1370576529</text:p>
          </table:table-cell>
          <table:table-cell table:style-name="ce5" office:value-type="float" office:value="4440" calcext:value-type="float">
            <text:p>444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951814024" calcext:value-type="float">
            <text:p>951814024</text:p>
          </table:table-cell>
          <table:table-cell table:style-name="ce5" office:value-type="float" office:value="691633067" calcext:value-type="float">
            <text:p>691633067</text:p>
          </table:table-cell>
          <table:table-cell table:style-name="ce5" office:value-type="float" office:value="1071003838" calcext:value-type="float">
            <text:p>1071003838</text:p>
          </table:table-cell>
          <table:table-cell table:style-name="ce5" office:value-type="float" office:value="4516" calcext:value-type="float">
            <text:p>4516</text:p>
          </table:table-cell>
        </table:table-row>
        <table:table-row table:style-name="ro1"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1007058633" calcext:value-type="float">
            <text:p>1007058633</text:p>
          </table:table-cell>
          <table:table-cell table:style-name="ce5" office:value-type="float" office:value="704282103" calcext:value-type="float">
            <text:p>704282103</text:p>
          </table:table-cell>
          <table:table-cell table:style-name="ce5" office:value-type="float" office:value="1473400355" calcext:value-type="float">
            <text:p>1473400355</text:p>
          </table:table-cell>
          <table:table-cell table:style-name="ce5" office:value-type="float" office:value="4592" calcext:value-type="float">
            <text:p>4592</text:p>
          </table:table-cell>
        </table:table-row>
        <table:table-row table:style-name="ro1"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959343560" calcext:value-type="float">
            <text:p>959343560</text:p>
          </table:table-cell>
          <table:table-cell table:style-name="ce5" office:value-type="float" office:value="1096270862" calcext:value-type="float">
            <text:p>1096270862</text:p>
          </table:table-cell>
          <table:table-cell table:style-name="ce5" office:value-type="float" office:value="2019909842" calcext:value-type="float">
            <text:p>2019909842</text:p>
          </table:table-cell>
          <table:table-cell table:style-name="ce5" office:value-type="float" office:value="4668" calcext:value-type="float">
            <text:p>4668</text:p>
          </table:table-cell>
        </table:table-row>
        <table:table-row table:style-name="ro1">
          <table:table-cell table:style-name="ce5" office:value-type="float" office:value="969" calcext:value-type="float">
            <text:p>969</text:p>
          </table:table-cell>
          <table:table-cell table:style-name="ce5" office:value-type="float" office:value="605169649" calcext:value-type="float">
            <text:p>605169649</text:p>
          </table:table-cell>
          <table:table-cell table:style-name="ce5" office:value-type="float" office:value="60558036" calcext:value-type="float">
            <text:p>60558036</text:p>
          </table:table-cell>
          <table:table-cell table:style-name="ce5" office:value-type="float" office:value="1438943560" calcext:value-type="float">
            <text:p>1438943560</text:p>
          </table:table-cell>
          <table:table-cell table:style-name="ce5" office:value-type="float" office:value="4745" calcext:value-type="float">
            <text:p>4745</text:p>
          </table:table-cell>
        </table:table-row>
        <table:table-row table:style-name="ro1">
          <table:table-cell table:style-name="ce5" office:value-type="float" office:value="3838" calcext:value-type="float">
            <text:p>3838</text:p>
          </table:table-cell>
          <table:table-cell table:style-name="ce5" office:value-type="float" office:value="668464811" calcext:value-type="float">
            <text:p>668464811</text:p>
          </table:table-cell>
          <table:table-cell table:style-name="ce5" office:value-type="float" office:value="1543574537" calcext:value-type="float">
            <text:p>1543574537</text:p>
          </table:table-cell>
          <table:table-cell table:style-name="ce5" office:value-type="float" office:value="1183484345" calcext:value-type="float">
            <text:p>1183484345</text:p>
          </table:table-cell>
          <table:table-cell table:style-name="ce5" office:value-type="float" office:value="4822" calcext:value-type="float">
            <text:p>4822</text:p>
          </table:table-cell>
        </table:table-row>
        <table:table-row table:style-name="ro1">
          <table:table-cell table:style-name="ce5" office:value-type="float" office:value="7971" calcext:value-type="float">
            <text:p>7971</text:p>
          </table:table-cell>
          <table:table-cell table:style-name="ce5" office:value-type="float" office:value="404225157" calcext:value-type="float">
            <text:p>404225157</text:p>
          </table:table-cell>
          <table:table-cell table:style-name="ce5" office:value-type="float" office:value="1845053937" calcext:value-type="float">
            <text:p>1845053937</text:p>
          </table:table-cell>
          <table:table-cell table:style-name="ce5" office:value-type="float" office:value="1366734365" calcext:value-type="float">
            <text:p>1366734365</text:p>
          </table:table-cell>
          <table:table-cell table:style-name="ce5" office:value-type="float" office:value="4899" calcext:value-type="float">
            <text:p>4899</text:p>
          </table:table-cell>
        </table:table-row>
        <table:table-row table:style-name="ro1"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476428029" calcext:value-type="float">
            <text:p>476428029</text:p>
          </table:table-cell>
          <table:table-cell table:style-name="ce5" office:value-type="float" office:value="128456449" calcext:value-type="float">
            <text:p>128456449</text:p>
          </table:table-cell>
          <table:table-cell table:style-name="ce5" office:value-type="float" office:value="1110417078" calcext:value-type="float">
            <text:p>1110417078</text:p>
          </table:table-cell>
          <table:table-cell table:style-name="ce5" office:value-type="float" office:value="4976" calcext:value-type="float">
            <text:p>4976</text:p>
          </table:table-cell>
        </table:table-row>
        <table:table-row table:style-name="ro1">
          <table:table-cell table:style-name="ce5" office:value-type="float" office:value="667" calcext:value-type="float">
            <text:p>667</text:p>
          </table:table-cell>
          <table:table-cell table:style-name="ce5" office:value-type="float" office:value="597959446" calcext:value-type="float">
            <text:p>597959446</text:p>
          </table:table-cell>
          <table:table-cell table:style-name="ce5" office:value-type="float" office:value="74714460" calcext:value-type="float">
            <text:p>74714460</text:p>
          </table:table-cell>
          <table:table-cell table:style-name="ce5" office:value-type="float" office:value="1953715664" calcext:value-type="float">
            <text:p>1953715664</text:p>
          </table:table-cell>
          <table:table-cell table:style-name="ce5" office:value-type="float" office:value="5054" calcext:value-type="float">
            <text:p>5054</text:p>
          </table:table-cell>
        </table:table-row>
        <table:table-row table:style-name="ro1">
          <table:table-cell table:style-name="ce5" office:value-type="float" office:value="6453" calcext:value-type="float">
            <text:p>6453</text:p>
          </table:table-cell>
          <table:table-cell table:style-name="ce5" office:value-type="float" office:value="174759186" calcext:value-type="float">
            <text:p>174759186</text:p>
          </table:table-cell>
          <table:table-cell table:style-name="ce5" office:value-type="float" office:value="133830647" calcext:value-type="float">
            <text:p>133830647</text:p>
          </table:table-cell>
          <table:table-cell table:style-name="ce5" office:value-type="float" office:value="1027301248" calcext:value-type="float">
            <text:p>1027301248</text:p>
          </table:table-cell>
          <table:table-cell table:style-name="ce5" office:value-type="float" office:value="5132" calcext:value-type="float">
            <text:p>5132</text:p>
          </table:table-cell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656330157" calcext:value-type="float">
            <text:p>656330157</text:p>
          </table:table-cell>
          <table:table-cell table:style-name="ce5" office:value-type="float" office:value="82382523" calcext:value-type="float">
            <text:p>82382523</text:p>
          </table:table-cell>
          <table:table-cell table:style-name="ce5" office:value-type="float" office:value="953805188" calcext:value-type="float">
            <text:p>953805188</text:p>
          </table:table-cell>
          <table:table-cell table:style-name="ce5" office:value-type="float" office:value="5210" calcext:value-type="float">
            <text:p>5210</text:p>
          </table:table-cell>
        </table:table-row>
        <table:table-row table:style-name="ro1">
          <table:table-cell table:style-name="ce5" office:value-type="float" office:value="1088" calcext:value-type="float">
            <text:p>1088</text:p>
          </table:table-cell>
          <table:table-cell table:style-name="ce5" office:value-type="float" office:value="747205606" calcext:value-type="float">
            <text:p>747205606</text:p>
          </table:table-cell>
          <table:table-cell table:style-name="ce5" office:value-type="float" office:value="72682751" calcext:value-type="float">
            <text:p>72682751</text:p>
          </table:table-cell>
          <table:table-cell table:style-name="ce5" office:value-type="float" office:value="1214376481" calcext:value-type="float">
            <text:p>1214376481</text:p>
          </table:table-cell>
          <table:table-cell table:style-name="ce5" office:value-type="float" office:value="5288" calcext:value-type="float">
            <text:p>5288</text:p>
          </table:table-cell>
        </table:table-row>
        <table:table-row table:style-name="ro1">
          <table:table-cell table:style-name="ce5" office:value-type="float" office:value="2489" calcext:value-type="float">
            <text:p>2489</text:p>
          </table:table-cell>
          <table:table-cell table:style-name="ce5" office:value-type="float" office:value="570059826" calcext:value-type="float">
            <text:p>570059826</text:p>
          </table:table-cell>
          <table:table-cell table:style-name="ce5" office:value-type="float" office:value="1086046778" calcext:value-type="float">
            <text:p>1086046778</text:p>
          </table:table-cell>
          <table:table-cell table:style-name="ce5" office:value-type="float" office:value="453067234" calcext:value-type="float">
            <text:p>453067234</text:p>
          </table:table-cell>
          <table:table-cell table:style-name="ce5" office:value-type="float" office:value="5366" calcext:value-type="float">
            <text:p>5366</text:p>
          </table:table-cell>
        </table:table-row>
        <table:table-row table:style-name="ro1">
          <table:table-cell table:style-name="ce5" office:value-type="float" office:value="2442" calcext:value-type="float">
            <text:p>2442</text:p>
          </table:table-cell>
          <table:table-cell table:style-name="ce5" office:value-type="float" office:value="282088688" calcext:value-type="float">
            <text:p>282088688</text:p>
          </table:table-cell>
          <table:table-cell table:style-name="ce5" office:value-type="float" office:value="938977253" calcext:value-type="float">
            <text:p>938977253</text:p>
          </table:table-cell>
          <table:table-cell table:style-name="ce5" office:value-type="float" office:value="925238085" calcext:value-type="float">
            <text:p>925238085</text:p>
          </table:table-cell>
          <table:table-cell table:style-name="ce5" office:value-type="float" office:value="5444" calcext:value-type="float">
            <text:p>5444</text:p>
          </table:table-cell>
        </table:table-row>
        <table:table-row table:style-name="ro1">
          <table:table-cell table:style-name="ce5" office:value-type="float" office:value="656" calcext:value-type="float">
            <text:p>656</text:p>
          </table:table-cell>
          <table:table-cell table:style-name="ce5" office:value-type="float" office:value="94018358" calcext:value-type="float">
            <text:p>94018358</text:p>
          </table:table-cell>
          <table:table-cell table:style-name="ce5" office:value-type="float" office:value="478369161" calcext:value-type="float">
            <text:p>478369161</text:p>
          </table:table-cell>
          <table:table-cell table:style-name="ce5" office:value-type="float" office:value="444843114" calcext:value-type="float">
            <text:p>444843114</text:p>
          </table:table-cell>
          <table:table-cell table:style-name="ce5" office:value-type="float" office:value="5523" calcext:value-type="float">
            <text:p>5523</text:p>
          </table:table-cell>
        </table:table-row>
        <table:table-row table:style-name="ro1">
          <table:table-cell table:style-name="ce5" office:value-type="float" office:value="9866" calcext:value-type="float">
            <text:p>9866</text:p>
          </table:table-cell>
          <table:table-cell table:style-name="ce5" office:value-type="float" office:value="523285945" calcext:value-type="float">
            <text:p>523285945</text:p>
          </table:table-cell>
          <table:table-cell table:style-name="ce5" office:value-type="float" office:value="49547484" calcext:value-type="float">
            <text:p>49547484</text:p>
          </table:table-cell>
          <table:table-cell table:style-name="ce5" office:value-type="float" office:value="590935176" calcext:value-type="float">
            <text:p>590935176</text:p>
          </table:table-cell>
          <table:table-cell table:style-name="ce5" office:value-type="float" office:value="5602" calcext:value-type="float">
            <text:p>5602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189549346" calcext:value-type="float">
            <text:p>189549346</text:p>
          </table:table-cell>
          <table:table-cell table:style-name="ce5" office:value-type="float" office:value="687438580" calcext:value-type="float">
            <text:p>687438580</text:p>
          </table:table-cell>
          <table:table-cell table:style-name="ce5" office:value-type="float" office:value="1938489782" calcext:value-type="float">
            <text:p>1938489782</text:p>
          </table:table-cell>
          <table:table-cell table:style-name="ce5" office:value-type="float" office:value="5681" calcext:value-type="float">
            <text:p>5681</text:p>
          </table:table-cell>
        </table:table-row>
        <table:table-row table:style-name="ro1">
          <table:table-cell table:style-name="ce5" office:value-type="float" office:value="2969" calcext:value-type="float">
            <text:p>2969</text:p>
          </table:table-cell>
          <table:table-cell table:style-name="ce5" office:value-type="float" office:value="232474424" calcext:value-type="float">
            <text:p>232474424</text:p>
          </table:table-cell>
          <table:table-cell table:style-name="ce5" office:value-type="float" office:value="1796030756" calcext:value-type="float">
            <text:p>1796030756</text:p>
          </table:table-cell>
          <table:table-cell table:style-name="ce5" office:value-type="float" office:value="1844547027" calcext:value-type="float">
            <text:p>1844547027</text:p>
          </table:table-cell>
          <table:table-cell table:style-name="ce5" office:value-type="float" office:value="5760" calcext:value-type="float">
            <text:p>5760</text:p>
          </table:table-cell>
        </table:table-row>
        <table:table-row table:style-name="ro1"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527386853" calcext:value-type="float">
            <text:p>527386853</text:p>
          </table:table-cell>
          <table:table-cell table:style-name="ce5" office:value-type="float" office:value="1901089773" calcext:value-type="float">
            <text:p>1901089773</text:p>
          </table:table-cell>
          <table:table-cell table:style-name="ce5" office:value-type="float" office:value="686624010" calcext:value-type="float">
            <text:p>686624010</text:p>
          </table:table-cell>
          <table:table-cell table:style-name="ce5" office:value-type="float" office:value="5840" calcext:value-type="float">
            <text:p>5840</text:p>
          </table:table-cell>
        </table:table-row>
        <table:table-row table:style-name="ro1"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716953006" calcext:value-type="float">
            <text:p>716953006</text:p>
          </table:table-cell>
          <table:table-cell table:style-name="ce5" office:value-type="float" office:value="1752119635" calcext:value-type="float">
            <text:p>1752119635</text:p>
          </table:table-cell>
          <table:table-cell table:style-name="ce5" office:value-type="float" office:value="747607458" calcext:value-type="float">
            <text:p>747607458</text:p>
          </table:table-cell>
          <table:table-cell table:style-name="ce5" office:value-type="float" office:value="5920" calcext:value-type="float">
            <text:p>5920</text:p>
          </table:table-cell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896737485" calcext:value-type="float">
            <text:p>896737485</text:p>
          </table:table-cell>
          <table:table-cell table:style-name="ce5" office:value-type="float" office:value="1605771039" calcext:value-type="float">
            <text:p>1605771039</text:p>
          </table:table-cell>
          <table:table-cell table:style-name="ce5" office:value-type="float" office:value="1527705502" calcext:value-type="float">
            <text:p>1527705502</text:p>
          </table:table-cell>
          <table:table-cell table:style-name="ce5" office:value-type="float" office:value="6000" calcext:value-type="float">
            <text:p>6000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float" office:value="1065261274" calcext:value-type="float">
            <text:p>1065261274</text:p>
          </table:table-cell>
          <table:table-cell table:style-name="ce5" office:value-type="float" office:value="340475114" calcext:value-type="float">
            <text:p>340475114</text:p>
          </table:table-cell>
          <table:table-cell table:style-name="ce5" office:value-type="float" office:value="1679647622" calcext:value-type="float">
            <text:p>1679647622</text:p>
          </table:table-cell>
          <table:table-cell table:style-name="ce5" office:value-type="float" office:value="6080" calcext:value-type="float">
            <text:p>6080</text:p>
          </table:table-cell>
        </table:table-row>
        <table:table-row table:style-name="ro1">
          <table:table-cell table:style-name="ce5" office:value-type="float" office:value="2924" calcext:value-type="float">
            <text:p>2924</text:p>
          </table:table-cell>
          <table:table-cell table:style-name="ce5" office:value-type="float" office:value="387451771" calcext:value-type="float">
            <text:p>387451771</text:p>
          </table:table-cell>
          <table:table-cell table:style-name="ce5" office:value-type="float" office:value="1214306601" calcext:value-type="float">
            <text:p>1214306601</text:p>
          </table:table-cell>
          <table:table-cell table:style-name="ce5" office:value-type="float" office:value="1063573817" calcext:value-type="float">
            <text:p>1063573817</text:p>
          </table:table-cell>
          <table:table-cell table:style-name="ce5" office:value-type="float" office:value="6160" calcext:value-type="float">
            <text:p>6160</text:p>
          </table:table-cell>
        </table:table-row>
        <table:table-row table:style-name="ro1">
          <table:table-cell table:style-name="ce5" office:value-type="float" office:value="5738" calcext:value-type="float">
            <text:p>5738</text:p>
          </table:table-cell>
          <table:table-cell table:style-name="ce5" office:value-type="float" office:value="769827828" calcext:value-type="float">
            <text:p>769827828</text:p>
          </table:table-cell>
          <table:table-cell table:style-name="ce5" office:value-type="float" office:value="114824328" calcext:value-type="float">
            <text:p>114824328</text:p>
          </table:table-cell>
          <table:table-cell table:style-name="ce5" office:value-type="float" office:value="902260979" calcext:value-type="float">
            <text:p>902260979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7530" calcext:value-type="float">
            <text:p>7530</text:p>
          </table:table-cell>
          <table:table-cell table:style-name="ce5" office:value-type="float" office:value="2100875" calcext:value-type="float">
            <text:p>2100875</text:p>
          </table:table-cell>
          <table:table-cell table:style-name="ce5" office:value-type="float" office:value="1070251870" calcext:value-type="float">
            <text:p>1070251870</text:p>
          </table:table-cell>
          <table:table-cell table:style-name="ce5" office:value-type="float" office:value="976886736" calcext:value-type="float">
            <text:p>976886736</text:p>
          </table:table-cell>
          <table:table-cell table:style-name="ce5" office:value-type="float" office:value="6321" calcext:value-type="float">
            <text:p>6321</text:p>
          </table:table-cell>
        </table:table-row>
        <table:table-row table:style-name="ro1">
          <table:table-cell table:style-name="ce5" office:value-type="float" office:value="9572" calcext:value-type="float">
            <text:p>9572</text:p>
          </table:table-cell>
          <table:table-cell table:style-name="ce5" office:value-type="float" office:value="368459861" calcext:value-type="float">
            <text:p>368459861</text:p>
          </table:table-cell>
          <table:table-cell table:style-name="ce5" office:value-type="float" office:value="1208604708" calcext:value-type="float">
            <text:p>1208604708</text:p>
          </table:table-cell>
          <table:table-cell table:style-name="ce5" office:value-type="float" office:value="860960237" calcext:value-type="float">
            <text:p>860960237</text:p>
          </table:table-cell>
          <table:table-cell table:style-name="ce5" office:value-type="float" office:value="6402" calcext:value-type="float">
            <text:p>6402</text:p>
          </table:table-cell>
        </table:table-row>
        <table:table-row table:style-name="ro1">
          <table:table-cell table:style-name="ce5" office:value-type="float" office:value="4871" calcext:value-type="float">
            <text:p>4871</text:p>
          </table:table-cell>
          <table:table-cell table:style-name="ce5" office:value-type="float" office:value="177818060" calcext:value-type="float">
            <text:p>177818060</text:p>
          </table:table-cell>
          <table:table-cell table:style-name="ce5" office:value-type="float" office:value="773098053" calcext:value-type="float">
            <text:p>773098053</text:p>
          </table:table-cell>
          <table:table-cell table:style-name="ce5" office:value-type="float" office:value="562665723" calcext:value-type="float">
            <text:p>562665723</text:p>
          </table:table-cell>
          <table:table-cell table:style-name="ce5" office:value-type="float" office:value="6483" calcext:value-type="float">
            <text:p>6483</text:p>
          </table:table-cell>
        </table:table-row>
        <table:table-row table:style-name="ro1">
          <table:table-cell table:style-name="ce5" office:value-type="float" office:value="9380" calcext:value-type="float">
            <text:p>9380</text:p>
          </table:table-cell>
          <table:table-cell table:style-name="ce5" office:value-type="float" office:value="488747560" calcext:value-type="float">
            <text:p>488747560</text:p>
          </table:table-cell>
          <table:table-cell table:style-name="ce5" office:value-type="float" office:value="1345581218" calcext:value-type="float">
            <text:p>1345581218</text:p>
          </table:table-cell>
          <table:table-cell table:style-name="ce5" office:value-type="float" office:value="678001142" calcext:value-type="float">
            <text:p>678001142</text:p>
          </table:table-cell>
          <table:table-cell table:style-name="ce5" office:value-type="float" office:value="6564" calcext:value-type="float">
            <text:p>6564</text:p>
          </table:table-cell>
        </table:table-row>
        <table:table-row table:style-name="ro1">
          <table:table-cell table:style-name="ce5" office:value-type="float" office:value="4106" calcext:value-type="float">
            <text:p>4106</text:p>
          </table:table-cell>
          <table:table-cell table:style-name="ce5" office:value-type="float" office:value="1040017160" calcext:value-type="float">
            <text:p>1040017160</text:p>
          </table:table-cell>
          <table:table-cell table:style-name="ce5" office:value-type="float" office:value="405031029" calcext:value-type="float">
            <text:p>405031029</text:p>
          </table:table-cell>
          <table:table-cell table:style-name="ce5" office:value-type="float" office:value="1731679809" calcext:value-type="float">
            <text:p>1731679809</text:p>
          </table:table-cell>
          <table:table-cell table:style-name="ce5" office:value-type="float" office:value="6646" calcext:value-type="float">
            <text:p>6646</text:p>
          </table:table-cell>
        </table:table-row>
        <table:table-row table:style-name="ro1">
          <table:table-cell table:style-name="ce5" office:value-type="float" office:value="5045" calcext:value-type="float">
            <text:p>5045</text:p>
          </table:table-cell>
          <table:table-cell table:style-name="ce5" office:value-type="float" office:value="693305557" calcext:value-type="float">
            <text:p>693305557</text:p>
          </table:table-cell>
          <table:table-cell table:style-name="ce5" office:value-type="float" office:value="762415187" calcext:value-type="float">
            <text:p>762415187</text:p>
          </table:table-cell>
          <table:table-cell table:style-name="ce5" office:value-type="float" office:value="1287472378" calcext:value-type="float">
            <text:p>1287472378</text:p>
          </table:table-cell>
          <table:table-cell table:style-name="ce5" office:value-type="float" office:value="6728" calcext:value-type="float">
            <text:p>6728</text:p>
          </table:table-cell>
        </table:table-row>
        <table:table-row table:style-name="ro1"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74639887" calcext:value-type="float">
            <text:p>74639887</text:p>
          </table:table-cell>
          <table:table-cell table:style-name="ce5" office:value-type="float" office:value="1984586459" calcext:value-type="float">
            <text:p>1984586459</text:p>
          </table:table-cell>
          <table:table-cell table:style-name="ce5" office:value-type="float" office:value="1280768050" calcext:value-type="float">
            <text:p>1280768050</text:p>
          </table:table-cell>
          <table:table-cell table:style-name="ce5" office:value-type="float" office:value="6810" calcext:value-type="float">
            <text:p>6810</text:p>
          </table:table-cell>
        </table:table-row>
        <table:table-row table:style-name="ro1">
          <table:table-cell table:style-name="ce5" office:value-type="float" office:value="1664" calcext:value-type="float">
            <text:p>1664</text:p>
          </table:table-cell>
          <table:table-cell table:style-name="ce5" office:value-type="float" office:value="507252067" calcext:value-type="float">
            <text:p>507252067</text:p>
          </table:table-cell>
          <table:table-cell table:style-name="ce5" office:value-type="float" office:value="383206542" calcext:value-type="float">
            <text:p>383206542</text:p>
          </table:table-cell>
          <table:table-cell table:style-name="ce5" office:value-type="float" office:value="1844267238" calcext:value-type="float">
            <text:p>1844267238</text:p>
          </table:table-cell>
          <table:table-cell table:style-name="ce5" office:value-type="float" office:value="6892" calcext:value-type="float">
            <text:p>6892</text:p>
          </table:table-cell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734028918" calcext:value-type="float">
            <text:p>734028918</text:p>
          </table:table-cell>
          <table:table-cell table:style-name="ce5" office:value-type="float" office:value="1571363073" calcext:value-type="float">
            <text:p>1571363073</text:p>
          </table:table-cell>
          <table:table-cell table:style-name="ce5" office:value-type="float" office:value="972141740" calcext:value-type="float">
            <text:p>972141740</text:p>
          </table:table-cell>
          <table:table-cell table:style-name="ce5" office:value-type="float" office:value="6974" calcext:value-type="float">
            <text:p>6974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628010362" calcext:value-type="float">
            <text:p>628010362</text:p>
          </table:table-cell>
          <table:table-cell table:style-name="ce5" office:value-type="float" office:value="1257627871" calcext:value-type="float">
            <text:p>1257627871</text:p>
          </table:table-cell>
          <table:table-cell table:style-name="ce5" office:value-type="float" office:value="598424036" calcext:value-type="float">
            <text:p>598424036</text:p>
          </table:table-cell>
          <table:table-cell table:style-name="ce5" office:value-type="float" office:value="7056" calcext:value-type="float">
            <text:p>7056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491722399" calcext:value-type="float">
            <text:p>491722399</text:p>
          </table:table-cell>
          <table:table-cell table:style-name="ce5" office:value-type="float" office:value="2030070525" calcext:value-type="float">
            <text:p>2030070525</text:p>
          </table:table-cell>
          <table:table-cell table:style-name="ce5" office:value-type="float" office:value="124447090" calcext:value-type="float">
            <text:p>124447090</text:p>
          </table:table-cell>
          <table:table-cell table:style-name="ce5" office:value-type="float" office:value="7139" calcext:value-type="float">
            <text:p>7139</text:p>
          </table:table-cell>
        </table:table-row>
        <table:table-row table:style-name="ro1">
          <table:table-cell table:style-name="ce5" office:value-type="float" office:value="906" calcext:value-type="float">
            <text:p>906</text:p>
          </table:table-cell>
          <table:table-cell table:style-name="ce5" office:value-type="float" office:value="727843942" calcext:value-type="float">
            <text:p>727843942</text:p>
          </table:table-cell>
          <table:table-cell table:style-name="ce5" office:value-type="float" office:value="307574536" calcext:value-type="float">
            <text:p>307574536</text:p>
          </table:table-cell>
          <table:table-cell table:style-name="ce5" office:value-type="float" office:value="1735332393" calcext:value-type="float">
            <text:p>1735332393</text:p>
          </table:table-cell>
          <table:table-cell table:style-name="ce5" office:value-type="float" office:value="7222" calcext:value-type="float">
            <text:p>7222</text:p>
          </table:table-cell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83093808" calcext:value-type="float">
            <text:p>83093808</text:p>
          </table:table-cell>
          <table:table-cell table:style-name="ce5" office:value-type="float" office:value="579430308" calcext:value-type="float">
            <text:p>579430308</text:p>
          </table:table-cell>
          <table:table-cell table:style-name="ce5" office:value-type="float" office:value="177354417" calcext:value-type="float">
            <text:p>177354417</text:p>
          </table:table-cell>
          <table:table-cell table:style-name="ce5" office:value-type="float" office:value="7305" calcext:value-type="float">
            <text:p>7305</text:p>
          </table:table-cell>
        </table:table-row>
        <table:table-row table:style-name="ro1">
          <table:table-cell table:style-name="ce5" office:value-type="float" office:value="9531" calcext:value-type="float">
            <text:p>9531</text:p>
          </table:table-cell>
          <table:table-cell table:style-name="ce5" office:value-type="float" office:value="997680327" calcext:value-type="float">
            <text:p>997680327</text:p>
          </table:table-cell>
          <table:table-cell table:style-name="ce5" office:value-type="float" office:value="833918236" calcext:value-type="float">
            <text:p>833918236</text:p>
          </table:table-cell>
          <table:table-cell table:style-name="ce5" office:value-type="float" office:value="902534554" calcext:value-type="float">
            <text:p>902534554</text:p>
          </table:table-cell>
          <table:table-cell table:style-name="ce5" office:value-type="float" office:value="7388" calcext:value-type="float">
            <text:p>7388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42941885" calcext:value-type="float">
            <text:p>42941885</text:p>
          </table:table-cell>
          <table:table-cell table:style-name="ce5" office:value-type="float" office:value="298792310" calcext:value-type="float">
            <text:p>298792310</text:p>
          </table:table-cell>
          <table:table-cell table:style-name="ce5" office:value-type="float" office:value="599215087" calcext:value-type="float">
            <text:p>599215087</text:p>
          </table:table-cell>
          <table:table-cell table:style-name="ce5" office:value-type="float" office:value="7472" calcext:value-type="float">
            <text:p>7472</text:p>
          </table:table-cell>
        </table:table-row>
        <table:table-row table:style-name="ro1"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91816641" calcext:value-type="float">
            <text:p>91816641</text:p>
          </table:table-cell>
          <table:table-cell table:style-name="ce5" office:value-type="float" office:value="550199905" calcext:value-type="float">
            <text:p>550199905</text:p>
          </table:table-cell>
          <table:table-cell table:style-name="ce5" office:value-type="float" office:value="293790297" calcext:value-type="float">
            <text:p>293790297</text:p>
          </table:table-cell>
          <table:table-cell table:style-name="ce5" office:value-type="float" office:value="7556" calcext:value-type="float">
            <text:p>7556</text:p>
          </table:table-cell>
        </table:table-row>
        <table:table-row table:style-name="ro1"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199936072" calcext:value-type="float">
            <text:p>199936072</text:p>
          </table:table-cell>
          <table:table-cell table:style-name="ce5" office:value-type="float" office:value="248261741" calcext:value-type="float">
            <text:p>248261741</text:p>
          </table:table-cell>
          <table:table-cell table:style-name="ce5" office:value-type="float" office:value="999836187" calcext:value-type="float">
            <text:p>999836187</text:p>
          </table:table-cell>
          <table:table-cell table:style-name="ce5" office:value-type="float" office:value="7640" calcext:value-type="float">
            <text:p>7640</text:p>
          </table:table-cell>
        </table:table-row>
        <table:table-row table:style-name="ro1"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968671445" calcext:value-type="float">
            <text:p>968671445</text:p>
          </table:table-cell>
          <table:table-cell table:style-name="ce5" office:value-type="float" office:value="1076019302" calcext:value-type="float">
            <text:p>1076019302</text:p>
          </table:table-cell>
          <table:table-cell table:style-name="ce5" office:value-type="float" office:value="122768611" calcext:value-type="float">
            <text:p>122768611</text:p>
          </table:table-cell>
          <table:table-cell table:style-name="ce5" office:value-type="float" office:value="7724" calcext:value-type="float">
            <text:p>7724</text:p>
          </table:table-cell>
        </table:table-row>
        <table:table-row table:style-name="ro1"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892821454" calcext:value-type="float">
            <text:p>892821454</text:p>
          </table:table-cell>
          <table:table-cell table:style-name="ce5" office:value-type="float" office:value="1957387774" calcext:value-type="float">
            <text:p>1957387774</text:p>
          </table:table-cell>
          <table:table-cell table:style-name="ce5" office:value-type="float" office:value="360365720" calcext:value-type="float">
            <text:p>360365720</text:p>
          </table:table-cell>
          <table:table-cell table:style-name="ce5" office:value-type="float" office:value="7808" calcext:value-type="float">
            <text:p>7808</text:p>
          </table:table-cell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611556309" calcext:value-type="float">
            <text:p>611556309</text:p>
          </table:table-cell>
          <table:table-cell table:style-name="ce5" office:value-type="float" office:value="1774730590" calcext:value-type="float">
            <text:p>1774730590</text:p>
          </table:table-cell>
          <table:table-cell table:style-name="ce5" office:value-type="float" office:value="1365287153" calcext:value-type="float">
            <text:p>1365287153</text:p>
          </table:table-cell>
          <table:table-cell table:style-name="ce5" office:value-type="float" office:value="7892" calcext:value-type="float">
            <text:p>7892</text:p>
          </table:table-cell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5" office:value-type="float" office:value="946603854" calcext:value-type="float">
            <text:p>946603854</text:p>
          </table:table-cell>
          <table:table-cell table:style-name="ce5" office:value-type="float" office:value="57477703" calcext:value-type="float">
            <text:p>57477703</text:p>
          </table:table-cell>
          <table:table-cell table:style-name="ce5" office:value-type="float" office:value="1743196474" calcext:value-type="float">
            <text:p>1743196474</text:p>
          </table:table-cell>
          <table:table-cell table:style-name="ce5" office:value-type="float" office:value="7977" calcext:value-type="float">
            <text:p>7977</text:p>
          </table:table-cell>
        </table:table-row>
        <table:table-row table:style-name="ro1">
          <table:table-cell table:style-name="ce5" office:value-type="float" office:value="3751" calcext:value-type="float">
            <text:p>3751</text:p>
          </table:table-cell>
          <table:table-cell table:style-name="ce5" office:value-type="float" office:value="278441569" calcext:value-type="float">
            <text:p>278441569</text:p>
          </table:table-cell>
          <table:table-cell table:style-name="ce5" office:value-type="float" office:value="1066122922" calcext:value-type="float">
            <text:p>1066122922</text:p>
          </table:table-cell>
          <table:table-cell table:style-name="ce5" office:value-type="float" office:value="170707990" calcext:value-type="float">
            <text:p>170707990</text:p>
          </table:table-cell>
          <table:table-cell table:style-name="ce5" office:value-type="float" office:value="8062" calcext:value-type="float">
            <text:p>8062</text:p>
          </table:table-cell>
        </table:table-row>
        <table:table-row table:style-name="ro1">
          <table:table-cell table:style-name="ce5" office:value-type="float" office:value="4225" calcext:value-type="float">
            <text:p>4225</text:p>
          </table:table-cell>
          <table:table-cell table:style-name="ce5" office:value-type="float" office:value="782567534" calcext:value-type="float">
            <text:p>782567534</text:p>
          </table:table-cell>
          <table:table-cell table:style-name="ce5" office:value-type="float" office:value="468210616" calcext:value-type="float">
            <text:p>468210616</text:p>
          </table:table-cell>
          <table:table-cell table:style-name="ce5" office:value-type="float" office:value="691163709" calcext:value-type="float">
            <text:p>691163709</text:p>
          </table:table-cell>
          <table:table-cell table:style-name="ce5" office:value-type="float" office:value="8147" calcext:value-type="float">
            <text:p>8147</text:p>
          </table:table-cell>
        </table:table-row>
        <table:table-row table:style-name="ro1">
          <table:table-cell table:style-name="ce5" office:value-type="float" office:value="563" calcext:value-type="float">
            <text:p>563</text:p>
          </table:table-cell>
          <table:table-cell table:style-name="ce5" office:value-type="float" office:value="562950465" calcext:value-type="float">
            <text:p>562950465</text:p>
          </table:table-cell>
          <table:table-cell table:style-name="ce5" office:value-type="float" office:value="1707290950" calcext:value-type="float">
            <text:p>1707290950</text:p>
          </table:table-cell>
          <table:table-cell table:style-name="ce5" office:value-type="float" office:value="1207819153" calcext:value-type="float">
            <text:p>1207819153</text:p>
          </table:table-cell>
          <table:table-cell table:style-name="ce5" office:value-type="float" office:value="8232" calcext:value-type="float">
            <text:p>8232</text:p>
          </table:table-cell>
        </table:table-row>
        <table:table-row table:style-name="ro1">
          <table:table-cell table:style-name="ce5" office:value-type="float" office:value="9658" calcext:value-type="float">
            <text:p>9658</text:p>
          </table:table-cell>
          <table:table-cell table:style-name="ce5" office:value-type="float" office:value="723642192" calcext:value-type="float">
            <text:p>723642192</text:p>
          </table:table-cell>
          <table:table-cell table:style-name="ce5" office:value-type="float" office:value="869047149" calcext:value-type="float">
            <text:p>869047149</text:p>
          </table:table-cell>
          <table:table-cell table:style-name="ce5" office:value-type="float" office:value="94203247" calcext:value-type="float">
            <text:p>94203247</text:p>
          </table:table-cell>
          <table:table-cell table:style-name="ce5" office:value-type="float" office:value="8318" calcext:value-type="float">
            <text:p>8318</text:p>
          </table:table-cell>
        </table:table-row>
        <table:table-row table:style-name="ro1"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267399370" calcext:value-type="float">
            <text:p>267399370</text:p>
          </table:table-cell>
          <table:table-cell table:style-name="ce5" office:value-type="float" office:value="995406341" calcext:value-type="float">
            <text:p>995406341</text:p>
          </table:table-cell>
          <table:table-cell table:style-name="ce5" office:value-type="float" office:value="2035367027" calcext:value-type="float">
            <text:p>2035367027</text:p>
          </table:table-cell>
          <table:table-cell table:style-name="ce5" office:value-type="float" office:value="8404" calcext:value-type="float">
            <text:p>8404</text:p>
          </table:table-cell>
        </table:table-row>
        <table:table-row table:style-name="ro1"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722297632" calcext:value-type="float">
            <text:p>722297632</text:p>
          </table:table-cell>
          <table:table-cell table:style-name="ce5" office:value-type="float" office:value="1997890876" calcext:value-type="float">
            <text:p>1997890876</text:p>
          </table:table-cell>
          <table:table-cell table:style-name="ce5" office:value-type="float" office:value="392097002" calcext:value-type="float">
            <text:p>392097002</text:p>
          </table:table-cell>
          <table:table-cell table:style-name="ce5" office:value-type="float" office:value="8490" calcext:value-type="float">
            <text:p>8490</text:p>
          </table:table-cell>
        </table:table-row>
        <table:table-row table:style-name="ro1">
          <table:table-cell table:style-name="ce5" office:value-type="float" office:value="8380" calcext:value-type="float">
            <text:p>8380</text:p>
          </table:table-cell>
          <table:table-cell table:style-name="ce5" office:value-type="float" office:value="975461473" calcext:value-type="float">
            <text:p>975461473</text:p>
          </table:table-cell>
          <table:table-cell table:style-name="ce5" office:value-type="float" office:value="164961672" calcext:value-type="float">
            <text:p>164961672</text:p>
          </table:table-cell>
          <table:table-cell table:style-name="ce5" office:value-type="float" office:value="1072479214" calcext:value-type="float">
            <text:p>1072479214</text:p>
          </table:table-cell>
          <table:table-cell table:style-name="ce5" office:value-type="float" office:value="8576" calcext:value-type="float">
            <text:p>8576</text:p>
          </table:table-cell>
        </table:table-row>
        <table:table-row table:style-name="ro1"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312946340" calcext:value-type="float">
            <text:p>312946340</text:p>
          </table:table-cell>
          <table:table-cell table:style-name="ce5" office:value-type="float" office:value="470701098" calcext:value-type="float">
            <text:p>470701098</text:p>
          </table:table-cell>
          <table:table-cell table:style-name="ce5" office:value-type="float" office:value="514650054" calcext:value-type="float">
            <text:p>514650054</text:p>
          </table:table-cell>
          <table:table-cell table:style-name="ce5" office:value-type="float" office:value="8662" calcext:value-type="float">
            <text:p>8662</text:p>
          </table:table-cell>
        </table:table-row>
        <table:table-row table:style-name="ro1">
          <table:table-cell table:style-name="ce5" office:value-type="float" office:value="979" calcext:value-type="float">
            <text:p>979</text:p>
          </table:table-cell>
          <table:table-cell table:style-name="ce5" office:value-type="float" office:value="383014723" calcext:value-type="float">
            <text:p>383014723</text:p>
          </table:table-cell>
          <table:table-cell table:style-name="ce5" office:value-type="float" office:value="1784561431" calcext:value-type="float">
            <text:p>1784561431</text:p>
          </table:table-cell>
          <table:table-cell table:style-name="ce5" office:value-type="float" office:value="1585612061" calcext:value-type="float">
            <text:p>1585612061</text:p>
          </table:table-cell>
          <table:table-cell table:style-name="ce5" office:value-type="float" office:value="8748" calcext:value-type="float">
            <text:p>8748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201986526" calcext:value-type="float">
            <text:p>201986526</text:p>
          </table:table-cell>
          <table:table-cell table:style-name="ce5" office:value-type="float" office:value="1891390010" calcext:value-type="float">
            <text:p>1891390010</text:p>
          </table:table-cell>
          <table:table-cell table:style-name="ce5" office:value-type="float" office:value="1150570584" calcext:value-type="float">
            <text:p>1150570584</text:p>
          </table:table-cell>
          <table:table-cell table:style-name="ce5" office:value-type="float" office:value="8835" calcext:value-type="float">
            <text:p>8835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679943992" calcext:value-type="float">
            <text:p>679943992</text:p>
          </table:table-cell>
          <table:table-cell table:style-name="ce5" office:value-type="float" office:value="139204836" calcext:value-type="float">
            <text:p>139204836</text:p>
          </table:table-cell>
          <table:table-cell table:style-name="ce5" office:value-type="float" office:value="1084502617" calcext:value-type="float">
            <text:p>1084502617</text:p>
          </table:table-cell>
          <table:table-cell table:style-name="ce5" office:value-type="float" office:value="8922" calcext:value-type="float">
            <text:p>8922</text:p>
          </table:table-cell>
        </table:table-row>
        <table:table-row table:style-name="ro1">
          <table:table-cell table:style-name="ce5" office:value-type="float" office:value="2414" calcext:value-type="float">
            <text:p>2414</text:p>
          </table:table-cell>
          <table:table-cell table:style-name="ce5" office:value-type="float" office:value="594161064" calcext:value-type="float">
            <text:p>594161064</text:p>
          </table:table-cell>
          <table:table-cell table:style-name="ce5" office:value-type="float" office:value="648377327" calcext:value-type="float">
            <text:p>648377327</text:p>
          </table:table-cell>
          <table:table-cell table:style-name="ce5" office:value-type="float" office:value="1074000317" calcext:value-type="float">
            <text:p>1074000317</text:p>
          </table:table-cell>
          <table:table-cell table:style-name="ce5" office:value-type="float" office:value="9009" calcext:value-type="float">
            <text:p>9009</text:p>
          </table:table-cell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731743166" calcext:value-type="float">
            <text:p>731743166</text:p>
          </table:table-cell>
          <table:table-cell table:style-name="ce5" office:value-type="float" office:value="1611669549" calcext:value-type="float">
            <text:p>1611669549</text:p>
          </table:table-cell>
          <table:table-cell table:style-name="ce5" office:value-type="float" office:value="1213735349" calcext:value-type="float">
            <text:p>1213735349</text:p>
          </table:table-cell>
          <table:table-cell table:style-name="ce5" office:value-type="float" office:value="9096" calcext:value-type="float">
            <text:p>9096</text:p>
          </table:table-cell>
        </table:table-row>
        <table:table-row table:style-name="ro1"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375770906" calcext:value-type="float">
            <text:p>375770906</text:p>
          </table:table-cell>
          <table:table-cell table:style-name="ce5" office:value-type="float" office:value="2034396108" calcext:value-type="float">
            <text:p>2034396108</text:p>
          </table:table-cell>
          <table:table-cell table:style-name="ce5" office:value-type="float" office:value="796185977" calcext:value-type="float">
            <text:p>796185977</text:p>
          </table:table-cell>
          <table:table-cell table:style-name="ce5" office:value-type="float" office:value="9184" calcext:value-type="float">
            <text:p>9184</text:p>
          </table:table-cell>
        </table:table-row>
        <table:table-row table:style-name="ro1">
          <table:table-cell table:style-name="ce5" office:value-type="float" office:value="8624" calcext:value-type="float">
            <text:p>8624</text:p>
          </table:table-cell>
          <table:table-cell table:style-name="ce5" office:value-type="float" office:value="1022991669" calcext:value-type="float">
            <text:p>1022991669</text:p>
          </table:table-cell>
          <table:table-cell table:style-name="ce5" office:value-type="float" office:value="316487840" calcext:value-type="float">
            <text:p>316487840</text:p>
          </table:table-cell>
          <table:table-cell table:style-name="ce5" office:value-type="float" office:value="332136170" calcext:value-type="float">
            <text:p>332136170</text:p>
          </table:table-cell>
          <table:table-cell table:style-name="ce5" office:value-type="float" office:value="9272" calcext:value-type="float">
            <text:p>9272</text:p>
          </table:table-cell>
        </table:table-row>
        <table:table-row table:style-name="ro1"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614463920" calcext:value-type="float">
            <text:p>614463920</text:p>
          </table:table-cell>
          <table:table-cell table:style-name="ce5" office:value-type="float" office:value="1287317047" calcext:value-type="float">
            <text:p>1287317047</text:p>
          </table:table-cell>
          <table:table-cell table:style-name="ce5" office:value-type="float" office:value="1776367651" calcext:value-type="float">
            <text:p>1776367651</text:p>
          </table:table-cell>
          <table:table-cell table:style-name="ce5" office:value-type="float" office:value="9360" calcext:value-type="float">
            <text:p>9360</text:p>
          </table:table-cell>
        </table:table-row>
        <table:table-row table:style-name="ro1">
          <table:table-cell table:style-name="ce5" office:value-type="float" office:value="1797" calcext:value-type="float">
            <text:p>1797</text:p>
          </table:table-cell>
          <table:table-cell table:style-name="ce5" office:value-type="float" office:value="1014991537" calcext:value-type="float">
            <text:p>1014991537</text:p>
          </table:table-cell>
          <table:table-cell table:style-name="ce5" office:value-type="float" office:value="639791718" calcext:value-type="float">
            <text:p>639791718</text:p>
          </table:table-cell>
          <table:table-cell table:style-name="ce5" office:value-type="float" office:value="1720223892" calcext:value-type="float">
            <text:p>1720223892</text:p>
          </table:table-cell>
          <table:table-cell table:style-name="ce5" office:value-type="float" office:value="9448" calcext:value-type="float">
            <text:p>9448</text:p>
          </table:table-cell>
        </table:table-row>
        <table:table-row table:style-name="ro1">
          <table:table-cell table:style-name="ce5" office:value-type="float" office:value="757" calcext:value-type="float">
            <text:p>757</text:p>
          </table:table-cell>
          <table:table-cell table:style-name="ce5" office:value-type="float" office:value="564698393" calcext:value-type="float">
            <text:p>564698393</text:p>
          </table:table-cell>
          <table:table-cell table:style-name="ce5" office:value-type="float" office:value="545481106" calcext:value-type="float">
            <text:p>545481106</text:p>
          </table:table-cell>
          <table:table-cell table:style-name="ce5" office:value-type="float" office:value="1142689586" calcext:value-type="float">
            <text:p>1142689586</text:p>
          </table:table-cell>
          <table:table-cell table:style-name="ce5" office:value-type="float" office:value="9536" calcext:value-type="float">
            <text:p>9536</text:p>
          </table:table-cell>
        </table:table-row>
        <table:table-row table:style-name="ro1">
          <table:table-cell table:style-name="ce5" office:value-type="float" office:value="579" calcext:value-type="float">
            <text:p>579</text:p>
          </table:table-cell>
          <table:table-cell table:style-name="ce5" office:value-type="float" office:value="188574540" calcext:value-type="float">
            <text:p>188574540</text:p>
          </table:table-cell>
          <table:table-cell table:style-name="ce5" office:value-type="float" office:value="264712030" calcext:value-type="float">
            <text:p>264712030</text:p>
          </table:table-cell>
          <table:table-cell table:style-name="ce5" office:value-type="float" office:value="1877467977" calcext:value-type="float">
            <text:p>1877467977</text:p>
          </table:table-cell>
          <table:table-cell table:style-name="ce5" office:value-type="float" office:value="9624" calcext:value-type="float">
            <text:p>9624</text:p>
          </table:table-cell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426158292" calcext:value-type="float">
            <text:p>426158292</text:p>
          </table:table-cell>
          <table:table-cell table:style-name="ce5" office:value-type="float" office:value="1973772524" calcext:value-type="float">
            <text:p>1973772524</text:p>
          </table:table-cell>
          <table:table-cell table:style-name="ce5" office:value-type="float" office:value="464232988" calcext:value-type="float">
            <text:p>464232988</text:p>
          </table:table-cell>
          <table:table-cell table:style-name="ce5" office:value-type="float" office:value="9713" calcext:value-type="float">
            <text:p>9713</text:p>
          </table:table-cell>
        </table:table-row>
        <table:table-row table:style-name="ro1">
          <table:table-cell table:style-name="ce5" office:value-type="float" office:value="3137" calcext:value-type="float">
            <text:p>3137</text:p>
          </table:table-cell>
          <table:table-cell table:style-name="ce5" office:value-type="float" office:value="91850255" calcext:value-type="float">
            <text:p>91850255</text:p>
          </table:table-cell>
          <table:table-cell table:style-name="ce5" office:value-type="float" office:value="628650088" calcext:value-type="float">
            <text:p>628650088</text:p>
          </table:table-cell>
          <table:table-cell table:style-name="ce5" office:value-type="float" office:value="1842510500" calcext:value-type="float">
            <text:p>1842510500</text:p>
          </table:table-cell>
          <table:table-cell table:style-name="ce5" office:value-type="float" office:value="9802" calcext:value-type="float">
            <text:p>9802</text:p>
          </table:table-cell>
        </table:table-row>
        <table:table-row table:style-name="ro1">
          <table:table-cell table:style-name="ce5" office:value-type="float" office:value="6168" calcext:value-type="float">
            <text:p>6168</text:p>
          </table:table-cell>
          <table:table-cell table:style-name="ce5" office:value-type="float" office:value="1097850047" calcext:value-type="float">
            <text:p>1097850047</text:p>
          </table:table-cell>
          <table:table-cell table:style-name="ce5" office:value-type="float" office:value="1991271437" calcext:value-type="float">
            <text:p>1991271437</text:p>
          </table:table-cell>
          <table:table-cell table:style-name="ce5" office:value-type="float" office:value="757835301" calcext:value-type="float">
            <text:p>757835301</text:p>
          </table:table-cell>
          <table:table-cell table:style-name="ce5" office:value-type="float" office:value="9891" calcext:value-type="float">
            <text:p>9891</text:p>
          </table:table-cell>
        </table:table-row>
        <table:table-row table:style-name="ro1">
          <table:table-cell table:style-name="ce5" office:value-type="float" office:value="8256" calcext:value-type="float">
            <text:p>8256</text:p>
          </table:table-cell>
          <table:table-cell table:style-name="ce5" office:value-type="float" office:value="714482377" calcext:value-type="float">
            <text:p>714482377</text:p>
          </table:table-cell>
          <table:table-cell table:style-name="ce5" office:value-type="float" office:value="1595350347" calcext:value-type="float">
            <text:p>1595350347</text:p>
          </table:table-cell>
          <table:table-cell table:style-name="ce5" office:value-type="float" office:value="1239934744" calcext:value-type="float">
            <text:p>1239934744</text:p>
          </table:table-cell>
          <table:table-cell table:style-name="ce5" office:value-type="float" office:value="9980" calcext:value-type="float">
            <text:p>9980</text:p>
          </table:table-cell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26639095" calcext:value-type="float">
            <text:p>26639095</text:p>
          </table:table-cell>
          <table:table-cell table:style-name="ce5" office:value-type="float" office:value="254029173" calcext:value-type="float">
            <text:p>254029173</text:p>
          </table:table-cell>
          <table:table-cell table:style-name="ce5" office:value-type="float" office:value="697206337" calcext:value-type="float">
            <text:p>697206337</text:p>
          </table:table-cell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1099043344" calcext:value-type="float">
            <text:p>1099043344</text:p>
          </table:table-cell>
          <table:table-cell table:style-name="ce5" office:value-type="float" office:value="1437139192" calcext:value-type="float">
            <text:p>1437139192</text:p>
          </table:table-cell>
          <table:table-cell table:style-name="ce5" office:value-type="float" office:value="1586837212" calcext:value-type="float">
            <text:p>1586837212</text:p>
          </table:table-cell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5" office:value-type="float" office:value="1526" calcext:value-type="float">
            <text:p>1526</text:p>
          </table:table-cell>
          <table:table-cell table:style-name="ce5" office:value-type="float" office:value="315400162" calcext:value-type="float">
            <text:p>315400162</text:p>
          </table:table-cell>
          <table:table-cell table:style-name="ce5" office:value-type="float" office:value="1736521344" calcext:value-type="float">
            <text:p>1736521344</text:p>
          </table:table-cell>
          <table:table-cell table:style-name="ce5" office:value-type="float" office:value="1632690091" calcext:value-type="float">
            <text:p>1632690091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506361296" calcext:value-type="float">
            <text:p>506361296</text:p>
          </table:table-cell>
          <table:table-cell table:style-name="ce5" office:value-type="float" office:value="1142541387" calcext:value-type="float">
            <text:p>1142541387</text:p>
          </table:table-cell>
          <table:table-cell table:style-name="ce5" office:value-type="float" office:value="1364736256" calcext:value-type="float">
            <text:p>1364736256</text:p>
          </table:table-cell>
          <table:table-cell table:style-name="ce5" office:value-type="float" office:value="340" calcext:value-type="float">
            <text:p>340</text:p>
          </table:table-cell>
        </table:table-row>
        <table:table-row table:style-name="ro1"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192137624" calcext:value-type="float">
            <text:p>192137624</text:p>
          </table:table-cell>
          <table:table-cell table:style-name="ce5" office:value-type="float" office:value="1715811020" calcext:value-type="float">
            <text:p>1715811020</text:p>
          </table:table-cell>
          <table:table-cell table:style-name="ce5" office:value-type="float" office:value="1111719908" calcext:value-type="float">
            <text:p>1111719908</text:p>
          </table:table-cell>
          <table:table-cell table:style-name="ce5" office:value-type="float" office:value="430" calcext:value-type="float">
            <text:p>430</text:p>
          </table:table-cell>
        </table:table-row>
        <table:table-row table:style-name="ro1">
          <table:table-cell table:style-name="ce5" office:value-type="float" office:value="7293" calcext:value-type="float">
            <text:p>7293</text:p>
          </table:table-cell>
          <table:table-cell table:style-name="ce5" office:value-type="float" office:value="210860622" calcext:value-type="float">
            <text:p>210860622</text:p>
          </table:table-cell>
          <table:table-cell table:style-name="ce5" office:value-type="float" office:value="857774441" calcext:value-type="float">
            <text:p>857774441</text:p>
          </table:table-cell>
          <table:table-cell table:style-name="ce5" office:value-type="float" office:value="1056844630" calcext:value-type="float">
            <text:p>1056844630</text:p>
          </table:table-cell>
          <table:table-cell table:style-name="ce5" office:value-type="float" office:value="520" calcext:value-type="float">
            <text:p>520</text:p>
          </table:table-cell>
        </table:table-row>
        <table:table-row table:style-name="ro1">
          <table:table-cell table:style-name="ce5" office:value-type="float" office:value="7742" calcext:value-type="float">
            <text:p>7742</text:p>
          </table:table-cell>
          <table:table-cell table:style-name="ce5" office:value-type="float" office:value="129901303" calcext:value-type="float">
            <text:p>129901303</text:p>
          </table:table-cell>
          <table:table-cell table:style-name="ce5" office:value-type="float" office:value="651129965" calcext:value-type="float">
            <text:p>651129965</text:p>
          </table:table-cell>
          <table:table-cell table:style-name="ce5" office:value-type="float" office:value="1171153377" calcext:value-type="float">
            <text:p>1171153377</text:p>
          </table:table-cell>
          <table:table-cell table:style-name="ce5" office:value-type="float" office:value="611" calcext:value-type="float">
            <text:p>611</text:p>
          </table:table-cell>
        </table:table-row>
        <table:table-row table:style-name="ro1"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23882747" calcext:value-type="float">
            <text:p>23882747</text:p>
          </table:table-cell>
          <table:table-cell table:style-name="ce5" office:value-type="float" office:value="1487931917" calcext:value-type="float">
            <text:p>1487931917</text:p>
          </table:table-cell>
          <table:table-cell table:style-name="ce5" office:value-type="float" office:value="1204409943" calcext:value-type="float">
            <text:p>1204409943</text:p>
          </table:table-cell>
          <table:table-cell table:style-name="ce5" office:value-type="float" office:value="702" calcext:value-type="float">
            <text:p>702</text:p>
          </table:table-cell>
        </table:table-row>
        <table:table-row table:style-name="ro1">
          <table:table-cell table:style-name="ce5" office:value-type="float" office:value="5390" calcext:value-type="float">
            <text:p>5390</text:p>
          </table:table-cell>
          <table:table-cell table:style-name="ce5" office:value-type="float" office:value="119228858" calcext:value-type="float">
            <text:p>119228858</text:p>
          </table:table-cell>
          <table:table-cell table:style-name="ce5" office:value-type="float" office:value="1925208125" calcext:value-type="float">
            <text:p>1925208125</text:p>
          </table:table-cell>
          <table:table-cell table:style-name="ce5" office:value-type="float" office:value="704417393" calcext:value-type="float">
            <text:p>704417393</text:p>
          </table:table-cell>
          <table:table-cell table:style-name="ce5" office:value-type="float" office:value="793" calcext:value-type="float">
            <text:p>793</text:p>
          </table:table-cell>
        </table:table-row>
        <table:table-row table:style-name="ro1">
          <table:table-cell table:style-name="ce5" office:value-type="float" office:value="934" calcext:value-type="float">
            <text:p>934</text:p>
          </table:table-cell>
          <table:table-cell table:style-name="ce5" office:value-type="float" office:value="593455170" calcext:value-type="float">
            <text:p>593455170</text:p>
          </table:table-cell>
          <table:table-cell table:style-name="ce5" office:value-type="float" office:value="860789226" calcext:value-type="float">
            <text:p>860789226</text:p>
          </table:table-cell>
          <table:table-cell table:style-name="ce5" office:value-type="float" office:value="1933729294" calcext:value-type="float">
            <text:p>1933729294</text:p>
          </table:table-cell>
          <table:table-cell table:style-name="ce5" office:value-type="float" office:value="884" calcext:value-type="float">
            <text:p>884</text:p>
          </table:table-cell>
        </table:table-row>
        <table:table-row table:style-name="ro1">
          <table:table-cell table:style-name="ce5" office:value-type="float" office:value="889" calcext:value-type="float">
            <text:p>889</text:p>
          </table:table-cell>
          <table:table-cell table:style-name="ce5" office:value-type="float" office:value="534983617" calcext:value-type="float">
            <text:p>534983617</text:p>
          </table:table-cell>
          <table:table-cell table:style-name="ce5" office:value-type="float" office:value="1245109922" calcext:value-type="float">
            <text:p>1245109922</text:p>
          </table:table-cell>
          <table:table-cell table:style-name="ce5" office:value-type="float" office:value="712828634" calcext:value-type="float">
            <text:p>712828634</text:p>
          </table:table-cell>
          <table:table-cell table:style-name="ce5" office:value-type="float" office:value="976" calcext:value-type="float">
            <text:p>976</text:p>
          </table:table-cell>
        </table:table-row>
        <table:table-row table:style-name="ro1"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623237174" calcext:value-type="float">
            <text:p>623237174</text:p>
          </table:table-cell>
          <table:table-cell table:style-name="ce5" office:value-type="float" office:value="1198184007" calcext:value-type="float">
            <text:p>1198184007</text:p>
          </table:table-cell>
          <table:table-cell table:style-name="ce5" office:value-type="float" office:value="2083898219" calcext:value-type="float">
            <text:p>2083898219</text:p>
          </table:table-cell>
          <table:table-cell table:style-name="ce5" office:value-type="float" office:value="1068" calcext:value-type="float">
            <text:p>1068</text:p>
          </table:table-cell>
        </table:table-row>
        <table:table-row table:style-name="ro1"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144304902" calcext:value-type="float">
            <text:p>144304902</text:p>
          </table:table-cell>
          <table:table-cell table:style-name="ce5" office:value-type="float" office:value="467424148" calcext:value-type="float">
            <text:p>467424148</text:p>
          </table:table-cell>
          <table:table-cell table:style-name="ce5" office:value-type="float" office:value="2020444399" calcext:value-type="float">
            <text:p>2020444399</text:p>
          </table:table-cell>
          <table:table-cell table:style-name="ce5" office:value-type="float" office:value="1160" calcext:value-type="float">
            <text:p>1160</text:p>
          </table:table-cell>
        </table:table-row>
        <table:table-row table:style-name="ro1">
          <table:table-cell table:style-name="ce5" office:value-type="float" office:value="3633" calcext:value-type="float">
            <text:p>3633</text:p>
          </table:table-cell>
          <table:table-cell table:style-name="ce5" office:value-type="float" office:value="171868382" calcext:value-type="float">
            <text:p>171868382</text:p>
          </table:table-cell>
          <table:table-cell table:style-name="ce5" office:value-type="float" office:value="1269359361" calcext:value-type="float">
            <text:p>1269359361</text:p>
          </table:table-cell>
          <table:table-cell table:style-name="ce5" office:value-type="float" office:value="1564698425" calcext:value-type="float">
            <text:p>1564698425</text:p>
          </table:table-cell>
          <table:table-cell table:style-name="ce5" office:value-type="float" office:value="1252" calcext:value-type="float">
            <text:p>1252</text:p>
          </table:table-cell>
        </table:table-row>
        <table:table-row table:style-name="ro1">
          <table:table-cell table:style-name="ce5" office:value-type="float" office:value="4273" calcext:value-type="float">
            <text:p>4273</text:p>
          </table:table-cell>
          <table:table-cell table:style-name="ce5" office:value-type="float" office:value="1037277619" calcext:value-type="float">
            <text:p>1037277619</text:p>
          </table:table-cell>
          <table:table-cell table:style-name="ce5" office:value-type="float" office:value="1945000912" calcext:value-type="float">
            <text:p>1945000912</text:p>
          </table:table-cell>
          <table:table-cell table:style-name="ce5" office:value-type="float" office:value="1391374578" calcext:value-type="float">
            <text:p>1391374578</text:p>
          </table:table-cell>
          <table:table-cell table:style-name="ce5" office:value-type="float" office:value="1344" calcext:value-type="float">
            <text:p>1344</text:p>
          </table:table-cell>
        </table:table-row>
        <table:table-row table:style-name="ro1">
          <table:table-cell table:style-name="ce5" office:value-type="float" office:value="6143" calcext:value-type="float">
            <text:p>6143</text:p>
          </table:table-cell>
          <table:table-cell table:style-name="ce5" office:value-type="float" office:value="570513615" calcext:value-type="float">
            <text:p>570513615</text:p>
          </table:table-cell>
          <table:table-cell table:style-name="ce5" office:value-type="float" office:value="2141552373" calcext:value-type="float">
            <text:p>2141552373</text:p>
          </table:table-cell>
          <table:table-cell table:style-name="ce5" office:value-type="float" office:value="1630486126" calcext:value-type="float">
            <text:p>1630486126</text:p>
          </table:table-cell>
          <table:table-cell table:style-name="ce5" office:value-type="float" office:value="1436" calcext:value-type="float">
            <text:p>1436</text:p>
          </table:table-cell>
        </table:table-row>
        <table:table-row table:style-name="ro1">
          <table:table-cell table:style-name="ce5" office:value-type="float" office:value="1446" calcext:value-type="float">
            <text:p>1446</text:p>
          </table:table-cell>
          <table:table-cell table:style-name="ce5" office:value-type="float" office:value="324139802" calcext:value-type="float">
            <text:p>324139802</text:p>
          </table:table-cell>
          <table:table-cell table:style-name="ce5" office:value-type="float" office:value="793218517" calcext:value-type="float">
            <text:p>793218517</text:p>
          </table:table-cell>
          <table:table-cell table:style-name="ce5" office:value-type="float" office:value="27396006" calcext:value-type="float">
            <text:p>27396006</text:p>
          </table:table-cell>
          <table:table-cell table:style-name="ce5" office:value-type="float" office:value="1529" calcext:value-type="float">
            <text:p>1529</text:p>
          </table:table-cell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547135078" calcext:value-type="float">
            <text:p>547135078</text:p>
          </table:table-cell>
          <table:table-cell table:style-name="ce5" office:value-type="float" office:value="1489963635" calcext:value-type="float">
            <text:p>1489963635</text:p>
          </table:table-cell>
          <table:table-cell table:style-name="ce5" office:value-type="float" office:value="216233792" calcext:value-type="float">
            <text:p>216233792</text:p>
          </table:table-cell>
          <table:table-cell table:style-name="ce5" office:value-type="float" office:value="1622" calcext:value-type="float">
            <text:p>1622</text:p>
          </table:table-cell>
        </table:table-row>
        <table:table-row table:style-name="ro1">
          <table:table-cell table:style-name="ce5" office:value-type="float" office:value="607" calcext:value-type="float">
            <text:p>607</text:p>
          </table:table-cell>
          <table:table-cell table:style-name="ce5" office:value-type="float" office:value="690650051" calcext:value-type="float">
            <text:p>690650051</text:p>
          </table:table-cell>
          <table:table-cell table:style-name="ce5" office:value-type="float" office:value="1095549933" calcext:value-type="float">
            <text:p>1095549933</text:p>
          </table:table-cell>
          <table:table-cell table:style-name="ce5" office:value-type="float" office:value="1443672642" calcext:value-type="float">
            <text:p>1443672642</text:p>
          </table:table-cell>
          <table:table-cell table:style-name="ce5" office:value-type="float" office:value="1715" calcext:value-type="float">
            <text:p>1715</text:p>
          </table:table-cell>
        </table:table-row>
        <table:table-row table:style-name="ro1">
          <table:table-cell table:style-name="ce5" office:value-type="float" office:value="3369" calcext:value-type="float">
            <text:p>3369</text:p>
          </table:table-cell>
          <table:table-cell table:style-name="ce5" office:value-type="float" office:value="333921476" calcext:value-type="float">
            <text:p>333921476</text:p>
          </table:table-cell>
          <table:table-cell table:style-name="ce5" office:value-type="float" office:value="2020501840" calcext:value-type="float">
            <text:p>2020501840</text:p>
          </table:table-cell>
          <table:table-cell table:style-name="ce5" office:value-type="float" office:value="760608510" calcext:value-type="float">
            <text:p>760608510</text:p>
          </table:table-cell>
          <table:table-cell table:style-name="ce5" office:value-type="float" office:value="1808" calcext:value-type="float">
            <text:p>1808</text:p>
          </table:table-cell>
        </table:table-row>
        <table:table-row table:style-name="ro1">
          <table:table-cell table:style-name="ce5" office:value-type="float" office:value="1012" calcext:value-type="float">
            <text:p>1012</text:p>
          </table:table-cell>
          <table:table-cell table:style-name="ce5" office:value-type="float" office:value="118674227" calcext:value-type="float">
            <text:p>118674227</text:p>
          </table:table-cell>
          <table:table-cell table:style-name="ce5" office:value-type="float" office:value="162864424" calcext:value-type="float">
            <text:p>162864424</text:p>
          </table:table-cell>
          <table:table-cell table:style-name="ce5" office:value-type="float" office:value="599590363" calcext:value-type="float">
            <text:p>599590363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9419" calcext:value-type="float">
            <text:p>9419</text:p>
          </table:table-cell>
          <table:table-cell table:style-name="ce5" office:value-type="float" office:value="276004554" calcext:value-type="float">
            <text:p>276004554</text:p>
          </table:table-cell>
          <table:table-cell table:style-name="ce5" office:value-type="float" office:value="917414931" calcext:value-type="float">
            <text:p>917414931</text:p>
          </table:table-cell>
          <table:table-cell table:style-name="ce5" office:value-type="float" office:value="1623818839" calcext:value-type="float">
            <text:p>1623818839</text:p>
          </table:table-cell>
          <table:table-cell table:style-name="ce5" office:value-type="float" office:value="1996" calcext:value-type="float">
            <text:p>1996</text:p>
          </table:table-cell>
        </table:table-row>
        <table:table-row table:style-name="ro1">
          <table:table-cell table:style-name="ce5" office:value-type="float" office:value="2460" calcext:value-type="float">
            <text:p>2460</text:p>
          </table:table-cell>
          <table:table-cell table:style-name="ce5" office:value-type="float" office:value="665052990" calcext:value-type="float">
            <text:p>665052990</text:p>
          </table:table-cell>
          <table:table-cell table:style-name="ce5" office:value-type="float" office:value="2135522785" calcext:value-type="float">
            <text:p>2135522785</text:p>
          </table:table-cell>
          <table:table-cell table:style-name="ce5" office:value-type="float" office:value="247560495" calcext:value-type="float">
            <text:p>247560495</text:p>
          </table:table-cell>
          <table:table-cell table:style-name="ce5" office:value-type="float" office:value="2090" calcext:value-type="float">
            <text:p>2090</text:p>
          </table:table-cell>
        </table:table-row>
        <table:table-row table:style-name="ro1"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814131080" calcext:value-type="float">
            <text:p>814131080</text:p>
          </table:table-cell>
          <table:table-cell table:style-name="ce5" office:value-type="float" office:value="743671042" calcext:value-type="float">
            <text:p>743671042</text:p>
          </table:table-cell>
          <table:table-cell table:style-name="ce5" office:value-type="float" office:value="390067279" calcext:value-type="float">
            <text:p>390067279</text:p>
          </table:table-cell>
          <table:table-cell table:style-name="ce5" office:value-type="float" office:value="2184" calcext:value-type="float">
            <text:p>2184</text:p>
          </table:table-cell>
        </table:table-row>
        <table:table-row table:style-name="ro1"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148069670" calcext:value-type="float">
            <text:p>148069670</text:p>
          </table:table-cell>
          <table:table-cell table:style-name="ce5" office:value-type="float" office:value="1600527919" calcext:value-type="float">
            <text:p>1600527919</text:p>
          </table:table-cell>
          <table:table-cell table:style-name="ce5" office:value-type="float" office:value="152149431" calcext:value-type="float">
            <text:p>152149431</text:p>
          </table:table-cell>
          <table:table-cell table:style-name="ce5" office:value-type="float" office:value="2278" calcext:value-type="float">
            <text:p>2278</text:p>
          </table:table-cell>
        </table:table-row>
        <table:table-row table:style-name="ro1">
          <table:table-cell table:style-name="ce5" office:value-type="float" office:value="2036" calcext:value-type="float">
            <text:p>2036</text:p>
          </table:table-cell>
          <table:table-cell table:style-name="ce5" office:value-type="float" office:value="299668810" calcext:value-type="float">
            <text:p>299668810</text:p>
          </table:table-cell>
          <table:table-cell table:style-name="ce5" office:value-type="float" office:value="2074047203" calcext:value-type="float">
            <text:p>2074047203</text:p>
          </table:table-cell>
          <table:table-cell table:style-name="ce5" office:value-type="float" office:value="336481214" calcext:value-type="float">
            <text:p>336481214</text:p>
          </table:table-cell>
          <table:table-cell table:style-name="ce5" office:value-type="float" office:value="2372" calcext:value-type="float">
            <text:p>2372</text:p>
          </table:table-cell>
        </table:table-row>
        <table:table-row table:style-name="ro1">
          <table:table-cell table:style-name="ce5" office:value-type="float" office:value="2078" calcext:value-type="float">
            <text:p>2078</text:p>
          </table:table-cell>
          <table:table-cell table:style-name="ce5" office:value-type="float" office:value="203078981" calcext:value-type="float">
            <text:p>203078981</text:p>
          </table:table-cell>
          <table:table-cell table:style-name="ce5" office:value-type="float" office:value="1535644318" calcext:value-type="float">
            <text:p>1535644318</text:p>
          </table:table-cell>
          <table:table-cell table:style-name="ce5" office:value-type="float" office:value="204805149" calcext:value-type="float">
            <text:p>204805149</text:p>
          </table:table-cell>
          <table:table-cell table:style-name="ce5" office:value-type="float" office:value="2467" calcext:value-type="float">
            <text:p>2467</text:p>
          </table:table-cell>
        </table:table-row>
        <table:table-row table:style-name="ro1">
          <table:table-cell table:style-name="ce5" office:value-type="float" office:value="9995" calcext:value-type="float">
            <text:p>9995</text:p>
          </table:table-cell>
          <table:table-cell table:style-name="ce5" office:value-type="float" office:value="888619704" calcext:value-type="float">
            <text:p>888619704</text:p>
          </table:table-cell>
          <table:table-cell table:style-name="ce5" office:value-type="float" office:value="260386447" calcext:value-type="float">
            <text:p>260386447</text:p>
          </table:table-cell>
          <table:table-cell table:style-name="ce5" office:value-type="float" office:value="832795639" calcext:value-type="float">
            <text:p>832795639</text:p>
          </table:table-cell>
          <table:table-cell table:style-name="ce5" office:value-type="float" office:value="2562" calcext:value-type="float">
            <text:p>2562</text:p>
          </table:table-cell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525605311" calcext:value-type="float">
            <text:p>525605311</text:p>
          </table:table-cell>
          <table:table-cell table:style-name="ce5" office:value-type="float" office:value="534339476" calcext:value-type="float">
            <text:p>534339476</text:p>
          </table:table-cell>
          <table:table-cell table:style-name="ce5" office:value-type="float" office:value="307781702" calcext:value-type="float">
            <text:p>307781702</text:p>
          </table:table-cell>
          <table:table-cell table:style-name="ce5" office:value-type="float" office:value="2657" calcext:value-type="float">
            <text:p>2657</text:p>
          </table:table-cell>
        </table:table-row>
        <table:table-row table:style-name="ro1">
          <table:table-cell table:style-name="ce5" office:value-type="float" office:value="2410" calcext:value-type="float">
            <text:p>2410</text:p>
          </table:table-cell>
          <table:table-cell table:style-name="ce5" office:value-type="float" office:value="430057516" calcext:value-type="float">
            <text:p>430057516</text:p>
          </table:table-cell>
          <table:table-cell table:style-name="ce5" office:value-type="float" office:value="1507134844" calcext:value-type="float">
            <text:p>1507134844</text:p>
          </table:table-cell>
          <table:table-cell table:style-name="ce5" office:value-type="float" office:value="1104980628" calcext:value-type="float">
            <text:p>1104980628</text:p>
          </table:table-cell>
          <table:table-cell table:style-name="ce5" office:value-type="float" office:value="2752" calcext:value-type="float">
            <text:p>2752</text:p>
          </table:table-cell>
        </table:table-row>
        <table:table-row table:style-name="ro1"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84791315" calcext:value-type="float">
            <text:p>84791315</text:p>
          </table:table-cell>
          <table:table-cell table:style-name="ce5" office:value-type="float" office:value="1553470917" calcext:value-type="float">
            <text:p>1553470917</text:p>
          </table:table-cell>
          <table:table-cell table:style-name="ce5" office:value-type="float" office:value="534658625" calcext:value-type="float">
            <text:p>534658625</text:p>
          </table:table-cell>
          <table:table-cell table:style-name="ce5" office:value-type="float" office:value="2848" calcext:value-type="float">
            <text:p>2848</text:p>
          </table:table-cell>
        </table:table-row>
        <table:table-row table:style-name="ro1">
          <table:table-cell table:style-name="ce5" office:value-type="float" office:value="8431" calcext:value-type="float">
            <text:p>8431</text:p>
          </table:table-cell>
          <table:table-cell table:style-name="ce5" office:value-type="float" office:value="233869405" calcext:value-type="float">
            <text:p>233869405</text:p>
          </table:table-cell>
          <table:table-cell table:style-name="ce5" office:value-type="float" office:value="1315498817" calcext:value-type="float">
            <text:p>1315498817</text:p>
          </table:table-cell>
          <table:table-cell table:style-name="ce5" office:value-type="float" office:value="1149479765" calcext:value-type="float">
            <text:p>1149479765</text:p>
          </table:table-cell>
          <table:table-cell table:style-name="ce5" office:value-type="float" office:value="2944" calcext:value-type="float">
            <text:p>2944</text:p>
          </table:table-cell>
        </table:table-row>
        <table:table-row table:style-name="ro1">
          <table:table-cell table:style-name="ce5" office:value-type="float" office:value="771" calcext:value-type="float">
            <text:p>771</text:p>
          </table:table-cell>
          <table:table-cell table:style-name="ce5" office:value-type="float" office:value="318106089" calcext:value-type="float">
            <text:p>318106089</text:p>
          </table:table-cell>
          <table:table-cell table:style-name="ce5" office:value-type="float" office:value="1894732490" calcext:value-type="float">
            <text:p>1894732490</text:p>
          </table:table-cell>
          <table:table-cell table:style-name="ce5" office:value-type="float" office:value="1044048795" calcext:value-type="float">
            <text:p>1044048795</text:p>
          </table:table-cell>
          <table:table-cell table:style-name="ce5" office:value-type="float" office:value="3040" calcext:value-type="float">
            <text:p>3040</text:p>
          </table:table-cell>
        </table:table-row>
        <table:table-row table:style-name="ro1">
          <table:table-cell table:style-name="ce5" office:value-type="float" office:value="8413" calcext:value-type="float">
            <text:p>8413</text:p>
          </table:table-cell>
          <table:table-cell table:style-name="ce5" office:value-type="float" office:value="636212178" calcext:value-type="float">
            <text:p>636212178</text:p>
          </table:table-cell>
          <table:table-cell table:style-name="ce5" office:value-type="float" office:value="774670980" calcext:value-type="float">
            <text:p>774670980</text:p>
          </table:table-cell>
          <table:table-cell table:style-name="ce5" office:value-type="float" office:value="1209729619" calcext:value-type="float">
            <text:p>1209729619</text:p>
          </table:table-cell>
          <table:table-cell table:style-name="ce5" office:value-type="float" office:value="3136" calcext:value-type="float">
            <text:p>3136</text:p>
          </table:table-cell>
        </table:table-row>
        <table:table-row table:style-name="ro1"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323501136" calcext:value-type="float">
            <text:p>323501136</text:p>
          </table:table-cell>
          <table:table-cell table:style-name="ce5" office:value-type="float" office:value="1606295351" calcext:value-type="float">
            <text:p>1606295351</text:p>
          </table:table-cell>
          <table:table-cell table:style-name="ce5" office:value-type="float" office:value="2120238997" calcext:value-type="float">
            <text:p>2120238997</text:p>
          </table:table-cell>
          <table:table-cell table:style-name="ce5" office:value-type="float" office:value="3232" calcext:value-type="float">
            <text:p>3232</text:p>
          </table:table-cell>
        </table:table-row>
        <table:table-row table:style-name="ro1"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859358717" calcext:value-type="float">
            <text:p>859358717</text:p>
          </table:table-cell>
          <table:table-cell table:style-name="ce5" office:value-type="float" office:value="447762448" calcext:value-type="float">
            <text:p>447762448</text:p>
          </table:table-cell>
          <table:table-cell table:style-name="ce5" office:value-type="float" office:value="1495791007" calcext:value-type="float">
            <text:p>1495791007</text:p>
          </table:table-cell>
          <table:table-cell table:style-name="ce5" office:value-type="float" office:value="3328" calcext:value-type="float">
            <text:p>3328</text:p>
          </table:table-cell>
        </table:table-row>
        <table:table-row table:style-name="ro1">
          <table:table-cell table:style-name="ce5" office:value-type="float" office:value="5710" calcext:value-type="float">
            <text:p>5710</text:p>
          </table:table-cell>
          <table:table-cell table:style-name="ce5" office:value-type="float" office:value="621371597" calcext:value-type="float">
            <text:p>621371597</text:p>
          </table:table-cell>
          <table:table-cell table:style-name="ce5" office:value-type="float" office:value="621768493" calcext:value-type="float">
            <text:p>621768493</text:p>
          </table:table-cell>
          <table:table-cell table:style-name="ce5" office:value-type="float" office:value="1915191568" calcext:value-type="float">
            <text:p>1915191568</text:p>
          </table:table-cell>
          <table:table-cell table:style-name="ce5" office:value-type="float" office:value="3425" calcext:value-type="float">
            <text:p>3425</text:p>
          </table:table-cell>
        </table:table-row>
        <table:table-row table:style-name="ro1">
          <table:table-cell table:style-name="ce5" office:value-type="float" office:value="8020" calcext:value-type="float">
            <text:p>8020</text:p>
          </table:table-cell>
          <table:table-cell table:style-name="ce5" office:value-type="float" office:value="633808777" calcext:value-type="float">
            <text:p>633808777</text:p>
          </table:table-cell>
          <table:table-cell table:style-name="ce5" office:value-type="float" office:value="842438315" calcext:value-type="float">
            <text:p>842438315</text:p>
          </table:table-cell>
          <table:table-cell table:style-name="ce5" office:value-type="float" office:value="593070316" calcext:value-type="float">
            <text:p>593070316</text:p>
          </table:table-cell>
          <table:table-cell table:style-name="ce5" office:value-type="float" office:value="3522" calcext:value-type="float">
            <text:p>3522</text:p>
          </table:table-cell>
        </table:table-row>
        <table:table-row table:style-name="ro1">
          <table:table-cell table:style-name="ce5" office:value-type="float" office:value="8553" calcext:value-type="float">
            <text:p>8553</text:p>
          </table:table-cell>
          <table:table-cell table:style-name="ce5" office:value-type="float" office:value="981444765" calcext:value-type="float">
            <text:p>981444765</text:p>
          </table:table-cell>
          <table:table-cell table:style-name="ce5" office:value-type="float" office:value="1432289306" calcext:value-type="float">
            <text:p>1432289306</text:p>
          </table:table-cell>
          <table:table-cell table:style-name="ce5" office:value-type="float" office:value="586303972" calcext:value-type="float">
            <text:p>586303972</text:p>
          </table:table-cell>
          <table:table-cell table:style-name="ce5" office:value-type="float" office:value="3619" calcext:value-type="float">
            <text:p>3619</text:p>
          </table:table-cell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374779293" calcext:value-type="float">
            <text:p>374779293</text:p>
          </table:table-cell>
          <table:table-cell table:style-name="ce5" office:value-type="float" office:value="1753758110" calcext:value-type="float">
            <text:p>1753758110</text:p>
          </table:table-cell>
          <table:table-cell table:style-name="ce5" office:value-type="float" office:value="1330878599" calcext:value-type="float">
            <text:p>1330878599</text:p>
          </table:table-cell>
          <table:table-cell table:style-name="ce5" office:value-type="float" office:value="3716" calcext:value-type="float">
            <text:p>3716</text:p>
          </table:table-cell>
        </table:table-row>
        <table:table-row table:style-name="ro1">
          <table:table-cell table:style-name="ce5" office:value-type="float" office:value="8665" calcext:value-type="float">
            <text:p>8665</text:p>
          </table:table-cell>
          <table:table-cell table:style-name="ce5" office:value-type="float" office:value="657220928" calcext:value-type="float">
            <text:p>657220928</text:p>
          </table:table-cell>
          <table:table-cell table:style-name="ce5" office:value-type="float" office:value="14287502" calcext:value-type="float">
            <text:p>14287502</text:p>
          </table:table-cell>
          <table:table-cell table:style-name="ce5" office:value-type="float" office:value="1450737066" calcext:value-type="float">
            <text:p>1450737066</text:p>
          </table:table-cell>
          <table:table-cell table:style-name="ce5" office:value-type="float" office:value="3814" calcext:value-type="float">
            <text:p>3814</text:p>
          </table:table-cell>
        </table:table-row>
        <table:table-row table:style-name="ro1"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781088518" calcext:value-type="float">
            <text:p>781088518</text:p>
          </table:table-cell>
          <table:table-cell table:style-name="ce5" office:value-type="float" office:value="1520373731" calcext:value-type="float">
            <text:p>1520373731</text:p>
          </table:table-cell>
          <table:table-cell table:style-name="ce5" office:value-type="float" office:value="404788352" calcext:value-type="float">
            <text:p>404788352</text:p>
          </table:table-cell>
          <table:table-cell table:style-name="ce5" office:value-type="float" office:value="3912" calcext:value-type="float">
            <text:p>3912</text:p>
          </table:table-cell>
        </table:table-row>
        <table:table-row table:style-name="ro1"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813122660" calcext:value-type="float">
            <text:p>813122660</text:p>
          </table:table-cell>
          <table:table-cell table:style-name="ce5" office:value-type="float" office:value="38536941" calcext:value-type="float">
            <text:p>38536941</text:p>
          </table:table-cell>
          <table:table-cell table:style-name="ce5" office:value-type="float" office:value="855858437" calcext:value-type="float">
            <text:p>855858437</text:p>
          </table:table-cell>
          <table:table-cell table:style-name="ce5" office:value-type="float" office:value="4010" calcext:value-type="float">
            <text:p>4010</text:p>
          </table:table-cell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439334980" calcext:value-type="float">
            <text:p>439334980</text:p>
          </table:table-cell>
          <table:table-cell table:style-name="ce5" office:value-type="float" office:value="832738543" calcext:value-type="float">
            <text:p>832738543</text:p>
          </table:table-cell>
          <table:table-cell table:style-name="ce5" office:value-type="float" office:value="1261234570" calcext:value-type="float">
            <text:p>1261234570</text:p>
          </table:table-cell>
          <table:table-cell table:style-name="ce5" office:value-type="float" office:value="4108" calcext:value-type="float">
            <text:p>4108</text:p>
          </table:table-cell>
        </table:table-row>
        <table:table-row table:style-name="ro1"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669103477" calcext:value-type="float">
            <text:p>669103477</text:p>
          </table:table-cell>
          <table:table-cell table:style-name="ce5" office:value-type="float" office:value="806588482" calcext:value-type="float">
            <text:p>806588482</text:p>
          </table:table-cell>
          <table:table-cell table:style-name="ce5" office:value-type="float" office:value="1503114908" calcext:value-type="float">
            <text:p>1503114908</text:p>
          </table:table-cell>
          <table:table-cell table:style-name="ce5" office:value-type="float" office:value="4206" calcext:value-type="float">
            <text:p>4206</text:p>
          </table:table-cell>
        </table:table-row>
        <table:table-row table:style-name="ro1">
          <table:table-cell table:style-name="ce5" office:value-type="float" office:value="8349" calcext:value-type="float">
            <text:p>8349</text:p>
          </table:table-cell>
          <table:table-cell table:style-name="ce5" office:value-type="float" office:value="262491726" calcext:value-type="float">
            <text:p>262491726</text:p>
          </table:table-cell>
          <table:table-cell table:style-name="ce5" office:value-type="float" office:value="1210505330" calcext:value-type="float">
            <text:p>1210505330</text:p>
          </table:table-cell>
          <table:table-cell table:style-name="ce5" office:value-type="float" office:value="1374931640" calcext:value-type="float">
            <text:p>1374931640</text:p>
          </table:table-cell>
          <table:table-cell table:style-name="ce5" office:value-type="float" office:value="4304" calcext:value-type="float">
            <text:p>4304</text:p>
          </table:table-cell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697961096" calcext:value-type="float">
            <text:p>697961096</text:p>
          </table:table-cell>
          <table:table-cell table:style-name="ce5" office:value-type="float" office:value="1496910769" calcext:value-type="float">
            <text:p>1496910769</text:p>
          </table:table-cell>
          <table:table-cell table:style-name="ce5" office:value-type="float" office:value="1108909092" calcext:value-type="float">
            <text:p>1108909092</text:p>
          </table:table-cell>
          <table:table-cell table:style-name="ce5" office:value-type="float" office:value="4403" calcext:value-type="float">
            <text:p>4403</text:p>
          </table:table-cell>
        </table:table-row>
        <table:table-row table:style-name="ro1">
          <table:table-cell table:style-name="ce5" office:value-type="float" office:value="4774" calcext:value-type="float">
            <text:p>4774</text:p>
          </table:table-cell>
          <table:table-cell table:style-name="ce5" office:value-type="float" office:value="559269732" calcext:value-type="float">
            <text:p>559269732</text:p>
          </table:table-cell>
          <table:table-cell table:style-name="ce5" office:value-type="float" office:value="1001042695" calcext:value-type="float">
            <text:p>1001042695</text:p>
          </table:table-cell>
          <table:table-cell table:style-name="ce5" office:value-type="float" office:value="388316629" calcext:value-type="float">
            <text:p>388316629</text:p>
          </table:table-cell>
          <table:table-cell table:style-name="ce5" office:value-type="float" office:value="4502" calcext:value-type="float">
            <text:p>4502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7364601" calcext:value-type="float">
            <text:p>197364601</text:p>
          </table:table-cell>
          <table:table-cell table:style-name="ce5" office:value-type="float" office:value="578447223" calcext:value-type="float">
            <text:p>578447223</text:p>
          </table:table-cell>
          <table:table-cell table:style-name="ce5" office:value-type="float" office:value="1493425122" calcext:value-type="float">
            <text:p>1493425122</text:p>
          </table:table-cell>
          <table:table-cell table:style-name="ce5" office:value-type="float" office:value="4601" calcext:value-type="float">
            <text:p>4601</text:p>
          </table:table-cell>
        </table:table-row>
        <table:table-row table:style-name="ro1"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244575464" calcext:value-type="float">
            <text:p>244575464</text:p>
          </table:table-cell>
          <table:table-cell table:style-name="ce5" office:value-type="float" office:value="42076047" calcext:value-type="float">
            <text:p>42076047</text:p>
          </table:table-cell>
          <table:table-cell table:style-name="ce5" office:value-type="float" office:value="445819841" calcext:value-type="float">
            <text:p>445819841</text:p>
          </table:table-cell>
          <table:table-cell table:style-name="ce5" office:value-type="float" office:value="4700" calcext:value-type="float">
            <text:p>4700</text:p>
          </table:table-cell>
        </table:table-row>
        <table:table-row table:style-name="ro1">
          <table:table-cell table:style-name="ce5" office:value-type="float" office:value="3720" calcext:value-type="float">
            <text:p>3720</text:p>
          </table:table-cell>
          <table:table-cell table:style-name="ce5" office:value-type="float" office:value="236777016" calcext:value-type="float">
            <text:p>236777016</text:p>
          </table:table-cell>
          <table:table-cell table:style-name="ce5" office:value-type="float" office:value="1599086070" calcext:value-type="float">
            <text:p>1599086070</text:p>
          </table:table-cell>
          <table:table-cell table:style-name="ce5" office:value-type="float" office:value="1067249211" calcext:value-type="float">
            <text:p>1067249211</text:p>
          </table:table-cell>
          <table:table-cell table:style-name="ce5" office:value-type="float" office:value="4800" calcext:value-type="float">
            <text:p>4800</text:p>
          </table:table-cell>
        </table:table-row>
        <table:table-row table:style-name="ro1">
          <table:table-cell table:style-name="ce5" office:value-type="float" office:value="4764" calcext:value-type="float">
            <text:p>4764</text:p>
          </table:table-cell>
          <table:table-cell table:style-name="ce5" office:value-type="float" office:value="957780509" calcext:value-type="float">
            <text:p>957780509</text:p>
          </table:table-cell>
          <table:table-cell table:style-name="ce5" office:value-type="float" office:value="1108985419" calcext:value-type="float">
            <text:p>1108985419</text:p>
          </table:table-cell>
          <table:table-cell table:style-name="ce5" office:value-type="float" office:value="949989076" calcext:value-type="float">
            <text:p>949989076</text:p>
          </table:table-cell>
          <table:table-cell table:style-name="ce5" office:value-type="float" office:value="4900" calcext:value-type="float">
            <text:p>4900</text:p>
          </table:table-cell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278996200" calcext:value-type="float">
            <text:p>278996200</text:p>
          </table:table-cell>
          <table:table-cell table:style-name="ce5" office:value-type="float" office:value="1860717758" calcext:value-type="float">
            <text:p>1860717758</text:p>
          </table:table-cell>
          <table:table-cell table:style-name="ce5" office:value-type="float" office:value="471737102" calcext:value-type="float">
            <text:p>471737102</text:p>
          </table:table-cell>
          <table:table-cell table:style-name="ce5" office:value-type="float" office:value="5000" calcext:value-type="float">
            <text:p>5000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550479671" calcext:value-type="float">
            <text:p>550479671</text:p>
          </table:table-cell>
          <table:table-cell table:style-name="ce5" office:value-type="float" office:value="810062040" calcext:value-type="float">
            <text:p>810062040</text:p>
          </table:table-cell>
          <table:table-cell table:style-name="ce5" office:value-type="float" office:value="298619623" calcext:value-type="float">
            <text:p>298619623</text:p>
          </table:table-cell>
          <table:table-cell table:style-name="ce5" office:value-type="float" office:value="5100" calcext:value-type="float">
            <text:p>5100</text:p>
          </table:table-cell>
        </table:table-row>
        <table:table-row table:style-name="ro1"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256205908" calcext:value-type="float">
            <text:p>256205908</text:p>
          </table:table-cell>
          <table:table-cell table:style-name="ce5" office:value-type="float" office:value="2099607413" calcext:value-type="float">
            <text:p>2099607413</text:p>
          </table:table-cell>
          <table:table-cell table:style-name="ce5" office:value-type="float" office:value="1319609249" calcext:value-type="float">
            <text:p>1319609249</text:p>
          </table:table-cell>
          <table:table-cell table:style-name="ce5" office:value-type="float" office:value="5200" calcext:value-type="float">
            <text:p>5200</text:p>
          </table:table-cell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379350797" calcext:value-type="float">
            <text:p>379350797</text:p>
          </table:table-cell>
          <table:table-cell table:style-name="ce5" office:value-type="float" office:value="68881489" calcext:value-type="float">
            <text:p>68881489</text:p>
          </table:table-cell>
          <table:table-cell table:style-name="ce5" office:value-type="float" office:value="531324248" calcext:value-type="float">
            <text:p>531324248</text:p>
          </table:table-cell>
          <table:table-cell table:style-name="ce5" office:value-type="float" office:value="5300" calcext:value-type="float">
            <text:p>5300</text:p>
          </table:table-cell>
        </table:table-row>
        <table:table-row table:style-name="ro1">
          <table:table-cell table:style-name="ce5" office:value-type="float" office:value="753" calcext:value-type="float">
            <text:p>753</text:p>
          </table:table-cell>
          <table:table-cell table:style-name="ce5" office:value-type="float" office:value="631069236" calcext:value-type="float">
            <text:p>631069236</text:p>
          </table:table-cell>
          <table:table-cell table:style-name="ce5" office:value-type="float" office:value="283325097" calcext:value-type="float">
            <text:p>283325097</text:p>
          </table:table-cell>
          <table:table-cell table:style-name="ce5" office:value-type="float" office:value="1435016224" calcext:value-type="float">
            <text:p>1435016224</text:p>
          </table:table-cell>
          <table:table-cell table:style-name="ce5" office:value-type="float" office:value="5401" calcext:value-type="float">
            <text:p>5401</text:p>
          </table:table-cell>
        </table:table-row>
        <table:table-row table:style-name="ro1">
          <table:table-cell table:style-name="ce5" office:value-type="float" office:value="4046" calcext:value-type="float">
            <text:p>4046</text:p>
          </table:table-cell>
          <table:table-cell table:style-name="ce5" office:value-type="float" office:value="15916229" calcext:value-type="float">
            <text:p>15916229</text:p>
          </table:table-cell>
          <table:table-cell table:style-name="ce5" office:value-type="float" office:value="972729838" calcext:value-type="float">
            <text:p>972729838</text:p>
          </table:table-cell>
          <table:table-cell table:style-name="ce5" office:value-type="float" office:value="1061545677" calcext:value-type="float">
            <text:p>1061545677</text:p>
          </table:table-cell>
          <table:table-cell table:style-name="ce5" office:value-type="float" office:value="5502" calcext:value-type="float">
            <text:p>5502</text:p>
          </table:table-cell>
        </table:table-row>
        <table:table-row table:style-name="ro1">
          <table:table-cell table:style-name="ce5" office:value-type="float" office:value="5691" calcext:value-type="float">
            <text:p>5691</text:p>
          </table:table-cell>
          <table:table-cell table:style-name="ce5" office:value-type="float" office:value="972268143" calcext:value-type="float">
            <text:p>972268143</text:p>
          </table:table-cell>
          <table:table-cell table:style-name="ce5" office:value-type="float" office:value="880909699" calcext:value-type="float">
            <text:p>880909699</text:p>
          </table:table-cell>
          <table:table-cell table:style-name="ce5" office:value-type="float" office:value="1102977721" calcext:value-type="float">
            <text:p>1102977721</text:p>
          </table:table-cell>
          <table:table-cell table:style-name="ce5" office:value-type="float" office:value="5603" calcext:value-type="float">
            <text:p>5603</text:p>
          </table:table-cell>
        </table:table-row>
        <table:table-row table:style-name="ro1">
          <table:table-cell table:style-name="ce5" office:value-type="float" office:value="2393" calcext:value-type="float">
            <text:p>2393</text:p>
          </table:table-cell>
          <table:table-cell table:style-name="ce5" office:value-type="float" office:value="711877292" calcext:value-type="float">
            <text:p>711877292</text:p>
          </table:table-cell>
          <table:table-cell table:style-name="ce5" office:value-type="float" office:value="1090044657" calcext:value-type="float">
            <text:p>1090044657</text:p>
          </table:table-cell>
          <table:table-cell table:style-name="ce5" office:value-type="float" office:value="42368355" calcext:value-type="float">
            <text:p>42368355</text:p>
          </table:table-cell>
          <table:table-cell table:style-name="ce5" office:value-type="float" office:value="5704" calcext:value-type="float">
            <text:p>5704</text:p>
          </table:table-cell>
        </table:table-row>
        <table:table-row table:style-name="ro1">
          <table:table-cell table:style-name="ce5" office:value-type="float" office:value="5200" calcext:value-type="float">
            <text:p>5200</text:p>
          </table:table-cell>
          <table:table-cell table:style-name="ce5" office:value-type="float" office:value="638212211" calcext:value-type="float">
            <text:p>638212211</text:p>
          </table:table-cell>
          <table:table-cell table:style-name="ce5" office:value-type="float" office:value="750356011" calcext:value-type="float">
            <text:p>750356011</text:p>
          </table:table-cell>
          <table:table-cell table:style-name="ce5" office:value-type="float" office:value="1623306893" calcext:value-type="float">
            <text:p>1623306893</text:p>
          </table:table-cell>
          <table:table-cell table:style-name="ce5" office:value-type="float" office:value="5806" calcext:value-type="float">
            <text:p>5806</text:p>
          </table:table-cell>
        </table:table-row>
        <table:table-row table:style-name="ro1"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362980779" calcext:value-type="float">
            <text:p>362980779</text:p>
          </table:table-cell>
          <table:table-cell table:style-name="ce5" office:value-type="float" office:value="1558189734" calcext:value-type="float">
            <text:p>1558189734</text:p>
          </table:table-cell>
          <table:table-cell table:style-name="ce5" office:value-type="float" office:value="762172231" calcext:value-type="float">
            <text:p>762172231</text:p>
          </table:table-cell>
          <table:table-cell table:style-name="ce5" office:value-type="float" office:value="5908" calcext:value-type="float">
            <text:p>5908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21227241" calcext:value-type="float">
            <text:p>21227241</text:p>
          </table:table-cell>
          <table:table-cell table:style-name="ce5" office:value-type="float" office:value="902013266" calcext:value-type="float">
            <text:p>902013266</text:p>
          </table:table-cell>
          <table:table-cell table:style-name="ce5" office:value-type="float" office:value="996523467" calcext:value-type="float">
            <text:p>996523467</text:p>
          </table:table-cell>
          <table:table-cell table:style-name="ce5" office:value-type="float" office:value="6010" calcext:value-type="float">
            <text:p>6010</text:p>
          </table:table-cell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float" office:value="158153870" calcext:value-type="float">
            <text:p>158153870</text:p>
          </table:table-cell>
          <table:table-cell table:style-name="ce5" office:value-type="float" office:value="1561728840" calcext:value-type="float">
            <text:p>1561728840</text:p>
          </table:table-cell>
          <table:table-cell table:style-name="ce5" office:value-type="float" office:value="2137658515" calcext:value-type="float">
            <text:p>2137658515</text:p>
          </table:table-cell>
          <table:table-cell table:style-name="ce5" office:value-type="float" office:value="6112" calcext:value-type="float">
            <text:p>6112</text:p>
          </table:table-cell>
        </table:table-row>
        <table:table-row table:style-name="ro1"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986033076" calcext:value-type="float">
            <text:p>986033076</text:p>
          </table:table-cell>
          <table:table-cell table:style-name="ce5" office:value-type="float" office:value="220473205" calcext:value-type="float">
            <text:p>220473205</text:p>
          </table:table-cell>
          <table:table-cell table:style-name="ce5" office:value-type="float" office:value="682589282" calcext:value-type="float">
            <text:p>682589282</text:p>
          </table:table-cell>
          <table:table-cell table:style-name="ce5" office:value-type="float" office:value="6214" calcext:value-type="float">
            <text:p>6214</text:p>
          </table:table-cell>
        </table:table-row>
        <table:table-row table:style-name="ro1">
          <table:table-cell table:style-name="ce5" office:value-type="float" office:value="504" calcext:value-type="float">
            <text:p>504</text:p>
          </table:table-cell>
          <table:table-cell table:style-name="ce5" office:value-type="float" office:value="899258535" calcext:value-type="float">
            <text:p>899258535</text:p>
          </table:table-cell>
          <table:table-cell table:style-name="ce5" office:value-type="float" office:value="1818838337" calcext:value-type="float">
            <text:p>1818838337</text:p>
          </table:table-cell>
          <table:table-cell table:style-name="ce5" office:value-type="float" office:value="725583572" calcext:value-type="float">
            <text:p>725583572</text:p>
          </table:table-cell>
          <table:table-cell table:style-name="ce5" office:value-type="float" office:value="6316" calcext:value-type="float">
            <text:p>6316</text:p>
          </table:table-cell>
        </table:table-row>
        <table:table-row table:style-name="ro1">
          <table:table-cell table:style-name="ce5" office:value-type="float" office:value="2122" calcext:value-type="float">
            <text:p>2122</text:p>
          </table:table-cell>
          <table:table-cell table:style-name="ce5" office:value-type="float" office:value="210390026" calcext:value-type="float">
            <text:p>210390026</text:p>
          </table:table-cell>
          <table:table-cell table:style-name="ce5" office:value-type="float" office:value="1789673473" calcext:value-type="float">
            <text:p>1789673473</text:p>
          </table:table-cell>
          <table:table-cell table:style-name="ce5" office:value-type="float" office:value="1126091759" calcext:value-type="float">
            <text:p>1126091759</text:p>
          </table:table-cell>
          <table:table-cell table:style-name="ce5" office:value-type="float" office:value="6419" calcext:value-type="float">
            <text:p>6419</text:p>
          </table:table-cell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333114740" calcext:value-type="float">
            <text:p>333114740</text:p>
          </table:table-cell>
          <table:table-cell table:style-name="ce5" office:value-type="float" office:value="1492585195" calcext:value-type="float">
            <text:p>1492585195</text:p>
          </table:table-cell>
          <table:table-cell table:style-name="ce5" office:value-type="float" office:value="1995633961" calcext:value-type="float">
            <text:p>1995633961</text:p>
          </table:table-cell>
          <table:table-cell table:style-name="ce5" office:value-type="float" office:value="6522" calcext:value-type="float">
            <text:p>6522</text:p>
          </table:table-cell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717037041" calcext:value-type="float">
            <text:p>717037041</text:p>
          </table:table-cell>
          <table:table-cell table:style-name="ce5" office:value-type="float" office:value="1895453419" calcext:value-type="float">
            <text:p>1895453419</text:p>
          </table:table-cell>
          <table:table-cell table:style-name="ce5" office:value-type="float" office:value="286628226" calcext:value-type="float">
            <text:p>286628226</text:p>
          </table:table-cell>
          <table:table-cell table:style-name="ce5" office:value-type="float" office:value="6625" calcext:value-type="float">
            <text:p>6625</text:p>
          </table:table-cell>
        </table:table-row>
        <table:table-row table:style-name="ro1">
          <table:table-cell table:style-name="ce5" office:value-type="float" office:value="5040" calcext:value-type="float">
            <text:p>5040</text:p>
          </table:table-cell>
          <table:table-cell table:style-name="ce5" office:value-type="float" office:value="676011154" calcext:value-type="float">
            <text:p>676011154</text:p>
          </table:table-cell>
          <table:table-cell table:style-name="ce5" office:value-type="float" office:value="864721575" calcext:value-type="float">
            <text:p>864721575</text:p>
          </table:table-cell>
          <table:table-cell table:style-name="ce5" office:value-type="float" office:value="652185019" calcext:value-type="float">
            <text:p>652185019</text:p>
          </table:table-cell>
          <table:table-cell table:style-name="ce5" office:value-type="float" office:value="6728" calcext:value-type="float">
            <text:p>6728</text:p>
          </table:table-cell>
        </table:table-row>
        <table:table-row table:style-name="ro1"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631506218" calcext:value-type="float">
            <text:p>631506218</text:p>
          </table:table-cell>
          <table:table-cell table:style-name="ce5" office:value-type="float" office:value="1940216565" calcext:value-type="float">
            <text:p>1940216565</text:p>
          </table:table-cell>
          <table:table-cell table:style-name="ce5" office:value-type="float" office:value="1110802213" calcext:value-type="float">
            <text:p>1110802213</text:p>
          </table:table-cell>
          <table:table-cell table:style-name="ce5" office:value-type="float" office:value="6832" calcext:value-type="float">
            <text:p>6832</text:p>
          </table:table-cell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481907111" calcext:value-type="float">
            <text:p>481907111</text:p>
          </table:table-cell>
          <table:table-cell table:style-name="ce5" office:value-type="float" office:value="2009098054" calcext:value-type="float">
            <text:p>2009098054</text:p>
          </table:table-cell>
          <table:table-cell table:style-name="ce5" office:value-type="float" office:value="1308303286" calcext:value-type="float">
            <text:p>1308303286</text:p>
          </table:table-cell>
          <table:table-cell table:style-name="ce5" office:value-type="float" office:value="6936" calcext:value-type="float">
            <text:p>6936</text:p>
          </table:table-cell>
        </table:table-row>
        <table:table-row table:style-name="ro1"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44151989" calcext:value-type="float">
            <text:p>44151989</text:p>
          </table:table-cell>
          <table:table-cell table:style-name="ce5" office:value-type="float" office:value="1130678828" calcext:value-type="float">
            <text:p>1130678828</text:p>
          </table:table-cell>
          <table:table-cell table:style-name="ce5" office:value-type="float" office:value="1117422859" calcext:value-type="float">
            <text:p>1117422859</text:p>
          </table:table-cell>
          <table:table-cell table:style-name="ce5" office:value-type="float" office:value="7040" calcext:value-type="float">
            <text:p>7040</text:p>
          </table:table-cell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94085586" calcext:value-type="float">
            <text:p>94085586</text:p>
          </table:table-cell>
          <table:table-cell table:style-name="ce5" office:value-type="float" office:value="628781166" calcext:value-type="float">
            <text:p>628781166</text:p>
          </table:table-cell>
          <table:table-cell table:style-name="ce5" office:value-type="float" office:value="1431667904" calcext:value-type="float">
            <text:p>1431667904</text:p>
          </table:table-cell>
          <table:table-cell table:style-name="ce5" office:value-type="float" office:value="7144" calcext:value-type="float">
            <text:p>7144</text:p>
          </table:table-cell>
        </table:table-row>
        <table:table-row table:style-name="ro1">
          <table:table-cell table:style-name="ce5" office:value-type="float" office:value="6796" calcext:value-type="float">
            <text:p>6796</text:p>
          </table:table-cell>
          <table:table-cell table:style-name="ce5" office:value-type="float" office:value="1091060019" calcext:value-type="float">
            <text:p>1091060019</text:p>
          </table:table-cell>
          <table:table-cell table:style-name="ce5" office:value-type="float" office:value="23004198" calcext:value-type="float">
            <text:p>23004198</text:p>
          </table:table-cell>
          <table:table-cell table:style-name="ce5" office:value-type="float" office:value="1407074690" calcext:value-type="float">
            <text:p>1407074690</text:p>
          </table:table-cell>
          <table:table-cell table:style-name="ce5" office:value-type="float" office:value="7248" calcext:value-type="float">
            <text:p>7248</text:p>
          </table:table-cell>
        </table:table-row>
        <table:table-row table:style-name="ro1"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64807792" calcext:value-type="float">
            <text:p>64807792</text:p>
          </table:table-cell>
          <table:table-cell table:style-name="ce5" office:value-type="float" office:value="68160560" calcext:value-type="float">
            <text:p>68160560</text:p>
          </table:table-cell>
          <table:table-cell table:style-name="ce5" office:value-type="float" office:value="1199527265" calcext:value-type="float">
            <text:p>1199527265</text:p>
          </table:table-cell>
          <table:table-cell table:style-name="ce5" office:value-type="float" office:value="7352" calcext:value-type="float">
            <text:p>7352</text:p>
          </table:table-cell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669002635" calcext:value-type="float">
            <text:p>669002635</text:p>
          </table:table-cell>
          <table:table-cell table:style-name="ce5" office:value-type="float" office:value="1270866758" calcext:value-type="float">
            <text:p>1270866758</text:p>
          </table:table-cell>
          <table:table-cell table:style-name="ce5" office:value-type="float" office:value="992828119" calcext:value-type="float">
            <text:p>992828119</text:p>
          </table:table-cell>
          <table:table-cell table:style-name="ce5" office:value-type="float" office:value="7457" calcext:value-type="float">
            <text:p>7457</text:p>
          </table:table-cell>
        </table:table-row>
        <table:table-row table:style-name="ro1">
          <table:table-cell table:style-name="ce5" office:value-type="float" office:value="7253" calcext:value-type="float">
            <text:p>7253</text:p>
          </table:table-cell>
          <table:table-cell table:style-name="ce5" office:value-type="float" office:value="141582168" calcext:value-type="float">
            <text:p>141582168</text:p>
          </table:table-cell>
          <table:table-cell table:style-name="ce5" office:value-type="float" office:value="674134154" calcext:value-type="float">
            <text:p>674134154</text:p>
          </table:table-cell>
          <table:table-cell table:style-name="ce5" office:value-type="float" office:value="1831599491" calcext:value-type="float">
            <text:p>1831599491</text:p>
          </table:table-cell>
          <table:table-cell table:style-name="ce5" office:value-type="float" office:value="7562" calcext:value-type="float">
            <text:p>7562</text:p>
          </table:table-cell>
        </table:table-row>
        <table:table-row table:style-name="ro1">
          <table:table-cell table:style-name="ce5" office:value-type="float" office:value="4695" calcext:value-type="float">
            <text:p>4695</text:p>
          </table:table-cell>
          <table:table-cell table:style-name="ce5" office:value-type="float" office:value="384174406" calcext:value-type="float">
            <text:p>384174406</text:p>
          </table:table-cell>
          <table:table-cell table:style-name="ce5" office:value-type="float" office:value="1337519912" calcext:value-type="float">
            <text:p>1337519912</text:p>
          </table:table-cell>
          <table:table-cell table:style-name="ce5" office:value-type="float" office:value="1902822277" calcext:value-type="float">
            <text:p>1902822277</text:p>
          </table:table-cell>
          <table:table-cell table:style-name="ce5" office:value-type="float" office:value="7667" calcext:value-type="float">
            <text:p>7667</text:p>
          </table:table-cell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02769548" calcext:value-type="float">
            <text:p>802769548</text:p>
          </table:table-cell>
          <table:table-cell table:style-name="ce5" office:value-type="float" office:value="2051829473" calcext:value-type="float">
            <text:p>2051829473</text:p>
          </table:table-cell>
          <table:table-cell table:style-name="ce5" office:value-type="float" office:value="954156247" calcext:value-type="float">
            <text:p>954156247</text:p>
          </table:table-cell>
          <table:table-cell table:style-name="ce5" office:value-type="float" office:value="7772" calcext:value-type="float">
            <text:p>7772</text:p>
          </table:table-cell>
        </table:table-row>
        <table:table-row table:style-name="ro1"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998100502" calcext:value-type="float">
            <text:p>998100502</text:p>
          </table:table-cell>
          <table:table-cell table:style-name="ce5" office:value-type="float" office:value="1290200754" calcext:value-type="float">
            <text:p>1290200754</text:p>
          </table:table-cell>
          <table:table-cell table:style-name="ce5" office:value-type="float" office:value="158020383" calcext:value-type="float">
            <text:p>158020383</text:p>
          </table:table-cell>
          <table:table-cell table:style-name="ce5" office:value-type="float" office:value="7878" calcext:value-type="float">
            <text:p>7878</text:p>
          </table:table-cell>
        </table:table-row>
        <table:table-row table:style-name="ro1">
          <table:table-cell table:style-name="ce5" office:value-type="float" office:value="9979" calcext:value-type="float">
            <text:p>9979</text:p>
          </table:table-cell>
          <table:table-cell table:style-name="ce5" office:value-type="float" office:value="339417365" calcext:value-type="float">
            <text:p>339417365</text:p>
          </table:table-cell>
          <table:table-cell table:style-name="ce5" office:value-type="float" office:value="43321279" calcext:value-type="float">
            <text:p>43321279</text:p>
          </table:table-cell>
          <table:table-cell table:style-name="ce5" office:value-type="float" office:value="1984171638" calcext:value-type="float">
            <text:p>1984171638</text:p>
          </table:table-cell>
          <table:table-cell table:style-name="ce5" office:value-type="float" office:value="7984" calcext:value-type="float">
            <text:p>7984</text:p>
          </table:table-cell>
        </table:table-row>
        <table:table-row table:style-name="ro1">
          <table:table-cell table:style-name="ce5" office:value-type="float" office:value="529" calcext:value-type="float">
            <text:p>529</text:p>
          </table:table-cell>
          <table:table-cell table:style-name="ce5" office:value-type="float" office:value="1018655463" calcext:value-type="float">
            <text:p>1018655463</text:p>
          </table:table-cell>
          <table:table-cell table:style-name="ce5" office:value-type="float" office:value="1107150327" calcext:value-type="float">
            <text:p>1107150327</text:p>
          </table:table-cell>
          <table:table-cell table:style-name="ce5" office:value-type="float" office:value="154199432" calcext:value-type="float">
            <text:p>154199432</text:p>
          </table:table-cell>
          <table:table-cell table:style-name="ce5" office:value-type="float" office:value="8090" calcext:value-type="float">
            <text:p>8090</text:p>
          </table:table-cell>
        </table:table-row>
        <table:table-row table:style-name="ro1">
          <table:table-cell table:style-name="ce5" office:value-type="float" office:value="8564" calcext:value-type="float">
            <text:p>8564</text:p>
          </table:table-cell>
          <table:table-cell table:style-name="ce5" office:value-type="float" office:value="1066941974" calcext:value-type="float">
            <text:p>1066941974</text:p>
          </table:table-cell>
          <table:table-cell table:style-name="ce5" office:value-type="float" office:value="1084473842" calcext:value-type="float">
            <text:p>1084473842</text:p>
          </table:table-cell>
          <table:table-cell table:style-name="ce5" office:value-type="float" office:value="1359174607" calcext:value-type="float">
            <text:p>1359174607</text:p>
          </table:table-cell>
          <table:table-cell table:style-name="ce5" office:value-type="float" office:value="8196" calcext:value-type="float">
            <text:p>8196</text:p>
          </table:table-cell>
        </table:table-row>
        <table:table-row table:style-name="ro1">
          <table:table-cell table:style-name="ce5" office:value-type="float" office:value="8624" calcext:value-type="float">
            <text:p>8624</text:p>
          </table:table-cell>
          <table:table-cell table:style-name="ce5" office:value-type="float" office:value="308811818" calcext:value-type="float">
            <text:p>308811818</text:p>
          </table:table-cell>
          <table:table-cell table:style-name="ce5" office:value-type="float" office:value="612986276" calcext:value-type="float">
            <text:p>612986276</text:p>
          </table:table-cell>
          <table:table-cell table:style-name="ce5" office:value-type="float" office:value="1764972089" calcext:value-type="float">
            <text:p>1764972089</text:p>
          </table:table-cell>
          <table:table-cell table:style-name="ce5" office:value-type="float" office:value="8302" calcext:value-type="float">
            <text:p>8302</text:p>
          </table:table-cell>
        </table:table-row>
        <table:table-row table:style-name="ro1">
          <table:table-cell table:style-name="ce5" office:value-type="float" office:value="894" calcext:value-type="float">
            <text:p>894</text:p>
          </table:table-cell>
          <table:table-cell table:style-name="ce5" office:value-type="float" office:value="462679903" calcext:value-type="float">
            <text:p>462679903</text:p>
          </table:table-cell>
          <table:table-cell table:style-name="ce5" office:value-type="float" office:value="1416691033" calcext:value-type="float">
            <text:p>1416691033</text:p>
          </table:table-cell>
          <table:table-cell table:style-name="ce5" office:value-type="float" office:value="239577209" calcext:value-type="float">
            <text:p>239577209</text:p>
          </table:table-cell>
          <table:table-cell table:style-name="ce5" office:value-type="float" office:value="8408" calcext:value-type="float">
            <text:p>8408</text:p>
          </table:table-cell>
        </table:table-row>
        <table:table-row table:style-name="ro1"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89413240" calcext:value-type="float">
            <text:p>89413240</text:p>
          </table:table-cell>
          <table:table-cell table:style-name="ce5" office:value-type="float" office:value="573400711" calcext:value-type="float">
            <text:p>573400711</text:p>
          </table:table-cell>
          <table:table-cell table:style-name="ce5" office:value-type="float" office:value="1377404498" calcext:value-type="float">
            <text:p>1377404498</text:p>
          </table:table-cell>
          <table:table-cell table:style-name="ce5" office:value-type="float" office:value="8515" calcext:value-type="float">
            <text:p>8515</text:p>
          </table:table-cell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416561495" calcext:value-type="float">
            <text:p>416561495</text:p>
          </table:table-cell>
          <table:table-cell table:style-name="ce5" office:value-type="float" office:value="1993827467" calcext:value-type="float">
            <text:p>1993827467</text:p>
          </table:table-cell>
          <table:table-cell table:style-name="ce5" office:value-type="float" office:value="73000761" calcext:value-type="float">
            <text:p>73000761</text:p>
          </table:table-cell>
          <table:table-cell table:style-name="ce5" office:value-type="float" office:value="8622" calcext:value-type="float">
            <text:p>8622</text:p>
          </table:table-cell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721642159" calcext:value-type="float">
            <text:p>721642159</text:p>
          </table:table-cell>
          <table:table-cell table:style-name="ce5" office:value-type="float" office:value="241249059" calcext:value-type="float">
            <text:p>241249059</text:p>
          </table:table-cell>
          <table:table-cell table:style-name="ce5" office:value-type="float" office:value="1007397506" calcext:value-type="float">
            <text:p>1007397506</text:p>
          </table:table-cell>
          <table:table-cell table:style-name="ce5" office:value-type="float" office:value="8729" calcext:value-type="float">
            <text:p>8729</text:p>
          </table:table-cell>
        </table:table-row>
        <table:table-row table:style-name="ro1">
          <table:table-cell table:style-name="ce5" office:value-type="float" office:value="4259" calcext:value-type="float">
            <text:p>4259</text:p>
          </table:table-cell>
          <table:table-cell table:style-name="ce5" office:value-type="float" office:value="780433045" calcext:value-type="float">
            <text:p>780433045</text:p>
          </table:table-cell>
          <table:table-cell table:style-name="ce5" office:value-type="float" office:value="1295312805" calcext:value-type="float">
            <text:p>1295312805</text:p>
          </table:table-cell>
          <table:table-cell table:style-name="ce5" office:value-type="float" office:value="779971604" calcext:value-type="float">
            <text:p>779971604</text:p>
          </table:table-cell>
          <table:table-cell table:style-name="ce5" office:value-type="float" office:value="8836" calcext:value-type="float">
            <text:p>8836</text:p>
          </table:table-cell>
        </table:table-row>
        <table:table-row table:style-name="ro1">
          <table:table-cell table:style-name="ce5" office:value-type="float" office:value="8542" calcext:value-type="float">
            <text:p>8542</text:p>
          </table:table-cell>
          <table:table-cell table:style-name="ce5" office:value-type="float" office:value="113312794" calcext:value-type="float">
            <text:p>113312794</text:p>
          </table:table-cell>
          <table:table-cell table:style-name="ce5" office:value-type="float" office:value="253570400" calcext:value-type="float">
            <text:p>253570400</text:p>
          </table:table-cell>
          <table:table-cell table:style-name="ce5" office:value-type="float" office:value="903637193" calcext:value-type="float">
            <text:p>903637193</text:p>
          </table:table-cell>
          <table:table-cell table:style-name="ce5" office:value-type="float" office:value="8944" calcext:value-type="float">
            <text:p>8944</text:p>
          </table:table-cell>
        </table:table-row>
        <table:table-row table:style-name="ro1">
          <table:table-cell table:style-name="ce5" office:value-type="float" office:value="6309" calcext:value-type="float">
            <text:p>6309</text:p>
          </table:table-cell>
          <table:table-cell table:style-name="ce5" office:value-type="float" office:value="834921339" calcext:value-type="float">
            <text:p>834921339</text:p>
          </table:table-cell>
          <table:table-cell table:style-name="ce5" office:value-type="float" office:value="2136243714" calcext:value-type="float">
            <text:p>2136243714</text:p>
          </table:table-cell>
          <table:table-cell table:style-name="ce5" office:value-type="float" office:value="885902338" calcext:value-type="float">
            <text:p>885902338</text:p>
          </table:table-cell>
          <table:table-cell table:style-name="ce5" office:value-type="float" office:value="9052" calcext:value-type="float">
            <text:p>9052</text:p>
          </table:table-cell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378460026" calcext:value-type="float">
            <text:p>378460026</text:p>
          </table:table-cell>
          <table:table-cell table:style-name="ce5" office:value-type="float" office:value="397887278" calcext:value-type="float">
            <text:p>397887278</text:p>
          </table:table-cell>
          <table:table-cell table:style-name="ce5" office:value-type="float" office:value="1030413910" calcext:value-type="float">
            <text:p>1030413910</text:p>
          </table:table-cell>
          <table:table-cell table:style-name="ce5" office:value-type="float" office:value="9160" calcext:value-type="float">
            <text:p>9160</text:p>
          </table:table-cell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style-name="ce5" office:value-type="float" office:value="650330058" calcext:value-type="float">
            <text:p>650330058</text:p>
          </table:table-cell>
          <table:table-cell table:style-name="ce5" office:value-type="float" office:value="697531586" calcext:value-type="float">
            <text:p>697531586</text:p>
          </table:table-cell>
          <table:table-cell table:style-name="ce5" office:value-type="float" office:value="116545616" calcext:value-type="float">
            <text:p>116545616</text:p>
          </table:table-cell>
          <table:table-cell table:style-name="ce5" office:value-type="float" office:value="9268" calcext:value-type="float">
            <text:p>9268</text:p>
          </table:table-cell>
        </table:table-row>
        <table:table-row table:style-name="ro1">
          <table:table-cell table:style-name="ce5" office:value-type="float" office:value="611" calcext:value-type="float">
            <text:p>611</text:p>
          </table:table-cell>
          <table:table-cell table:style-name="ce5" office:value-type="float" office:value="1075026141" calcext:value-type="float">
            <text:p>1075026141</text:p>
          </table:table-cell>
          <table:table-cell table:style-name="ce5" office:value-type="float" office:value="1897878362" calcext:value-type="float">
            <text:p>1897878362</text:p>
          </table:table-cell>
          <table:table-cell table:style-name="ce5" office:value-type="float" office:value="1372553925" calcext:value-type="float">
            <text:p>1372553925</text:p>
          </table:table-cell>
          <table:table-cell table:style-name="ce5" office:value-type="float" office:value="9376" calcext:value-type="float">
            <text:p>9376</text:p>
          </table:table-cell>
        </table:table-row>
        <table:table-row table:style-name="ro1">
          <table:table-cell table:style-name="ce5" office:value-type="float" office:value="1338" calcext:value-type="float">
            <text:p>1338</text:p>
          </table:table-cell>
          <table:table-cell table:style-name="ce5" office:value-type="float" office:value="714095816" calcext:value-type="float">
            <text:p>714095816</text:p>
          </table:table-cell>
          <table:table-cell table:style-name="ce5" office:value-type="float" office:value="1575688647" calcext:value-type="float">
            <text:p>1575688647</text:p>
          </table:table-cell>
          <table:table-cell table:style-name="ce5" office:value-type="float" office:value="276021894" calcext:value-type="float">
            <text:p>276021894</text:p>
          </table:table-cell>
          <table:table-cell table:style-name="ce5" office:value-type="float" office:value="9484" calcext:value-type="float">
            <text:p>9484</text:p>
          </table:table-cell>
        </table:table-row>
        <table:table-row table:style-name="ro1">
          <table:table-cell table:style-name="ce5" office:value-type="float" office:value="6830" calcext:value-type="float">
            <text:p>6830</text:p>
          </table:table-cell>
          <table:table-cell table:style-name="ce5" office:value-type="float" office:value="2369787" calcext:value-type="float">
            <text:p>2369787</text:p>
          </table:table-cell>
          <table:table-cell table:style-name="ce5" office:value-type="float" office:value="1841187127" calcext:value-type="float">
            <text:p>1841187127</text:p>
          </table:table-cell>
          <table:table-cell table:style-name="ce5" office:value-type="float" office:value="664006716" calcext:value-type="float">
            <text:p>664006716</text:p>
          </table:table-cell>
          <table:table-cell table:style-name="ce5" office:value-type="float" office:value="9593" calcext:value-type="float">
            <text:p>9593</text:p>
          </table:table-cell>
        </table:table-row>
        <table:table-row table:style-name="ro1"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398695654" calcext:value-type="float">
            <text:p>398695654</text:p>
          </table:table-cell>
          <table:table-cell table:style-name="ce5" office:value-type="float" office:value="406210722" calcext:value-type="float">
            <text:p>406210722</text:p>
          </table:table-cell>
          <table:table-cell table:style-name="ce5" office:value-type="float" office:value="1738100018" calcext:value-type="float">
            <text:p>1738100018</text:p>
          </table:table-cell>
          <table:table-cell table:style-name="ce5" office:value-type="float" office:value="9702" calcext:value-type="float">
            <text:p>9702</text:p>
          </table:table-cell>
        </table:table-row>
        <table:table-row table:style-name="ro1">
          <table:table-cell table:style-name="ce5" office:value-type="float" office:value="9168" calcext:value-type="float">
            <text:p>9168</text:p>
          </table:table-cell>
          <table:table-cell table:style-name="ce5" office:value-type="float" office:value="58942149" calcext:value-type="float">
            <text:p>58942149</text:p>
          </table:table-cell>
          <table:table-cell table:style-name="ce5" office:value-type="float" office:value="1309534759" calcext:value-type="float">
            <text:p>1309534759</text:p>
          </table:table-cell>
          <table:table-cell table:style-name="ce5" office:value-type="float" office:value="486745855" calcext:value-type="float">
            <text:p>486745855</text:p>
          </table:table-cell>
          <table:table-cell table:style-name="ce5" office:value-type="float" office:value="9811" calcext:value-type="float">
            <text:p>9811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355871418" calcext:value-type="float">
            <text:p>355871418</text:p>
          </table:table-cell>
          <table:table-cell table:style-name="ce5" office:value-type="float" office:value="898670768" calcext:value-type="float">
            <text:p>898670768</text:p>
          </table:table-cell>
          <table:table-cell table:style-name="ce5" office:value-type="float" office:value="542088851" calcext:value-type="float">
            <text:p>542088851</text:p>
          </table:table-cell>
          <table:table-cell table:style-name="ce5" office:value-type="float" office:value="9920" calcext:value-type="float">
            <text:p>9920</text:p>
          </table:table-cell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093934016" calcext:value-type="float">
            <text:p>1093934016</text:p>
          </table:table-cell>
          <table:table-cell table:style-name="ce5" office:value-type="float" office:value="258223660" calcext:value-type="float">
            <text:p>258223660</text:p>
          </table:table-cell>
          <table:table-cell table:style-name="ce5" office:value-type="float" office:value="1367791391" calcext:value-type="float">
            <text:p>1367791391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float" office:value="2673" calcext:value-type="float">
            <text:p>2673</text:p>
          </table:table-cell>
          <table:table-cell table:style-name="ce5" office:value-type="float" office:value="1090757493" calcext:value-type="float">
            <text:p>1090757493</text:p>
          </table:table-cell>
          <table:table-cell table:style-name="ce5" office:value-type="float" office:value="1401354907" calcext:value-type="float">
            <text:p>1401354907</text:p>
          </table:table-cell>
          <table:table-cell table:style-name="ce5" office:value-type="float" office:value="264633301" calcext:value-type="float">
            <text:p>264633301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float" office:value="2057" calcext:value-type="float">
            <text:p>2057</text:p>
          </table:table-cell>
          <table:table-cell table:style-name="ce5" office:value-type="float" office:value="747373676" calcext:value-type="float">
            <text:p>747373676</text:p>
          </table:table-cell>
          <table:table-cell table:style-name="ce5" office:value-type="float" office:value="1446576817" calcext:value-type="float">
            <text:p>1446576817</text:p>
          </table:table-cell>
          <table:table-cell table:style-name="ce5" office:value-type="float" office:value="390700072" calcext:value-type="float">
            <text:p>390700072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4905" calcext:value-type="float">
            <text:p>4905</text:p>
          </table:table-cell>
          <table:table-cell table:style-name="ce5" office:value-type="float" office:value="995831557" calcext:value-type="float">
            <text:p>995831557</text:p>
          </table:table-cell>
          <table:table-cell table:style-name="ce5" office:value-type="float" office:value="1253826609" calcext:value-type="float">
            <text:p>1253826609</text:p>
          </table:table-cell>
          <table:table-cell table:style-name="ce5" office:value-type="float" office:value="14798358" calcext:value-type="float">
            <text:p>14798358</text:p>
          </table:table-cell>
          <table:table-cell table:style-name="ce5" office:value-type="float" office:value="360" calcext:value-type="float">
            <text:p>360</text:p>
          </table:table-cell>
        </table:table-row>
        <table:table-row table:style-name="ro1"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591118997" calcext:value-type="float">
            <text:p>591118997</text:p>
          </table:table-cell>
          <table:table-cell table:style-name="ce5" office:value-type="float" office:value="1912690176" calcext:value-type="float">
            <text:p>1912690176</text:p>
          </table:table-cell>
          <table:table-cell table:style-name="ce5" office:value-type="float" office:value="331623607" calcext:value-type="float">
            <text:p>331623607</text:p>
          </table:table-cell>
          <table:table-cell table:style-name="ce5" office:value-type="float" office:value="470" calcext:value-type="float">
            <text:p>470</text:p>
          </table:table-cell>
        </table:table-row>
        <table:table-row table:style-name="ro1"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788416370" calcext:value-type="float">
            <text:p>788416370</text:p>
          </table:table-cell>
          <table:table-cell table:style-name="ce5" office:value-type="float" office:value="1133234858" calcext:value-type="float">
            <text:p>1133234858</text:p>
          </table:table-cell>
          <table:table-cell table:style-name="ce5" office:value-type="float" office:value="1860730403" calcext:value-type="float">
            <text:p>1860730403</text:p>
          </table:table-cell>
          <table:table-cell table:style-name="ce5" office:value-type="float" office:value="580" calcext:value-type="float">
            <text:p>580</text:p>
          </table:table-cell>
        </table:table-row>
        <table:table-row table:style-name="ro1"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1058000650" calcext:value-type="float">
            <text:p>1058000650</text:p>
          </table:table-cell>
          <table:table-cell table:style-name="ce5" office:value-type="float" office:value="2025744960" calcext:value-type="float">
            <text:p>2025744960</text:p>
          </table:table-cell>
          <table:table-cell table:style-name="ce5" office:value-type="float" office:value="249549590" calcext:value-type="float">
            <text:p>249549590</text:p>
          </table:table-cell>
          <table:table-cell table:style-name="ce5" office:value-type="float" office:value="691" calcext:value-type="float">
            <text:p>691</text:p>
          </table:table-cell>
        </table:table-row>
        <table:table-row table:style-name="ro1">
          <table:table-cell table:style-name="ce5" office:value-type="float" office:value="5406" calcext:value-type="float">
            <text:p>5406</text:p>
          </table:table-cell>
          <table:table-cell table:style-name="ce5" office:value-type="float" office:value="973108493" calcext:value-type="float">
            <text:p>973108493</text:p>
          </table:table-cell>
          <table:table-cell table:style-name="ce5" office:value-type="float" office:value="1084539372" calcext:value-type="float">
            <text:p>1084539372</text:p>
          </table:table-cell>
          <table:table-cell table:style-name="ce5" office:value-type="float" office:value="1892014181" calcext:value-type="float">
            <text:p>1892014181</text:p>
          </table:table-cell>
          <table:table-cell table:style-name="ce5" office:value-type="float" office:value="802" calcext:value-type="float">
            <text:p>802</text:p>
          </table:table-cell>
        </table:table-row>
        <table:table-row table:style-name="ro1"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175801220" calcext:value-type="float">
            <text:p>175801220</text:p>
          </table:table-cell>
          <table:table-cell table:style-name="ce5" office:value-type="float" office:value="1455293495" calcext:value-type="float">
            <text:p>1455293495</text:p>
          </table:table-cell>
          <table:table-cell table:style-name="ce5" office:value-type="float" office:value="1818090503" calcext:value-type="float">
            <text:p>1818090503</text:p>
          </table:table-cell>
          <table:table-cell table:style-name="ce5" office:value-type="float" office:value="913" calcext:value-type="float">
            <text:p>913</text:p>
          </table:table-cell>
        </table:table-row>
        <table:table-row table:style-name="ro1">
          <table:table-cell table:style-name="ce5" office:value-type="float" office:value="4280" calcext:value-type="float">
            <text:p>4280</text:p>
          </table:table-cell>
          <table:table-cell table:style-name="ce5" office:value-type="float" office:value="900216534" calcext:value-type="float">
            <text:p>900216534</text:p>
          </table:table-cell>
          <table:table-cell table:style-name="ce5" office:value-type="float" office:value="1769684087" calcext:value-type="float">
            <text:p>1769684087</text:p>
          </table:table-cell>
          <table:table-cell table:style-name="ce5" office:value-type="float" office:value="407400496" calcext:value-type="float">
            <text:p>407400496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27193726" calcext:value-type="float">
            <text:p>27193726</text:p>
          </table:table-cell>
          <table:table-cell table:style-name="ce5" office:value-type="float" office:value="1586568121" calcext:value-type="float">
            <text:p>1586568121</text:p>
          </table:table-cell>
          <table:table-cell table:style-name="ce5" office:value-type="float" office:value="1792413209" calcext:value-type="float">
            <text:p>1792413209</text:p>
          </table:table-cell>
          <table:table-cell table:style-name="ce5" office:value-type="float" office:value="1136" calcext:value-type="float">
            <text:p>1136</text:p>
          </table:table-cell>
        </table:table-row>
        <table:table-row table:style-name="ro1">
          <table:table-cell table:style-name="ce5" office:value-type="float" office:value="1682" calcext:value-type="float">
            <text:p>1682</text:p>
          </table:table-cell>
          <table:table-cell table:style-name="ce5" office:value-type="float" office:value="1067395763" calcext:value-type="float">
            <text:p>1067395763</text:p>
          </table:table-cell>
          <table:table-cell table:style-name="ce5" office:value-type="float" office:value="2072539806" calcext:value-type="float">
            <text:p>2072539806</text:p>
          </table:table-cell>
          <table:table-cell table:style-name="ce5" office:value-type="float" office:value="1630357544" calcext:value-type="float">
            <text:p>1630357544</text:p>
          </table:table-cell>
          <table:table-cell table:style-name="ce5" office:value-type="float" office:value="1248" calcext:value-type="float">
            <text:p>1248</text:p>
          </table:table-cell>
        </table:table-row>
        <table:table-row table:style-name="ro1">
          <table:table-cell table:style-name="ce5" office:value-type="float" office:value="9909" calcext:value-type="float">
            <text:p>9909</text:p>
          </table:table-cell>
          <table:table-cell table:style-name="ce5" office:value-type="float" office:value="82992966" calcext:value-type="float">
            <text:p>82992966</text:p>
          </table:table-cell>
          <table:table-cell table:style-name="ce5" office:value-type="float" office:value="2053861191" calcext:value-type="float">
            <text:p>2053861191</text:p>
          </table:table-cell>
          <table:table-cell table:style-name="ce5" office:value-type="float" office:value="19723775" calcext:value-type="float">
            <text:p>19723775</text:p>
          </table:table-cell>
          <table:table-cell table:style-name="ce5" office:value-type="float" office:value="1360" calcext:value-type="float">
            <text:p>1360</text:p>
          </table:table-cell>
        </table:table-row>
        <table:table-row table:style-name="ro1">
          <table:table-cell table:style-name="ce5" office:value-type="float" office:value="946" calcext:value-type="float">
            <text:p>946</text:p>
          </table:table-cell>
          <table:table-cell table:style-name="ce5" office:value-type="float" office:value="568479968" calcext:value-type="float">
            <text:p>568479968</text:p>
          </table:table-cell>
          <table:table-cell table:style-name="ce5" office:value-type="float" office:value="2049732234" calcext:value-type="float">
            <text:p>2049732234</text:p>
          </table:table-cell>
          <table:table-cell table:style-name="ce5" office:value-type="float" office:value="307365171" calcext:value-type="float">
            <text:p>307365171</text:p>
          </table:table-cell>
          <table:table-cell table:style-name="ce5" office:value-type="float" office:value="1472" calcext:value-type="float">
            <text:p>1472</text:p>
          </table:table-cell>
        </table:table-row>
        <table:table-row table:style-name="ro1"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197700741" calcext:value-type="float">
            <text:p>197700741</text:p>
          </table:table-cell>
          <table:table-cell table:style-name="ce5" office:value-type="float" office:value="1633952809" calcext:value-type="float">
            <text:p>1633952809</text:p>
          </table:table-cell>
          <table:table-cell table:style-name="ce5" office:value-type="float" office:value="1379036012" calcext:value-type="float">
            <text:p>1379036012</text:p>
          </table:table-cell>
          <table:table-cell table:style-name="ce5" office:value-type="float" office:value="1584" calcext:value-type="float">
            <text:p>1584</text:p>
          </table:table-cell>
        </table:table-row>
        <table:table-row table:style-name="ro1">
          <table:table-cell table:style-name="ce5" office:value-type="float" office:value="1652" calcext:value-type="float">
            <text:p>1652</text:p>
          </table:table-cell>
          <table:table-cell table:style-name="ce5" office:value-type="float" office:value="872031195" calcext:value-type="float">
            <text:p>872031195</text:p>
          </table:table-cell>
          <table:table-cell table:style-name="ce5" office:value-type="float" office:value="1355346520" calcext:value-type="float">
            <text:p>1355346520</text:p>
          </table:table-cell>
          <table:table-cell table:style-name="ce5" office:value-type="float" office:value="621742565" calcext:value-type="float">
            <text:p>621742565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777" calcext:value-type="float">
            <text:p>777</text:p>
          </table:table-cell>
          <table:table-cell table:style-name="ce5" office:value-type="float" office:value="276475150" calcext:value-type="float">
            <text:p>276475150</text:p>
          </table:table-cell>
          <table:table-cell table:style-name="ce5" office:value-type="float" office:value="1144573105" calcext:value-type="float">
            <text:p>1144573105</text:p>
          </table:table-cell>
          <table:table-cell table:style-name="ce5" office:value-type="float" office:value="421850689" calcext:value-type="float">
            <text:p>421850689</text:p>
          </table:table-cell>
          <table:table-cell table:style-name="ce5" office:value-type="float" office:value="1809" calcext:value-type="float">
            <text:p>1809</text:p>
          </table:table-cell>
        </table:table-row>
        <table:table-row table:style-name="ro1">
          <table:table-cell table:style-name="ce5" office:value-type="float" office:value="3393" calcext:value-type="float">
            <text:p>3393</text:p>
          </table:table-cell>
          <table:table-cell table:style-name="ce5" office:value-type="float" office:value="684112128" calcext:value-type="float">
            <text:p>684112128</text:p>
          </table:table-cell>
          <table:table-cell table:style-name="ce5" office:value-type="float" office:value="733250332" calcext:value-type="float">
            <text:p>733250332</text:p>
          </table:table-cell>
          <table:table-cell table:style-name="ce5" office:value-type="float" office:value="108343841" calcext:value-type="float">
            <text:p>108343841</text:p>
          </table:table-cell>
          <table:table-cell table:style-name="ce5" office:value-type="float" office:value="1922" calcext:value-type="float">
            <text:p>1922</text:p>
          </table:table-cell>
        </table:table-row>
        <table:table-row table:style-name="ro1">
          <table:table-cell table:style-name="ce5" office:value-type="float" office:value="4348" calcext:value-type="float">
            <text:p>4348</text:p>
          </table:table-cell>
          <table:table-cell table:style-name="ce5" office:value-type="float" office:value="631573446" calcext:value-type="float">
            <text:p>631573446</text:p>
          </table:table-cell>
          <table:table-cell table:style-name="ce5" office:value-type="float" office:value="978038506" calcext:value-type="float">
            <text:p>978038506</text:p>
          </table:table-cell>
          <table:table-cell table:style-name="ce5" office:value-type="float" office:value="1614046407" calcext:value-type="float">
            <text:p>1614046407</text:p>
          </table:table-cell>
          <table:table-cell table:style-name="ce5" office:value-type="float" office:value="2035" calcext:value-type="float">
            <text:p>2035</text:p>
          </table:table-cell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702885547" calcext:value-type="float">
            <text:p>702885547</text:p>
          </table:table-cell>
          <table:table-cell table:style-name="ce5" office:value-type="float" office:value="679180666" calcext:value-type="float">
            <text:p>679180666</text:p>
          </table:table-cell>
          <table:table-cell table:style-name="ce5" office:value-type="float" office:value="219801894" calcext:value-type="float">
            <text:p>219801894</text:p>
          </table:table-cell>
          <table:table-cell table:style-name="ce5" office:value-type="float" office:value="2148" calcext:value-type="float">
            <text:p>2148</text:p>
          </table:table-cell>
        </table:table-row>
        <table:table-row table:style-name="ro1">
          <table:table-cell table:style-name="ce5" office:value-type="float" office:value="2089" calcext:value-type="float">
            <text:p>2089</text:p>
          </table:table-cell>
          <table:table-cell table:style-name="ce5" office:value-type="float" office:value="50370579" calcext:value-type="float">
            <text:p>50370579</text:p>
          </table:table-cell>
          <table:table-cell table:style-name="ce5" office:value-type="float" office:value="1064943220" calcext:value-type="float">
            <text:p>1064943220</text:p>
          </table:table-cell>
          <table:table-cell table:style-name="ce5" office:value-type="float" office:value="767468032" calcext:value-type="float">
            <text:p>767468032</text:p>
          </table:table-cell>
          <table:table-cell table:style-name="ce5" office:value-type="float" office:value="2262" calcext:value-type="float">
            <text:p>2262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155044575" calcext:value-type="float">
            <text:p>155044575</text:p>
          </table:table-cell>
          <table:table-cell table:style-name="ce5" office:value-type="float" office:value="727548448" calcext:value-type="float">
            <text:p>727548448</text:p>
          </table:table-cell>
          <table:table-cell table:style-name="ce5" office:value-type="float" office:value="675194856" calcext:value-type="float">
            <text:p>675194856</text:p>
          </table:table-cell>
          <table:table-cell table:style-name="ce5" office:value-type="float" office:value="2376" calcext:value-type="float">
            <text:p>2376</text:p>
          </table:table-cell>
        </table:table-row>
        <table:table-row table:style-name="ro1">
          <table:table-cell table:style-name="ce5" office:value-type="float" office:value="691" calcext:value-type="float">
            <text:p>691</text:p>
          </table:table-cell>
          <table:table-cell table:style-name="ce5" office:value-type="float" office:value="38941819" calcext:value-type="float">
            <text:p>38941819</text:p>
          </table:table-cell>
          <table:table-cell table:style-name="ce5" office:value-type="float" office:value="752256642" calcext:value-type="float">
            <text:p>752256642</text:p>
          </table:table-cell>
          <table:table-cell table:style-name="ce5" office:value-type="float" office:value="1950316049" calcext:value-type="float">
            <text:p>1950316049</text:p>
          </table:table-cell>
          <table:table-cell table:style-name="ce5" office:value-type="float" office:value="2490" calcext:value-type="float">
            <text:p>2490</text:p>
          </table:table-cell>
        </table:table-row>
        <table:table-row table:style-name="ro1"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1100505553" calcext:value-type="float">
            <text:p>1100505553</text:p>
          </table:table-cell>
          <table:table-cell table:style-name="ce5" office:value-type="float" office:value="529751746" calcext:value-type="float">
            <text:p>529751746</text:p>
          </table:table-cell>
          <table:table-cell table:style-name="ce5" office:value-type="float" office:value="1215919688" calcext:value-type="float">
            <text:p>1215919688</text:p>
          </table:table-cell>
          <table:table-cell table:style-name="ce5" office:value-type="float" office:value="2604" calcext:value-type="float">
            <text:p>2604</text:p>
          </table:table-cell>
        </table:table-row>
        <table:table-row table:style-name="ro1">
          <table:table-cell table:style-name="ce5" office:value-type="float" office:value="5028" calcext:value-type="float">
            <text:p>5028</text:p>
          </table:table-cell>
          <table:table-cell table:style-name="ce5" office:value-type="float" office:value="470814491" calcext:value-type="float">
            <text:p>470814491</text:p>
          </table:table-cell>
          <table:table-cell table:style-name="ce5" office:value-type="float" office:value="508386032" calcext:value-type="float">
            <text:p>508386032</text:p>
          </table:table-cell>
          <table:table-cell table:style-name="ce5" office:value-type="float" office:value="125414149" calcext:value-type="float">
            <text:p>125414149</text:p>
          </table:table-cell>
          <table:table-cell table:style-name="ce5" office:value-type="float" office:value="2718" calcext:value-type="float">
            <text:p>2718</text:p>
          </table:table-cell>
        </table:table-row>
        <table:table-row table:style-name="ro1">
          <table:table-cell table:style-name="ce5" office:value-type="float" office:value="8033" calcext:value-type="float">
            <text:p>8033</text:p>
          </table:table-cell>
          <table:table-cell table:style-name="ce5" office:value-type="float" office:value="786920547" calcext:value-type="float">
            <text:p>786920547</text:p>
          </table:table-cell>
          <table:table-cell table:style-name="ce5" office:value-type="float" office:value="489838495" calcext:value-type="float">
            <text:p>489838495</text:p>
          </table:table-cell>
          <table:table-cell table:style-name="ce5" office:value-type="float" office:value="1255405381" calcext:value-type="float">
            <text:p>1255405381</text:p>
          </table:table-cell>
          <table:table-cell table:style-name="ce5" office:value-type="float" office:value="2832" calcext:value-type="float">
            <text:p>2832</text:p>
          </table:table-cell>
        </table:table-row>
        <table:table-row table:style-name="ro1"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1013243609" calcext:value-type="float">
            <text:p>1013243609</text:p>
          </table:table-cell>
          <table:table-cell table:style-name="ce5" office:value-type="float" office:value="348470863" calcext:value-type="float">
            <text:p>348470863</text:p>
          </table:table-cell>
          <table:table-cell table:style-name="ce5" office:value-type="float" office:value="2028223795" calcext:value-type="float">
            <text:p>2028223795</text:p>
          </table:table-cell>
          <table:table-cell table:style-name="ce5" office:value-type="float" office:value="2947" calcext:value-type="float">
            <text:p>2947</text:p>
          </table:table-cell>
        </table:table-row>
        <table:table-row table:style-name="ro1"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381602935" calcext:value-type="float">
            <text:p>381602935</text:p>
          </table:table-cell>
          <table:table-cell table:style-name="ce5" office:value-type="float" office:value="2041867554" calcext:value-type="float">
            <text:p>2041867554</text:p>
          </table:table-cell>
          <table:table-cell table:style-name="ce5" office:value-type="float" office:value="1206337251" calcext:value-type="float">
            <text:p>1206337251</text:p>
          </table:table-cell>
          <table:table-cell table:style-name="ce5" office:value-type="float" office:value="3062" calcext:value-type="float">
            <text:p>3062</text:p>
          </table:table-cell>
        </table:table-row>
        <table:table-row table:style-name="ro1">
          <table:table-cell table:style-name="ce5" office:value-type="float" office:value="8975" calcext:value-type="float">
            <text:p>8975</text:p>
          </table:table-cell>
          <table:table-cell table:style-name="ce5" office:value-type="float" office:value="992655034" calcext:value-type="float">
            <text:p>992655034</text:p>
          </table:table-cell>
          <table:table-cell table:style-name="ce5" office:value-type="float" office:value="985575482" calcext:value-type="float">
            <text:p>985575482</text:p>
          </table:table-cell>
          <table:table-cell table:style-name="ce5" office:value-type="float" office:value="1385734348" calcext:value-type="float">
            <text:p>1385734348</text:p>
          </table:table-cell>
          <table:table-cell table:style-name="ce5" office:value-type="float" office:value="3177" calcext:value-type="float">
            <text:p>3177</text:p>
          </table:table-cell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372964137" calcext:value-type="float">
            <text:p>372964137</text:p>
          </table:table-cell>
          <table:table-cell table:style-name="ce5" office:value-type="float" office:value="140712233" calcext:value-type="float">
            <text:p>140712233</text:p>
          </table:table-cell>
          <table:table-cell table:style-name="ce5" office:value-type="float" office:value="1593301058" calcext:value-type="float">
            <text:p>1593301058</text:p>
          </table:table-cell>
          <table:table-cell table:style-name="ce5" office:value-type="float" office:value="3292" calcext:value-type="float">
            <text:p>3292</text:p>
          </table:table-cell>
        </table:table-row>
        <table:table-row table:style-name="ro1"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993276893" calcext:value-type="float">
            <text:p>993276893</text:p>
          </table:table-cell>
          <table:table-cell table:style-name="ce5" office:value-type="float" office:value="27722997" calcext:value-type="float">
            <text:p>27722997</text:p>
          </table:table-cell>
          <table:table-cell table:style-name="ce5" office:value-type="float" office:value="342000904" calcext:value-type="float">
            <text:p>342000904</text:p>
          </table:table-cell>
          <table:table-cell table:style-name="ce5" office:value-type="float" office:value="3408" calcext:value-type="float">
            <text:p>3408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196003234" calcext:value-type="float">
            <text:p>196003234</text:p>
          </table:table-cell>
          <table:table-cell table:style-name="ce5" office:value-type="float" office:value="1556158016" calcext:value-type="float">
            <text:p>1556158016</text:p>
          </table:table-cell>
          <table:table-cell table:style-name="ce5" office:value-type="float" office:value="771154641" calcext:value-type="float">
            <text:p>771154641</text:p>
          </table:table-cell>
          <table:table-cell table:style-name="ce5" office:value-type="float" office:value="3524" calcext:value-type="float">
            <text:p>3524</text:p>
          </table:table-cell>
        </table:table-row>
        <table:table-row table:style-name="ro1">
          <table:table-cell table:style-name="ce5" office:value-type="float" office:value="8451" calcext:value-type="float">
            <text:p>8451</text:p>
          </table:table-cell>
          <table:table-cell table:style-name="ce5" office:value-type="float" office:value="447889743" calcext:value-type="float">
            <text:p>447889743</text:p>
          </table:table-cell>
          <table:table-cell table:style-name="ce5" office:value-type="float" office:value="1203033884" calcext:value-type="float">
            <text:p>1203033884</text:p>
          </table:table-cell>
          <table:table-cell table:style-name="ce5" office:value-type="float" office:value="1537542603" calcext:value-type="float">
            <text:p>1537542603</text:p>
          </table:table-cell>
          <table:table-cell table:style-name="ce5" office:value-type="float" office:value="3640" calcext:value-type="float">
            <text:p>3640</text:p>
          </table:table-cell>
        </table:table-row>
        <table:table-row table:style-name="ro1"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540277822" calcext:value-type="float">
            <text:p>540277822</text:p>
          </table:table-cell>
          <table:table-cell table:style-name="ce5" office:value-type="float" office:value="1419312593" calcext:value-type="float">
            <text:p>1419312593</text:p>
          </table:table-cell>
          <table:table-cell table:style-name="ce5" office:value-type="float" office:value="1724985167" calcext:value-type="float">
            <text:p>1724985167</text:p>
          </table:table-cell>
          <table:table-cell table:style-name="ce5" office:value-type="float" office:value="3756" calcext:value-type="float">
            <text:p>3756</text:p>
          </table:table-cell>
        </table:table-row>
        <table:table-row table:style-name="ro1"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870905126" calcext:value-type="float">
            <text:p>870905126</text:p>
          </table:table-cell>
          <table:table-cell table:style-name="ce5" office:value-type="float" office:value="576153358" calcext:value-type="float">
            <text:p>576153358</text:p>
          </table:table-cell>
          <table:table-cell table:style-name="ce5" office:value-type="float" office:value="49532272" calcext:value-type="float">
            <text:p>49532272</text:p>
          </table:table-cell>
          <table:table-cell table:style-name="ce5" office:value-type="float" office:value="3872" calcext:value-type="float">
            <text:p>3872</text:p>
          </table:table-cell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1095631523" calcext:value-type="float">
            <text:p>1095631523</text:p>
          </table:table-cell>
          <table:table-cell table:style-name="ce5" office:value-type="float" office:value="391857690" calcext:value-type="float">
            <text:p>391857690</text:p>
          </table:table-cell>
          <table:table-cell table:style-name="ce5" office:value-type="float" office:value="1135226845" calcext:value-type="float">
            <text:p>1135226845</text:p>
          </table:table-cell>
          <table:table-cell table:style-name="ce5" office:value-type="float" office:value="3988" calcext:value-type="float">
            <text:p>3988</text:p>
          </table:table-cell>
        </table:table-row>
        <table:table-row table:style-name="ro1">
          <table:table-cell table:style-name="ce5" office:value-type="float" office:value="2192" calcext:value-type="float">
            <text:p>2192</text:p>
          </table:table-cell>
          <table:table-cell table:style-name="ce5" office:value-type="float" office:value="625018716" calcext:value-type="float">
            <text:p>625018716</text:p>
          </table:table-cell>
          <table:table-cell table:style-name="ce5" office:value-type="float" office:value="1716663027" calcext:value-type="float">
            <text:p>1716663027</text:p>
          </table:table-cell>
          <table:table-cell table:style-name="ce5" office:value-type="float" office:value="806477522" calcext:value-type="float">
            <text:p>806477522</text:p>
          </table:table-cell>
          <table:table-cell table:style-name="ce5" office:value-type="float" office:value="4105" calcext:value-type="float">
            <text:p>4105</text:p>
          </table:table-cell>
        </table:table-row>
        <table:table-row table:style-name="ro1">
          <table:table-cell table:style-name="ce5" office:value-type="float" office:value="4992" calcext:value-type="float">
            <text:p>4992</text:p>
          </table:table-cell>
          <table:table-cell table:style-name="ce5" office:value-type="float" office:value="413032025" calcext:value-type="float">
            <text:p>413032025</text:p>
          </table:table-cell>
          <table:table-cell table:style-name="ce5" office:value-type="float" office:value="1830635348" calcext:value-type="float">
            <text:p>1830635348</text:p>
          </table:table-cell>
          <table:table-cell table:style-name="ce5" office:value-type="float" office:value="2004814332" calcext:value-type="float">
            <text:p>2004814332</text:p>
          </table:table-cell>
          <table:table-cell table:style-name="ce5" office:value-type="float" office:value="4222" calcext:value-type="float">
            <text:p>4222</text:p>
          </table:table-cell>
        </table:table-row>
        <table:table-row table:style-name="ro1">
          <table:table-cell table:style-name="ce5" office:value-type="float" office:value="4070" calcext:value-type="float">
            <text:p>4070</text:p>
          </table:table-cell>
          <table:table-cell table:style-name="ce5" office:value-type="float" office:value="618295916" calcext:value-type="float">
            <text:p>618295916</text:p>
          </table:table-cell>
          <table:table-cell table:style-name="ce5" office:value-type="float" office:value="1138477969" calcext:value-type="float">
            <text:p>1138477969</text:p>
          </table:table-cell>
          <table:table-cell table:style-name="ce5" office:value-type="float" office:value="2136277636" calcext:value-type="float">
            <text:p>2136277636</text:p>
          </table:table-cell>
          <table:table-cell table:style-name="ce5" office:value-type="float" office:value="4339" calcext:value-type="float">
            <text:p>4339</text:p>
          </table:table-cell>
        </table:table-row>
        <table:table-row table:style-name="ro1">
          <table:table-cell table:style-name="ce5" office:value-type="float" office:value="5727" calcext:value-type="float">
            <text:p>5727</text:p>
          </table:table-cell>
          <table:table-cell table:style-name="ce5" office:value-type="float" office:value="550193952" calcext:value-type="float">
            <text:p>550193952</text:p>
          </table:table-cell>
          <table:table-cell table:style-name="ce5" office:value-type="float" office:value="183640287" calcext:value-type="float">
            <text:p>183640287</text:p>
          </table:table-cell>
          <table:table-cell table:style-name="ce5" office:value-type="float" office:value="1942162954" calcext:value-type="float">
            <text:p>1942162954</text:p>
          </table:table-cell>
          <table:table-cell table:style-name="ce5" office:value-type="float" office:value="4456" calcext:value-type="float">
            <text:p>4456</text:p>
          </table:table-cell>
        </table:table-row>
        <table:table-row table:style-name="ro1">
          <table:table-cell table:style-name="ce5" office:value-type="float" office:value="8164" calcext:value-type="float">
            <text:p>8164</text:p>
          </table:table-cell>
          <table:table-cell table:style-name="ce5" office:value-type="float" office:value="882115395" calcext:value-type="float">
            <text:p>882115395</text:p>
          </table:table-cell>
          <table:table-cell table:style-name="ce5" office:value-type="float" office:value="122361313" calcext:value-type="float">
            <text:p>122361313</text:p>
          </table:table-cell>
          <table:table-cell table:style-name="ce5" office:value-type="float" office:value="983540365" calcext:value-type="float">
            <text:p>983540365</text:p>
          </table:table-cell>
          <table:table-cell table:style-name="ce5" office:value-type="float" office:value="4574" calcext:value-type="float">
            <text:p>4574</text:p>
          </table:table-cell>
        </table:table-row>
        <table:table-row table:style-name="ro1">
          <table:table-cell table:style-name="ce5" office:value-type="float" office:value="597" calcext:value-type="float">
            <text:p>597</text:p>
          </table:table-cell>
          <table:table-cell table:style-name="ce5" office:value-type="float" office:value="712247046" calcext:value-type="float">
            <text:p>712247046</text:p>
          </table:table-cell>
          <table:table-cell table:style-name="ce5" office:value-type="float" office:value="1865960869" calcext:value-type="float">
            <text:p>1865960869</text:p>
          </table:table-cell>
          <table:table-cell table:style-name="ce5" office:value-type="float" office:value="615345489" calcext:value-type="float">
            <text:p>615345489</text:p>
          </table:table-cell>
          <table:table-cell table:style-name="ce5" office:value-type="float" office:value="4692" calcext:value-type="float">
            <text:p>4692</text:p>
          </table:table-cell>
        </table:table-row>
        <table:table-row table:style-name="ro1">
          <table:table-cell table:style-name="ce5" office:value-type="float" office:value="5597" calcext:value-type="float">
            <text:p>5597</text:p>
          </table:table-cell>
          <table:table-cell table:style-name="ce5" office:value-type="float" office:value="1012504101" calcext:value-type="float">
            <text:p>1012504101</text:p>
          </table:table-cell>
          <table:table-cell table:style-name="ce5" office:value-type="float" office:value="1214765365" calcext:value-type="float">
            <text:p>1214765365</text:p>
          </table:table-cell>
          <table:table-cell table:style-name="ce5" office:value-type="float" office:value="159331556" calcext:value-type="float">
            <text:p>159331556</text:p>
          </table:table-cell>
          <table:table-cell table:style-name="ce5" office:value-type="float" office:value="4810" calcext:value-type="float">
            <text:p>4810</text:p>
          </table:table-cell>
        </table:table-row>
        <table:table-row table:style-name="ro1">
          <table:table-cell table:style-name="ce5" office:value-type="float" office:value="7235" calcext:value-type="float">
            <text:p>7235</text:p>
          </table:table-cell>
          <table:table-cell table:style-name="ce5" office:value-type="float" office:value="1024874053" calcext:value-type="float">
            <text:p>1024874053</text:p>
          </table:table-cell>
          <table:table-cell table:style-name="ce5" office:value-type="float" office:value="284570347" calcext:value-type="float">
            <text:p>284570347</text:p>
          </table:table-cell>
          <table:table-cell table:style-name="ce5" office:value-type="float" office:value="1687922301" calcext:value-type="float">
            <text:p>1687922301</text:p>
          </table:table-cell>
          <table:table-cell table:style-name="ce5" office:value-type="float" office:value="4928" calcext:value-type="float">
            <text:p>4928</text:p>
          </table:table-cell>
        </table:table-row>
        <table:table-row table:style-name="ro1"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1013075539" calcext:value-type="float">
            <text:p>1013075539</text:p>
          </table:table-cell>
          <table:table-cell table:style-name="ce5" office:value-type="float" office:value="1907447056" calcext:value-type="float">
            <text:p>1907447056</text:p>
          </table:table-cell>
          <table:table-cell table:style-name="ce5" office:value-type="float" office:value="1125330727" calcext:value-type="float">
            <text:p>1125330727</text:p>
          </table:table-cell>
          <table:table-cell table:style-name="ce5" office:value-type="float" office:value="5046" calcext:value-type="float">
            <text:p>5046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2733294" calcext:value-type="float">
            <text:p>642733294</text:p>
          </table:table-cell>
          <table:table-cell table:style-name="ce5" office:value-type="float" office:value="1870220913" calcext:value-type="float">
            <text:p>1870220913</text:p>
          </table:table-cell>
          <table:table-cell table:style-name="ce5" office:value-type="float" office:value="729968587" calcext:value-type="float">
            <text:p>729968587</text:p>
          </table:table-cell>
          <table:table-cell table:style-name="ce5" office:value-type="float" office:value="5164" calcext:value-type="float">
            <text:p>5164</text:p>
          </table:table-cell>
        </table:table-row>
        <table:table-row table:style-name="ro1"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933158254" calcext:value-type="float">
            <text:p>933158254</text:p>
          </table:table-cell>
          <table:table-cell table:style-name="ce5" office:value-type="float" office:value="1873039081" calcext:value-type="float">
            <text:p>1873039081</text:p>
          </table:table-cell>
          <table:table-cell table:style-name="ce5" office:value-type="float" office:value="1902789931" calcext:value-type="float">
            <text:p>1902789931</text:p>
          </table:table-cell>
          <table:table-cell table:style-name="ce5" office:value-type="float" office:value="5283" calcext:value-type="float">
            <text:p>5283</text:p>
          </table:table-cell>
        </table:table-row>
        <table:table-row table:style-name="ro1"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75950833" calcext:value-type="float">
            <text:p>75950833</text:p>
          </table:table-cell>
          <table:table-cell table:style-name="ce5" office:value-type="float" office:value="299316613" calcext:value-type="float">
            <text:p>299316613</text:p>
          </table:table-cell>
          <table:table-cell table:style-name="ce5" office:value-type="float" office:value="1546243847" calcext:value-type="float">
            <text:p>1546243847</text:p>
          </table:table-cell>
          <table:table-cell table:style-name="ce5" office:value-type="float" office:value="5402" calcext:value-type="float">
            <text:p>5402</text:p>
          </table:table-cell>
        </table:table-row>
        <table:table-row table:style-name="ro1"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1085093534" calcext:value-type="float">
            <text:p>1085093534</text:p>
          </table:table-cell>
          <table:table-cell table:style-name="ce5" office:value-type="float" office:value="443436874" calcext:value-type="float">
            <text:p>443436874</text:p>
          </table:table-cell>
          <table:table-cell table:style-name="ce5" office:value-type="float" office:value="1702919177" calcext:value-type="float">
            <text:p>1702919177</text:p>
          </table:table-cell>
          <table:table-cell table:style-name="ce5" office:value-type="float" office:value="5521" calcext:value-type="float">
            <text:p>5521</text:p>
          </table:table-cell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346005709" calcext:value-type="float">
            <text:p>346005709</text:p>
          </table:table-cell>
          <table:table-cell table:style-name="ce5" office:value-type="float" office:value="2068869613" calcext:value-type="float">
            <text:p>2068869613</text:p>
          </table:table-cell>
          <table:table-cell table:style-name="ce5" office:value-type="float" office:value="1979234547" calcext:value-type="float">
            <text:p>1979234547</text:p>
          </table:table-cell>
          <table:table-cell table:style-name="ce5" office:value-type="float" office:value="5640" calcext:value-type="float">
            <text:p>5640</text:p>
          </table:table-cell>
        </table:table-row>
        <table:table-row table:style-name="ro1">
          <table:table-cell table:style-name="ce5" office:value-type="float" office:value="4594" calcext:value-type="float">
            <text:p>4594</text:p>
          </table:table-cell>
          <table:table-cell table:style-name="ce5" office:value-type="float" office:value="774819507" calcext:value-type="float">
            <text:p>774819507</text:p>
          </table:table-cell>
          <table:table-cell table:style-name="ce5" office:value-type="float" office:value="1502547123" calcext:value-type="float">
            <text:p>1502547123</text:p>
          </table:table-cell>
          <table:table-cell table:style-name="ce5" office:value-type="float" office:value="1093768324" calcext:value-type="float">
            <text:p>1093768324</text:p>
          </table:table-cell>
          <table:table-cell table:style-name="ce5" office:value-type="float" office:value="5760" calcext:value-type="float">
            <text:p>5760</text:p>
          </table:table-cell>
        </table:table-row>
        <table:table-row table:style-name="ro1">
          <table:table-cell table:style-name="ce5" office:value-type="float" office:value="1228" calcext:value-type="float">
            <text:p>1228</text:p>
          </table:table-cell>
          <table:table-cell table:style-name="ce5" office:value-type="float" office:value="94690638" calcext:value-type="float">
            <text:p>94690638</text:p>
          </table:table-cell>
          <table:table-cell table:style-name="ce5" office:value-type="float" office:value="840734301" calcext:value-type="float">
            <text:p>840734301</text:p>
          </table:table-cell>
          <table:table-cell table:style-name="ce5" office:value-type="float" office:value="1255760979" calcext:value-type="float">
            <text:p>1255760979</text:p>
          </table:table-cell>
          <table:table-cell table:style-name="ce5" office:value-type="float" office:value="5880" calcext:value-type="float">
            <text:p>5880</text:p>
          </table:table-cell>
        </table:table-row>
        <table:table-row table:style-name="ro1">
          <table:table-cell table:style-name="ce5" office:value-type="float" office:value="1686" calcext:value-type="float">
            <text:p>1686</text:p>
          </table:table-cell>
          <table:table-cell table:style-name="ce5" office:value-type="float" office:value="321685980" calcext:value-type="float">
            <text:p>321685980</text:p>
          </table:table-cell>
          <table:table-cell table:style-name="ce5" office:value-type="float" office:value="1309665846" calcext:value-type="float">
            <text:p>1309665846</text:p>
          </table:table-cell>
          <table:table-cell table:style-name="ce5" office:value-type="float" office:value="1761394112" calcext:value-type="float">
            <text:p>1761394112</text:p>
          </table:table-cell>
          <table:table-cell table:style-name="ce5" office:value-type="float" office:value="6000" calcext:value-type="float">
            <text:p>6000</text:p>
          </table:table-cell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style-name="ce5" office:value-type="float" office:value="357014294" calcext:value-type="float">
            <text:p>357014294</text:p>
          </table:table-cell>
          <table:table-cell table:style-name="ce5" office:value-type="float" office:value="11207178" calcext:value-type="float">
            <text:p>11207178</text:p>
          </table:table-cell>
          <table:table-cell table:style-name="ce5" office:value-type="float" office:value="1840521371" calcext:value-type="float">
            <text:p>1840521371</text:p>
          </table:table-cell>
          <table:table-cell table:style-name="ce5" office:value-type="float" office:value="6120" calcext:value-type="float">
            <text:p>6120</text:p>
          </table:table-cell>
        </table:table-row>
        <table:table-row table:style-name="ro1">
          <table:table-cell table:style-name="ce5" office:value-type="float" office:value="9735" calcext:value-type="float">
            <text:p>9735</text:p>
          </table:table-cell>
          <table:table-cell table:style-name="ce5" office:value-type="float" office:value="623388437" calcext:value-type="float">
            <text:p>623388437</text:p>
          </table:table-cell>
          <table:table-cell table:style-name="ce5" office:value-type="float" office:value="765954293" calcext:value-type="float">
            <text:p>765954293</text:p>
          </table:table-cell>
          <table:table-cell table:style-name="ce5" office:value-type="float" office:value="505539670" calcext:value-type="float">
            <text:p>505539670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17563315" calcext:value-type="float">
            <text:p>17563315</text:p>
          </table:table-cell>
          <table:table-cell table:style-name="ce5" office:value-type="float" office:value="1949850789" calcext:value-type="float">
            <text:p>1949850789</text:p>
          </table:table-cell>
          <table:table-cell table:style-name="ce5" office:value-type="float" office:value="280616105" calcext:value-type="float">
            <text:p>280616105</text:p>
          </table:table-cell>
          <table:table-cell table:style-name="ce5" office:value-type="float" office:value="6360" calcext:value-type="float">
            <text:p>6360</text:p>
          </table:table-cell>
        </table:table-row>
        <table:table-row table:style-name="ro1">
          <table:table-cell table:style-name="ce5" office:value-type="float" office:value="1103" calcext:value-type="float">
            <text:p>1103</text:p>
          </table:table-cell>
          <table:table-cell table:style-name="ce5" office:value-type="float" office:value="546983815" calcext:value-type="float">
            <text:p>546983815</text:p>
          </table:table-cell>
          <table:table-cell table:style-name="ce5" office:value-type="float" office:value="702184846" calcext:value-type="float">
            <text:p>702184846</text:p>
          </table:table-cell>
          <table:table-cell table:style-name="ce5" office:value-type="float" office:value="606036477" calcext:value-type="float">
            <text:p>606036477</text:p>
          </table:table-cell>
          <table:table-cell table:style-name="ce5" office:value-type="float" office:value="6481" calcext:value-type="float">
            <text:p>6481</text:p>
          </table:table-cell>
        </table:table-row>
        <table:table-row table:style-name="ro1"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104001716" calcext:value-type="float">
            <text:p>104001716</text:p>
          </table:table-cell>
          <table:table-cell table:style-name="ce5" office:value-type="float" office:value="782666747" calcext:value-type="float">
            <text:p>782666747</text:p>
          </table:table-cell>
          <table:table-cell table:style-name="ce5" office:value-type="float" office:value="925812664" calcext:value-type="float">
            <text:p>925812664</text:p>
          </table:table-cell>
          <table:table-cell table:style-name="ce5" office:value-type="float" office:value="6602" calcext:value-type="float">
            <text:p>6602</text:p>
          </table:table-cell>
        </table:table-row>
        <table:table-row table:style-name="ro1"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709339435" calcext:value-type="float">
            <text:p>709339435</text:p>
          </table:table-cell>
          <table:table-cell table:style-name="ce5" office:value-type="float" office:value="1967808484" calcext:value-type="float">
            <text:p>1967808484</text:p>
          </table:table-cell>
          <table:table-cell table:style-name="ce5" office:value-type="float" office:value="1949888283" calcext:value-type="float">
            <text:p>1949888283</text:p>
          </table:table-cell>
          <table:table-cell table:style-name="ce5" office:value-type="float" office:value="6723" calcext:value-type="float">
            <text:p>6723</text:p>
          </table:table-cell>
        </table:table-row>
        <table:table-row table:style-name="ro1">
          <table:table-cell table:style-name="ce5" office:value-type="float" office:value="854" calcext:value-type="float">
            <text:p>854</text:p>
          </table:table-cell>
          <table:table-cell table:style-name="ce5" office:value-type="float" office:value="299601582" calcext:value-type="float">
            <text:p>299601582</text:p>
          </table:table-cell>
          <table:table-cell table:style-name="ce5" office:value-type="float" office:value="792432058" calcext:value-type="float">
            <text:p>792432058</text:p>
          </table:table-cell>
          <table:table-cell table:style-name="ce5" office:value-type="float" office:value="532020572" calcext:value-type="float">
            <text:p>532020572</text:p>
          </table:table-cell>
          <table:table-cell table:style-name="ce5" office:value-type="float" office:value="6844" calcext:value-type="float">
            <text:p>6844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8470893" calcext:value-type="float">
            <text:p>18470893</text:p>
          </table:table-cell>
          <table:table-cell table:style-name="ce5" office:value-type="float" office:value="352337664" calcext:value-type="float">
            <text:p>352337664</text:p>
          </table:table-cell>
          <table:table-cell table:style-name="ce5" office:value-type="float" office:value="1164937653" calcext:value-type="float">
            <text:p>1164937653</text:p>
          </table:table-cell>
          <table:table-cell table:style-name="ce5" office:value-type="float" office:value="6966" calcext:value-type="float">
            <text:p>6966</text:p>
          </table:table-cell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382443285" calcext:value-type="float">
            <text:p>382443285</text:p>
          </table:table-cell>
          <table:table-cell table:style-name="ce5" office:value-type="float" office:value="1785872211" calcext:value-type="float">
            <text:p>1785872211</text:p>
          </table:table-cell>
          <table:table-cell table:style-name="ce5" office:value-type="float" office:value="2003346647" calcext:value-type="float">
            <text:p>2003346647</text:p>
          </table:table-cell>
          <table:table-cell table:style-name="ce5" office:value-type="float" office:value="7088" calcext:value-type="float">
            <text:p>7088</text:p>
          </table:table-cell>
        </table:table-row>
        <table:table-row table:style-name="ro1">
          <table:table-cell table:style-name="ce5" office:value-type="float" office:value="2947" calcext:value-type="float">
            <text:p>2947</text:p>
          </table:table-cell>
          <table:table-cell table:style-name="ce5" office:value-type="float" office:value="772886702" calcext:value-type="float">
            <text:p>772886702</text:p>
          </table:table-cell>
          <table:table-cell table:style-name="ce5" office:value-type="float" office:value="1354756678" calcext:value-type="float">
            <text:p>1354756678</text:p>
          </table:table-cell>
          <table:table-cell table:style-name="ce5" office:value-type="float" office:value="647070798" calcext:value-type="float">
            <text:p>647070798</text:p>
          </table:table-cell>
          <table:table-cell table:style-name="ce5" office:value-type="float" office:value="7210" calcext:value-type="float">
            <text:p>7210</text:p>
          </table:table-cell>
        </table:table-row>
        <table:table-row table:style-name="ro1">
          <table:table-cell table:style-name="ce5" office:value-type="float" office:value="7015" calcext:value-type="float">
            <text:p>7015</text:p>
          </table:table-cell>
          <table:table-cell table:style-name="ce5" office:value-type="float" office:value="266340529" calcext:value-type="float">
            <text:p>266340529</text:p>
          </table:table-cell>
          <table:table-cell table:style-name="ce5" office:value-type="float" office:value="49481954" calcext:value-type="float">
            <text:p>49481954</text:p>
          </table:table-cell>
          <table:table-cell table:style-name="ce5" office:value-type="float" office:value="1641102550" calcext:value-type="float">
            <text:p>1641102550</text:p>
          </table:table-cell>
          <table:table-cell table:style-name="ce5" office:value-type="float" office:value="7332" calcext:value-type="float">
            <text:p>7332</text:p>
          </table:table-cell>
        </table:table-row>
        <table:table-row table:style-name="ro1">
          <table:table-cell table:style-name="ce5" office:value-type="float" office:value="6693" calcext:value-type="float">
            <text:p>6693</text:p>
          </table:table-cell>
          <table:table-cell table:style-name="ce5" office:value-type="float" office:value="1063126785" calcext:value-type="float">
            <text:p>1063126785</text:p>
          </table:table-cell>
          <table:table-cell table:style-name="ce5" office:value-type="float" office:value="481252886" calcext:value-type="float">
            <text:p>481252886</text:p>
          </table:table-cell>
          <table:table-cell table:style-name="ce5" office:value-type="float" office:value="248759145" calcext:value-type="float">
            <text:p>248759145</text:p>
          </table:table-cell>
          <table:table-cell table:style-name="ce5" office:value-type="float" office:value="7454" calcext:value-type="float">
            <text:p>7454</text:p>
          </table:table-cell>
        </table:table-row>
        <table:table-row table:style-name="ro1"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1579858" calcext:value-type="float">
            <text:p>1579858</text:p>
          </table:table-cell>
          <table:table-cell table:style-name="ce5" office:value-type="float" office:value="1624515193" calcext:value-type="float">
            <text:p>1624515193</text:p>
          </table:table-cell>
          <table:table-cell table:style-name="ce5" office:value-type="float" office:value="1957240382" calcext:value-type="float">
            <text:p>1957240382</text:p>
          </table:table-cell>
          <table:table-cell table:style-name="ce5" office:value-type="float" office:value="7576" calcext:value-type="float">
            <text:p>7576</text:p>
          </table:table-cell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621371597" calcext:value-type="float">
            <text:p>621371597</text:p>
          </table:table-cell>
          <table:table-cell table:style-name="ce5" office:value-type="float" office:value="1442775555" calcext:value-type="float">
            <text:p>1442775555</text:p>
          </table:table-cell>
          <table:table-cell table:style-name="ce5" office:value-type="float" office:value="238932355" calcext:value-type="float">
            <text:p>238932355</text:p>
          </table:table-cell>
          <table:table-cell table:style-name="ce5" office:value-type="float" office:value="7699" calcext:value-type="float">
            <text:p>7699</text:p>
          </table:table-cell>
        </table:table-row>
        <table:table-row table:style-name="ro1">
          <table:table-cell table:style-name="ce5" office:value-type="float" office:value="9641" calcext:value-type="float">
            <text:p>9641</text:p>
          </table:table-cell>
          <table:table-cell table:style-name="ce5" office:value-type="float" office:value="691843348" calcext:value-type="float">
            <text:p>691843348</text:p>
          </table:table-cell>
          <table:table-cell table:style-name="ce5" office:value-type="float" office:value="1436942575" calcext:value-type="float">
            <text:p>1436942575</text:p>
          </table:table-cell>
          <table:table-cell table:style-name="ce5" office:value-type="float" office:value="1247083326" calcext:value-type="float">
            <text:p>1247083326</text:p>
          </table:table-cell>
          <table:table-cell table:style-name="ce5" office:value-type="float" office:value="7822" calcext:value-type="float">
            <text:p>7822</text:p>
          </table:table-cell>
        </table:table-row>
        <table:table-row table:style-name="ro1">
          <table:table-cell table:style-name="ce5" office:value-type="float" office:value="961" calcext:value-type="float">
            <text:p>961</text:p>
          </table:table-cell>
          <table:table-cell table:style-name="ce5" office:value-type="float" office:value="1097329030" calcext:value-type="float">
            <text:p>1097329030</text:p>
          </table:table-cell>
          <table:table-cell table:style-name="ce5" office:value-type="float" office:value="1677798409" calcext:value-type="float">
            <text:p>1677798409</text:p>
          </table:table-cell>
          <table:table-cell table:style-name="ce5" office:value-type="float" office:value="1869866880" calcext:value-type="float">
            <text:p>1869866880</text:p>
          </table:table-cell>
          <table:table-cell table:style-name="ce5" office:value-type="float" office:value="7945" calcext:value-type="float">
            <text:p>7945</text:p>
          </table:table-cell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621522860" calcext:value-type="float">
            <text:p>621522860</text:p>
          </table:table-cell>
          <table:table-cell table:style-name="ce5" office:value-type="float" office:value="877370593" calcext:value-type="float">
            <text:p>877370593</text:p>
          </table:table-cell>
          <table:table-cell table:style-name="ce5" office:value-type="float" office:value="771877792" calcext:value-type="float">
            <text:p>771877792</text:p>
          </table:table-cell>
          <table:table-cell table:style-name="ce5" office:value-type="float" office:value="8068" calcext:value-type="float">
            <text:p>8068</text:p>
          </table:table-cell>
        </table:table-row>
        <table:table-row table:style-name="ro1"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992856718" calcext:value-type="float">
            <text:p>992856718</text:p>
          </table:table-cell>
          <table:table-cell table:style-name="ce5" office:value-type="float" office:value="1387526169" calcext:value-type="float">
            <text:p>1387526169</text:p>
          </table:table-cell>
          <table:table-cell table:style-name="ce5" office:value-type="float" office:value="2001105552" calcext:value-type="float">
            <text:p>2001105552</text:p>
          </table:table-cell>
          <table:table-cell table:style-name="ce5" office:value-type="float" office:value="8192" calcext:value-type="float">
            <text:p>8192</text:p>
          </table:table-cell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906300668" calcext:value-type="float">
            <text:p>906300668</text:p>
          </table:table-cell>
          <table:table-cell table:style-name="ce5" office:value-type="float" office:value="473650353" calcext:value-type="float">
            <text:p>473650353</text:p>
          </table:table-cell>
          <table:table-cell table:style-name="ce5" office:value-type="float" office:value="84958147" calcext:value-type="float">
            <text:p>84958147</text:p>
          </table:table-cell>
          <table:table-cell table:style-name="ce5" office:value-type="float" office:value="8316" calcext:value-type="float">
            <text:p>8316</text:p>
          </table:table-cell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634027268" calcext:value-type="float">
            <text:p>634027268</text:p>
          </table:table-cell>
          <table:table-cell table:style-name="ce5" office:value-type="float" office:value="674396319" calcext:value-type="float">
            <text:p>674396319</text:p>
          </table:table-cell>
          <table:table-cell table:style-name="ce5" office:value-type="float" office:value="2069436624" calcext:value-type="float">
            <text:p>2069436624</text:p>
          </table:table-cell>
          <table:table-cell table:style-name="ce5" office:value-type="float" office:value="8440" calcext:value-type="float">
            <text:p>8440</text:p>
          </table:table-cell>
        </table:table-row>
        <table:table-row table:style-name="ro1"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341736731" calcext:value-type="float">
            <text:p>341736731</text:p>
          </table:table-cell>
          <table:table-cell table:style-name="ce5" office:value-type="float" office:value="677345565" calcext:value-type="float">
            <text:p>677345565</text:p>
          </table:table-cell>
          <table:table-cell table:style-name="ce5" office:value-type="float" office:value="1052514683" calcext:value-type="float">
            <text:p>1052514683</text:p>
          </table:table-cell>
          <table:table-cell table:style-name="ce5" office:value-type="float" office:value="8564" calcext:value-type="float">
            <text:p>8564</text:p>
          </table:table-cell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style-name="ce5" office:value-type="float" office:value="672548912" calcext:value-type="float">
            <text:p>672548912</text:p>
          </table:table-cell>
          <table:table-cell table:style-name="ce5" office:value-type="float" office:value="2094167676" calcext:value-type="float">
            <text:p>2094167676</text:p>
          </table:table-cell>
          <table:table-cell table:style-name="ce5" office:value-type="float" office:value="168805097" calcext:value-type="float">
            <text:p>168805097</text:p>
          </table:table-cell>
          <table:table-cell table:style-name="ce5" office:value-type="float" office:value="8688" calcext:value-type="float">
            <text:p>8688</text:p>
          </table:table-cell>
        </table:table-row>
        <table:table-row table:style-name="ro1"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252289877" calcext:value-type="float">
            <text:p>252289877</text:p>
          </table:table-cell>
          <table:table-cell table:style-name="ce5" office:value-type="float" office:value="265039725" calcext:value-type="float">
            <text:p>265039725</text:p>
          </table:table-cell>
          <table:table-cell table:style-name="ce5" office:value-type="float" office:value="166733960" calcext:value-type="float">
            <text:p>166733960</text:p>
          </table:table-cell>
          <table:table-cell table:style-name="ce5" office:value-type="float" office:value="8812" calcext:value-type="float">
            <text:p>8812</text:p>
          </table:table-cell>
        </table:table-row>
        <table:table-row table:style-name="ro1">
          <table:table-cell table:style-name="ce5" office:value-type="float" office:value="4219" calcext:value-type="float">
            <text:p>4219</text:p>
          </table:table-cell>
          <table:table-cell table:style-name="ce5" office:value-type="float" office:value="336106386" calcext:value-type="float">
            <text:p>336106386</text:p>
          </table:table-cell>
          <table:table-cell table:style-name="ce5" office:value-type="float" office:value="580741088" calcext:value-type="float">
            <text:p>580741088</text:p>
          </table:table-cell>
          <table:table-cell table:style-name="ce5" office:value-type="float" office:value="1100352315" calcext:value-type="float">
            <text:p>1100352315</text:p>
          </table:table-cell>
          <table:table-cell table:style-name="ce5" office:value-type="float" office:value="8937" calcext:value-type="float">
            <text:p>8937</text:p>
          </table:table-cell>
        </table:table-row>
        <table:table-row table:style-name="ro1">
          <table:table-cell table:style-name="ce5" office:value-type="float" office:value="9096" calcext:value-type="float">
            <text:p>9096</text:p>
          </table:table-cell>
          <table:table-cell table:style-name="ce5" office:value-type="float" office:value="247348619" calcext:value-type="float">
            <text:p>247348619</text:p>
          </table:table-cell>
          <table:table-cell table:style-name="ce5" office:value-type="float" office:value="1711485446" calcext:value-type="float">
            <text:p>1711485446</text:p>
          </table:table-cell>
          <table:table-cell table:style-name="ce5" office:value-type="float" office:value="1447798802" calcext:value-type="float">
            <text:p>1447798802</text:p>
          </table:table-cell>
          <table:table-cell table:style-name="ce5" office:value-type="float" office:value="9062" calcext:value-type="float">
            <text:p>9062</text:p>
          </table:table-cell>
        </table:table-row>
        <table:table-row table:style-name="ro1">
          <table:table-cell table:style-name="ce5" office:value-type="float" office:value="3117" calcext:value-type="float">
            <text:p>3117</text:p>
          </table:table-cell>
          <table:table-cell table:style-name="ce5" office:value-type="float" office:value="266004389" calcext:value-type="float">
            <text:p>266004389</text:p>
          </table:table-cell>
          <table:table-cell table:style-name="ce5" office:value-type="float" office:value="1887261053" calcext:value-type="float">
            <text:p>1887261053</text:p>
          </table:table-cell>
          <table:table-cell table:style-name="ce5" office:value-type="float" office:value="425798154" calcext:value-type="float">
            <text:p>425798154</text:p>
          </table:table-cell>
          <table:table-cell table:style-name="ce5" office:value-type="float" office:value="9187" calcext:value-type="float">
            <text:p>9187</text:p>
          </table:table-cell>
        </table:table-row>
        <table:table-row table:style-name="ro1">
          <table:table-cell table:style-name="ce5" office:value-type="float" office:value="9089" calcext:value-type="float">
            <text:p>9089</text:p>
          </table:table-cell>
          <table:table-cell table:style-name="ce5" office:value-type="float" office:value="76858411" calcext:value-type="float">
            <text:p>76858411</text:p>
          </table:table-cell>
          <table:table-cell table:style-name="ce5" office:value-type="float" office:value="402868242" calcext:value-type="float">
            <text:p>402868242</text:p>
          </table:table-cell>
          <table:table-cell table:style-name="ce5" office:value-type="float" office:value="971033388" calcext:value-type="float">
            <text:p>971033388</text:p>
          </table:table-cell>
          <table:table-cell table:style-name="ce5" office:value-type="float" office:value="9312" calcext:value-type="float">
            <text:p>9312</text:p>
          </table:table-cell>
        </table:table-row>
        <table:table-row table:style-name="ro1">
          <table:table-cell table:style-name="ce5" office:value-type="float" office:value="661" calcext:value-type="float">
            <text:p>661</text:p>
          </table:table-cell>
          <table:table-cell table:style-name="ce5" office:value-type="float" office:value="66538913" calcext:value-type="float">
            <text:p>66538913</text:p>
          </table:table-cell>
          <table:table-cell table:style-name="ce5" office:value-type="float" office:value="506157706" calcext:value-type="float">
            <text:p>506157706</text:p>
          </table:table-cell>
          <table:table-cell table:style-name="ce5" office:value-type="float" office:value="1761727094" calcext:value-type="float">
            <text:p>1761727094</text:p>
          </table:table-cell>
          <table:table-cell table:style-name="ce5" office:value-type="float" office:value="9438" calcext:value-type="float">
            <text:p>9438</text:p>
          </table:table-cell>
        </table:table-row>
        <table:table-row table:style-name="ro1">
          <table:table-cell table:style-name="ce5" office:value-type="float" office:value="9801" calcext:value-type="float">
            <text:p>9801</text:p>
          </table:table-cell>
          <table:table-cell table:style-name="ce5" office:value-type="float" office:value="343635922" calcext:value-type="float">
            <text:p>343635922</text:p>
          </table:table-cell>
          <table:table-cell table:style-name="ce5" office:value-type="float" office:value="1056160985" calcext:value-type="float">
            <text:p>1056160985</text:p>
          </table:table-cell>
          <table:table-cell table:style-name="ce5" office:value-type="float" office:value="544464898" calcext:value-type="float">
            <text:p>544464898</text:p>
          </table:table-cell>
          <table:table-cell table:style-name="ce5" office:value-type="float" office:value="9564" calcext:value-type="float">
            <text:p>9564</text:p>
          </table:table-cell>
        </table:table-row>
        <table:table-row table:style-name="ro1">
          <table:table-cell table:style-name="ce5" office:value-type="float" office:value="5028" calcext:value-type="float">
            <text:p>5028</text:p>
          </table:table-cell>
          <table:table-cell table:style-name="ce5" office:value-type="float" office:value="39496450" calcext:value-type="float">
            <text:p>39496450</text:p>
          </table:table-cell>
          <table:table-cell table:style-name="ce5" office:value-type="float" office:value="815239630" calcext:value-type="float">
            <text:p>815239630</text:p>
          </table:table-cell>
          <table:table-cell table:style-name="ce5" office:value-type="float" office:value="668433677" calcext:value-type="float">
            <text:p>668433677</text:p>
          </table:table-cell>
          <table:table-cell table:style-name="ce5" office:value-type="float" office:value="9690" calcext:value-type="float">
            <text:p>9690</text:p>
          </table:table-cell>
        </table:table-row>
        <table:table-row table:style-name="ro1">
          <table:table-cell table:style-name="ce5" office:value-type="float" office:value="7880" calcext:value-type="float">
            <text:p>7880</text:p>
          </table:table-cell>
          <table:table-cell table:style-name="ce5" office:value-type="float" office:value="933511201" calcext:value-type="float">
            <text:p>933511201</text:p>
          </table:table-cell>
          <table:table-cell table:style-name="ce5" office:value-type="float" office:value="1258807582" calcext:value-type="float">
            <text:p>1258807582</text:p>
          </table:table-cell>
          <table:table-cell table:style-name="ce5" office:value-type="float" office:value="46334965" calcext:value-type="float">
            <text:p>46334965</text:p>
          </table:table-cell>
          <table:table-cell table:style-name="ce5" office:value-type="float" office:value="9816" calcext:value-type="float">
            <text:p>9816</text:p>
          </table:table-cell>
        </table:table-row>
        <table:table-row table:style-name="ro1">
          <table:table-cell table:style-name="ce5" office:value-type="float" office:value="742" calcext:value-type="float">
            <text:p>742</text:p>
          </table:table-cell>
          <table:table-cell table:style-name="ce5" office:value-type="float" office:value="908014982" calcext:value-type="float">
            <text:p>908014982</text:p>
          </table:table-cell>
          <table:table-cell table:style-name="ce5" office:value-type="float" office:value="1891258932" calcext:value-type="float">
            <text:p>1891258932</text:p>
          </table:table-cell>
          <table:table-cell table:style-name="ce5" office:value-type="float" office:value="582064869" calcext:value-type="float">
            <text:p>582064869</text:p>
          </table:table-cell>
          <table:table-cell table:style-name="ce5" office:value-type="float" office:value="9942" calcext:value-type="float">
            <text:p>9942</text:p>
          </table:table-cell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548731743" calcext:value-type="float">
            <text:p>548731743</text:p>
          </table:table-cell>
          <table:table-cell table:style-name="ce5" office:value-type="float" office:value="213067289" calcext:value-type="float">
            <text:p>213067289</text:p>
          </table:table-cell>
          <table:table-cell table:style-name="ce5" office:value-type="float" office:value="1267603076" calcext:value-type="float">
            <text:p>1267603076</text:p>
          </table:table-cell>
          <table:table-cell table:style-name="ce5" office:value-type="float" office:value="68" calcext:value-type="float">
            <text:p>68</text:p>
          </table:table-cell>
        </table:table-row>
        <table:table-row table:style-name="ro1">
          <table:table-cell table:style-name="ce5" office:value-type="float" office:value="711" calcext:value-type="float">
            <text:p>711</text:p>
          </table:table-cell>
          <table:table-cell table:style-name="ce5" office:value-type="float" office:value="303769718" calcext:value-type="float">
            <text:p>303769718</text:p>
          </table:table-cell>
          <table:table-cell table:style-name="ce5" office:value-type="float" office:value="714571717" calcext:value-type="float">
            <text:p>714571717</text:p>
          </table:table-cell>
          <table:table-cell table:style-name="ce5" office:value-type="float" office:value="1506453339" calcext:value-type="float">
            <text:p>1506453339</text:p>
          </table:table-cell>
          <table:table-cell table:style-name="ce5" office:value-type="float" office:value="195" calcext:value-type="float">
            <text:p>195</text:p>
          </table:table-cell>
        </table:table-row>
        <table:table-row table:style-name="ro1">
          <table:table-cell table:style-name="ce5" office:value-type="float" office:value="722" calcext:value-type="float">
            <text:p>722</text:p>
          </table:table-cell>
          <table:table-cell table:style-name="ce5" office:value-type="float" office:value="268575860" calcext:value-type="float">
            <text:p>268575860</text:p>
          </table:table-cell>
          <table:table-cell table:style-name="ce5" office:value-type="float" office:value="603483121" calcext:value-type="float">
            <text:p>603483121</text:p>
          </table:table-cell>
          <table:table-cell table:style-name="ce5" office:value-type="float" office:value="333228440" calcext:value-type="float">
            <text:p>333228440</text:p>
          </table:table-cell>
          <table:table-cell table:style-name="ce5" office:value-type="float" office:value="322" calcext:value-type="float">
            <text:p>322</text:p>
          </table:table-cell>
        </table:table-row>
        <table:table-row table:style-name="ro1">
          <table:table-cell table:style-name="ce5" office:value-type="float" office:value="3915" calcext:value-type="float">
            <text:p>3915</text:p>
          </table:table-cell>
          <table:table-cell table:style-name="ce5" office:value-type="float" office:value="247180549" calcext:value-type="float">
            <text:p>247180549</text:p>
          </table:table-cell>
          <table:table-cell table:style-name="ce5" office:value-type="float" office:value="329857787" calcext:value-type="float">
            <text:p>329857787</text:p>
          </table:table-cell>
          <table:table-cell table:style-name="ce5" office:value-type="float" office:value="1149357730" calcext:value-type="float">
            <text:p>1149357730</text:p>
          </table:table-cell>
          <table:table-cell table:style-name="ce5" office:value-type="float" office:value="449" calcext:value-type="float">
            <text:p>449</text:p>
          </table:table-cell>
        </table:table-row>
        <table:table-row table:style-name="ro1"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1073765616" calcext:value-type="float">
            <text:p>1073765616</text:p>
          </table:table-cell>
          <table:table-cell table:style-name="ce5" office:value-type="float" office:value="987541661" calcext:value-type="float">
            <text:p>987541661</text:p>
          </table:table-cell>
          <table:table-cell table:style-name="ce5" office:value-type="float" office:value="1711684414" calcext:value-type="float">
            <text:p>1711684414</text:p>
          </table:table-cell>
          <table:table-cell table:style-name="ce5" office:value-type="float" office:value="576" calcext:value-type="float">
            <text:p>576</text:p>
          </table:table-cell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838921405" calcext:value-type="float">
            <text:p>838921405</text:p>
          </table:table-cell>
          <table:table-cell table:style-name="ce5" office:value-type="float" office:value="1166987443" calcext:value-type="float">
            <text:p>1166987443</text:p>
          </table:table-cell>
          <table:table-cell table:style-name="ce5" office:value-type="float" office:value="2076175487" calcext:value-type="float">
            <text:p>2076175487</text:p>
          </table:table-cell>
          <table:table-cell table:style-name="ce5" office:value-type="float" office:value="704" calcext:value-type="float">
            <text:p>704</text:p>
          </table:table-cell>
        </table:table-row>
        <table:table-row table:style-name="ro1">
          <table:table-cell table:style-name="ce5" office:value-type="float" office:value="1267" calcext:value-type="float">
            <text:p>1267</text:p>
          </table:table-cell>
          <table:table-cell table:style-name="ce5" office:value-type="float" office:value="961595698" calcext:value-type="float">
            <text:p>961595698</text:p>
          </table:table-cell>
          <table:table-cell table:style-name="ce5" office:value-type="float" office:value="1397815801" calcext:value-type="float">
            <text:p>1397815801</text:p>
          </table:table-cell>
          <table:table-cell table:style-name="ce5" office:value-type="float" office:value="221862823" calcext:value-type="float">
            <text:p>221862823</text:p>
          </table:table-cell>
          <table:table-cell table:style-name="ce5" office:value-type="float" office:value="832" calcext:value-type="float">
            <text:p>832</text:p>
          </table:table-cell>
        </table:table-row>
        <table:table-row table:style-name="ro1">
          <table:table-cell table:style-name="ce5" office:value-type="float" office:value="8452" calcext:value-type="float">
            <text:p>8452</text:p>
          </table:table-cell>
          <table:table-cell table:style-name="ce5" office:value-type="float" office:value="997949239" calcext:value-type="float">
            <text:p>997949239</text:p>
          </table:table-cell>
          <table:table-cell table:style-name="ce5" office:value-type="float" office:value="430329074" calcext:value-type="float">
            <text:p>430329074</text:p>
          </table:table-cell>
          <table:table-cell table:style-name="ce5" office:value-type="float" office:value="994396317" calcext:value-type="float">
            <text:p>994396317</text:p>
          </table:table-cell>
          <table:table-cell table:style-name="ce5" office:value-type="float" office:value="960" calcext:value-type="float">
            <text:p>960</text:p>
          </table:table-cell>
        </table:table-row>
        <table:table-row table:style-name="ro1"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512462237" calcext:value-type="float">
            <text:p>512462237</text:p>
          </table:table-cell>
          <table:table-cell table:style-name="ce5" office:value-type="float" office:value="21627879" calcext:value-type="float">
            <text:p>21627879</text:p>
          </table:table-cell>
          <table:table-cell table:style-name="ce5" office:value-type="float" office:value="62663110" calcext:value-type="float">
            <text:p>62663110</text:p>
          </table:table-cell>
          <table:table-cell table:style-name="ce5" office:value-type="float" office:value="1088" calcext:value-type="float">
            <text:p>1088</text:p>
          </table:table-cell>
        </table:table-row>
        <table:table-row table:style-name="ro1">
          <table:table-cell table:style-name="ce5" office:value-type="float" office:value="1619" calcext:value-type="float">
            <text:p>1619</text:p>
          </table:table-cell>
          <table:table-cell table:style-name="ce5" office:value-type="float" office:value="401435195" calcext:value-type="float">
            <text:p>401435195</text:p>
          </table:table-cell>
          <table:table-cell table:style-name="ce5" office:value-type="float" office:value="1298720833" calcext:value-type="float">
            <text:p>1298720833</text:p>
          </table:table-cell>
          <table:table-cell table:style-name="ce5" office:value-type="float" office:value="1149580566" calcext:value-type="float">
            <text:p>1149580566</text:p>
          </table:table-cell>
          <table:table-cell table:style-name="ce5" office:value-type="float" office:value="1216" calcext:value-type="float">
            <text:p>1216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022789985" calcext:value-type="float">
            <text:p>1022789985</text:p>
          </table:table-cell>
          <table:table-cell table:style-name="ce5" office:value-type="float" office:value="1088733868" calcext:value-type="float">
            <text:p>1088733868</text:p>
          </table:table-cell>
          <table:table-cell table:style-name="ce5" office:value-type="float" office:value="2005119383" calcext:value-type="float">
            <text:p>2005119383</text:p>
          </table:table-cell>
          <table:table-cell table:style-name="ce5" office:value-type="float" office:value="1344" calcext:value-type="float">
            <text:p>1344</text:p>
          </table:table-cell>
        </table:table-row>
        <table:table-row table:style-name="ro1">
          <table:table-cell table:style-name="ce5" office:value-type="float" office:value="1475" calcext:value-type="float">
            <text:p>1475</text:p>
          </table:table-cell>
          <table:table-cell table:style-name="ce5" office:value-type="float" office:value="504210" calcext:value-type="float">
            <text:p>504210</text:p>
          </table:table-cell>
          <table:table-cell table:style-name="ce5" office:value-type="float" office:value="764840130" calcext:value-type="float">
            <text:p>764840130</text:p>
          </table:table-cell>
          <table:table-cell table:style-name="ce5" office:value-type="float" office:value="1002002397" calcext:value-type="float">
            <text:p>1002002397</text:p>
          </table:table-cell>
          <table:table-cell table:style-name="ce5" office:value-type="float" office:value="1473" calcext:value-type="float">
            <text:p>1473</text:p>
          </table:table-cell>
        </table:table-row>
        <table:table-row table:style-name="ro1">
          <table:table-cell table:style-name="ce5" office:value-type="float" office:value="1056" calcext:value-type="float">
            <text:p>1056</text:p>
          </table:table-cell>
          <table:table-cell table:style-name="ce5" office:value-type="float" office:value="563589131" calcext:value-type="float">
            <text:p>563589131</text:p>
          </table:table-cell>
          <table:table-cell table:style-name="ce5" office:value-type="float" office:value="1101710599" calcext:value-type="float">
            <text:p>1101710599</text:p>
          </table:table-cell>
          <table:table-cell table:style-name="ce5" office:value-type="float" office:value="229529780" calcext:value-type="float">
            <text:p>229529780</text:p>
          </table:table-cell>
          <table:table-cell table:style-name="ce5" office:value-type="float" office:value="1602" calcext:value-type="float">
            <text:p>1602</text:p>
          </table:table-cell>
        </table:table-row>
        <table:table-row table:style-name="ro1">
          <table:table-cell table:style-name="ce5" office:value-type="float" office:value="6209" calcext:value-type="float">
            <text:p>6209</text:p>
          </table:table-cell>
          <table:table-cell table:style-name="ce5" office:value-type="float" office:value="797004747" calcext:value-type="float">
            <text:p>797004747</text:p>
          </table:table-cell>
          <table:table-cell table:style-name="ce5" office:value-type="float" office:value="489183105" calcext:value-type="float">
            <text:p>489183105</text:p>
          </table:table-cell>
          <table:table-cell table:style-name="ce5" office:value-type="float" office:value="304543971" calcext:value-type="float">
            <text:p>304543971</text:p>
          </table:table-cell>
          <table:table-cell table:style-name="ce5" office:value-type="float" office:value="1731" calcext:value-type="float">
            <text:p>1731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426393590" calcext:value-type="float">
            <text:p>426393590</text:p>
          </table:table-cell>
          <table:table-cell table:style-name="ce5" office:value-type="float" office:value="1870351982" calcext:value-type="float">
            <text:p>1870351982</text:p>
          </table:table-cell>
          <table:table-cell table:style-name="ce5" office:value-type="float" office:value="228462701" calcext:value-type="float">
            <text:p>228462701</text:p>
          </table:table-cell>
          <table:table-cell table:style-name="ce5" office:value-type="float" office:value="1860" calcext:value-type="float">
            <text:p>1860</text:p>
          </table:table-cell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76774376" calcext:value-type="float">
            <text:p>76774376</text:p>
          </table:table-cell>
          <table:table-cell table:style-name="ce5" office:value-type="float" office:value="816288245" calcext:value-type="float">
            <text:p>816288245</text:p>
          </table:table-cell>
          <table:table-cell table:style-name="ce5" office:value-type="float" office:value="1296528613" calcext:value-type="float">
            <text:p>1296528613</text:p>
          </table:table-cell>
          <table:table-cell table:style-name="ce5" office:value-type="float" office:value="1990" calcext:value-type="float">
            <text:p>1990</text:p>
          </table:table-cell>
        </table:table-row>
        <table:table-row table:style-name="ro1">
          <table:table-cell table:style-name="ce5" office:value-type="float" office:value="8736" calcext:value-type="float">
            <text:p>8736</text:p>
          </table:table-cell>
          <table:table-cell table:style-name="ce5" office:value-type="float" office:value="563404254" calcext:value-type="float">
            <text:p>563404254</text:p>
          </table:table-cell>
          <table:table-cell table:style-name="ce5" office:value-type="float" office:value="148118140" calcext:value-type="float">
            <text:p>148118140</text:p>
          </table:table-cell>
          <table:table-cell table:style-name="ce5" office:value-type="float" office:value="297934946" calcext:value-type="float">
            <text:p>297934946</text:p>
          </table:table-cell>
          <table:table-cell table:style-name="ce5" office:value-type="float" office:value="2120" calcext:value-type="float">
            <text:p>2120</text:p>
          </table:table-cell>
        </table:table-row>
        <table:table-row table:style-name="ro1">
          <table:table-cell table:style-name="ce5" office:value-type="float" office:value="5054" calcext:value-type="float">
            <text:p>5054</text:p>
          </table:table-cell>
          <table:table-cell table:style-name="ce5" office:value-type="float" office:value="313349708" calcext:value-type="float">
            <text:p>313349708</text:p>
          </table:table-cell>
          <table:table-cell table:style-name="ce5" office:value-type="float" office:value="1141754919" calcext:value-type="float">
            <text:p>1141754919</text:p>
          </table:table-cell>
          <table:table-cell table:style-name="ce5" office:value-type="float" office:value="1362720767" calcext:value-type="float">
            <text:p>1362720767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7020" calcext:value-type="float">
            <text:p>7020</text:p>
          </table:table-cell>
          <table:table-cell table:style-name="ce5" office:value-type="float" office:value="64185933" calcext:value-type="float">
            <text:p>64185933</text:p>
          </table:table-cell>
          <table:table-cell table:style-name="ce5" office:value-type="float" office:value="992325999" calcext:value-type="float">
            <text:p>992325999</text:p>
          </table:table-cell>
          <table:table-cell table:style-name="ce5" office:value-type="float" office:value="374010117" calcext:value-type="float">
            <text:p>374010117</text:p>
          </table:table-cell>
          <table:table-cell table:style-name="ce5" office:value-type="float" office:value="2380" calcext:value-type="float">
            <text:p>2380</text:p>
          </table:table-cell>
        </table:table-row>
        <table:table-row table:style-name="ro1">
          <table:table-cell table:style-name="ce5" office:value-type="float" office:value="8370" calcext:value-type="float">
            <text:p>8370</text:p>
          </table:table-cell>
          <table:table-cell table:style-name="ce5" office:value-type="float" office:value="39866204" calcext:value-type="float">
            <text:p>39866204</text:p>
          </table:table-cell>
          <table:table-cell table:style-name="ce5" office:value-type="float" office:value="1675439005" calcext:value-type="float">
            <text:p>1675439005</text:p>
          </table:table-cell>
          <table:table-cell table:style-name="ce5" office:value-type="float" office:value="503950129" calcext:value-type="float">
            <text:p>503950129</text:p>
          </table:table-cell>
          <table:table-cell table:style-name="ce5" office:value-type="float" office:value="2510" calcext:value-type="float">
            <text:p>2510</text:p>
          </table:table-cell>
        </table:table-row>
        <table:table-row table:style-name="ro1"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939965089" calcext:value-type="float">
            <text:p>939965089</text:p>
          </table:table-cell>
          <table:table-cell table:style-name="ce5" office:value-type="float" office:value="770607571" calcext:value-type="float">
            <text:p>770607571</text:p>
          </table:table-cell>
          <table:table-cell table:style-name="ce5" office:value-type="float" office:value="2135388995" calcext:value-type="float">
            <text:p>2135388995</text:p>
          </table:table-cell>
          <table:table-cell table:style-name="ce5" office:value-type="float" office:value="2640" calcext:value-type="float">
            <text:p>2640</text:p>
          </table:table-cell>
        </table:table-row>
        <table:table-row table:style-name="ro1">
          <table:table-cell table:style-name="ce5" office:value-type="float" office:value="1560" calcext:value-type="float">
            <text:p>1560</text:p>
          </table:table-cell>
          <table:table-cell table:style-name="ce5" office:value-type="float" office:value="1098471906" calcext:value-type="float">
            <text:p>1098471906</text:p>
          </table:table-cell>
          <table:table-cell table:style-name="ce5" office:value-type="float" office:value="574514874" calcext:value-type="float">
            <text:p>574514874</text:p>
          </table:table-cell>
          <table:table-cell table:style-name="ce5" office:value-type="float" office:value="394728749" calcext:value-type="float">
            <text:p>394728749</text:p>
          </table:table-cell>
          <table:table-cell table:style-name="ce5" office:value-type="float" office:value="2771" calcext:value-type="float">
            <text:p>2771</text:p>
          </table:table-cell>
        </table:table-row>
        <table:table-row table:style-name="ro1">
          <table:table-cell table:style-name="ce5" office:value-type="float" office:value="9537" calcext:value-type="float">
            <text:p>9537</text:p>
          </table:table-cell>
          <table:table-cell table:style-name="ce5" office:value-type="float" office:value="434965160" calcext:value-type="float">
            <text:p>434965160</text:p>
          </table:table-cell>
          <table:table-cell table:style-name="ce5" office:value-type="float" office:value="399656831" calcext:value-type="float">
            <text:p>399656831</text:p>
          </table:table-cell>
          <table:table-cell table:style-name="ce5" office:value-type="float" office:value="1160184063" calcext:value-type="float">
            <text:p>1160184063</text:p>
          </table:table-cell>
          <table:table-cell table:style-name="ce5" office:value-type="float" office:value="2902" calcext:value-type="float">
            <text:p>2902</text:p>
          </table:table-cell>
        </table:table-row>
        <table:table-row table:style-name="ro1">
          <table:table-cell table:style-name="ce5" office:value-type="float" office:value="4709" calcext:value-type="float">
            <text:p>4709</text:p>
          </table:table-cell>
          <table:table-cell table:style-name="ce5" office:value-type="float" office:value="804198143" calcext:value-type="float">
            <text:p>804198143</text:p>
          </table:table-cell>
          <table:table-cell table:style-name="ce5" office:value-type="float" office:value="1992844373" calcext:value-type="float">
            <text:p>1992844373</text:p>
          </table:table-cell>
          <table:table-cell table:style-name="ce5" office:value-type="float" office:value="1251268831" calcext:value-type="float">
            <text:p>1251268831</text:p>
          </table:table-cell>
          <table:table-cell table:style-name="ce5" office:value-type="float" office:value="3033" calcext:value-type="float">
            <text:p>3033</text:p>
          </table:table-cell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43162026" calcext:value-type="float">
            <text:p>143162026</text:p>
          </table:table-cell>
          <table:table-cell table:style-name="ce5" office:value-type="float" office:value="2086696230" calcext:value-type="float">
            <text:p>2086696230</text:p>
          </table:table-cell>
          <table:table-cell table:style-name="ce5" office:value-type="float" office:value="312050141" calcext:value-type="float">
            <text:p>312050141</text:p>
          </table:table-cell>
          <table:table-cell table:style-name="ce5" office:value-type="float" office:value="3164" calcext:value-type="float">
            <text:p>3164</text:p>
          </table:table-cell>
        </table:table-row>
        <table:table-row table:style-name="ro1">
          <table:table-cell table:style-name="ce5" office:value-type="float" office:value="8915" calcext:value-type="float">
            <text:p>8915</text:p>
          </table:table-cell>
          <table:table-cell table:style-name="ce5" office:value-type="float" office:value="133531615" calcext:value-type="float">
            <text:p>133531615</text:p>
          </table:table-cell>
          <table:table-cell table:style-name="ce5" office:value-type="float" office:value="1782333114" calcext:value-type="float">
            <text:p>1782333114</text:p>
          </table:table-cell>
          <table:table-cell table:style-name="ce5" office:value-type="float" office:value="1094763340" calcext:value-type="float">
            <text:p>1094763340</text:p>
          </table:table-cell>
          <table:table-cell table:style-name="ce5" office:value-type="float" office:value="3296" calcext:value-type="float">
            <text:p>3296</text:p>
          </table:table-cell>
        </table:table-row>
        <table:table-row table:style-name="ro1">
          <table:table-cell table:style-name="ce5" office:value-type="float" office:value="9062" calcext:value-type="float">
            <text:p>9062</text:p>
          </table:table-cell>
          <table:table-cell table:style-name="ce5" office:value-type="float" office:value="663725237" calcext:value-type="float">
            <text:p>663725237</text:p>
          </table:table-cell>
          <table:table-cell table:style-name="ce5" office:value-type="float" office:value="2102949902" calcext:value-type="float">
            <text:p>2102949902</text:p>
          </table:table-cell>
          <table:table-cell table:style-name="ce5" office:value-type="float" office:value="1806968902" calcext:value-type="float">
            <text:p>1806968902</text:p>
          </table:table-cell>
          <table:table-cell table:style-name="ce5" office:value-type="float" office:value="3428" calcext:value-type="float">
            <text:p>3428</text:p>
          </table:table-cell>
        </table:table-row>
        <table:table-row table:style-name="ro1">
          <table:table-cell table:style-name="ce5" office:value-type="float" office:value="2173" calcext:value-type="float">
            <text:p>2173</text:p>
          </table:table-cell>
          <table:table-cell table:style-name="ce5" office:value-type="float" office:value="894787873" calcext:value-type="float">
            <text:p>894787873</text:p>
          </table:table-cell>
          <table:table-cell table:style-name="ce5" office:value-type="float" office:value="27723006" calcext:value-type="float">
            <text:p>27723006</text:p>
          </table:table-cell>
          <table:table-cell table:style-name="ce5" office:value-type="float" office:value="1843136107" calcext:value-type="float">
            <text:p>1843136107</text:p>
          </table:table-cell>
          <table:table-cell table:style-name="ce5" office:value-type="float" office:value="3560" calcext:value-type="float">
            <text:p>3560</text:p>
          </table:table-cell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31950107" calcext:value-type="float">
            <text:p>31950107</text:p>
          </table:table-cell>
          <table:table-cell table:style-name="ce5" office:value-type="float" office:value="180953188" calcext:value-type="float">
            <text:p>180953188</text:p>
          </table:table-cell>
          <table:table-cell table:style-name="ce5" office:value-type="float" office:value="2090558564" calcext:value-type="float">
            <text:p>2090558564</text:p>
          </table:table-cell>
          <table:table-cell table:style-name="ce5" office:value-type="float" office:value="3692" calcext:value-type="float">
            <text:p>3692</text:p>
          </table:table-cell>
        </table:table-row>
        <table:table-row table:style-name="ro1"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777038031" calcext:value-type="float">
            <text:p>777038031</text:p>
          </table:table-cell>
          <table:table-cell table:style-name="ce5" office:value-type="float" office:value="496851159" calcext:value-type="float">
            <text:p>496851159</text:p>
          </table:table-cell>
          <table:table-cell table:style-name="ce5" office:value-type="float" office:value="661297125" calcext:value-type="float">
            <text:p>661297125</text:p>
          </table:table-cell>
          <table:table-cell table:style-name="ce5" office:value-type="float" office:value="3824" calcext:value-type="float">
            <text:p>3824</text:p>
          </table:table-cell>
        </table:table-row>
        <table:table-row table:style-name="ro1">
          <table:table-cell table:style-name="ce5" office:value-type="float" office:value="1242" calcext:value-type="float">
            <text:p>1242</text:p>
          </table:table-cell>
          <table:table-cell table:style-name="ce5" office:value-type="float" office:value="234171931" calcext:value-type="float">
            <text:p>234171931</text:p>
          </table:table-cell>
          <table:table-cell table:style-name="ce5" office:value-type="float" office:value="1064812133" calcext:value-type="float">
            <text:p>1064812133</text:p>
          </table:table-cell>
          <table:table-cell table:style-name="ce5" office:value-type="float" office:value="1809521982" calcext:value-type="float">
            <text:p>1809521982</text:p>
          </table:table-cell>
          <table:table-cell table:style-name="ce5" office:value-type="float" office:value="3956" calcext:value-type="float">
            <text:p>3956</text:p>
          </table:table-cell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052706445" calcext:value-type="float">
            <text:p>1052706445</text:p>
          </table:table-cell>
          <table:table-cell table:style-name="ce5" office:value-type="float" office:value="657094014" calcext:value-type="float">
            <text:p>657094014</text:p>
          </table:table-cell>
          <table:table-cell table:style-name="ce5" office:value-type="float" office:value="1345468563" calcext:value-type="float">
            <text:p>1345468563</text:p>
          </table:table-cell>
          <table:table-cell table:style-name="ce5" office:value-type="float" office:value="4089" calcext:value-type="float">
            <text:p>4089</text:p>
          </table:table-cell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142153606" calcext:value-type="float">
            <text:p>142153606</text:p>
          </table:table-cell>
          <table:table-cell table:style-name="ce5" office:value-type="float" office:value="1352200648" calcext:value-type="float">
            <text:p>1352200648</text:p>
          </table:table-cell>
          <table:table-cell table:style-name="ce5" office:value-type="float" office:value="23561204" calcext:value-type="float">
            <text:p>23561204</text:p>
          </table:table-cell>
          <table:table-cell table:style-name="ce5" office:value-type="float" office:value="4222" calcext:value-type="float">
            <text:p>4222</text:p>
          </table:table-cell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486058440" calcext:value-type="float">
            <text:p>486058440</text:p>
          </table:table-cell>
          <table:table-cell table:style-name="ce5" office:value-type="float" office:value="1290528449" calcext:value-type="float">
            <text:p>1290528449</text:p>
          </table:table-cell>
          <table:table-cell table:style-name="ce5" office:value-type="float" office:value="378385636" calcext:value-type="float">
            <text:p>378385636</text:p>
          </table:table-cell>
          <table:table-cell table:style-name="ce5" office:value-type="float" office:value="4355" calcext:value-type="float">
            <text:p>4355</text:p>
          </table:table-cell>
        </table:table-row>
        <table:table-row table:style-name="ro1">
          <table:table-cell table:style-name="ce5" office:value-type="float" office:value="3270" calcext:value-type="float">
            <text:p>3270</text:p>
          </table:table-cell>
          <table:table-cell table:style-name="ce5" office:value-type="float" office:value="999276992" calcext:value-type="float">
            <text:p>999276992</text:p>
          </table:table-cell>
          <table:table-cell table:style-name="ce5" office:value-type="float" office:value="1043577506" calcext:value-type="float">
            <text:p>1043577506</text:p>
          </table:table-cell>
          <table:table-cell table:style-name="ce5" office:value-type="float" office:value="1706676618" calcext:value-type="float">
            <text:p>1706676618</text:p>
          </table:table-cell>
          <table:table-cell table:style-name="ce5" office:value-type="float" office:value="4488" calcext:value-type="float">
            <text:p>4488</text:p>
          </table:table-cell>
        </table:table-row>
        <table:table-row table:style-name="ro1">
          <table:table-cell table:style-name="ce5" office:value-type="float" office:value="4695" calcext:value-type="float">
            <text:p>4695</text:p>
          </table:table-cell>
          <table:table-cell table:style-name="ce5" office:value-type="float" office:value="321786822" calcext:value-type="float">
            <text:p>321786822</text:p>
          </table:table-cell>
          <table:table-cell table:style-name="ce5" office:value-type="float" office:value="872455168" calcext:value-type="float">
            <text:p>872455168</text:p>
          </table:table-cell>
          <table:table-cell table:style-name="ce5" office:value-type="float" office:value="1411661401" calcext:value-type="float">
            <text:p>1411661401</text:p>
          </table:table-cell>
          <table:table-cell table:style-name="ce5" office:value-type="float" office:value="4622" calcext:value-type="float">
            <text:p>4622</text:p>
          </table:table-cell>
        </table:table-row>
        <table:table-row table:style-name="ro1">
          <table:table-cell table:style-name="ce5" office:value-type="float" office:value="8441" calcext:value-type="float">
            <text:p>8441</text:p>
          </table:table-cell>
          <table:table-cell table:style-name="ce5" office:value-type="float" office:value="497571235" calcext:value-type="float">
            <text:p>497571235</text:p>
          </table:table-cell>
          <table:table-cell table:style-name="ce5" office:value-type="float" office:value="79760972" calcext:value-type="float">
            <text:p>79760972</text:p>
          </table:table-cell>
          <table:table-cell table:style-name="ce5" office:value-type="float" office:value="637148523" calcext:value-type="float">
            <text:p>637148523</text:p>
          </table:table-cell>
          <table:table-cell table:style-name="ce5" office:value-type="float" office:value="4756" calcext:value-type="float">
            <text:p>4756</text:p>
          </table:table-cell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778147293" calcext:value-type="float">
            <text:p>778147293</text:p>
          </table:table-cell>
          <table:table-cell table:style-name="ce5" office:value-type="float" office:value="1652893589" calcext:value-type="float">
            <text:p>1652893589</text:p>
          </table:table-cell>
          <table:table-cell table:style-name="ce5" office:value-type="float" office:value="517593956" calcext:value-type="float">
            <text:p>517593956</text:p>
          </table:table-cell>
          <table:table-cell table:style-name="ce5" office:value-type="float" office:value="4890" calcext:value-type="float">
            <text:p>4890</text:p>
          </table:table-cell>
        </table:table-row>
        <table:table-row table:style-name="ro1">
          <table:table-cell table:style-name="ce5" office:value-type="float" office:value="1394" calcext:value-type="float">
            <text:p>1394</text:p>
          </table:table-cell>
          <table:table-cell table:style-name="ce5" office:value-type="float" office:value="12773320" calcext:value-type="float">
            <text:p>12773320</text:p>
          </table:table-cell>
          <table:table-cell table:style-name="ce5" office:value-type="float" office:value="280769085" calcext:value-type="float">
            <text:p>280769085</text:p>
          </table:table-cell>
          <table:table-cell table:style-name="ce5" office:value-type="float" office:value="1970250103" calcext:value-type="float">
            <text:p>1970250103</text:p>
          </table:table-cell>
          <table:table-cell table:style-name="ce5" office:value-type="float" office:value="5024" calcext:value-type="float">
            <text:p>5024</text:p>
          </table:table-cell>
        </table:table-row>
        <table:table-row table:style-name="ro1">
          <table:table-cell table:style-name="ce5" office:value-type="float" office:value="606" calcext:value-type="float">
            <text:p>606</text:p>
          </table:table-cell>
          <table:table-cell table:style-name="ce5" office:value-type="float" office:value="285214790" calcext:value-type="float">
            <text:p>285214790</text:p>
          </table:table-cell>
          <table:table-cell table:style-name="ce5" office:value-type="float" office:value="942123134" calcext:value-type="float">
            <text:p>942123134</text:p>
          </table:table-cell>
          <table:table-cell table:style-name="ce5" office:value-type="float" office:value="1522146599" calcext:value-type="float">
            <text:p>1522146599</text:p>
          </table:table-cell>
          <table:table-cell table:style-name="ce5" office:value-type="float" office:value="5158" calcext:value-type="float">
            <text:p>5158</text:p>
          </table:table-cell>
        </table:table-row>
        <table:table-row table:style-name="ro1">
          <table:table-cell table:style-name="ce5" office:value-type="float" office:value="2567" calcext:value-type="float">
            <text:p>2567</text:p>
          </table:table-cell>
          <table:table-cell table:style-name="ce5" office:value-type="float" office:value="271769190" calcext:value-type="float">
            <text:p>271769190</text:p>
          </table:table-cell>
          <table:table-cell table:style-name="ce5" office:value-type="float" office:value="1065270906" calcext:value-type="float">
            <text:p>1065270906</text:p>
          </table:table-cell>
          <table:table-cell table:style-name="ce5" office:value-type="float" office:value="1384830945" calcext:value-type="float">
            <text:p>1384830945</text:p>
          </table:table-cell>
          <table:table-cell table:style-name="ce5" office:value-type="float" office:value="5292" calcext:value-type="float">
            <text:p>5292</text:p>
          </table:table-cell>
        </table:table-row>
        <table:table-row table:style-name="ro1"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822316089" calcext:value-type="float">
            <text:p>822316089</text:p>
          </table:table-cell>
          <table:table-cell table:style-name="ce5" office:value-type="float" office:value="1720595376" calcext:value-type="float">
            <text:p>1720595376</text:p>
          </table:table-cell>
          <table:table-cell table:style-name="ce5" office:value-type="float" office:value="905189795" calcext:value-type="float">
            <text:p>905189795</text:p>
          </table:table-cell>
          <table:table-cell table:style-name="ce5" office:value-type="float" office:value="5427" calcext:value-type="float">
            <text:p>5427</text:p>
          </table:table-cell>
        </table:table-row>
        <table:table-row table:style-name="ro1">
          <table:table-cell table:style-name="ce5" office:value-type="float" office:value="6342" calcext:value-type="float">
            <text:p>6342</text:p>
          </table:table-cell>
          <table:table-cell table:style-name="ce5" office:value-type="float" office:value="761289872" calcext:value-type="float">
            <text:p>761289872</text:p>
          </table:table-cell>
          <table:table-cell table:style-name="ce5" office:value-type="float" office:value="1665083843" calcext:value-type="float">
            <text:p>1665083843</text:p>
          </table:table-cell>
          <table:table-cell table:style-name="ce5" office:value-type="float" office:value="2138886152" calcext:value-type="float">
            <text:p>2138886152</text:p>
          </table:table-cell>
          <table:table-cell table:style-name="ce5" office:value-type="float" office:value="5562" calcext:value-type="float">
            <text:p>5562</text:p>
          </table:table-cell>
        </table:table-row>
        <table:table-row table:style-name="ro1">
          <table:table-cell table:style-name="ce5" office:value-type="float" office:value="879" calcext:value-type="float">
            <text:p>879</text:p>
          </table:table-cell>
          <table:table-cell table:style-name="ce5" office:value-type="float" office:value="112136304" calcext:value-type="float">
            <text:p>112136304</text:p>
          </table:table-cell>
          <table:table-cell table:style-name="ce5" office:value-type="float" office:value="202253363" calcext:value-type="float">
            <text:p>202253363</text:p>
          </table:table-cell>
          <table:table-cell table:style-name="ce5" office:value-type="float" office:value="382197004" calcext:value-type="float">
            <text:p>382197004</text:p>
          </table:table-cell>
          <table:table-cell table:style-name="ce5" office:value-type="float" office:value="5697" calcext:value-type="float">
            <text:p>5697</text:p>
          </table:table-cell>
        </table:table-row>
        <table:table-row table:style-name="ro1">
          <table:table-cell table:style-name="ce5" office:value-type="float" office:value="7924" calcext:value-type="float">
            <text:p>7924</text:p>
          </table:table-cell>
          <table:table-cell table:style-name="ce5" office:value-type="float" office:value="122640679" calcext:value-type="float">
            <text:p>122640679</text:p>
          </table:table-cell>
          <table:table-cell table:style-name="ce5" office:value-type="float" office:value="259665518" calcext:value-type="float">
            <text:p>259665518</text:p>
          </table:table-cell>
          <table:table-cell table:style-name="ce5" office:value-type="float" office:value="1817118918" calcext:value-type="float">
            <text:p>1817118918</text:p>
          </table:table-cell>
          <table:table-cell table:style-name="ce5" office:value-type="float" office:value="5832" calcext:value-type="float">
            <text:p>5832</text:p>
          </table:table-cell>
        </table:table-row>
        <table:table-row table:style-name="ro1">
          <table:table-cell table:style-name="ce5" office:value-type="float" office:value="5063" calcext:value-type="float">
            <text:p>5063</text:p>
          </table:table-cell>
          <table:table-cell table:style-name="ce5" office:value-type="float" office:value="70488558" calcext:value-type="float">
            <text:p>70488558</text:p>
          </table:table-cell>
          <table:table-cell table:style-name="ce5" office:value-type="float" office:value="1372714364" calcext:value-type="float">
            <text:p>1372714364</text:p>
          </table:table-cell>
          <table:table-cell table:style-name="ce5" office:value-type="float" office:value="198518293" calcext:value-type="float">
            <text:p>198518293</text:p>
          </table:table-cell>
          <table:table-cell table:style-name="ce5" office:value-type="float" office:value="5968" calcext:value-type="float">
            <text:p>5968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571253123" calcext:value-type="float">
            <text:p>571253123</text:p>
          </table:table-cell>
          <table:table-cell table:style-name="ce5" office:value-type="float" office:value="36243076" calcext:value-type="float">
            <text:p>36243076</text:p>
          </table:table-cell>
          <table:table-cell table:style-name="ce5" office:value-type="float" office:value="702118302" calcext:value-type="float">
            <text:p>702118302</text:p>
          </table:table-cell>
          <table:table-cell table:style-name="ce5" office:value-type="float" office:value="6104" calcext:value-type="float">
            <text:p>6104</text:p>
          </table:table-cell>
        </table:table-row>
        <table:table-row table:style-name="ro1">
          <table:table-cell table:style-name="ce5" office:value-type="float" office:value="2112" calcext:value-type="float">
            <text:p>2112</text:p>
          </table:table-cell>
          <table:table-cell table:style-name="ce5" office:value-type="float" office:value="459637836" calcext:value-type="float">
            <text:p>459637836</text:p>
          </table:table-cell>
          <table:table-cell table:style-name="ce5" office:value-type="float" office:value="470438951" calcext:value-type="float">
            <text:p>470438951</text:p>
          </table:table-cell>
          <table:table-cell table:style-name="ce5" office:value-type="float" office:value="1517262629" calcext:value-type="float">
            <text:p>1517262629</text:p>
          </table:table-cell>
          <table:table-cell table:style-name="ce5" office:value-type="float" office:value="6240" calcext:value-type="float">
            <text:p>6240</text:p>
          </table:table-cell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style-name="ce5" office:value-type="float" office:value="188440084" calcext:value-type="float">
            <text:p>188440084</text:p>
          </table:table-cell>
          <table:table-cell table:style-name="ce5" office:value-type="float" office:value="611544418" calcext:value-type="float">
            <text:p>611544418</text:p>
          </table:table-cell>
          <table:table-cell table:style-name="ce5" office:value-type="float" office:value="1830674326" calcext:value-type="float">
            <text:p>1830674326</text:p>
          </table:table-cell>
          <table:table-cell table:style-name="ce5" office:value-type="float" office:value="6376" calcext:value-type="float">
            <text:p>6376</text:p>
          </table:table-cell>
        </table:table-row>
        <table:table-row table:style-name="ro1">
          <table:table-cell table:style-name="ce5" office:value-type="float" office:value="9461" calcext:value-type="float">
            <text:p>9461</text:p>
          </table:table-cell>
          <table:table-cell table:style-name="ce5" office:value-type="float" office:value="230978601" calcext:value-type="float">
            <text:p>230978601</text:p>
          </table:table-cell>
          <table:table-cell table:style-name="ce5" office:value-type="float" office:value="439111300" calcext:value-type="float">
            <text:p>439111300</text:p>
          </table:table-cell>
          <table:table-cell table:style-name="ce5" office:value-type="float" office:value="913381780" calcext:value-type="float">
            <text:p>913381780</text:p>
          </table:table-cell>
          <table:table-cell table:style-name="ce5" office:value-type="float" office:value="6512" calcext:value-type="float">
            <text:p>6512</text:p>
          </table:table-cell>
        </table:table-row>
        <table:table-row table:style-name="ro1">
          <table:table-cell table:style-name="ce5" office:value-type="float" office:value="775" calcext:value-type="float">
            <text:p>775</text:p>
          </table:table-cell>
          <table:table-cell table:style-name="ce5" office:value-type="float" office:value="770853055" calcext:value-type="float">
            <text:p>770853055</text:p>
          </table:table-cell>
          <table:table-cell table:style-name="ce5" office:value-type="float" office:value="1623269952" calcext:value-type="float">
            <text:p>1623269952</text:p>
          </table:table-cell>
          <table:table-cell table:style-name="ce5" office:value-type="float" office:value="633390916" calcext:value-type="float">
            <text:p>633390916</text:p>
          </table:table-cell>
          <table:table-cell table:style-name="ce5" office:value-type="float" office:value="6648" calcext:value-type="float">
            <text:p>6648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267332142" calcext:value-type="float">
            <text:p>267332142</text:p>
          </table:table-cell>
          <table:table-cell table:style-name="ce5" office:value-type="float" office:value="365642090" calcext:value-type="float">
            <text:p>365642090</text:p>
          </table:table-cell>
          <table:table-cell table:style-name="ce5" office:value-type="float" office:value="116574231" calcext:value-type="float">
            <text:p>116574231</text:p>
          </table:table-cell>
          <table:table-cell table:style-name="ce5" office:value-type="float" office:value="6785" calcext:value-type="float">
            <text:p>6785</text:p>
          </table:table-cell>
        </table:table-row>
        <table:table-row table:style-name="ro1"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741054244" calcext:value-type="float">
            <text:p>741054244</text:p>
          </table:table-cell>
          <table:table-cell table:style-name="ce5" office:value-type="float" office:value="375079697" calcext:value-type="float">
            <text:p>375079697</text:p>
          </table:table-cell>
          <table:table-cell table:style-name="ce5" office:value-type="float" office:value="1535726395" calcext:value-type="float">
            <text:p>1535726395</text:p>
          </table:table-cell>
          <table:table-cell table:style-name="ce5" office:value-type="float" office:value="6922" calcext:value-type="float">
            <text:p>6922</text:p>
          </table:table-cell>
        </table:table-row>
        <table:table-row table:style-name="ro1">
          <table:table-cell table:style-name="ce5" office:value-type="float" office:value="7130" calcext:value-type="float">
            <text:p>7130</text:p>
          </table:table-cell>
          <table:table-cell table:style-name="ce5" office:value-type="float" office:value="328358359" calcext:value-type="float">
            <text:p>328358359</text:p>
          </table:table-cell>
          <table:table-cell table:style-name="ce5" office:value-type="float" office:value="2010998685" calcext:value-type="float">
            <text:p>2010998685</text:p>
          </table:table-cell>
          <table:table-cell table:style-name="ce5" office:value-type="float" office:value="344677044" calcext:value-type="float">
            <text:p>344677044</text:p>
          </table:table-cell>
          <table:table-cell table:style-name="ce5" office:value-type="float" office:value="7059" calcext:value-type="float">
            <text:p>7059</text:p>
          </table:table-cell>
        </table:table-row>
        <table:table-row table:style-name="ro1">
          <table:table-cell table:style-name="ce5" office:value-type="float" office:value="4699" calcext:value-type="float">
            <text:p>4699</text:p>
          </table:table-cell>
          <table:table-cell table:style-name="ce5" office:value-type="float" office:value="960654506" calcext:value-type="float">
            <text:p>960654506</text:p>
          </table:table-cell>
          <table:table-cell table:style-name="ce5" office:value-type="float" office:value="1629954930" calcext:value-type="float">
            <text:p>1629954930</text:p>
          </table:table-cell>
          <table:table-cell table:style-name="ce5" office:value-type="float" office:value="888130709" calcext:value-type="float">
            <text:p>888130709</text:p>
          </table:table-cell>
          <table:table-cell table:style-name="ce5" office:value-type="float" office:value="7196" calcext:value-type="float">
            <text:p>7196</text:p>
          </table:table-cell>
        </table:table-row>
        <table:table-row table:style-name="ro1">
          <table:table-cell table:style-name="ce5" office:value-type="float" office:value="9142" calcext:value-type="float">
            <text:p>9142</text:p>
          </table:table-cell>
          <table:table-cell table:style-name="ce5" office:value-type="float" office:value="359148783" calcext:value-type="float">
            <text:p>359148783</text:p>
          </table:table-cell>
          <table:table-cell table:style-name="ce5" office:value-type="float" office:value="838112741" calcext:value-type="float">
            <text:p>838112741</text:p>
          </table:table-cell>
          <table:table-cell table:style-name="ce5" office:value-type="float" office:value="1133447352" calcext:value-type="float">
            <text:p>1133447352</text:p>
          </table:table-cell>
          <table:table-cell table:style-name="ce5" office:value-type="float" office:value="7334" calcext:value-type="float">
            <text:p>7334</text:p>
          </table:table-cell>
        </table:table-row>
        <table:table-row table:style-name="ro1"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1065177239" calcext:value-type="float">
            <text:p>1065177239</text:p>
          </table:table-cell>
          <table:table-cell table:style-name="ce5" office:value-type="float" office:value="1599151609" calcext:value-type="float">
            <text:p>1599151609</text:p>
          </table:table-cell>
          <table:table-cell table:style-name="ce5" office:value-type="float" office:value="638733055" calcext:value-type="float">
            <text:p>638733055</text:p>
          </table:table-cell>
          <table:table-cell table:style-name="ce5" office:value-type="float" office:value="7472" calcext:value-type="float">
            <text:p>7472</text:p>
          </table:table-cell>
        </table:table-row>
        <table:table-row table:style-name="ro1">
          <table:table-cell table:style-name="ce5" office:value-type="float" office:value="6357" calcext:value-type="float">
            <text:p>6357</text:p>
          </table:table-cell>
          <table:table-cell table:style-name="ce5" office:value-type="float" office:value="760617592" calcext:value-type="float">
            <text:p>760617592</text:p>
          </table:table-cell>
          <table:table-cell table:style-name="ce5" office:value-type="float" office:value="153688955" calcext:value-type="float">
            <text:p>153688955</text:p>
          </table:table-cell>
          <table:table-cell table:style-name="ce5" office:value-type="float" office:value="305441845" calcext:value-type="float">
            <text:p>305441845</text:p>
          </table:table-cell>
          <table:table-cell table:style-name="ce5" office:value-type="float" office:value="7610" calcext:value-type="float">
            <text:p>7610</text:p>
          </table:table-cell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16336404" calcext:value-type="float">
            <text:p>16336404</text:p>
          </table:table-cell>
          <table:table-cell table:style-name="ce5" office:value-type="float" office:value="1531908586" calcext:value-type="float">
            <text:p>1531908586</text:p>
          </table:table-cell>
          <table:table-cell table:style-name="ce5" office:value-type="float" office:value="1097079370" calcext:value-type="float">
            <text:p>1097079370</text:p>
          </table:table-cell>
          <table:table-cell table:style-name="ce5" office:value-type="float" office:value="7748" calcext:value-type="float">
            <text:p>7748</text:p>
          </table:table-cell>
        </table:table-row>
        <table:table-row table:style-name="ro1"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368241370" calcext:value-type="float">
            <text:p>368241370</text:p>
          </table:table-cell>
          <table:table-cell table:style-name="ce5" office:value-type="float" office:value="1583225623" calcext:value-type="float">
            <text:p>1583225623</text:p>
          </table:table-cell>
          <table:table-cell table:style-name="ce5" office:value-type="float" office:value="344092365" calcext:value-type="float">
            <text:p>344092365</text:p>
          </table:table-cell>
          <table:table-cell table:style-name="ce5" office:value-type="float" office:value="7886" calcext:value-type="float">
            <text:p>7886</text:p>
          </table:table-cell>
        </table:table-row>
        <table:table-row table:style-name="ro1">
          <table:table-cell table:style-name="ce5" office:value-type="float" office:value="3830" calcext:value-type="float">
            <text:p>3830</text:p>
          </table:table-cell>
          <table:table-cell table:style-name="ce5" office:value-type="float" office:value="529958324" calcext:value-type="float">
            <text:p>529958324</text:p>
          </table:table-cell>
          <table:table-cell table:style-name="ce5" office:value-type="float" office:value="156703758" calcext:value-type="float">
            <text:p>156703758</text:p>
          </table:table-cell>
          <table:table-cell table:style-name="ce5" office:value-type="float" office:value="1305222443" calcext:value-type="float">
            <text:p>1305222443</text:p>
          </table:table-cell>
          <table:table-cell table:style-name="ce5" office:value-type="float" office:value="8024" calcext:value-type="float">
            <text:p>8024</text:p>
          </table:table-cell>
        </table:table-row>
        <table:table-row table:style-name="ro1">
          <table:table-cell table:style-name="ce5" office:value-type="float" office:value="972" calcext:value-type="float">
            <text:p>972</text:p>
          </table:table-cell>
          <table:table-cell table:style-name="ce5" office:value-type="float" office:value="459738678" calcext:value-type="float">
            <text:p>459738678</text:p>
          </table:table-cell>
          <table:table-cell table:style-name="ce5" office:value-type="float" office:value="1075167295" calcext:value-type="float">
            <text:p>1075167295</text:p>
          </table:table-cell>
          <table:table-cell table:style-name="ce5" office:value-type="float" office:value="1981706386" calcext:value-type="float">
            <text:p>1981706386</text:p>
          </table:table-cell>
          <table:table-cell table:style-name="ce5" office:value-type="float" office:value="8163" calcext:value-type="float">
            <text:p>8163</text:p>
          </table:table-cell>
        </table:table-row>
        <table:table-row table:style-name="ro1">
          <table:table-cell table:style-name="ce5" office:value-type="float" office:value="7246" calcext:value-type="float">
            <text:p>7246</text:p>
          </table:table-cell>
          <table:table-cell table:style-name="ce5" office:value-type="float" office:value="699591375" calcext:value-type="float">
            <text:p>699591375</text:p>
          </table:table-cell>
          <table:table-cell table:style-name="ce5" office:value-type="float" office:value="1978098107" calcext:value-type="float">
            <text:p>1978098107</text:p>
          </table:table-cell>
          <table:table-cell table:style-name="ce5" office:value-type="float" office:value="2132586340" calcext:value-type="float">
            <text:p>2132586340</text:p>
          </table:table-cell>
          <table:table-cell table:style-name="ce5" office:value-type="float" office:value="8302" calcext:value-type="float">
            <text:p>8302</text:p>
          </table:table-cell>
        </table:table-row>
        <table:table-row table:style-name="ro1">
          <table:table-cell table:style-name="ce5" office:value-type="float" office:value="1886" calcext:value-type="float">
            <text:p>1886</text:p>
          </table:table-cell>
          <table:table-cell table:style-name="ce5" office:value-type="float" office:value="971495021" calcext:value-type="float">
            <text:p>971495021</text:p>
          </table:table-cell>
          <table:table-cell table:style-name="ce5" office:value-type="float" office:value="1782988495" calcext:value-type="float">
            <text:p>1782988495</text:p>
          </table:table-cell>
          <table:table-cell table:style-name="ce5" office:value-type="float" office:value="1368782830" calcext:value-type="float">
            <text:p>1368782830</text:p>
          </table:table-cell>
          <table:table-cell table:style-name="ce5" office:value-type="float" office:value="8441" calcext:value-type="float">
            <text:p>8441</text:p>
          </table:table-cell>
        </table:table-row>
        <table:table-row table:style-name="ro1">
          <table:table-cell table:style-name="ce5" office:value-type="float" office:value="3992" calcext:value-type="float">
            <text:p>3992</text:p>
          </table:table-cell>
          <table:table-cell table:style-name="ce5" office:value-type="float" office:value="1001730814" calcext:value-type="float">
            <text:p>1001730814</text:p>
          </table:table-cell>
          <table:table-cell table:style-name="ce5" office:value-type="float" office:value="1730819460" calcext:value-type="float">
            <text:p>1730819460</text:p>
          </table:table-cell>
          <table:table-cell table:style-name="ce5" office:value-type="float" office:value="1068178753" calcext:value-type="float">
            <text:p>1068178753</text:p>
          </table:table-cell>
          <table:table-cell table:style-name="ce5" office:value-type="float" office:value="8580" calcext:value-type="float">
            <text:p>8580</text:p>
          </table:table-cell>
        </table:table-row>
        <table:table-row table:style-name="ro1"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37647680" calcext:value-type="float">
            <text:p>37647680</text:p>
          </table:table-cell>
          <table:table-cell table:style-name="ce5" office:value-type="float" office:value="1343746126" calcext:value-type="float">
            <text:p>1343746126</text:p>
          </table:table-cell>
          <table:table-cell table:style-name="ce5" office:value-type="float" office:value="1699566774" calcext:value-type="float">
            <text:p>1699566774</text:p>
          </table:table-cell>
          <table:table-cell table:style-name="ce5" office:value-type="float" office:value="8720" calcext:value-type="float">
            <text:p>8720</text:p>
          </table:table-cell>
        </table:table-row>
        <table:table-row table:style-name="ro1">
          <table:table-cell table:style-name="ce5" office:value-type="float" office:value="7978" calcext:value-type="float">
            <text:p>7978</text:p>
          </table:table-cell>
          <table:table-cell table:style-name="ce5" office:value-type="float" office:value="21580188" calcext:value-type="float">
            <text:p>21580188</text:p>
          </table:table-cell>
          <table:table-cell table:style-name="ce5" office:value-type="float" office:value="646345627" calcext:value-type="float">
            <text:p>646345627</text:p>
          </table:table-cell>
          <table:table-cell table:style-name="ce5" office:value-type="float" office:value="1017156338" calcext:value-type="float">
            <text:p>1017156338</text:p>
          </table:table-cell>
          <table:table-cell table:style-name="ce5" office:value-type="float" office:value="8860" calcext:value-type="float">
            <text:p>8860</text:p>
          </table:table-cell>
        </table:table-row>
        <table:table-row table:style-name="ro1">
          <table:table-cell table:style-name="ce5" office:value-type="float" office:value="9492" calcext:value-type="float">
            <text:p>9492</text:p>
          </table:table-cell>
          <table:table-cell table:style-name="ce5" office:value-type="float" office:value="428242360" calcext:value-type="float">
            <text:p>428242360</text:p>
          </table:table-cell>
          <table:table-cell table:style-name="ce5" office:value-type="float" office:value="1640310092" calcext:value-type="float">
            <text:p>1640310092</text:p>
          </table:table-cell>
          <table:table-cell table:style-name="ce5" office:value-type="float" office:value="1339064454" calcext:value-type="float">
            <text:p>1339064454</text:p>
          </table:table-cell>
          <table:table-cell table:style-name="ce5" office:value-type="float" office:value="9000" calcext:value-type="float">
            <text:p>9000</text:p>
          </table:table-cell>
        </table:table-row>
        <table:table-row table:style-name="ro1">
          <table:table-cell table:style-name="ce5" office:value-type="float" office:value="8634" calcext:value-type="float">
            <text:p>8634</text:p>
          </table:table-cell>
          <table:table-cell table:style-name="ce5" office:value-type="float" office:value="520596825" calcext:value-type="float">
            <text:p>520596825</text:p>
          </table:table-cell>
          <table:table-cell table:style-name="ce5" office:value-type="float" office:value="893362118" calcext:value-type="float">
            <text:p>893362118</text:p>
          </table:table-cell>
          <table:table-cell table:style-name="ce5" office:value-type="float" office:value="1367053267" calcext:value-type="float">
            <text:p>1367053267</text:p>
          </table:table-cell>
          <table:table-cell table:style-name="ce5" office:value-type="float" office:value="9140" calcext:value-type="float">
            <text:p>9140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806752807" calcext:value-type="float">
            <text:p>806752807</text:p>
          </table:table-cell>
          <table:table-cell table:style-name="ce5" office:value-type="float" office:value="1062714885" calcext:value-type="float">
            <text:p>1062714885</text:p>
          </table:table-cell>
          <table:table-cell table:style-name="ce5" office:value-type="float" office:value="65450958" calcext:value-type="float">
            <text:p>65450958</text:p>
          </table:table-cell>
          <table:table-cell table:style-name="ce5" office:value-type="float" office:value="9280" calcext:value-type="float">
            <text:p>9280</text:p>
          </table:table-cell>
        </table:table-row>
        <table:table-row table:style-name="ro1">
          <table:table-cell table:style-name="ce5" office:value-type="float" office:value="625" calcext:value-type="float">
            <text:p>625</text:p>
          </table:table-cell>
          <table:table-cell table:style-name="ce5" office:value-type="float" office:value="1061765418" calcext:value-type="float">
            <text:p>1061765418</text:p>
          </table:table-cell>
          <table:table-cell table:style-name="ce5" office:value-type="float" office:value="397428496" calcext:value-type="float">
            <text:p>397428496</text:p>
          </table:table-cell>
          <table:table-cell table:style-name="ce5" office:value-type="float" office:value="62455936" calcext:value-type="float">
            <text:p>62455936</text:p>
          </table:table-cell>
          <table:table-cell table:style-name="ce5" office:value-type="float" office:value="9420" calcext:value-type="float">
            <text:p>9420</text:p>
          </table:table-cell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989512125" calcext:value-type="float">
            <text:p>989512125</text:p>
          </table:table-cell>
          <table:table-cell table:style-name="ce5" office:value-type="float" office:value="11731481" calcext:value-type="float">
            <text:p>11731481</text:p>
          </table:table-cell>
          <table:table-cell table:style-name="ce5" office:value-type="float" office:value="1918560503" calcext:value-type="float">
            <text:p>1918560503</text:p>
          </table:table-cell>
          <table:table-cell table:style-name="ce5" office:value-type="float" office:value="9561" calcext:value-type="float">
            <text:p>9561</text:p>
          </table:table-cell>
        </table:table-row>
        <table:table-row table:style-name="ro1">
          <table:table-cell table:style-name="ce5" office:value-type="float" office:value="5467" calcext:value-type="float">
            <text:p>5467</text:p>
          </table:table-cell>
          <table:table-cell table:style-name="ce5" office:value-type="float" office:value="795508924" calcext:value-type="float">
            <text:p>795508924</text:p>
          </table:table-cell>
          <table:table-cell table:style-name="ce5" office:value-type="float" office:value="1629889391" calcext:value-type="float">
            <text:p>1629889391</text:p>
          </table:table-cell>
          <table:table-cell table:style-name="ce5" office:value-type="float" office:value="599398911" calcext:value-type="float">
            <text:p>599398911</text:p>
          </table:table-cell>
          <table:table-cell table:style-name="ce5" office:value-type="float" office:value="9702" calcext:value-type="float">
            <text:p>9702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715793323" calcext:value-type="float">
            <text:p>715793323</text:p>
          </table:table-cell>
          <table:table-cell table:style-name="ce5" office:value-type="float" office:value="596929212" calcext:value-type="float">
            <text:p>596929212</text:p>
          </table:table-cell>
          <table:table-cell table:style-name="ce5" office:value-type="float" office:value="553068089" calcext:value-type="float">
            <text:p>553068089</text:p>
          </table:table-cell>
          <table:table-cell table:style-name="ce5" office:value-type="float" office:value="9843" calcext:value-type="float">
            <text:p>9843</text:p>
          </table:table-cell>
        </table:table-row>
        <table:table-row table:style-name="ro1">
          <table:table-cell table:style-name="ce5" office:value-type="float" office:value="9829" calcext:value-type="float">
            <text:p>9829</text:p>
          </table:table-cell>
          <table:table-cell table:style-name="ce5" office:value-type="float" office:value="23765098" calcext:value-type="float">
            <text:p>23765098</text:p>
          </table:table-cell>
          <table:table-cell table:style-name="ce5" office:value-type="float" office:value="820744906" calcext:value-type="float">
            <text:p>820744906</text:p>
          </table:table-cell>
          <table:table-cell table:style-name="ce5" office:value-type="float" office:value="1149350172" calcext:value-type="float">
            <text:p>1149350172</text:p>
          </table:table-cell>
          <table:table-cell table:style-name="ce5" office:value-type="float" office:value="9984" calcext:value-type="float">
            <text:p>9984</text:p>
          </table:table-cell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128338252" calcext:value-type="float">
            <text:p>128338252</text:p>
          </table:table-cell>
          <table:table-cell table:style-name="ce5" office:value-type="float" office:value="2051043014" calcext:value-type="float">
            <text:p>2051043014</text:p>
          </table:table-cell>
          <table:table-cell table:style-name="ce5" office:value-type="float" office:value="591801050" calcext:value-type="float">
            <text:p>591801050</text:p>
          </table:table-cell>
          <table:table-cell table:style-name="ce5" office:value-type="float" office:value="126" calcext:value-type="float">
            <text:p>126</text:p>
          </table:table-cell>
        </table:table-row>
        <table:table-row table:style-name="ro1"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1092858368" calcext:value-type="float">
            <text:p>1092858368</text:p>
          </table:table-cell>
          <table:table-cell table:style-name="ce5" office:value-type="float" office:value="102830700" calcext:value-type="float">
            <text:p>102830700</text:p>
          </table:table-cell>
          <table:table-cell table:style-name="ce5" office:value-type="float" office:value="1507586696" calcext:value-type="float">
            <text:p>1507586696</text:p>
          </table:table-cell>
          <table:table-cell table:style-name="ce5" office:value-type="float" office:value="268" calcext:value-type="float">
            <text:p>268</text:p>
          </table:table-cell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96394745" calcext:value-type="float">
            <text:p>496394745</text:p>
          </table:table-cell>
          <table:table-cell table:style-name="ce5" office:value-type="float" office:value="2079749096" calcext:value-type="float">
            <text:p>2079749096</text:p>
          </table:table-cell>
          <table:table-cell table:style-name="ce5" office:value-type="float" office:value="1564855708" calcext:value-type="float">
            <text:p>1564855708</text:p>
          </table:table-cell>
          <table:table-cell table:style-name="ce5" office:value-type="float" office:value="410" calcext:value-type="float">
            <text:p>410</text:p>
          </table:table-cell>
        </table:table-row>
        <table:table-row table:style-name="ro1">
          <table:table-cell table:style-name="ce5" office:value-type="float" office:value="8155" calcext:value-type="float">
            <text:p>8155</text:p>
          </table:table-cell>
          <table:table-cell table:style-name="ce5" office:value-type="float" office:value="1028319488" calcext:value-type="float">
            <text:p>1028319488</text:p>
          </table:table-cell>
          <table:table-cell table:style-name="ce5" office:value-type="float" office:value="1301735627" calcext:value-type="float">
            <text:p>1301735627</text:p>
          </table:table-cell>
          <table:table-cell table:style-name="ce5" office:value-type="float" office:value="1884318470" calcext:value-type="float">
            <text:p>1884318470</text:p>
          </table:table-cell>
          <table:table-cell table:style-name="ce5" office:value-type="float" office:value="552" calcext:value-type="float">
            <text:p>552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56488327" calcext:value-type="float">
            <text:p>56488327</text:p>
          </table:table-cell>
          <table:table-cell table:style-name="ce5" office:value-type="float" office:value="394610319" calcext:value-type="float">
            <text:p>394610319</text:p>
          </table:table-cell>
          <table:table-cell table:style-name="ce5" office:value-type="float" office:value="804143204" calcext:value-type="float">
            <text:p>804143204</text:p>
          </table:table-cell>
          <table:table-cell table:style-name="ce5" office:value-type="float" office:value="694" calcext:value-type="float">
            <text:p>694</text:p>
          </table:table-cell>
        </table:table-row>
        <table:table-row table:style-name="ro1">
          <table:table-cell table:style-name="ce5" office:value-type="float" office:value="9712" calcext:value-type="float">
            <text:p>9712</text:p>
          </table:table-cell>
          <table:table-cell table:style-name="ce5" office:value-type="float" office:value="246693146" calcext:value-type="float">
            <text:p>246693146</text:p>
          </table:table-cell>
          <table:table-cell table:style-name="ce5" office:value-type="float" office:value="1757231677" calcext:value-type="float">
            <text:p>1757231677</text:p>
          </table:table-cell>
          <table:table-cell table:style-name="ce5" office:value-type="float" office:value="379951761" calcext:value-type="float">
            <text:p>379951761</text:p>
          </table:table-cell>
          <table:table-cell table:style-name="ce5" office:value-type="float" office:value="836" calcext:value-type="float">
            <text:p>836</text:p>
          </table:table-cell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409099187" calcext:value-type="float">
            <text:p>409099187</text:p>
          </table:table-cell>
          <table:table-cell table:style-name="ce5" office:value-type="float" office:value="1230298108" calcext:value-type="float">
            <text:p>1230298108</text:p>
          </table:table-cell>
          <table:table-cell table:style-name="ce5" office:value-type="float" office:value="430903315" calcext:value-type="float">
            <text:p>430903315</text:p>
          </table:table-cell>
          <table:table-cell table:style-name="ce5" office:value-type="float" office:value="979" calcext:value-type="float">
            <text:p>979</text:p>
          </table:table-cell>
        </table:table-row>
        <table:table-row table:style-name="ro1">
          <table:table-cell table:style-name="ce5" office:value-type="float" office:value="9718" calcext:value-type="float">
            <text:p>9718</text:p>
          </table:table-cell>
          <table:table-cell table:style-name="ce5" office:value-type="float" office:value="584362583" calcext:value-type="float">
            <text:p>584362583</text:p>
          </table:table-cell>
          <table:table-cell table:style-name="ce5" office:value-type="float" office:value="637432314" calcext:value-type="float">
            <text:p>637432314</text:p>
          </table:table-cell>
          <table:table-cell table:style-name="ce5" office:value-type="float" office:value="1755161075" calcext:value-type="float">
            <text:p>1755161075</text:p>
          </table:table-cell>
          <table:table-cell table:style-name="ce5" office:value-type="float" office:value="1122" calcext:value-type="float">
            <text:p>1122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840501263" calcext:value-type="float">
            <text:p>840501263</text:p>
          </table:table-cell>
          <table:table-cell table:style-name="ce5" office:value-type="float" office:value="434261414" calcext:value-type="float">
            <text:p>434261414</text:p>
          </table:table-cell>
          <table:table-cell table:style-name="ce5" office:value-type="float" office:value="1916854244" calcext:value-type="float">
            <text:p>1916854244</text:p>
          </table:table-cell>
          <table:table-cell table:style-name="ce5" office:value-type="float" office:value="1265" calcext:value-type="float">
            <text:p>1265</text:p>
          </table:table-cell>
        </table:table-row>
        <table:table-row table:style-name="ro1"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569286704" calcext:value-type="float">
            <text:p>569286704</text:p>
          </table:table-cell>
          <table:table-cell table:style-name="ce5" office:value-type="float" office:value="962046981" calcext:value-type="float">
            <text:p>962046981</text:p>
          </table:table-cell>
          <table:table-cell table:style-name="ce5" office:value-type="float" office:value="865561592" calcext:value-type="float">
            <text:p>865561592</text:p>
          </table:table-cell>
          <table:table-cell table:style-name="ce5" office:value-type="float" office:value="1408" calcext:value-type="float">
            <text:p>1408</text:p>
          </table:table-cell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57479940" calcext:value-type="float">
            <text:p>57479940</text:p>
          </table:table-cell>
          <table:table-cell table:style-name="ce5" office:value-type="float" office:value="1453523951" calcext:value-type="float">
            <text:p>1453523951</text:p>
          </table:table-cell>
          <table:table-cell table:style-name="ce5" office:value-type="float" office:value="1631229058" calcext:value-type="float">
            <text:p>1631229058</text:p>
          </table:table-cell>
          <table:table-cell table:style-name="ce5" office:value-type="float" office:value="1552" calcext:value-type="float">
            <text:p>1552</text:p>
          </table:table-cell>
        </table:table-row>
        <table:table-row table:style-name="ro1">
          <table:table-cell table:style-name="ce5" office:value-type="float" office:value="7168" calcext:value-type="float">
            <text:p>7168</text:p>
          </table:table-cell>
          <table:table-cell table:style-name="ce5" office:value-type="float" office:value="20991943" calcext:value-type="float">
            <text:p>20991943</text:p>
          </table:table-cell>
          <table:table-cell table:style-name="ce5" office:value-type="float" office:value="257371653" calcext:value-type="float">
            <text:p>257371653</text:p>
          </table:table-cell>
          <table:table-cell table:style-name="ce5" office:value-type="float" office:value="581603838" calcext:value-type="float">
            <text:p>581603838</text:p>
          </table:table-cell>
          <table:table-cell table:style-name="ce5" office:value-type="float" office:value="1696" calcext:value-type="float">
            <text:p>1696</text:p>
          </table:table-cell>
        </table:table-row>
        <table:table-row table:style-name="ro1">
          <table:table-cell table:style-name="ce5" office:value-type="float" office:value="1922" calcext:value-type="float">
            <text:p>1922</text:p>
          </table:table-cell>
          <table:table-cell table:style-name="ce5" office:value-type="float" office:value="944217260" calcext:value-type="float">
            <text:p>944217260</text:p>
          </table:table-cell>
          <table:table-cell table:style-name="ce5" office:value-type="float" office:value="1430978526" calcext:value-type="float">
            <text:p>1430978526</text:p>
          </table:table-cell>
          <table:table-cell table:style-name="ce5" office:value-type="float" office:value="1985817960" calcext:value-type="float">
            <text:p>1985817960</text:p>
          </table:table-cell>
          <table:table-cell table:style-name="ce5" office:value-type="float" office:value="1840" calcext:value-type="float">
            <text:p>1840</text:p>
          </table:table-cell>
        </table:table-row>
        <table:table-row table:style-name="ro1">
          <table:table-cell table:style-name="ce5" office:value-type="float" office:value="5876" calcext:value-type="float">
            <text:p>5876</text:p>
          </table:table-cell>
          <table:table-cell table:style-name="ce5" office:value-type="float" office:value="418158160" calcext:value-type="float">
            <text:p>418158160</text:p>
          </table:table-cell>
          <table:table-cell table:style-name="ce5" office:value-type="float" office:value="1367143549" calcext:value-type="float">
            <text:p>1367143549</text:p>
          </table:table-cell>
          <table:table-cell table:style-name="ce5" office:value-type="float" office:value="2094779212" calcext:value-type="float">
            <text:p>2094779212</text:p>
          </table:table-cell>
          <table:table-cell table:style-name="ce5" office:value-type="float" office:value="1984" calcext:value-type="float">
            <text:p>1984</text:p>
          </table:table-cell>
        </table:table-row>
        <table:table-row table:style-name="ro1"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659725171" calcext:value-type="float">
            <text:p>659725171</text:p>
          </table:table-cell>
          <table:table-cell table:style-name="ce5" office:value-type="float" office:value="578447214" calcext:value-type="float">
            <text:p>578447214</text:p>
          </table:table-cell>
          <table:table-cell table:style-name="ce5" office:value-type="float" office:value="424374793" calcext:value-type="float">
            <text:p>424374793</text:p>
          </table:table-cell>
          <table:table-cell table:style-name="ce5" office:value-type="float" office:value="2128" calcext:value-type="float">
            <text:p>2128</text:p>
          </table:table-cell>
        </table:table-row>
        <table:table-row table:style-name="ro1"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212658971" calcext:value-type="float">
            <text:p>212658971</text:p>
          </table:table-cell>
          <table:table-cell table:style-name="ce5" office:value-type="float" office:value="1251336136" calcext:value-type="float">
            <text:p>1251336136</text:p>
          </table:table-cell>
          <table:table-cell table:style-name="ce5" office:value-type="float" office:value="264101676" calcext:value-type="float">
            <text:p>264101676</text:p>
          </table:table-cell>
          <table:table-cell table:style-name="ce5" office:value-type="float" office:value="2272" calcext:value-type="float">
            <text:p>2272</text:p>
          </table:table-cell>
        </table:table-row>
        <table:table-row table:style-name="ro1">
          <table:table-cell table:style-name="ce5" office:value-type="float" office:value="4665" calcext:value-type="float">
            <text:p>4665</text:p>
          </table:table-cell>
          <table:table-cell table:style-name="ce5" office:value-type="float" office:value="525840609" calcext:value-type="float">
            <text:p>525840609</text:p>
          </table:table-cell>
          <table:table-cell table:style-name="ce5" office:value-type="float" office:value="229714204" calcext:value-type="float">
            <text:p>229714204</text:p>
          </table:table-cell>
          <table:table-cell table:style-name="ce5" office:value-type="float" office:value="317826175" calcext:value-type="float">
            <text:p>317826175</text:p>
          </table:table-cell>
          <table:table-cell table:style-name="ce5" office:value-type="float" office:value="2417" calcext:value-type="float">
            <text:p>2417</text:p>
          </table:table-cell>
        </table:table-row>
        <table:table-row table:style-name="ro1">
          <table:table-cell table:style-name="ce5" office:value-type="float" office:value="1475" calcext:value-type="float">
            <text:p>1475</text:p>
          </table:table-cell>
          <table:table-cell table:style-name="ce5" office:value-type="float" office:value="314879145" calcext:value-type="float">
            <text:p>314879145</text:p>
          </table:table-cell>
          <table:table-cell table:style-name="ce5" office:value-type="float" office:value="1977508247" calcext:value-type="float">
            <text:p>1977508247</text:p>
          </table:table-cell>
          <table:table-cell table:style-name="ce5" office:value-type="float" office:value="740293485" calcext:value-type="float">
            <text:p>740293485</text:p>
          </table:table-cell>
          <table:table-cell table:style-name="ce5" office:value-type="float" office:value="2562" calcext:value-type="float">
            <text:p>2562</text:p>
          </table:table-cell>
        </table:table-row>
        <table:table-row table:style-name="ro1"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492445100" calcext:value-type="float">
            <text:p>492445100</text:p>
          </table:table-cell>
          <table:table-cell table:style-name="ce5" office:value-type="float" office:value="1210636417" calcext:value-type="float">
            <text:p>1210636417</text:p>
          </table:table-cell>
          <table:table-cell table:style-name="ce5" office:value-type="float" office:value="1007068310" calcext:value-type="float">
            <text:p>1007068310</text:p>
          </table:table-cell>
          <table:table-cell table:style-name="ce5" office:value-type="float" office:value="2707" calcext:value-type="float">
            <text:p>2707</text:p>
          </table:table-cell>
        </table:table-row>
        <table:table-row table:style-name="ro1"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807542736" calcext:value-type="float">
            <text:p>807542736</text:p>
          </table:table-cell>
          <table:table-cell table:style-name="ce5" office:value-type="float" office:value="462049950" calcext:value-type="float">
            <text:p>462049950</text:p>
          </table:table-cell>
          <table:table-cell table:style-name="ce5" office:value-type="float" office:value="437674906" calcext:value-type="float">
            <text:p>437674906</text:p>
          </table:table-cell>
          <table:table-cell table:style-name="ce5" office:value-type="float" office:value="2852" calcext:value-type="float">
            <text:p>2852</text:p>
          </table:table-cell>
        </table:table-row>
        <table:table-row table:style-name="ro1">
          <table:table-cell table:style-name="ce5" office:value-type="float" office:value="771" calcext:value-type="float">
            <text:p>771</text:p>
          </table:table-cell>
          <table:table-cell table:style-name="ce5" office:value-type="float" office:value="751037602" calcext:value-type="float">
            <text:p>751037602</text:p>
          </table:table-cell>
          <table:table-cell table:style-name="ce5" office:value-type="float" office:value="1798848933" calcext:value-type="float">
            <text:p>1798848933</text:p>
          </table:table-cell>
          <table:table-cell table:style-name="ce5" office:value-type="float" office:value="1016044570" calcext:value-type="float">
            <text:p>1016044570</text:p>
          </table:table-cell>
          <table:table-cell table:style-name="ce5" office:value-type="float" office:value="2998" calcext:value-type="float">
            <text:p>2998</text:p>
          </table:table-cell>
        </table:table-row>
        <table:table-row table:style-name="ro1"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835576812" calcext:value-type="float">
            <text:p>835576812</text:p>
          </table:table-cell>
          <table:table-cell table:style-name="ce5" office:value-type="float" office:value="758876081" calcext:value-type="float">
            <text:p>758876081</text:p>
          </table:table-cell>
          <table:table-cell table:style-name="ce5" office:value-type="float" office:value="2079871167" calcext:value-type="float">
            <text:p>2079871167</text:p>
          </table:table-cell>
          <table:table-cell table:style-name="ce5" office:value-type="float" office:value="3144" calcext:value-type="float">
            <text:p>3144</text:p>
          </table:table-cell>
        </table:table-row>
        <table:table-row table:style-name="ro1">
          <table:table-cell table:style-name="ce5" office:value-type="float" office:value="6300" calcext:value-type="float">
            <text:p>6300</text:p>
          </table:table-cell>
          <table:table-cell table:style-name="ce5" office:value-type="float" office:value="794752609" calcext:value-type="float">
            <text:p>794752609</text:p>
          </table:table-cell>
          <table:table-cell table:style-name="ce5" office:value-type="float" office:value="1624121959" calcext:value-type="float">
            <text:p>1624121959</text:p>
          </table:table-cell>
          <table:table-cell table:style-name="ce5" office:value-type="float" office:value="628816020" calcext:value-type="float">
            <text:p>628816020</text:p>
          </table:table-cell>
          <table:table-cell table:style-name="ce5" office:value-type="float" office:value="3290" calcext:value-type="float">
            <text:p>3290</text:p>
          </table:table-cell>
        </table:table-row>
        <table:table-row table:style-name="ro1"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22410331" calcext:value-type="float">
            <text:p>422410331</text:p>
          </table:table-cell>
          <table:table-cell table:style-name="ce5" office:value-type="float" office:value="519724279" calcext:value-type="float">
            <text:p>519724279</text:p>
          </table:table-cell>
          <table:table-cell table:style-name="ce5" office:value-type="float" office:value="12875333" calcext:value-type="float">
            <text:p>12875333</text:p>
          </table:table-cell>
          <table:table-cell table:style-name="ce5" office:value-type="float" office:value="3436" calcext:value-type="float">
            <text:p>3436</text:p>
          </table:table-cell>
        </table:table-row>
        <table:table-row table:style-name="ro1">
          <table:table-cell table:style-name="ce5" office:value-type="float" office:value="4349" calcext:value-type="float">
            <text:p>4349</text:p>
          </table:table-cell>
          <table:table-cell table:style-name="ce5" office:value-type="float" office:value="232625687" calcext:value-type="float">
            <text:p>232625687</text:p>
          </table:table-cell>
          <table:table-cell table:style-name="ce5" office:value-type="float" office:value="1243930229" calcext:value-type="float">
            <text:p>1243930229</text:p>
          </table:table-cell>
          <table:table-cell table:style-name="ce5" office:value-type="float" office:value="1157621388" calcext:value-type="float">
            <text:p>1157621388</text:p>
          </table:table-cell>
          <table:table-cell table:style-name="ce5" office:value-type="float" office:value="3582" calcext:value-type="float">
            <text:p>3582</text:p>
          </table:table-cell>
        </table:table-row>
        <table:table-row table:style-name="ro1">
          <table:table-cell table:style-name="ce5" office:value-type="float" office:value="4069" calcext:value-type="float">
            <text:p>4069</text:p>
          </table:table-cell>
          <table:table-cell table:style-name="ce5" office:value-type="float" office:value="921595038" calcext:value-type="float">
            <text:p>921595038</text:p>
          </table:table-cell>
          <table:table-cell table:style-name="ce5" office:value-type="float" office:value="1531253205" calcext:value-type="float">
            <text:p>1531253205</text:p>
          </table:table-cell>
          <table:table-cell table:style-name="ce5" office:value-type="float" office:value="1686248970" calcext:value-type="float">
            <text:p>1686248970</text:p>
          </table:table-cell>
          <table:table-cell table:style-name="ce5" office:value-type="float" office:value="3728" calcext:value-type="float">
            <text:p>3728</text:p>
          </table:table-cell>
        </table:table-row>
        <table:table-row table:style-name="ro1"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1006588037" calcext:value-type="float">
            <text:p>1006588037</text:p>
          </table:table-cell>
          <table:table-cell table:style-name="ce5" office:value-type="float" office:value="1114687321" calcext:value-type="float">
            <text:p>1114687321</text:p>
          </table:table-cell>
          <table:table-cell table:style-name="ce5" office:value-type="float" office:value="1146535873" calcext:value-type="float">
            <text:p>1146535873</text:p>
          </table:table-cell>
          <table:table-cell table:style-name="ce5" office:value-type="float" office:value="3875" calcext:value-type="float">
            <text:p>3875</text:p>
          </table:table-cell>
        </table:table-row>
        <table:table-row table:style-name="ro1">
          <table:table-cell table:style-name="ce5" office:value-type="float" office:value="7836" calcext:value-type="float">
            <text:p>7836</text:p>
          </table:table-cell>
          <table:table-cell table:style-name="ce5" office:value-type="float" office:value="462999236" calcext:value-type="float">
            <text:p>462999236</text:p>
          </table:table-cell>
          <table:table-cell table:style-name="ce5" office:value-type="float" office:value="1328606608" calcext:value-type="float">
            <text:p>1328606608</text:p>
          </table:table-cell>
          <table:table-cell table:style-name="ce5" office:value-type="float" office:value="588551286" calcext:value-type="float">
            <text:p>588551286</text:p>
          </table:table-cell>
          <table:table-cell table:style-name="ce5" office:value-type="float" office:value="4022" calcext:value-type="float">
            <text:p>4022</text:p>
          </table:table-cell>
        </table:table-row>
        <table:table-row table:style-name="ro1">
          <table:table-cell table:style-name="ce5" office:value-type="float" office:value="5889" calcext:value-type="float">
            <text:p>5889</text:p>
          </table:table-cell>
          <table:table-cell table:style-name="ce5" office:value-type="float" office:value="859056191" calcext:value-type="float">
            <text:p>859056191</text:p>
          </table:table-cell>
          <table:table-cell table:style-name="ce5" office:value-type="float" office:value="123803171" calcext:value-type="float">
            <text:p>123803171</text:p>
          </table:table-cell>
          <table:table-cell table:style-name="ce5" office:value-type="float" office:value="1704603569" calcext:value-type="float">
            <text:p>1704603569</text:p>
          </table:table-cell>
          <table:table-cell table:style-name="ce5" office:value-type="float" office:value="4169" calcext:value-type="float">
            <text:p>4169</text:p>
          </table:table-cell>
        </table:table-row>
        <table:table-row table:style-name="ro1">
          <table:table-cell table:style-name="ce5" office:value-type="float" office:value="9322" calcext:value-type="float">
            <text:p>9322</text:p>
          </table:table-cell>
          <table:table-cell table:style-name="ce5" office:value-type="float" office:value="439368594" calcext:value-type="float">
            <text:p>439368594</text:p>
          </table:table-cell>
          <table:table-cell table:style-name="ce5" office:value-type="float" office:value="1375598071" calcext:value-type="float">
            <text:p>1375598071</text:p>
          </table:table-cell>
          <table:table-cell table:style-name="ce5" office:value-type="float" office:value="1149326577" calcext:value-type="float">
            <text:p>1149326577</text:p>
          </table:table-cell>
          <table:table-cell table:style-name="ce5" office:value-type="float" office:value="4316" calcext:value-type="float">
            <text:p>4316</text:p>
          </table:table-cell>
        </table:table-row>
        <table:table-row table:style-name="ro1"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904771231" calcext:value-type="float">
            <text:p>904771231</text:p>
          </table:table-cell>
          <table:table-cell table:style-name="ce5" office:value-type="float" office:value="1120192588" calcext:value-type="float">
            <text:p>1120192588</text:p>
          </table:table-cell>
          <table:table-cell table:style-name="ce5" office:value-type="float" office:value="1982513437" calcext:value-type="float">
            <text:p>1982513437</text:p>
          </table:table-cell>
          <table:table-cell table:style-name="ce5" office:value-type="float" office:value="4464" calcext:value-type="float">
            <text:p>4464</text:p>
          </table:table-cell>
        </table:table-row>
        <table:table-row table:style-name="ro1">
          <table:table-cell table:style-name="ce5" office:value-type="float" office:value="2892" calcext:value-type="float">
            <text:p>2892</text:p>
          </table:table-cell>
          <table:table-cell table:style-name="ce5" office:value-type="float" office:value="496646850" calcext:value-type="float">
            <text:p>496646850</text:p>
          </table:table-cell>
          <table:table-cell table:style-name="ce5" office:value-type="float" office:value="531521299" calcext:value-type="float">
            <text:p>531521299</text:p>
          </table:table-cell>
          <table:table-cell table:style-name="ce5" office:value-type="float" office:value="2075850696" calcext:value-type="float">
            <text:p>2075850696</text:p>
          </table:table-cell>
          <table:table-cell table:style-name="ce5" office:value-type="float" office:value="4612" calcext:value-type="float">
            <text:p>4612</text:p>
          </table:table-cell>
        </table:table-row>
        <table:table-row table:style-name="ro1"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64775828" calcext:value-type="float">
            <text:p>164775828</text:p>
          </table:table-cell>
          <table:table-cell table:style-name="ce5" office:value-type="float" office:value="1268245198" calcext:value-type="float">
            <text:p>1268245198</text:p>
          </table:table-cell>
          <table:table-cell table:style-name="ce5" office:value-type="float" office:value="1457052458" calcext:value-type="float">
            <text:p>1457052458</text:p>
          </table:table-cell>
          <table:table-cell table:style-name="ce5" office:value-type="float" office:value="4760" calcext:value-type="float">
            <text:p>4760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492848468" calcext:value-type="float">
            <text:p>492848468</text:p>
          </table:table-cell>
          <table:table-cell table:style-name="ce5" office:value-type="float" office:value="2098100007" calcext:value-type="float">
            <text:p>2098100007</text:p>
          </table:table-cell>
          <table:table-cell table:style-name="ce5" office:value-type="float" office:value="1709011981" calcext:value-type="float">
            <text:p>1709011981</text:p>
          </table:table-cell>
          <table:table-cell table:style-name="ce5" office:value-type="float" office:value="4908" calcext:value-type="float">
            <text:p>4908</text:p>
          </table:table-cell>
        </table:table-row>
        <table:table-row table:style-name="ro1">
          <table:table-cell table:style-name="ce5" office:value-type="float" office:value="994" calcext:value-type="float">
            <text:p>994</text:p>
          </table:table-cell>
          <table:table-cell table:style-name="ce5" office:value-type="float" office:value="902334216" calcext:value-type="float">
            <text:p>902334216</text:p>
          </table:table-cell>
          <table:table-cell table:style-name="ce5" office:value-type="float" office:value="778931015" calcext:value-type="float">
            <text:p>778931015</text:p>
          </table:table-cell>
          <table:table-cell table:style-name="ce5" office:value-type="float" office:value="981399038" calcext:value-type="float">
            <text:p>981399038</text:p>
          </table:table-cell>
          <table:table-cell table:style-name="ce5" office:value-type="float" office:value="5056" calcext:value-type="float">
            <text:p>5056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float" office:value="228020569" calcext:value-type="float">
            <text:p>228020569</text:p>
          </table:table-cell>
          <table:table-cell table:style-name="ce5" office:value-type="float" office:value="686258869" calcext:value-type="float">
            <text:p>686258869</text:p>
          </table:table-cell>
          <table:table-cell table:style-name="ce5" office:value-type="float" office:value="1797145303" calcext:value-type="float">
            <text:p>1797145303</text:p>
          </table:table-cell>
          <table:table-cell table:style-name="ce5" office:value-type="float" office:value="5204" calcext:value-type="float">
            <text:p>5204</text:p>
          </table:table-cell>
        </table:table-row>
        <table:table-row table:style-name="ro1">
          <table:table-cell table:style-name="ce5" office:value-type="float" office:value="2193" calcext:value-type="float">
            <text:p>2193</text:p>
          </table:table-cell>
          <table:table-cell table:style-name="ce5" office:value-type="float" office:value="403956245" calcext:value-type="float">
            <text:p>403956245</text:p>
          </table:table-cell>
          <table:table-cell table:style-name="ce5" office:value-type="float" office:value="821924608" calcext:value-type="float">
            <text:p>821924608</text:p>
          </table:table-cell>
          <table:table-cell table:style-name="ce5" office:value-type="float" office:value="570246342" calcext:value-type="float">
            <text:p>570246342</text:p>
          </table:table-cell>
          <table:table-cell table:style-name="ce5" office:value-type="float" office:value="5353" calcext:value-type="float">
            <text:p>5353</text:p>
          </table:table-cell>
        </table:table-row>
        <table:table-row table:style-name="ro1">
          <table:table-cell table:style-name="ce5" office:value-type="float" office:value="2535" calcext:value-type="float">
            <text:p>2535</text:p>
          </table:table-cell>
          <table:table-cell table:style-name="ce5" office:value-type="float" office:value="85598051" calcext:value-type="float">
            <text:p>85598051</text:p>
          </table:table-cell>
          <table:table-cell table:style-name="ce5" office:value-type="float" office:value="550396522" calcext:value-type="float">
            <text:p>550396522</text:p>
          </table:table-cell>
          <table:table-cell table:style-name="ce5" office:value-type="float" office:value="683736230" calcext:value-type="float">
            <text:p>683736230</text:p>
          </table:table-cell>
          <table:table-cell table:style-name="ce5" office:value-type="float" office:value="5502" calcext:value-type="float">
            <text:p>5502</text:p>
          </table:table-cell>
        </table:table-row>
        <table:table-row table:style-name="ro1"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726280891" calcext:value-type="float">
            <text:p>726280891</text:p>
          </table:table-cell>
          <table:table-cell table:style-name="ce5" office:value-type="float" office:value="1211422885" calcext:value-type="float">
            <text:p>1211422885</text:p>
          </table:table-cell>
          <table:table-cell table:style-name="ce5" office:value-type="float" office:value="645187136" calcext:value-type="float">
            <text:p>645187136</text:p>
          </table:table-cell>
          <table:table-cell table:style-name="ce5" office:value-type="float" office:value="5651" calcext:value-type="float">
            <text:p>5651</text:p>
          </table:table-cell>
        </table:table-row>
        <table:table-row table:style-name="ro1"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685591144" calcext:value-type="float">
            <text:p>685591144</text:p>
          </table:table-cell>
          <table:table-cell table:style-name="ce5" office:value-type="float" office:value="1378481796" calcext:value-type="float">
            <text:p>1378481796</text:p>
          </table:table-cell>
          <table:table-cell table:style-name="ce5" office:value-type="float" office:value="261623431" calcext:value-type="float">
            <text:p>261623431</text:p>
          </table:table-cell>
          <table:table-cell table:style-name="ce5" office:value-type="float" office:value="5800" calcext:value-type="float">
            <text:p>5800</text:p>
          </table:table-cell>
        </table:table-row>
        <table:table-row table:style-name="ro1">
          <table:table-cell table:style-name="ce5" office:value-type="float" office:value="5412" calcext:value-type="float">
            <text:p>5412</text:p>
          </table:table-cell>
          <table:table-cell table:style-name="ce5" office:value-type="float" office:value="741339963" calcext:value-type="float">
            <text:p>741339963</text:p>
          </table:table-cell>
          <table:table-cell table:style-name="ce5" office:value-type="float" office:value="1158991676" calcext:value-type="float">
            <text:p>1158991676</text:p>
          </table:table-cell>
          <table:table-cell table:style-name="ce5" office:value-type="float" office:value="531916028" calcext:value-type="float">
            <text:p>531916028</text:p>
          </table:table-cell>
          <table:table-cell table:style-name="ce5" office:value-type="float" office:value="5950" calcext:value-type="float">
            <text:p>5950</text:p>
          </table:table-cell>
        </table:table-row>
        <table:table-row table:style-name="ro1">
          <table:table-cell table:style-name="ce5" office:value-type="float" office:value="739" calcext:value-type="float">
            <text:p>739</text:p>
          </table:table-cell>
          <table:table-cell table:style-name="ce5" office:value-type="float" office:value="534714705" calcext:value-type="float">
            <text:p>534714705</text:p>
          </table:table-cell>
          <table:table-cell table:style-name="ce5" office:value-type="float" office:value="420956997" calcext:value-type="float">
            <text:p>420956997</text:p>
          </table:table-cell>
          <table:table-cell table:style-name="ce5" office:value-type="float" office:value="1062750734" calcext:value-type="float">
            <text:p>1062750734</text:p>
          </table:table-cell>
          <table:table-cell table:style-name="ce5" office:value-type="float" office:value="6100" calcext:value-type="float">
            <text:p>6100</text:p>
          </table:table-cell>
        </table:table-row>
        <table:table-row table:style-name="ro1"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131044179" calcext:value-type="float">
            <text:p>131044179</text:p>
          </table:table-cell>
          <table:table-cell table:style-name="ce5" office:value-type="float" office:value="208610637" calcext:value-type="float">
            <text:p>208610637</text:p>
          </table:table-cell>
          <table:table-cell table:style-name="ce5" office:value-type="float" office:value="1568380314" calcext:value-type="float">
            <text:p>1568380314</text:p>
          </table:table-cell>
          <table:table-cell table:style-name="ce5" office:value-type="float" office:value="6250" calcext:value-type="float">
            <text:p>6250</text:p>
          </table:table-cell>
        </table:table-row>
        <table:table-row table:style-name="ro1">
          <table:table-cell table:style-name="ce5" office:value-type="float" office:value="8049" calcext:value-type="float">
            <text:p>8049</text:p>
          </table:table-cell>
          <table:table-cell table:style-name="ce5" office:value-type="float" office:value="118808683" calcext:value-type="float">
            <text:p>118808683</text:p>
          </table:table-cell>
          <table:table-cell table:style-name="ce5" office:value-type="float" office:value="789220647" calcext:value-type="float">
            <text:p>789220647</text:p>
          </table:table-cell>
          <table:table-cell table:style-name="ce5" office:value-type="float" office:value="1155842542" calcext:value-type="float">
            <text:p>1155842542</text:p>
          </table:table-cell>
          <table:table-cell table:style-name="ce5" office:value-type="float" office:value="6400" calcext:value-type="float">
            <text:p>6400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793777803" calcext:value-type="float">
            <text:p>793777803</text:p>
          </table:table-cell>
          <table:table-cell table:style-name="ce5" office:value-type="float" office:value="1622090250" calcext:value-type="float">
            <text:p>1622090250</text:p>
          </table:table-cell>
          <table:table-cell table:style-name="ce5" office:value-type="float" office:value="778697621" calcext:value-type="float">
            <text:p>778697621</text:p>
          </table:table-cell>
          <table:table-cell table:style-name="ce5" office:value-type="float" office:value="6550" calcext:value-type="float">
            <text:p>6550</text:p>
          </table:table-cell>
        </table:table-row>
        <table:table-row table:style-name="ro1"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1088438127" calcext:value-type="float">
            <text:p>1088438127</text:p>
          </table:table-cell>
          <table:table-cell table:style-name="ce5" office:value-type="float" office:value="663516845" calcext:value-type="float">
            <text:p>663516845</text:p>
          </table:table-cell>
          <table:table-cell table:style-name="ce5" office:value-type="float" office:value="1356874905" calcext:value-type="float">
            <text:p>1356874905</text:p>
          </table:table-cell>
          <table:table-cell table:style-name="ce5" office:value-type="float" office:value="6700" calcext:value-type="float">
            <text:p>6700</text:p>
          </table:table-cell>
        </table:table-row>
        <table:table-row table:style-name="ro1"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1036706181" calcext:value-type="float">
            <text:p>1036706181</text:p>
          </table:table-cell>
          <table:table-cell table:style-name="ce5" office:value-type="float" office:value="864328341" calcext:value-type="float">
            <text:p>864328341</text:p>
          </table:table-cell>
          <table:table-cell table:style-name="ce5" office:value-type="float" office:value="2111280141" calcext:value-type="float">
            <text:p>2111280141</text:p>
          </table:table-cell>
          <table:table-cell table:style-name="ce5" office:value-type="float" office:value="6851" calcext:value-type="float">
            <text:p>6851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619993423" calcext:value-type="float">
            <text:p>619993423</text:p>
          </table:table-cell>
          <table:table-cell table:style-name="ce5" office:value-type="float" office:value="1637360846" calcext:value-type="float">
            <text:p>1637360846</text:p>
          </table:table-cell>
          <table:table-cell table:style-name="ce5" office:value-type="float" office:value="2112405215" calcext:value-type="float">
            <text:p>2112405215</text:p>
          </table:table-cell>
          <table:table-cell table:style-name="ce5" office:value-type="float" office:value="7002" calcext:value-type="float">
            <text:p>7002</text:p>
          </table:table-cell>
        </table:table-row>
        <table:table-row table:style-name="ro1"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936872601" calcext:value-type="float">
            <text:p>936872601</text:p>
          </table:table-cell>
          <table:table-cell table:style-name="ce5" office:value-type="float" office:value="1400306283" calcext:value-type="float">
            <text:p>1400306283</text:p>
          </table:table-cell>
          <table:table-cell table:style-name="ce5" office:value-type="float" office:value="1282966118" calcext:value-type="float">
            <text:p>1282966118</text:p>
          </table:table-cell>
          <table:table-cell table:style-name="ce5" office:value-type="float" office:value="7153" calcext:value-type="float">
            <text:p>7153</text:p>
          </table:table-cell>
        </table:table-row>
        <table:table-row table:style-name="ro1">
          <table:table-cell table:style-name="ce5" office:value-type="float" office:value="690" calcext:value-type="float">
            <text:p>690</text:p>
          </table:table-cell>
          <table:table-cell table:style-name="ce5" office:value-type="float" office:value="729440607" calcext:value-type="float">
            <text:p>729440607</text:p>
          </table:table-cell>
          <table:table-cell table:style-name="ce5" office:value-type="float" office:value="2137947719" calcext:value-type="float">
            <text:p>2137947719</text:p>
          </table:table-cell>
          <table:table-cell table:style-name="ce5" office:value-type="float" office:value="990054972" calcext:value-type="float">
            <text:p>990054972</text:p>
          </table:table-cell>
          <table:table-cell table:style-name="ce5" office:value-type="float" office:value="7304" calcext:value-type="float">
            <text:p>7304</text:p>
          </table:table-cell>
        </table:table-row>
        <table:table-row table:style-name="ro1">
          <table:table-cell table:style-name="ce5" office:value-type="float" office:value="7548" calcext:value-type="float">
            <text:p>7548</text:p>
          </table:table-cell>
          <table:table-cell table:style-name="ce5" office:value-type="float" office:value="705288948" calcext:value-type="float">
            <text:p>705288948</text:p>
          </table:table-cell>
          <table:table-cell table:style-name="ce5" office:value-type="float" office:value="673020000" calcext:value-type="float">
            <text:p>673020000</text:p>
          </table:table-cell>
          <table:table-cell table:style-name="ce5" office:value-type="float" office:value="780657525" calcext:value-type="float">
            <text:p>780657525</text:p>
          </table:table-cell>
          <table:table-cell table:style-name="ce5" office:value-type="float" office:value="7456" calcext:value-type="float">
            <text:p>7456</text:p>
          </table:table-cell>
        </table:table-row>
        <table:table-row table:style-name="ro1">
          <table:table-cell table:style-name="ce5" office:value-type="float" office:value="895" calcext:value-type="float">
            <text:p>895</text:p>
          </table:table-cell>
          <table:table-cell table:style-name="ce5" office:value-type="float" office:value="317921212" calcext:value-type="float">
            <text:p>317921212</text:p>
          </table:table-cell>
          <table:table-cell table:style-name="ce5" office:value-type="float" office:value="460935796" calcext:value-type="float">
            <text:p>460935796</text:p>
          </table:table-cell>
          <table:table-cell table:style-name="ce5" office:value-type="float" office:value="872910100" calcext:value-type="float">
            <text:p>872910100</text:p>
          </table:table-cell>
          <table:table-cell table:style-name="ce5" office:value-type="float" office:value="7608" calcext:value-type="float">
            <text:p>7608</text:p>
          </table:table-cell>
        </table:table-row>
        <table:table-row table:style-name="ro1">
          <table:table-cell table:style-name="ce5" office:value-type="float" office:value="5015" calcext:value-type="float">
            <text:p>5015</text:p>
          </table:table-cell>
          <table:table-cell table:style-name="ce5" office:value-type="float" office:value="348913320" calcext:value-type="float">
            <text:p>348913320</text:p>
          </table:table-cell>
          <table:table-cell table:style-name="ce5" office:value-type="float" office:value="1587944431" calcext:value-type="float">
            <text:p>1587944431</text:p>
          </table:table-cell>
          <table:table-cell table:style-name="ce5" office:value-type="float" office:value="130435643" calcext:value-type="float">
            <text:p>130435643</text:p>
          </table:table-cell>
          <table:table-cell table:style-name="ce5" office:value-type="float" office:value="7760" calcext:value-type="float">
            <text:p>7760</text:p>
          </table:table-cell>
        </table:table-row>
        <table:table-row table:style-name="ro1"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905779651" calcext:value-type="float">
            <text:p>905779651</text:p>
          </table:table-cell>
          <table:table-cell table:style-name="ce5" office:value-type="float" office:value="811307290" calcext:value-type="float">
            <text:p>811307290</text:p>
          </table:table-cell>
          <table:table-cell table:style-name="ce5" office:value-type="float" office:value="1544046273" calcext:value-type="float">
            <text:p>1544046273</text:p>
          </table:table-cell>
          <table:table-cell table:style-name="ce5" office:value-type="float" office:value="7912" calcext:value-type="float">
            <text:p>7912</text:p>
          </table:table-cell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953545145" calcext:value-type="float">
            <text:p>953545145</text:p>
          </table:table-cell>
          <table:table-cell table:style-name="ce5" office:value-type="float" office:value="1591942310" calcext:value-type="float">
            <text:p>1591942310</text:p>
          </table:table-cell>
          <table:table-cell table:style-name="ce5" office:value-type="float" office:value="1184384066" calcext:value-type="float">
            <text:p>1184384066</text:p>
          </table:table-cell>
          <table:table-cell table:style-name="ce5" office:value-type="float" office:value="8064" calcext:value-type="float">
            <text:p>8064</text:p>
          </table:table-cell>
        </table:table-row>
        <table:table-row table:style-name="ro1"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650481321" calcext:value-type="float">
            <text:p>650481321</text:p>
          </table:table-cell>
          <table:table-cell table:style-name="ce5" office:value-type="float" office:value="1604198112" calcext:value-type="float">
            <text:p>1604198112</text:p>
          </table:table-cell>
          <table:table-cell table:style-name="ce5" office:value-type="float" office:value="371871223" calcext:value-type="float">
            <text:p>371871223</text:p>
          </table:table-cell>
          <table:table-cell table:style-name="ce5" office:value-type="float" office:value="8216" calcext:value-type="float">
            <text:p>8216</text:p>
          </table:table-cell>
        </table:table-row>
        <table:table-row table:style-name="ro1">
          <table:table-cell table:style-name="ce5" office:value-type="float" office:value="3896" calcext:value-type="float">
            <text:p>3896</text:p>
          </table:table-cell>
          <table:table-cell table:style-name="ce5" office:value-type="float" office:value="511100870" calcext:value-type="float">
            <text:p>511100870</text:p>
          </table:table-cell>
          <table:table-cell table:style-name="ce5" office:value-type="float" office:value="1960599194" calcext:value-type="float">
            <text:p>1960599194</text:p>
          </table:table-cell>
          <table:table-cell table:style-name="ce5" office:value-type="float" office:value="969163728" calcext:value-type="float">
            <text:p>969163728</text:p>
          </table:table-cell>
          <table:table-cell table:style-name="ce5" office:value-type="float" office:value="8369" calcext:value-type="float">
            <text:p>8369</text:p>
          </table:table-cell>
        </table:table-row>
        <table:table-row table:style-name="ro1"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214356478" calcext:value-type="float">
            <text:p>214356478</text:p>
          </table:table-cell>
          <table:table-cell table:style-name="ce5" office:value-type="float" office:value="339885254" calcext:value-type="float">
            <text:p>339885254</text:p>
          </table:table-cell>
          <table:table-cell table:style-name="ce5" office:value-type="float" office:value="281056676" calcext:value-type="float">
            <text:p>281056676</text:p>
          </table:table-cell>
          <table:table-cell table:style-name="ce5" office:value-type="float" office:value="8522" calcext:value-type="float">
            <text:p>8522</text:p>
          </table:table-cell>
        </table:table-row>
        <table:table-row table:style-name="ro1">
          <table:table-cell table:style-name="ce5" office:value-type="float" office:value="538" calcext:value-type="float">
            <text:p>538</text:p>
          </table:table-cell>
          <table:table-cell table:style-name="ce5" office:value-type="float" office:value="160053061" calcext:value-type="float">
            <text:p>160053061</text:p>
          </table:table-cell>
          <table:table-cell table:style-name="ce5" office:value-type="float" office:value="1201657565" calcext:value-type="float">
            <text:p>1201657565</text:p>
          </table:table-cell>
          <table:table-cell table:style-name="ce5" office:value-type="float" office:value="624663360" calcext:value-type="float">
            <text:p>624663360</text:p>
          </table:table-cell>
          <table:table-cell table:style-name="ce5" office:value-type="float" office:value="8675" calcext:value-type="float">
            <text:p>8675</text:p>
          </table:table-cell>
        </table:table-row>
        <table:table-row table:style-name="ro1">
          <table:table-cell table:style-name="ce5" office:value-type="float" office:value="1351" calcext:value-type="float">
            <text:p>1351</text:p>
          </table:table-cell>
          <table:table-cell table:style-name="ce5" office:value-type="float" office:value="534260916" calcext:value-type="float">
            <text:p>534260916</text:p>
          </table:table-cell>
          <table:table-cell table:style-name="ce5" office:value-type="float" office:value="1760901852" calcext:value-type="float">
            <text:p>1760901852</text:p>
          </table:table-cell>
          <table:table-cell table:style-name="ce5" office:value-type="float" office:value="1507681037" calcext:value-type="float">
            <text:p>1507681037</text:p>
          </table:table-cell>
          <table:table-cell table:style-name="ce5" office:value-type="float" office:value="8828" calcext:value-type="float">
            <text:p>8828</text:p>
          </table:table-cell>
        </table:table-row>
        <table:table-row table:style-name="ro1"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1092690298" calcext:value-type="float">
            <text:p>1092690298</text:p>
          </table:table-cell>
          <table:table-cell table:style-name="ce5" office:value-type="float" office:value="2130345204" calcext:value-type="float">
            <text:p>2130345204</text:p>
          </table:table-cell>
          <table:table-cell table:style-name="ce5" office:value-type="float" office:value="172562168" calcext:value-type="float">
            <text:p>172562168</text:p>
          </table:table-cell>
          <table:table-cell table:style-name="ce5" office:value-type="float" office:value="8982" calcext:value-type="float">
            <text:p>8982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286861876" calcext:value-type="float">
            <text:p>286861876</text:p>
          </table:table-cell>
          <table:table-cell table:style-name="ce5" office:value-type="float" office:value="1168494840" calcext:value-type="float">
            <text:p>1168494840</text:p>
          </table:table-cell>
          <table:table-cell table:style-name="ce5" office:value-type="float" office:value="300869518" calcext:value-type="float">
            <text:p>300869518</text:p>
          </table:table-cell>
          <table:table-cell table:style-name="ce5" office:value-type="float" office:value="9136" calcext:value-type="float">
            <text:p>9136</text:p>
          </table:table-cell>
        </table:table-row>
        <table:table-row table:style-name="ro1">
          <table:table-cell table:style-name="ce5" office:value-type="float" office:value="5716" calcext:value-type="float">
            <text:p>5716</text:p>
          </table:table-cell>
          <table:table-cell table:style-name="ce5" office:value-type="float" office:value="1050521535" calcext:value-type="float">
            <text:p>1050521535</text:p>
          </table:table-cell>
          <table:table-cell table:style-name="ce5" office:value-type="float" office:value="449073228" calcext:value-type="float">
            <text:p>449073228</text:p>
          </table:table-cell>
          <table:table-cell table:style-name="ce5" office:value-type="float" office:value="22004370" calcext:value-type="float">
            <text:p>22004370</text:p>
          </table:table-cell>
          <table:table-cell table:style-name="ce5" office:value-type="float" office:value="9290" calcext:value-type="float">
            <text:p>9290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604984772" calcext:value-type="float">
            <text:p>604984772</text:p>
          </table:table-cell>
          <table:table-cell table:style-name="ce5" office:value-type="float" office:value="585853121" calcext:value-type="float">
            <text:p>585853121</text:p>
          </table:table-cell>
          <table:table-cell table:style-name="ce5" office:value-type="float" office:value="2135019776" calcext:value-type="float">
            <text:p>2135019776</text:p>
          </table:table-cell>
          <table:table-cell table:style-name="ce5" office:value-type="float" office:value="9444" calcext:value-type="float">
            <text:p>9444</text:p>
          </table:table-cell>
        </table:table-row>
        <table:table-row table:style-name="ro1"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621119492" calcext:value-type="float">
            <text:p>621119492</text:p>
          </table:table-cell>
          <table:table-cell table:style-name="ce5" office:value-type="float" office:value="749897247" calcext:value-type="float">
            <text:p>749897247</text:p>
          </table:table-cell>
          <table:table-cell table:style-name="ce5" office:value-type="float" office:value="898320865" calcext:value-type="float">
            <text:p>898320865</text:p>
          </table:table-cell>
          <table:table-cell table:style-name="ce5" office:value-type="float" office:value="9598" calcext:value-type="float">
            <text:p>9598</text:p>
          </table:table-cell>
        </table:table-row>
        <table:table-row table:style-name="ro1"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960452822" calcext:value-type="float">
            <text:p>960452822</text:p>
          </table:table-cell>
          <table:table-cell table:style-name="ce5" office:value-type="float" office:value="224143389" calcext:value-type="float">
            <text:p>224143389</text:p>
          </table:table-cell>
          <table:table-cell table:style-name="ce5" office:value-type="float" office:value="1810400619" calcext:value-type="float">
            <text:p>1810400619</text:p>
          </table:table-cell>
          <table:table-cell table:style-name="ce5" office:value-type="float" office:value="9752" calcext:value-type="float">
            <text:p>9752</text:p>
          </table:table-cell>
        </table:table-row>
        <table:table-row table:style-name="ro1">
          <table:table-cell table:style-name="ce5" office:value-type="float" office:value="7299" calcext:value-type="float">
            <text:p>7299</text:p>
          </table:table-cell>
          <table:table-cell table:style-name="ce5" office:value-type="float" office:value="193364535" calcext:value-type="float">
            <text:p>193364535</text:p>
          </table:table-cell>
          <table:table-cell table:style-name="ce5" office:value-type="float" office:value="916431846" calcext:value-type="float">
            <text:p>916431846</text:p>
          </table:table-cell>
          <table:table-cell table:style-name="ce5" office:value-type="float" office:value="54540221" calcext:value-type="float">
            <text:p>54540221</text:p>
          </table:table-cell>
          <table:table-cell table:style-name="ce5" office:value-type="float" office:value="9907" calcext:value-type="float">
            <text:p>9907</text:p>
          </table:table-cell>
        </table:table-row>
        <table:table-row table:style-name="ro1">
          <table:table-cell table:style-name="ce5" office:value-type="float" office:value="6906" calcext:value-type="float">
            <text:p>6906</text:p>
          </table:table-cell>
          <table:table-cell table:style-name="ce5" office:value-type="float" office:value="636615546" calcext:value-type="float">
            <text:p>636615546</text:p>
          </table:table-cell>
          <table:table-cell table:style-name="ce5" office:value-type="float" office:value="418728680" calcext:value-type="float">
            <text:p>418728680</text:p>
          </table:table-cell>
          <table:table-cell table:style-name="ce5" office:value-type="float" office:value="328042823" calcext:value-type="float">
            <text:p>328042823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155935346" calcext:value-type="float">
            <text:p>155935346</text:p>
          </table:table-cell>
          <table:table-cell table:style-name="ce5" office:value-type="float" office:value="1341386722" calcext:value-type="float">
            <text:p>1341386722</text:p>
          </table:table-cell>
          <table:table-cell table:style-name="ce5" office:value-type="float" office:value="1940347503" calcext:value-type="float">
            <text:p>1940347503</text:p>
          </table:table-cell>
          <table:table-cell table:style-name="ce5" office:value-type="float" office:value="217" calcext:value-type="float">
            <text:p>217</text:p>
          </table:table-cell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954318267" calcext:value-type="float">
            <text:p>954318267</text:p>
          </table:table-cell>
          <table:table-cell table:style-name="ce5" office:value-type="float" office:value="1459946764" calcext:value-type="float">
            <text:p>1459946764</text:p>
          </table:table-cell>
          <table:table-cell table:style-name="ce5" office:value-type="float" office:value="1876159274" calcext:value-type="float">
            <text:p>1876159274</text:p>
          </table:table-cell>
          <table:table-cell table:style-name="ce5" office:value-type="float" office:value="372" calcext:value-type="float">
            <text:p>372</text:p>
          </table:table-cell>
        </table:table-row>
        <table:table-row table:style-name="ro1">
          <table:table-cell table:style-name="ce5" office:value-type="float" office:value="4486" calcext:value-type="float">
            <text:p>4486</text:p>
          </table:table-cell>
          <table:table-cell table:style-name="ce5" office:value-type="float" office:value="174658344" calcext:value-type="float">
            <text:p>174658344</text:p>
          </table:table-cell>
          <table:table-cell table:style-name="ce5" office:value-type="float" office:value="1110296208" calcext:value-type="float">
            <text:p>1110296208</text:p>
          </table:table-cell>
          <table:table-cell table:style-name="ce5" office:value-type="float" office:value="1690589408" calcext:value-type="float">
            <text:p>1690589408</text:p>
          </table:table-cell>
          <table:table-cell table:style-name="ce5" office:value-type="float" office:value="528" calcext:value-type="float">
            <text:p>528</text:p>
          </table:table-cell>
        </table:table-row>
        <table:table-row table:style-name="ro1">
          <table:table-cell table:style-name="ce5" office:value-type="float" office:value="4041" calcext:value-type="float">
            <text:p>4041</text:p>
          </table:table-cell>
          <table:table-cell table:style-name="ce5" office:value-type="float" office:value="370846455" calcext:value-type="float">
            <text:p>370846455</text:p>
          </table:table-cell>
          <table:table-cell table:style-name="ce5" office:value-type="float" office:value="1523060830" calcext:value-type="float">
            <text:p>1523060830</text:p>
          </table:table-cell>
          <table:table-cell table:style-name="ce5" office:value-type="float" office:value="1713267828" calcext:value-type="float">
            <text:p>1713267828</text:p>
          </table:table-cell>
          <table:table-cell table:style-name="ce5" office:value-type="float" office:value="684" calcext:value-type="float">
            <text:p>684</text:p>
          </table:table-cell>
        </table:table-row>
        <table:table-row table:style-name="ro1">
          <table:table-cell table:style-name="ce5" office:value-type="float" office:value="5022" calcext:value-type="float">
            <text:p>5022</text:p>
          </table:table-cell>
          <table:table-cell table:style-name="ce5" office:value-type="float" office:value="612648764" calcext:value-type="float">
            <text:p>612648764</text:p>
          </table:table-cell>
          <table:table-cell table:style-name="ce5" office:value-type="float" office:value="1202575111" calcext:value-type="float">
            <text:p>1202575111</text:p>
          </table:table-cell>
          <table:table-cell table:style-name="ce5" office:value-type="float" office:value="113953732" calcext:value-type="float">
            <text:p>113953732</text:p>
          </table:table-cell>
          <table:table-cell table:style-name="ce5" office:value-type="float" office:value="840" calcext:value-type="float">
            <text:p>840</text:p>
          </table:table-cell>
        </table:table-row>
        <table:table-row table:style-name="ro1">
          <table:table-cell table:style-name="ce5" office:value-type="float" office:value="2281" calcext:value-type="float">
            <text:p>2281</text:p>
          </table:table-cell>
          <table:table-cell table:style-name="ce5" office:value-type="float" office:value="33160211" calcext:value-type="float">
            <text:p>33160211</text:p>
          </table:table-cell>
          <table:table-cell table:style-name="ce5" office:value-type="float" office:value="766413066" calcext:value-type="float">
            <text:p>766413066</text:p>
          </table:table-cell>
          <table:table-cell table:style-name="ce5" office:value-type="float" office:value="435704848" calcext:value-type="float">
            <text:p>435704848</text:p>
          </table:table-cell>
          <table:table-cell table:style-name="ce5" office:value-type="float" office:value="996" calcext:value-type="float">
            <text:p>996</text:p>
          </table:table-cell>
        </table:table-row>
        <table:table-row table:style-name="ro1">
          <table:table-cell table:style-name="ce5" office:value-type="float" office:value="1286" calcext:value-type="float">
            <text:p>1286</text:p>
          </table:table-cell>
          <table:table-cell table:style-name="ce5" office:value-type="float" office:value="747003922" calcext:value-type="float">
            <text:p>747003922</text:p>
          </table:table-cell>
          <table:table-cell table:style-name="ce5" office:value-type="float" office:value="907911776" calcext:value-type="float">
            <text:p>907911776</text:p>
          </table:table-cell>
          <table:table-cell table:style-name="ce5" office:value-type="float" office:value="1741619970" calcext:value-type="float">
            <text:p>1741619970</text:p>
          </table:table-cell>
          <table:table-cell table:style-name="ce5" office:value-type="float" office:value="1152" calcext:value-type="float">
            <text:p>1152</text:p>
          </table:table-cell>
        </table:table-row>
        <table:table-row table:style-name="ro1"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357905065" calcext:value-type="float">
            <text:p>357905065</text:p>
          </table:table-cell>
          <table:table-cell table:style-name="ce5" office:value-type="float" office:value="1372714364" calcext:value-type="float">
            <text:p>1372714364</text:p>
          </table:table-cell>
          <table:table-cell table:style-name="ce5" office:value-type="float" office:value="72759065" calcext:value-type="float">
            <text:p>72759065</text:p>
          </table:table-cell>
          <table:table-cell table:style-name="ce5" office:value-type="float" office:value="1308" calcext:value-type="float">
            <text:p>1308</text:p>
          </table:table-cell>
        </table:table-row>
        <table:table-row table:style-name="ro1">
          <table:table-cell table:style-name="ce5" office:value-type="float" office:value="5613" calcext:value-type="float">
            <text:p>5613</text:p>
          </table:table-cell>
          <table:table-cell table:style-name="ce5" office:value-type="float" office:value="1042168456" calcext:value-type="float">
            <text:p>1042168456</text:p>
          </table:table-cell>
          <table:table-cell table:style-name="ce5" office:value-type="float" office:value="643396363" calcext:value-type="float">
            <text:p>643396363</text:p>
          </table:table-cell>
          <table:table-cell table:style-name="ce5" office:value-type="float" office:value="1718307297" calcext:value-type="float">
            <text:p>1718307297</text:p>
          </table:table-cell>
          <table:table-cell table:style-name="ce5" office:value-type="float" office:value="1465" calcext:value-type="float">
            <text:p>1465</text:p>
          </table:table-cell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29183552" calcext:value-type="float">
            <text:p>429183552</text:p>
          </table:table-cell>
          <table:table-cell table:style-name="ce5" office:value-type="float" office:value="2083550358" calcext:value-type="float">
            <text:p>2083550358</text:p>
          </table:table-cell>
          <table:table-cell table:style-name="ce5" office:value-type="float" office:value="1469280953" calcext:value-type="float">
            <text:p>1469280953</text:p>
          </table:table-cell>
          <table:table-cell table:style-name="ce5" office:value-type="float" office:value="1622" calcext:value-type="float">
            <text:p>1622</text:p>
          </table:table-cell>
        </table:table-row>
        <table:table-row table:style-name="ro1">
          <table:table-cell table:style-name="ce5" office:value-type="float" office:value="3830" calcext:value-type="float">
            <text:p>3830</text:p>
          </table:table-cell>
          <table:table-cell table:style-name="ce5" office:value-type="float" office:value="283534090" calcext:value-type="float">
            <text:p>283534090</text:p>
          </table:table-cell>
          <table:table-cell table:style-name="ce5" office:value-type="float" office:value="1544754239" calcext:value-type="float">
            <text:p>1544754239</text:p>
          </table:table-cell>
          <table:table-cell table:style-name="ce5" office:value-type="float" office:value="2085651332" calcext:value-type="float">
            <text:p>2085651332</text:p>
          </table:table-cell>
          <table:table-cell table:style-name="ce5" office:value-type="float" office:value="1779" calcext:value-type="float">
            <text:p>1779</text:p>
          </table:table-cell>
        </table:table-row>
        <table:table-row table:style-name="ro1"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97984810" calcext:value-type="float">
            <text:p>97984810</text:p>
          </table:table-cell>
          <table:table-cell table:style-name="ce5" office:value-type="float" office:value="306263756" calcext:value-type="float">
            <text:p>306263756</text:p>
          </table:table-cell>
          <table:table-cell table:style-name="ce5" office:value-type="float" office:value="2100497240" calcext:value-type="float">
            <text:p>2100497240</text:p>
          </table:table-cell>
          <table:table-cell table:style-name="ce5" office:value-type="float" office:value="1936" calcext:value-type="float">
            <text:p>1936</text:p>
          </table:table-cell>
        </table:table-row>
        <table:table-row table:style-name="ro1"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903830039" calcext:value-type="float">
            <text:p>903830039</text:p>
          </table:table-cell>
          <table:table-cell table:style-name="ce5" office:value-type="float" office:value="2123201453" calcext:value-type="float">
            <text:p>2123201453</text:p>
          </table:table-cell>
          <table:table-cell table:style-name="ce5" office:value-type="float" office:value="33629542" calcext:value-type="float">
            <text:p>33629542</text:p>
          </table:table-cell>
          <table:table-cell table:style-name="ce5" office:value-type="float" office:value="2094" calcext:value-type="float">
            <text:p>2094</text:p>
          </table:table-cell>
        </table:table-row>
        <table:table-row table:style-name="ro1"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474629680" calcext:value-type="float">
            <text:p>474629680</text:p>
          </table:table-cell>
          <table:table-cell table:style-name="ce5" office:value-type="float" office:value="101913154" calcext:value-type="float">
            <text:p>101913154</text:p>
          </table:table-cell>
          <table:table-cell table:style-name="ce5" office:value-type="float" office:value="1313369773" calcext:value-type="float">
            <text:p>1313369773</text:p>
          </table:table-cell>
          <table:table-cell table:style-name="ce5" office:value-type="float" office:value="2252" calcext:value-type="float">
            <text:p>2252</text:p>
          </table:table-cell>
        </table:table-row>
        <table:table-row table:style-name="ro1">
          <table:table-cell table:style-name="ce5" office:value-type="float" office:value="629" calcext:value-type="float">
            <text:p>629</text:p>
          </table:table-cell>
          <table:table-cell table:style-name="ce5" office:value-type="float" office:value="455099946" calcext:value-type="float">
            <text:p>455099946</text:p>
          </table:table-cell>
          <table:table-cell table:style-name="ce5" office:value-type="float" office:value="985968725" calcext:value-type="float">
            <text:p>985968725</text:p>
          </table:table-cell>
          <table:table-cell table:style-name="ce5" office:value-type="float" office:value="944303797" calcext:value-type="float">
            <text:p>944303797</text:p>
          </table:table-cell>
          <table:table-cell table:style-name="ce5" office:value-type="float" office:value="2410" calcext:value-type="float">
            <text:p>2410</text:p>
          </table:table-cell>
        </table:table-row>
        <table:table-row table:style-name="ro1">
          <table:table-cell table:style-name="ce5" office:value-type="float" office:value="6260" calcext:value-type="float">
            <text:p>6260</text:p>
          </table:table-cell>
          <table:table-cell table:style-name="ce5" office:value-type="float" office:value="272861645" calcext:value-type="float">
            <text:p>272861645</text:p>
          </table:table-cell>
          <table:table-cell table:style-name="ce5" office:value-type="float" office:value="1069137707" calcext:value-type="float">
            <text:p>1069137707</text:p>
          </table:table-cell>
          <table:table-cell table:style-name="ce5" office:value-type="float" office:value="1702701318" calcext:value-type="float">
            <text:p>1702701318</text:p>
          </table:table-cell>
          <table:table-cell table:style-name="ce5" office:value-type="float" office:value="2568" calcext:value-type="float">
            <text:p>2568</text:p>
          </table:table-cell>
        </table:table-row>
        <table:table-row table:style-name="ro1">
          <table:table-cell table:style-name="ce5" office:value-type="float" office:value="4312" calcext:value-type="float">
            <text:p>4312</text:p>
          </table:table-cell>
          <table:table-cell table:style-name="ce5" office:value-type="float" office:value="695087099" calcext:value-type="float">
            <text:p>695087099</text:p>
          </table:table-cell>
          <table:table-cell table:style-name="ce5" office:value-type="float" office:value="1690971748" calcext:value-type="float">
            <text:p>1690971748</text:p>
          </table:table-cell>
          <table:table-cell table:style-name="ce5" office:value-type="float" office:value="1454279029" calcext:value-type="float">
            <text:p>1454279029</text:p>
          </table:table-cell>
          <table:table-cell table:style-name="ce5" office:value-type="float" office:value="2726" calcext:value-type="float">
            <text:p>2726</text:p>
          </table:table-cell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521017000" calcext:value-type="float">
            <text:p>521017000</text:p>
          </table:table-cell>
          <table:table-cell table:style-name="ce5" office:value-type="float" office:value="1143000169" calcext:value-type="float">
            <text:p>1143000169</text:p>
          </table:table-cell>
          <table:table-cell table:style-name="ce5" office:value-type="float" office:value="1997726107" calcext:value-type="float">
            <text:p>1997726107</text:p>
          </table:table-cell>
          <table:table-cell table:style-name="ce5" office:value-type="float" office:value="2884" calcext:value-type="float">
            <text:p>2884</text:p>
          </table:table-cell>
        </table:table-row>
        <table:table-row table:style-name="ro1">
          <table:table-cell table:style-name="ce5" office:value-type="float" office:value="929" calcext:value-type="float">
            <text:p>929</text:p>
          </table:table-cell>
          <table:table-cell table:style-name="ce5" office:value-type="float" office:value="577589362" calcext:value-type="float">
            <text:p>577589362</text:p>
          </table:table-cell>
          <table:table-cell table:style-name="ce5" office:value-type="float" office:value="1687367103" calcext:value-type="float">
            <text:p>1687367103</text:p>
          </table:table-cell>
          <table:table-cell table:style-name="ce5" office:value-type="float" office:value="1580731780" calcext:value-type="float">
            <text:p>1580731780</text:p>
          </table:table-cell>
          <table:table-cell table:style-name="ce5" office:value-type="float" office:value="3043" calcext:value-type="float">
            <text:p>3043</text:p>
          </table:table-cell>
        </table:table-row>
        <table:table-row table:style-name="ro1"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23613835" calcext:value-type="float">
            <text:p>23613835</text:p>
          </table:table-cell>
          <table:table-cell table:style-name="ce5" office:value-type="float" office:value="377111415" calcext:value-type="float">
            <text:p>377111415</text:p>
          </table:table-cell>
          <table:table-cell table:style-name="ce5" office:value-type="float" office:value="555038331" calcext:value-type="float">
            <text:p>555038331</text:p>
          </table:table-cell>
          <table:table-cell table:style-name="ce5" office:value-type="float" office:value="3202" calcext:value-type="float">
            <text:p>3202</text:p>
          </table:table-cell>
        </table:table-row>
        <table:table-row table:style-name="ro1">
          <table:table-cell table:style-name="ce5" office:value-type="float" office:value="8486" calcext:value-type="float">
            <text:p>8486</text:p>
          </table:table-cell>
          <table:table-cell table:style-name="ce5" office:value-type="float" office:value="946956801" calcext:value-type="float">
            <text:p>946956801</text:p>
          </table:table-cell>
          <table:table-cell table:style-name="ce5" office:value-type="float" office:value="2122611593" calcext:value-type="float">
            <text:p>2122611593</text:p>
          </table:table-cell>
          <table:table-cell table:style-name="ce5" office:value-type="float" office:value="1026616757" calcext:value-type="float">
            <text:p>1026616757</text:p>
          </table:table-cell>
          <table:table-cell table:style-name="ce5" office:value-type="float" office:value="3361" calcext:value-type="float">
            <text:p>3361</text:p>
          </table:table-cell>
        </table:table-row>
        <table:table-row table:style-name="ro1">
          <table:table-cell table:style-name="ce5" office:value-type="float" office:value="4828" calcext:value-type="float">
            <text:p>4828</text:p>
          </table:table-cell>
          <table:table-cell table:style-name="ce5" office:value-type="float" office:value="53563909" calcext:value-type="float">
            <text:p>53563909</text:p>
          </table:table-cell>
          <table:table-cell table:style-name="ce5" office:value-type="float" office:value="1100006585" calcext:value-type="float">
            <text:p>1100006585</text:p>
          </table:table-cell>
          <table:table-cell table:style-name="ce5" office:value-type="float" office:value="274345525" calcext:value-type="float">
            <text:p>274345525</text:p>
          </table:table-cell>
          <table:table-cell table:style-name="ce5" office:value-type="float" office:value="3520" calcext:value-type="float">
            <text:p>3520</text:p>
          </table:table-cell>
        </table:table-row>
        <table:table-row table:style-name="ro1">
          <table:table-cell table:style-name="ce5" office:value-type="float" office:value="3299" calcext:value-type="float">
            <text:p>3299</text:p>
          </table:table-cell>
          <table:table-cell table:style-name="ce5" office:value-type="float" office:value="156069802" calcext:value-type="float">
            <text:p>156069802</text:p>
          </table:table-cell>
          <table:table-cell table:style-name="ce5" office:value-type="float" office:value="521231667" calcext:value-type="float">
            <text:p>521231667</text:p>
          </table:table-cell>
          <table:table-cell table:style-name="ce5" office:value-type="float" office:value="1817785424" calcext:value-type="float">
            <text:p>1817785424</text:p>
          </table:table-cell>
          <table:table-cell table:style-name="ce5" office:value-type="float" office:value="3680" calcext:value-type="float">
            <text:p>3680</text:p>
          </table:table-cell>
        </table:table-row>
        <table:table-row table:style-name="ro1">
          <table:table-cell table:style-name="ce5" office:value-type="float" office:value="9284" calcext:value-type="float">
            <text:p>9284</text:p>
          </table:table-cell>
          <table:table-cell table:style-name="ce5" office:value-type="float" office:value="745087924" calcext:value-type="float">
            <text:p>745087924</text:p>
          </table:table-cell>
          <table:table-cell table:style-name="ce5" office:value-type="float" office:value="499931501" calcext:value-type="float">
            <text:p>499931501</text:p>
          </table:table-cell>
          <table:table-cell table:style-name="ce5" office:value-type="float" office:value="1208441849" calcext:value-type="float">
            <text:p>1208441849</text:p>
          </table:table-cell>
          <table:table-cell table:style-name="ce5" office:value-type="float" office:value="3840" calcext:value-type="float">
            <text:p>3840</text:p>
          </table:table-cell>
        </table:table-row>
        <table:table-row table:style-name="ro1"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832686008" calcext:value-type="float">
            <text:p>832686008</text:p>
          </table:table-cell>
          <table:table-cell table:style-name="ce5" office:value-type="float" office:value="1958829632" calcext:value-type="float">
            <text:p>1958829632</text:p>
          </table:table-cell>
          <table:table-cell table:style-name="ce5" office:value-type="float" office:value="915433074" calcext:value-type="float">
            <text:p>915433074</text:p>
          </table:table-cell>
          <table:table-cell table:style-name="ce5" office:value-type="float" office:value="4000" calcext:value-type="float">
            <text:p>4000</text:p>
          </table:table-cell>
        </table:table-row>
        <table:table-row table:style-name="ro1">
          <table:table-cell table:style-name="ce5" office:value-type="float" office:value="8388" calcext:value-type="float">
            <text:p>8388</text:p>
          </table:table-cell>
          <table:table-cell table:style-name="ce5" office:value-type="float" office:value="844921504" calcext:value-type="float">
            <text:p>844921504</text:p>
          </table:table-cell>
          <table:table-cell table:style-name="ce5" office:value-type="float" office:value="57674329" calcext:value-type="float">
            <text:p>57674329</text:p>
          </table:table-cell>
          <table:table-cell table:style-name="ce5" office:value-type="float" office:value="569191079" calcext:value-type="float">
            <text:p>569191079</text:p>
          </table:table-cell>
          <table:table-cell table:style-name="ce5" office:value-type="float" office:value="4160" calcext:value-type="float">
            <text:p>4160</text:p>
          </table:table-cell>
        </table:table-row>
        <table:table-row table:style-name="ro1"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754029248" calcext:value-type="float">
            <text:p>754029248</text:p>
          </table:table-cell>
          <table:table-cell table:style-name="ce5" office:value-type="float" office:value="22545416" calcext:value-type="float">
            <text:p>22545416</text:p>
          </table:table-cell>
          <table:table-cell table:style-name="ce5" office:value-type="float" office:value="1584166108" calcext:value-type="float">
            <text:p>1584166108</text:p>
          </table:table-cell>
          <table:table-cell table:style-name="ce5" office:value-type="float" office:value="4320" calcext:value-type="float">
            <text:p>4320</text:p>
          </table:table-cell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1019781532" calcext:value-type="float">
            <text:p>1019781532</text:p>
          </table:table-cell>
          <table:table-cell table:style-name="ce5" office:value-type="float" office:value="861510155" calcext:value-type="float">
            <text:p>861510155</text:p>
          </table:table-cell>
          <table:table-cell table:style-name="ce5" office:value-type="float" office:value="1395454903" calcext:value-type="float">
            <text:p>1395454903</text:p>
          </table:table-cell>
          <table:table-cell table:style-name="ce5" office:value-type="float" office:value="4480" calcext:value-type="float">
            <text:p>4480</text:p>
          </table:table-cell>
        </table:table-row>
        <table:table-row table:style-name="ro1">
          <table:table-cell table:style-name="ce5" office:value-type="float" office:value="7268" calcext:value-type="float">
            <text:p>7268</text:p>
          </table:table-cell>
          <table:table-cell table:style-name="ce5" office:value-type="float" office:value="1079564031" calcext:value-type="float">
            <text:p>1079564031</text:p>
          </table:table-cell>
          <table:table-cell table:style-name="ce5" office:value-type="float" office:value="1210767495" calcext:value-type="float">
            <text:p>1210767495</text:p>
          </table:table-cell>
          <table:table-cell table:style-name="ce5" office:value-type="float" office:value="643339490" calcext:value-type="float">
            <text:p>643339490</text:p>
          </table:table-cell>
          <table:table-cell table:style-name="ce5" office:value-type="float" office:value="4641" calcext:value-type="float">
            <text:p>4641</text:p>
          </table:table-cell>
        </table:table-row>
        <table:table-row table:style-name="ro1">
          <table:table-cell table:style-name="ce5" office:value-type="float" office:value="8129" calcext:value-type="float">
            <text:p>8129</text:p>
          </table:table-cell>
          <table:table-cell table:style-name="ce5" office:value-type="float" office:value="839509650" calcext:value-type="float">
            <text:p>839509650</text:p>
          </table:table-cell>
          <table:table-cell table:style-name="ce5" office:value-type="float" office:value="237775492" calcext:value-type="float">
            <text:p>237775492</text:p>
          </table:table-cell>
          <table:table-cell table:style-name="ce5" office:value-type="float" office:value="670283957" calcext:value-type="float">
            <text:p>670283957</text:p>
          </table:table-cell>
          <table:table-cell table:style-name="ce5" office:value-type="float" office:value="4802" calcext:value-type="float">
            <text:p>4802</text:p>
          </table:table-cell>
        </table:table-row>
        <table:table-row table:style-name="ro1">
          <table:table-cell table:style-name="ce5" office:value-type="float" office:value="8749" calcext:value-type="float">
            <text:p>8749</text:p>
          </table:table-cell>
          <table:table-cell table:style-name="ce5" office:value-type="float" office:value="656363771" calcext:value-type="float">
            <text:p>656363771</text:p>
          </table:table-cell>
          <table:table-cell table:style-name="ce5" office:value-type="float" office:value="1025357664" calcext:value-type="float">
            <text:p>1025357664</text:p>
          </table:table-cell>
          <table:table-cell table:style-name="ce5" office:value-type="float" office:value="1228127582" calcext:value-type="float">
            <text:p>1228127582</text:p>
          </table:table-cell>
          <table:table-cell table:style-name="ce5" office:value-type="float" office:value="4963" calcext:value-type="float">
            <text:p>4963</text:p>
          </table:table-cell>
        </table:table-row>
        <table:table-row table:style-name="ro1">
          <table:table-cell table:style-name="ce5" office:value-type="float" office:value="3942" calcext:value-type="float">
            <text:p>3942</text:p>
          </table:table-cell>
          <table:table-cell table:style-name="ce5" office:value-type="float" office:value="1045966838" calcext:value-type="float">
            <text:p>1045966838</text:p>
          </table:table-cell>
          <table:table-cell table:style-name="ce5" office:value-type="float" office:value="1551832442" calcext:value-type="float">
            <text:p>1551832442</text:p>
          </table:table-cell>
          <table:table-cell table:style-name="ce5" office:value-type="float" office:value="2062872713" calcext:value-type="float">
            <text:p>2062872713</text:p>
          </table:table-cell>
          <table:table-cell table:style-name="ce5" office:value-type="float" office:value="5124" calcext:value-type="float">
            <text:p>5124</text:p>
          </table:table-cell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590917313" calcext:value-type="float">
            <text:p>590917313</text:p>
          </table:table-cell>
          <table:table-cell table:style-name="ce5" office:value-type="float" office:value="38143698" calcext:value-type="float">
            <text:p>38143698</text:p>
          </table:table-cell>
          <table:table-cell table:style-name="ce5" office:value-type="float" office:value="1256266115" calcext:value-type="float">
            <text:p>1256266115</text:p>
          </table:table-cell>
          <table:table-cell table:style-name="ce5" office:value-type="float" office:value="5286" calcext:value-type="float">
            <text:p>5286</text:p>
          </table:table-cell>
        </table:table-row>
        <table:table-row table:style-name="ro1">
          <table:table-cell table:style-name="ce5" office:value-type="float" office:value="5090" calcext:value-type="float">
            <text:p>5090</text:p>
          </table:table-cell>
          <table:table-cell table:style-name="ce5" office:value-type="float" office:value="496411552" calcext:value-type="float">
            <text:p>496411552</text:p>
          </table:table-cell>
          <table:table-cell table:style-name="ce5" office:value-type="float" office:value="313997349" calcext:value-type="float">
            <text:p>313997349</text:p>
          </table:table-cell>
          <table:table-cell table:style-name="ce5" office:value-type="float" office:value="1323533680" calcext:value-type="float">
            <text:p>1323533680</text:p>
          </table:table-cell>
          <table:table-cell table:style-name="ce5" office:value-type="float" office:value="5448" calcext:value-type="float">
            <text:p>5448</text:p>
          </table:table-cell>
        </table:table-row>
        <table:table-row table:style-name="ro1">
          <table:table-cell table:style-name="ce5" office:value-type="float" office:value="7292" calcext:value-type="float">
            <text:p>7292</text:p>
          </table:table-cell>
          <table:table-cell table:style-name="ce5" office:value-type="float" office:value="164506916" calcext:value-type="float">
            <text:p>164506916</text:p>
          </table:table-cell>
          <table:table-cell table:style-name="ce5" office:value-type="float" office:value="632058116" calcext:value-type="float">
            <text:p>632058116</text:p>
          </table:table-cell>
          <table:table-cell table:style-name="ce5" office:value-type="float" office:value="1365350070" calcext:value-type="float">
            <text:p>1365350070</text:p>
          </table:table-cell>
          <table:table-cell table:style-name="ce5" office:value-type="float" office:value="5610" calcext:value-type="float">
            <text:p>5610</text:p>
          </table:table-cell>
        </table:table-row>
        <table:table-row table:style-name="ro1">
          <table:table-cell table:style-name="ce5" office:value-type="float" office:value="9482" calcext:value-type="float">
            <text:p>9482</text:p>
          </table:table-cell>
          <table:table-cell table:style-name="ce5" office:value-type="float" office:value="356325207" calcext:value-type="float">
            <text:p>356325207</text:p>
          </table:table-cell>
          <table:table-cell table:style-name="ce5" office:value-type="float" office:value="1125632325" calcext:value-type="float">
            <text:p>1125632325</text:p>
          </table:table-cell>
          <table:table-cell table:style-name="ce5" office:value-type="float" office:value="201573677" calcext:value-type="float">
            <text:p>201573677</text:p>
          </table:table-cell>
          <table:table-cell table:style-name="ce5" office:value-type="float" office:value="5772" calcext:value-type="float">
            <text:p>5772</text:p>
          </table:table-cell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555017561" calcext:value-type="float">
            <text:p>555017561</text:p>
          </table:table-cell>
          <table:table-cell table:style-name="ce5" office:value-type="float" office:value="1080934736" calcext:value-type="float">
            <text:p>1080934736</text:p>
          </table:table-cell>
          <table:table-cell table:style-name="ce5" office:value-type="float" office:value="1399294623" calcext:value-type="float">
            <text:p>1399294623</text:p>
          </table:table-cell>
          <table:table-cell table:style-name="ce5" office:value-type="float" office:value="5934" calcext:value-type="float">
            <text:p>5934</text:p>
          </table:table-cell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1050605570" calcext:value-type="float">
            <text:p>1050605570</text:p>
          </table:table-cell>
          <table:table-cell table:style-name="ce5" office:value-type="float" office:value="1993106538" calcext:value-type="float">
            <text:p>1993106538</text:p>
          </table:table-cell>
          <table:table-cell table:style-name="ce5" office:value-type="float" office:value="736021140" calcext:value-type="float">
            <text:p>736021140</text:p>
          </table:table-cell>
          <table:table-cell table:style-name="ce5" office:value-type="float" office:value="6096" calcext:value-type="float">
            <text:p>6096</text:p>
          </table:table-cell>
        </table:table-row>
        <table:table-row table:style-name="ro1">
          <table:table-cell table:style-name="ce5" office:value-type="float" office:value="9990" calcext:value-type="float">
            <text:p>9990</text:p>
          </table:table-cell>
          <table:table-cell table:style-name="ce5" office:value-type="float" office:value="253247876" calcext:value-type="float">
            <text:p>253247876</text:p>
          </table:table-cell>
          <table:table-cell table:style-name="ce5" office:value-type="float" office:value="1942707047" calcext:value-type="float">
            <text:p>1942707047</text:p>
          </table:table-cell>
          <table:table-cell table:style-name="ce5" office:value-type="float" office:value="413160380" calcext:value-type="float">
            <text:p>413160380</text:p>
          </table:table-cell>
          <table:table-cell table:style-name="ce5" office:value-type="float" office:value="6259" calcext:value-type="float">
            <text:p>6259</text:p>
          </table:table-cell>
        </table:table-row>
        <table:table-row table:style-name="ro1"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848837535" calcext:value-type="float">
            <text:p>848837535</text:p>
          </table:table-cell>
          <table:table-cell table:style-name="ce5" office:value-type="float" office:value="650474584" calcext:value-type="float">
            <text:p>650474584</text:p>
          </table:table-cell>
          <table:table-cell table:style-name="ce5" office:value-type="float" office:value="56505908" calcext:value-type="float">
            <text:p>56505908</text:p>
          </table:table-cell>
          <table:table-cell table:style-name="ce5" office:value-type="float" office:value="6422" calcext:value-type="float">
            <text:p>6422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16356511" calcext:value-type="float">
            <text:p>216356511</text:p>
          </table:table-cell>
          <table:table-cell table:style-name="ce5" office:value-type="float" office:value="1099875507" calcext:value-type="float">
            <text:p>1099875507</text:p>
          </table:table-cell>
          <table:table-cell table:style-name="ce5" office:value-type="float" office:value="1184567537" calcext:value-type="float">
            <text:p>1184567537</text:p>
          </table:table-cell>
          <table:table-cell table:style-name="ce5" office:value-type="float" office:value="6585" calcext:value-type="float">
            <text:p>6585</text:p>
          </table:table-cell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73582696" calcext:value-type="float">
            <text:p>173582696</text:p>
          </table:table-cell>
          <table:table-cell table:style-name="ce5" office:value-type="float" office:value="1341059018" calcext:value-type="float">
            <text:p>1341059018</text:p>
          </table:table-cell>
          <table:table-cell table:style-name="ce5" office:value-type="float" office:value="909609857" calcext:value-type="float">
            <text:p>909609857</text:p>
          </table:table-cell>
          <table:table-cell table:style-name="ce5" office:value-type="float" office:value="6748" calcext:value-type="float">
            <text:p>6748</text:p>
          </table:table-cell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587068510" calcext:value-type="float">
            <text:p>587068510</text:p>
          </table:table-cell>
          <table:table-cell table:style-name="ce5" office:value-type="float" office:value="141171015" calcext:value-type="float">
            <text:p>141171015</text:p>
          </table:table-cell>
          <table:table-cell table:style-name="ce5" office:value-type="float" office:value="1706271666" calcext:value-type="float">
            <text:p>1706271666</text:p>
          </table:table-cell>
          <table:table-cell table:style-name="ce5" office:value-type="float" office:value="6912" calcext:value-type="float">
            <text:p>6912</text:p>
          </table:table-cell>
        </table:table-row>
        <table:table-row table:style-name="ro1">
          <table:table-cell table:style-name="ce5" office:value-type="float" office:value="1873" calcext:value-type="float">
            <text:p>1873</text:p>
          </table:table-cell>
          <table:table-cell table:style-name="ce5" office:value-type="float" office:value="302878947" calcext:value-type="float">
            <text:p>302878947</text:p>
          </table:table-cell>
          <table:table-cell table:style-name="ce5" office:value-type="float" office:value="1155583648" calcext:value-type="float">
            <text:p>1155583648</text:p>
          </table:table-cell>
          <table:table-cell table:style-name="ce5" office:value-type="float" office:value="727654538" calcext:value-type="float">
            <text:p>727654538</text:p>
          </table:table-cell>
          <table:table-cell table:style-name="ce5" office:value-type="float" office:value="7076" calcext:value-type="float">
            <text:p>7076</text:p>
          </table:table-cell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563942078" calcext:value-type="float">
            <text:p>563942078</text:p>
          </table:table-cell>
          <table:table-cell table:style-name="ce5" office:value-type="float" office:value="1735341642" calcext:value-type="float">
            <text:p>1735341642</text:p>
          </table:table-cell>
          <table:table-cell table:style-name="ce5" office:value-type="float" office:value="1524231266" calcext:value-type="float">
            <text:p>1524231266</text:p>
          </table:table-cell>
          <table:table-cell table:style-name="ce5" office:value-type="float" office:value="7240" calcext:value-type="float">
            <text:p>7240</text:p>
          </table:table-cell>
        </table:table-row>
        <table:table-row table:style-name="ro1">
          <table:table-cell table:style-name="ce5" office:value-type="float" office:value="7710" calcext:value-type="float">
            <text:p>7710</text:p>
          </table:table-cell>
          <table:table-cell table:style-name="ce5" office:value-type="float" office:value="15445633" calcext:value-type="float">
            <text:p>15445633</text:p>
          </table:table-cell>
          <table:table-cell table:style-name="ce5" office:value-type="float" office:value="1511394888" calcext:value-type="float">
            <text:p>1511394888</text:p>
          </table:table-cell>
          <table:table-cell table:style-name="ce5" office:value-type="float" office:value="1035954132" calcext:value-type="float">
            <text:p>1035954132</text:p>
          </table:table-cell>
          <table:table-cell table:style-name="ce5" office:value-type="float" office:value="7404" calcext:value-type="float">
            <text:p>7404</text:p>
          </table:table-cell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828349802" calcext:value-type="float">
            <text:p>828349802</text:p>
          </table:table-cell>
          <table:table-cell table:style-name="ce5" office:value-type="float" office:value="1994810543" calcext:value-type="float">
            <text:p>1994810543</text:p>
          </table:table-cell>
          <table:table-cell table:style-name="ce5" office:value-type="float" office:value="1839438296" calcext:value-type="float">
            <text:p>1839438296</text:p>
          </table:table-cell>
          <table:table-cell table:style-name="ce5" office:value-type="float" office:value="7568" calcext:value-type="float">
            <text:p>7568</text:p>
          </table:table-cell>
        </table:table-row>
        <table:table-row table:style-name="ro1">
          <table:table-cell table:style-name="ce5" office:value-type="float" office:value="6440" calcext:value-type="float">
            <text:p>6440</text:p>
          </table:table-cell>
          <table:table-cell table:style-name="ce5" office:value-type="float" office:value="793693768" calcext:value-type="float">
            <text:p>793693768</text:p>
          </table:table-cell>
          <table:table-cell table:style-name="ce5" office:value-type="float" office:value="236923494" calcext:value-type="float">
            <text:p>236923494</text:p>
          </table:table-cell>
          <table:table-cell table:style-name="ce5" office:value-type="float" office:value="40820389" calcext:value-type="float">
            <text:p>40820389</text:p>
          </table:table-cell>
          <table:table-cell table:style-name="ce5" office:value-type="float" office:value="7732" calcext:value-type="float">
            <text:p>7732</text:p>
          </table:table-cell>
        </table:table-row>
        <table:table-row table:style-name="ro1">
          <table:table-cell table:style-name="ce5" office:value-type="float" office:value="2037" calcext:value-type="float">
            <text:p>2037</text:p>
          </table:table-cell>
          <table:table-cell table:style-name="ce5" office:value-type="float" office:value="387518999" calcext:value-type="float">
            <text:p>387518999</text:p>
          </table:table-cell>
          <table:table-cell table:style-name="ce5" office:value-type="float" office:value="1719153518" calcext:value-type="float">
            <text:p>1719153518</text:p>
          </table:table-cell>
          <table:table-cell table:style-name="ce5" office:value-type="float" office:value="635650796" calcext:value-type="float">
            <text:p>635650796</text:p>
          </table:table-cell>
          <table:table-cell table:style-name="ce5" office:value-type="float" office:value="7897" calcext:value-type="float">
            <text:p>7897</text:p>
          </table:table-cell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40997223" calcext:value-type="float">
            <text:p>340997223</text:p>
          </table:table-cell>
          <table:table-cell table:style-name="ce5" office:value-type="float" office:value="1480591558" calcext:value-type="float">
            <text:p>1480591558</text:p>
          </table:table-cell>
          <table:table-cell table:style-name="ce5" office:value-type="float" office:value="766754210" calcext:value-type="float">
            <text:p>766754210</text:p>
          </table:table-cell>
          <table:table-cell table:style-name="ce5" office:value-type="float" office:value="8062" calcext:value-type="float">
            <text:p>8062</text:p>
          </table:table-cell>
        </table:table-row>
        <table:table-row table:style-name="ro1"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496277096" calcext:value-type="float">
            <text:p>496277096</text:p>
          </table:table-cell>
          <table:table-cell table:style-name="ce5" office:value-type="float" office:value="106042111" calcext:value-type="float">
            <text:p>106042111</text:p>
          </table:table-cell>
          <table:table-cell table:style-name="ce5" office:value-type="float" office:value="1384078367" calcext:value-type="float">
            <text:p>1384078367</text:p>
          </table:table-cell>
          <table:table-cell table:style-name="ce5" office:value-type="float" office:value="8227" calcext:value-type="float">
            <text:p>8227</text:p>
          </table:table-cell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931712852" calcext:value-type="float">
            <text:p>931712852</text:p>
          </table:table-cell>
          <table:table-cell table:style-name="ce5" office:value-type="float" office:value="1738421984" calcext:value-type="float">
            <text:p>1738421984</text:p>
          </table:table-cell>
          <table:table-cell table:style-name="ce5" office:value-type="float" office:value="83072582" calcext:value-type="float">
            <text:p>83072582</text:p>
          </table:table-cell>
          <table:table-cell table:style-name="ce5" office:value-type="float" office:value="8392" calcext:value-type="float">
            <text:p>8392</text:p>
          </table:table-cell>
        </table:table-row>
        <table:table-row table:style-name="ro1"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130607197" calcext:value-type="float">
            <text:p>130607197</text:p>
          </table:table-cell>
          <table:table-cell table:style-name="ce5" office:value-type="float" office:value="1860324515" calcext:value-type="float">
            <text:p>1860324515</text:p>
          </table:table-cell>
          <table:table-cell table:style-name="ce5" office:value-type="float" office:value="1615051680" calcext:value-type="float">
            <text:p>1615051680</text:p>
          </table:table-cell>
          <table:table-cell table:style-name="ce5" office:value-type="float" office:value="8558" calcext:value-type="float">
            <text:p>8558</text:p>
          </table:table-cell>
        </table:table-row>
        <table:table-row table:style-name="ro1">
          <table:table-cell table:style-name="ce5" office:value-type="float" office:value="3318" calcext:value-type="float">
            <text:p>3318</text:p>
          </table:table-cell>
          <table:table-cell table:style-name="ce5" office:value-type="float" office:value="828921240" calcext:value-type="float">
            <text:p>828921240</text:p>
          </table:table-cell>
          <table:table-cell table:style-name="ce5" office:value-type="float" office:value="1649420013" calcext:value-type="float">
            <text:p>1649420013</text:p>
          </table:table-cell>
          <table:table-cell table:style-name="ce5" office:value-type="float" office:value="1998026064" calcext:value-type="float">
            <text:p>1998026064</text:p>
          </table:table-cell>
          <table:table-cell table:style-name="ce5" office:value-type="float" office:value="8724" calcext:value-type="float">
            <text:p>8724</text:p>
          </table:table-cell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2697040" calcext:value-type="float">
            <text:p>482697040</text:p>
          </table:table-cell>
          <table:table-cell table:style-name="ce5" office:value-type="float" office:value="1754806734" calcext:value-type="float">
            <text:p>1754806734</text:p>
          </table:table-cell>
          <table:table-cell table:style-name="ce5" office:value-type="float" office:value="297192181" calcext:value-type="float">
            <text:p>297192181</text:p>
          </table:table-cell>
          <table:table-cell table:style-name="ce5" office:value-type="float" office:value="8890" calcext:value-type="float">
            <text:p>8890</text:p>
          </table:table-cell>
        </table:table-row>
        <table:table-row table:style-name="ro1">
          <table:table-cell table:style-name="ce5" office:value-type="float" office:value="6349" calcext:value-type="float">
            <text:p>6349</text:p>
          </table:table-cell>
          <table:table-cell table:style-name="ce5" office:value-type="float" office:value="1021025250" calcext:value-type="float">
            <text:p>1021025250</text:p>
          </table:table-cell>
          <table:table-cell table:style-name="ce5" office:value-type="float" office:value="501504437" calcext:value-type="float">
            <text:p>501504437</text:p>
          </table:table-cell>
          <table:table-cell table:style-name="ce5" office:value-type="float" office:value="131881199" calcext:value-type="float">
            <text:p>131881199</text:p>
          </table:table-cell>
          <table:table-cell table:style-name="ce5" office:value-type="float" office:value="9056" calcext:value-type="float">
            <text:p>9056</text:p>
          </table:table-cell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5" office:value-type="float" office:value="468999335" calcext:value-type="float">
            <text:p>468999335</text:p>
          </table:table-cell>
          <table:table-cell table:style-name="ce5" office:value-type="float" office:value="1270473515" calcext:value-type="float">
            <text:p>1270473515</text:p>
          </table:table-cell>
          <table:table-cell table:style-name="ce5" office:value-type="float" office:value="1063880642" calcext:value-type="float">
            <text:p>1063880642</text:p>
          </table:table-cell>
          <table:table-cell table:style-name="ce5" office:value-type="float" office:value="9222" calcext:value-type="float">
            <text:p>9222</text:p>
          </table:table-cell>
        </table:table-row>
        <table:table-row table:style-name="ro1">
          <table:table-cell table:style-name="ce5" office:value-type="float" office:value="1158" calcext:value-type="float">
            <text:p>1158</text:p>
          </table:table-cell>
          <table:table-cell table:style-name="ce5" office:value-type="float" office:value="942553367" calcext:value-type="float">
            <text:p>942553367</text:p>
          </table:table-cell>
          <table:table-cell table:style-name="ce5" office:value-type="float" office:value="887987911" calcext:value-type="float">
            <text:p>887987911</text:p>
          </table:table-cell>
          <table:table-cell table:style-name="ce5" office:value-type="float" office:value="1388802322" calcext:value-type="float">
            <text:p>1388802322</text:p>
          </table:table-cell>
          <table:table-cell table:style-name="ce5" office:value-type="float" office:value="9388" calcext:value-type="float">
            <text:p>9388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657540261" calcext:value-type="float">
            <text:p>657540261</text:p>
          </table:table-cell>
          <table:table-cell table:style-name="ce5" office:value-type="float" office:value="2118548175" calcext:value-type="float">
            <text:p>2118548175</text:p>
          </table:table-cell>
          <table:table-cell table:style-name="ce5" office:value-type="float" office:value="325948479" calcext:value-type="float">
            <text:p>325948479</text:p>
          </table:table-cell>
          <table:table-cell table:style-name="ce5" office:value-type="float" office:value="9555" calcext:value-type="float">
            <text:p>9555</text:p>
          </table:table-cell>
        </table:table-row>
        <table:table-row table:style-name="ro1"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252121807" calcext:value-type="float">
            <text:p>252121807</text:p>
          </table:table-cell>
          <table:table-cell table:style-name="ce5" office:value-type="float" office:value="133109718" calcext:value-type="float">
            <text:p>133109718</text:p>
          </table:table-cell>
          <table:table-cell table:style-name="ce5" office:value-type="float" office:value="891134178" calcext:value-type="float">
            <text:p>891134178</text:p>
          </table:table-cell>
          <table:table-cell table:style-name="ce5" office:value-type="float" office:value="9722" calcext:value-type="float">
            <text:p>9722</text:p>
          </table:table-cell>
        </table:table-row>
        <table:table-row table:style-name="ro1">
          <table:table-cell table:style-name="ce5" office:value-type="float" office:value="4739" calcext:value-type="float">
            <text:p>4739</text:p>
          </table:table-cell>
          <table:table-cell table:style-name="ce5" office:value-type="float" office:value="304794945" calcext:value-type="float">
            <text:p>304794945</text:p>
          </table:table-cell>
          <table:table-cell table:style-name="ce5" office:value-type="float" office:value="1184814051" calcext:value-type="float">
            <text:p>1184814051</text:p>
          </table:table-cell>
          <table:table-cell table:style-name="ce5" office:value-type="float" office:value="1077189650" calcext:value-type="float">
            <text:p>1077189650</text:p>
          </table:table-cell>
          <table:table-cell table:style-name="ce5" office:value-type="float" office:value="9889" calcext:value-type="float">
            <text:p>9889</text:p>
          </table:table-cell>
        </table:table-row>
        <table:table-row table:style-name="ro1">
          <table:table-cell table:style-name="ce5" office:value-type="float" office:value="7630" calcext:value-type="float">
            <text:p>7630</text:p>
          </table:table-cell>
          <table:table-cell table:style-name="ce5" office:value-type="float" office:value="788651668" calcext:value-type="float">
            <text:p>788651668</text:p>
          </table:table-cell>
          <table:table-cell table:style-name="ce5" office:value-type="float" office:value="582772797" calcext:value-type="float">
            <text:p>582772797</text:p>
          </table:table-cell>
          <table:table-cell table:style-name="ce5" office:value-type="float" office:value="422328830" calcext:value-type="float">
            <text:p>422328830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float" office:value="4796" calcext:value-type="float">
            <text:p>4796</text:p>
          </table:table-cell>
          <table:table-cell table:style-name="ce5" office:value-type="float" office:value="249836055" calcext:value-type="float">
            <text:p>249836055</text:p>
          </table:table-cell>
          <table:table-cell table:style-name="ce5" office:value-type="float" office:value="621178651" calcext:value-type="float">
            <text:p>621178651</text:p>
          </table:table-cell>
          <table:table-cell table:style-name="ce5" office:value-type="float" office:value="1117733733" calcext:value-type="float">
            <text:p>1117733733</text:p>
          </table:table-cell>
          <table:table-cell table:style-name="ce5" office:value-type="float" office:value="224" calcext:value-type="float">
            <text:p>224</text:p>
          </table:table-cell>
        </table:table-row>
        <table:table-row table:style-name="ro1">
          <table:table-cell table:style-name="ce5" office:value-type="float" office:value="6471" calcext:value-type="float">
            <text:p>6471</text:p>
          </table:table-cell>
          <table:table-cell table:style-name="ce5" office:value-type="float" office:value="979327083" calcext:value-type="float">
            <text:p>979327083</text:p>
          </table:table-cell>
          <table:table-cell table:style-name="ce5" office:value-type="float" office:value="486496006" calcext:value-type="float">
            <text:p>486496006</text:p>
          </table:table-cell>
          <table:table-cell table:style-name="ce5" office:value-type="float" office:value="638866641" calcext:value-type="float">
            <text:p>638866641</text:p>
          </table:table-cell>
          <table:table-cell table:style-name="ce5" office:value-type="float" office:value="392" calcext:value-type="float">
            <text:p>392</text:p>
          </table:table-cell>
        </table:table-row>
        <table:table-row table:style-name="ro1"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104606768" calcext:value-type="float">
            <text:p>104606768</text:p>
          </table:table-cell>
          <table:table-cell table:style-name="ce5" office:value-type="float" office:value="1353052664" calcext:value-type="float">
            <text:p>1353052664</text:p>
          </table:table-cell>
          <table:table-cell table:style-name="ce5" office:value-type="float" office:value="622984230" calcext:value-type="float">
            <text:p>622984230</text:p>
          </table:table-cell>
          <table:table-cell table:style-name="ce5" office:value-type="float" office:value="560" calcext:value-type="float">
            <text:p>560</text:p>
          </table:table-cell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460192467" calcext:value-type="float">
            <text:p>460192467</text:p>
          </table:table-cell>
          <table:table-cell table:style-name="ce5" office:value-type="float" office:value="649884724" calcext:value-type="float">
            <text:p>649884724</text:p>
          </table:table-cell>
          <table:table-cell table:style-name="ce5" office:value-type="float" office:value="1522214092" calcext:value-type="float">
            <text:p>1522214092</text:p>
          </table:table-cell>
          <table:table-cell table:style-name="ce5" office:value-type="float" office:value="728" calcext:value-type="float">
            <text:p>728</text:p>
          </table:table-cell>
        </table:table-row>
        <table:table-row table:style-name="ro1"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118237245" calcext:value-type="float">
            <text:p>118237245</text:p>
          </table:table-cell>
          <table:table-cell table:style-name="ce5" office:value-type="float" office:value="732005091" calcext:value-type="float">
            <text:p>732005091</text:p>
          </table:table-cell>
          <table:table-cell table:style-name="ce5" office:value-type="float" office:value="714276998" calcext:value-type="float">
            <text:p>714276998</text:p>
          </table:table-cell>
          <table:table-cell table:style-name="ce5" office:value-type="float" office:value="896" calcext:value-type="float">
            <text:p>896</text:p>
          </table:table-cell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575135540" calcext:value-type="float">
            <text:p>575135540</text:p>
          </table:table-cell>
          <table:table-cell table:style-name="ce5" office:value-type="float" office:value="1215093060" calcext:value-type="float">
            <text:p>1215093060</text:p>
          </table:table-cell>
          <table:table-cell table:style-name="ce5" office:value-type="float" office:value="162339879" calcext:value-type="float">
            <text:p>162339879</text:p>
          </table:table-cell>
          <table:table-cell table:style-name="ce5" office:value-type="float" office:value="1064" calcext:value-type="float">
            <text:p>1064</text:p>
          </table:table-cell>
        </table:table-row>
        <table:table-row table:style-name="ro1"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127010499" calcext:value-type="float">
            <text:p>127010499</text:p>
          </table:table-cell>
          <table:table-cell table:style-name="ce5" office:value-type="float" office:value="211953126" calcext:value-type="float">
            <text:p>211953126</text:p>
          </table:table-cell>
          <table:table-cell table:style-name="ce5" office:value-type="float" office:value="1794972146" calcext:value-type="float">
            <text:p>1794972146</text:p>
          </table:table-cell>
          <table:table-cell table:style-name="ce5" office:value-type="float" office:value="1233" calcext:value-type="float">
            <text:p>1233</text:p>
          </table:table-cell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452931843" calcext:value-type="float">
            <text:p>452931843</text:p>
          </table:table-cell>
          <table:table-cell table:style-name="ce5" office:value-type="float" office:value="675772638" calcext:value-type="float">
            <text:p>675772638</text:p>
          </table:table-cell>
          <table:table-cell table:style-name="ce5" office:value-type="float" office:value="857917485" calcext:value-type="float">
            <text:p>857917485</text:p>
          </table:table-cell>
          <table:table-cell table:style-name="ce5" office:value-type="float" office:value="1402" calcext:value-type="float">
            <text:p>1402</text:p>
          </table:table-cell>
        </table:table-row>
        <table:table-row table:style-name="ro1">
          <table:table-cell table:style-name="ce5" office:value-type="float" office:value="2092" calcext:value-type="float">
            <text:p>2092</text:p>
          </table:table-cell>
          <table:table-cell table:style-name="ce5" office:value-type="float" office:value="654851141" calcext:value-type="float">
            <text:p>654851141</text:p>
          </table:table-cell>
          <table:table-cell table:style-name="ce5" office:value-type="float" office:value="1880248380" calcext:value-type="float">
            <text:p>1880248380</text:p>
          </table:table-cell>
          <table:table-cell table:style-name="ce5" office:value-type="float" office:value="2048315597" calcext:value-type="float">
            <text:p>2048315597</text:p>
          </table:table-cell>
          <table:table-cell table:style-name="ce5" office:value-type="float" office:value="1571" calcext:value-type="float">
            <text:p>1571</text:p>
          </table:table-cell>
        </table:table-row>
        <table:table-row table:style-name="ro1">
          <table:table-cell table:style-name="ce5" office:value-type="float" office:value="7700" calcext:value-type="float">
            <text:p>7700</text:p>
          </table:table-cell>
          <table:table-cell table:style-name="ce5" office:value-type="float" office:value="506109191" calcext:value-type="float">
            <text:p>506109191</text:p>
          </table:table-cell>
          <table:table-cell table:style-name="ce5" office:value-type="float" office:value="1370748194" calcext:value-type="float">
            <text:p>1370748194</text:p>
          </table:table-cell>
          <table:table-cell table:style-name="ce5" office:value-type="float" office:value="671116785" calcext:value-type="float">
            <text:p>671116785</text:p>
          </table:table-cell>
          <table:table-cell table:style-name="ce5" office:value-type="float" office:value="1740" calcext:value-type="float">
            <text:p>1740</text:p>
          </table:table-cell>
        </table:table-row>
        <table:table-row table:style-name="ro1">
          <table:table-cell table:style-name="ce5" office:value-type="float" office:value="653" calcext:value-type="float">
            <text:p>653</text:p>
          </table:table-cell>
          <table:table-cell table:style-name="ce5" office:value-type="float" office:value="844719820" calcext:value-type="float">
            <text:p>844719820</text:p>
          </table:table-cell>
          <table:table-cell table:style-name="ce5" office:value-type="float" office:value="588540220" calcext:value-type="float">
            <text:p>588540220</text:p>
          </table:table-cell>
          <table:table-cell table:style-name="ce5" office:value-type="float" office:value="863005546" calcext:value-type="float">
            <text:p>863005546</text:p>
          </table:table-cell>
          <table:table-cell table:style-name="ce5" office:value-type="float" office:value="1910" calcext:value-type="float">
            <text:p>1910</text:p>
          </table:table-cell>
        </table:table-row>
        <table:table-row table:style-name="ro1"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927561523" calcext:value-type="float">
            <text:p>927561523</text:p>
          </table:table-cell>
          <table:table-cell table:style-name="ce5" office:value-type="float" office:value="371540591" calcext:value-type="float">
            <text:p>371540591</text:p>
          </table:table-cell>
          <table:table-cell table:style-name="ce5" office:value-type="float" office:value="2091007684" calcext:value-type="float">
            <text:p>2091007684</text:p>
          </table:table-cell>
          <table:table-cell table:style-name="ce5" office:value-type="float" office:value="2080" calcext:value-type="float">
            <text:p>2080</text:p>
          </table:table-cell>
        </table:table-row>
        <table:table-row table:style-name="ro1">
          <table:table-cell table:style-name="ce5" office:value-type="float" office:value="3121" calcext:value-type="float">
            <text:p>3121</text:p>
          </table:table-cell>
          <table:table-cell table:style-name="ce5" office:value-type="float" office:value="218827140" calcext:value-type="float">
            <text:p>218827140</text:p>
          </table:table-cell>
          <table:table-cell table:style-name="ce5" office:value-type="float" office:value="935896929" calcext:value-type="float">
            <text:p>935896929</text:p>
          </table:table-cell>
          <table:table-cell table:style-name="ce5" office:value-type="float" office:value="1667582427" calcext:value-type="float">
            <text:p>1667582427</text:p>
          </table:table-cell>
          <table:table-cell table:style-name="ce5" office:value-type="float" office:value="2250" calcext:value-type="float">
            <text:p>2250</text:p>
          </table:table-cell>
        </table:table-row>
        <table:table-row table:style-name="ro1"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180389531" calcext:value-type="float">
            <text:p>180389531</text:p>
          </table:table-cell>
          <table:table-cell table:style-name="ce5" office:value-type="float" office:value="256060873" calcext:value-type="float">
            <text:p>256060873</text:p>
          </table:table-cell>
          <table:table-cell table:style-name="ce5" office:value-type="float" office:value="1601201259" calcext:value-type="float">
            <text:p>1601201259</text:p>
          </table:table-cell>
          <table:table-cell table:style-name="ce5" office:value-type="float" office:value="2420" calcext:value-type="float">
            <text:p>2420</text:p>
          </table:table-cell>
        </table:table-row>
        <table:table-row table:style-name="ro1"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889107107" calcext:value-type="float">
            <text:p>889107107</text:p>
          </table:table-cell>
          <table:table-cell table:style-name="ce5" office:value-type="float" office:value="1457783977" calcext:value-type="float">
            <text:p>1457783977</text:p>
          </table:table-cell>
          <table:table-cell table:style-name="ce5" office:value-type="float" office:value="100563006" calcext:value-type="float">
            <text:p>100563006</text:p>
          </table:table-cell>
          <table:table-cell table:style-name="ce5" office:value-type="float" office:value="2590" calcext:value-type="float">
            <text:p>2590</text:p>
          </table:table-cell>
        </table:table-row>
        <table:table-row table:style-name="ro1"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479486903" calcext:value-type="float">
            <text:p>479486903</text:p>
          </table:table-cell>
          <table:table-cell table:style-name="ce5" office:value-type="float" office:value="502946286" calcext:value-type="float">
            <text:p>502946286</text:p>
          </table:table-cell>
          <table:table-cell table:style-name="ce5" office:value-type="float" office:value="659050181" calcext:value-type="float">
            <text:p>659050181</text:p>
          </table:table-cell>
          <table:table-cell table:style-name="ce5" office:value-type="float" office:value="2760" calcext:value-type="float">
            <text:p>2760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235298000" calcext:value-type="float">
            <text:p>235298000</text:p>
          </table:table-cell>
          <table:table-cell table:style-name="ce5" office:value-type="float" office:value="1242947144" calcext:value-type="float">
            <text:p>1242947144</text:p>
          </table:table-cell>
          <table:table-cell table:style-name="ce5" office:value-type="float" office:value="227920484" calcext:value-type="float">
            <text:p>227920484</text:p>
          </table:table-cell>
          <table:table-cell table:style-name="ce5" office:value-type="float" office:value="2931" calcext:value-type="float">
            <text:p>2931</text:p>
          </table:table-cell>
        </table:table-row>
        <table:table-row table:style-name="ro1">
          <table:table-cell table:style-name="ce5" office:value-type="float" office:value="5971" calcext:value-type="float">
            <text:p>5971</text:p>
          </table:table-cell>
          <table:table-cell table:style-name="ce5" office:value-type="float" office:value="1081009433" calcext:value-type="float">
            <text:p>1081009433</text:p>
          </table:table-cell>
          <table:table-cell table:style-name="ce5" office:value-type="float" office:value="698711279" calcext:value-type="float">
            <text:p>698711279</text:p>
          </table:table-cell>
          <table:table-cell table:style-name="ce5" office:value-type="float" office:value="115080995" calcext:value-type="float">
            <text:p>115080995</text:p>
          </table:table-cell>
          <table:table-cell table:style-name="ce5" office:value-type="float" office:value="3102" calcext:value-type="float">
            <text:p>3102</text:p>
          </table:table-cell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98018424" calcext:value-type="float">
            <text:p>98018424</text:p>
          </table:table-cell>
          <table:table-cell table:style-name="ce5" office:value-type="float" office:value="196879165" calcext:value-type="float">
            <text:p>196879165</text:p>
          </table:table-cell>
          <table:table-cell table:style-name="ce5" office:value-type="float" office:value="402571716" calcext:value-type="float">
            <text:p>402571716</text:p>
          </table:table-cell>
          <table:table-cell table:style-name="ce5" office:value-type="float" office:value="3273" calcext:value-type="float">
            <text:p>3273</text:p>
          </table:table-cell>
        </table:table-row>
        <table:table-row table:style-name="ro1"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173532275" calcext:value-type="float">
            <text:p>173532275</text:p>
          </table:table-cell>
          <table:table-cell table:style-name="ce5" office:value-type="float" office:value="1021490863" calcext:value-type="float">
            <text:p>1021490863</text:p>
          </table:table-cell>
          <table:table-cell table:style-name="ce5" office:value-type="float" office:value="1481584937" calcext:value-type="float">
            <text:p>1481584937</text:p>
          </table:table-cell>
          <table:table-cell table:style-name="ce5" office:value-type="float" office:value="3444" calcext:value-type="float">
            <text:p>3444</text:p>
          </table:table-cell>
        </table:table-row>
        <table:table-row table:style-name="ro1"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101900841" calcext:value-type="float">
            <text:p>101900841</text:p>
          </table:table-cell>
          <table:table-cell table:style-name="ce5" office:value-type="float" office:value="1323822261" calcext:value-type="float">
            <text:p>1323822261</text:p>
          </table:table-cell>
          <table:table-cell table:style-name="ce5" office:value-type="float" office:value="1495689686" calcext:value-type="float">
            <text:p>1495689686</text:p>
          </table:table-cell>
          <table:table-cell table:style-name="ce5" office:value-type="float" office:value="3616" calcext:value-type="float">
            <text:p>3616</text:p>
          </table:table-cell>
        </table:table-row>
        <table:table-row table:style-name="ro1">
          <table:table-cell table:style-name="ce5" office:value-type="float" office:value="8817" calcext:value-type="float">
            <text:p>8817</text:p>
          </table:table-cell>
          <table:table-cell table:style-name="ce5" office:value-type="float" office:value="24992009" calcext:value-type="float">
            <text:p>24992009</text:p>
          </table:table-cell>
          <table:table-cell table:style-name="ce5" office:value-type="float" office:value="1830045506" calcext:value-type="float">
            <text:p>1830045506</text:p>
          </table:table-cell>
          <table:table-cell table:style-name="ce5" office:value-type="float" office:value="1573658060" calcext:value-type="float">
            <text:p>1573658060</text:p>
          </table:table-cell>
          <table:table-cell table:style-name="ce5" office:value-type="float" office:value="3788" calcext:value-type="float">
            <text:p>3788</text:p>
          </table:table-cell>
        </table:table-row>
        <table:table-row table:style-name="ro1"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66941974" calcext:value-type="float">
            <text:p>1066941974</text:p>
          </table:table-cell>
          <table:table-cell table:style-name="ce5" office:value-type="float" office:value="2099279709" calcext:value-type="float">
            <text:p>2099279709</text:p>
          </table:table-cell>
          <table:table-cell table:style-name="ce5" office:value-type="float" office:value="1464731380" calcext:value-type="float">
            <text:p>1464731380</text:p>
          </table:table-cell>
          <table:table-cell table:style-name="ce5" office:value-type="float" office:value="3960" calcext:value-type="float">
            <text:p>3960</text:p>
          </table:table-cell>
        </table:table-row>
        <table:table-row table:style-name="ro1">
          <table:table-cell table:style-name="ce5" office:value-type="float" office:value="6655" calcext:value-type="float">
            <text:p>6655</text:p>
          </table:table-cell>
          <table:table-cell table:style-name="ce5" office:value-type="float" office:value="563757201" calcext:value-type="float">
            <text:p>563757201</text:p>
          </table:table-cell>
          <table:table-cell table:style-name="ce5" office:value-type="float" office:value="654603541" calcext:value-type="float">
            <text:p>654603541</text:p>
          </table:table-cell>
          <table:table-cell table:style-name="ce5" office:value-type="float" office:value="1109086859" calcext:value-type="float">
            <text:p>1109086859</text:p>
          </table:table-cell>
          <table:table-cell table:style-name="ce5" office:value-type="float" office:value="4132" calcext:value-type="float">
            <text:p>4132</text:p>
          </table:table-cell>
        </table:table-row>
        <table:table-row table:style-name="ro1">
          <table:table-cell table:style-name="ce5" office:value-type="float" office:value="7456" calcext:value-type="float">
            <text:p>7456</text:p>
          </table:table-cell>
          <table:table-cell table:style-name="ce5" office:value-type="float" office:value="430074323" calcext:value-type="float">
            <text:p>430074323</text:p>
          </table:table-cell>
          <table:table-cell table:style-name="ce5" office:value-type="float" office:value="371409513" calcext:value-type="float">
            <text:p>371409513</text:p>
          </table:table-cell>
          <table:table-cell table:style-name="ce5" office:value-type="float" office:value="229634355" calcext:value-type="float">
            <text:p>229634355</text:p>
          </table:table-cell>
          <table:table-cell table:style-name="ce5" office:value-type="float" office:value="4304" calcext:value-type="float">
            <text:p>4304</text:p>
          </table:table-cell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642296312" calcext:value-type="float">
            <text:p>642296312</text:p>
          </table:table-cell>
          <table:table-cell table:style-name="ce5" office:value-type="float" office:value="971156902" calcext:value-type="float">
            <text:p>971156902</text:p>
          </table:table-cell>
          <table:table-cell table:style-name="ce5" office:value-type="float" office:value="825826722" calcext:value-type="float">
            <text:p>825826722</text:p>
          </table:table-cell>
          <table:table-cell table:style-name="ce5" office:value-type="float" office:value="4476" calcext:value-type="float">
            <text:p>4476</text:p>
          </table:table-cell>
        </table:table-row>
        <table:table-row table:style-name="ro1">
          <table:table-cell table:style-name="ce5" office:value-type="float" office:value="3923" calcext:value-type="float">
            <text:p>3923</text:p>
          </table:table-cell>
          <table:table-cell table:style-name="ce5" office:value-type="float" office:value="537941649" calcext:value-type="float">
            <text:p>537941649</text:p>
          </table:table-cell>
          <table:table-cell table:style-name="ce5" office:value-type="float" office:value="787057860" calcext:value-type="float">
            <text:p>787057860</text:p>
          </table:table-cell>
          <table:table-cell table:style-name="ce5" office:value-type="float" office:value="664241804" calcext:value-type="float">
            <text:p>664241804</text:p>
          </table:table-cell>
          <table:table-cell table:style-name="ce5" office:value-type="float" office:value="4649" calcext:value-type="float">
            <text:p>4649</text:p>
          </table:table-cell>
        </table:table-row>
        <table:table-row table:style-name="ro1"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1035042288" calcext:value-type="float">
            <text:p>1035042288</text:p>
          </table:table-cell>
          <table:table-cell table:style-name="ce5" office:value-type="float" office:value="969911661" calcext:value-type="float">
            <text:p>969911661</text:p>
          </table:table-cell>
          <table:table-cell table:style-name="ce5" office:value-type="float" office:value="19859362" calcext:value-type="float">
            <text:p>19859362</text:p>
          </table:table-cell>
          <table:table-cell table:style-name="ce5" office:value-type="float" office:value="4822" calcext:value-type="float">
            <text:p>4822</text:p>
          </table:table-cell>
        </table:table-row>
        <table:table-row table:style-name="ro1">
          <table:table-cell table:style-name="ce5" office:value-type="float" office:value="5784" calcext:value-type="float">
            <text:p>5784</text:p>
          </table:table-cell>
          <table:table-cell table:style-name="ce5" office:value-type="float" office:value="241567011" calcext:value-type="float">
            <text:p>241567011</text:p>
          </table:table-cell>
          <table:table-cell table:style-name="ce5" office:value-type="float" office:value="1263460842" calcext:value-type="float">
            <text:p>1263460842</text:p>
          </table:table-cell>
          <table:table-cell table:style-name="ce5" office:value-type="float" office:value="239554304" calcext:value-type="float">
            <text:p>239554304</text:p>
          </table:table-cell>
          <table:table-cell table:style-name="ce5" office:value-type="float" office:value="4995" calcext:value-type="float">
            <text:p>4995</text:p>
          </table:table-cell>
        </table:table-row>
        <table:table-row table:style-name="ro1">
          <table:table-cell table:style-name="ce5" office:value-type="float" office:value="5906" calcext:value-type="float">
            <text:p>5906</text:p>
          </table:table-cell>
          <table:table-cell table:style-name="ce5" office:value-type="float" office:value="160540464" calcext:value-type="float">
            <text:p>160540464</text:p>
          </table:table-cell>
          <table:table-cell table:style-name="ce5" office:value-type="float" office:value="1585453958" calcext:value-type="float">
            <text:p>1585453958</text:p>
          </table:table-cell>
          <table:table-cell table:style-name="ce5" office:value-type="float" office:value="1984734068" calcext:value-type="float">
            <text:p>1984734068</text:p>
          </table:table-cell>
          <table:table-cell table:style-name="ce5" office:value-type="float" office:value="5168" calcext:value-type="float">
            <text:p>5168</text:p>
          </table:table-cell>
        </table:table-row>
        <table:table-row table:style-name="ro1"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649842655" calcext:value-type="float">
            <text:p>649842655</text:p>
          </table:table-cell>
          <table:table-cell table:style-name="ce5" office:value-type="float" office:value="1319627774" calcext:value-type="float">
            <text:p>1319627774</text:p>
          </table:table-cell>
          <table:table-cell table:style-name="ce5" office:value-type="float" office:value="1335165268" calcext:value-type="float">
            <text:p>1335165268</text:p>
          </table:table-cell>
          <table:table-cell table:style-name="ce5" office:value-type="float" office:value="5342" calcext:value-type="float">
            <text:p>5342</text:p>
          </table:table-cell>
        </table:table-row>
        <table:table-row table:style-name="ro1">
          <table:table-cell table:style-name="ce5" office:value-type="float" office:value="1277" calcext:value-type="float">
            <text:p>1277</text:p>
          </table:table-cell>
          <table:table-cell table:style-name="ce5" office:value-type="float" office:value="476915432" calcext:value-type="float">
            <text:p>476915432</text:p>
          </table:table-cell>
          <table:table-cell table:style-name="ce5" office:value-type="float" office:value="948414878" calcext:value-type="float">
            <text:p>948414878</text:p>
          </table:table-cell>
          <table:table-cell table:style-name="ce5" office:value-type="float" office:value="1934282588" calcext:value-type="float">
            <text:p>1934282588</text:p>
          </table:table-cell>
          <table:table-cell table:style-name="ce5" office:value-type="float" office:value="5516" calcext:value-type="float">
            <text:p>5516</text:p>
          </table:table-cell>
        </table:table-row>
        <table:table-row table:style-name="ro1">
          <table:table-cell table:style-name="ce5" office:value-type="float" office:value="5151" calcext:value-type="float">
            <text:p>5151</text:p>
          </table:table-cell>
          <table:table-cell table:style-name="ce5" office:value-type="float" office:value="314106023" calcext:value-type="float">
            <text:p>314106023</text:p>
          </table:table-cell>
          <table:table-cell table:style-name="ce5" office:value-type="float" office:value="598174453" calcext:value-type="float">
            <text:p>598174453</text:p>
          </table:table-cell>
          <table:table-cell table:style-name="ce5" office:value-type="float" office:value="1771378773" calcext:value-type="float">
            <text:p>1771378773</text:p>
          </table:table-cell>
          <table:table-cell table:style-name="ce5" office:value-type="float" office:value="5690" calcext:value-type="float">
            <text:p>5690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691456787" calcext:value-type="float">
            <text:p>691456787</text:p>
          </table:table-cell>
          <table:table-cell table:style-name="ce5" office:value-type="float" office:value="1103283535" calcext:value-type="float">
            <text:p>1103283535</text:p>
          </table:table-cell>
          <table:table-cell table:style-name="ce5" office:value-type="float" office:value="1525791827" calcext:value-type="float">
            <text:p>1525791827</text:p>
          </table:table-cell>
          <table:table-cell table:style-name="ce5" office:value-type="float" office:value="5864" calcext:value-type="float">
            <text:p>5864</text:p>
          </table:table-cell>
        </table:table-row>
        <table:table-row table:style-name="ro1"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818803426" calcext:value-type="float">
            <text:p>818803426</text:p>
          </table:table-cell>
          <table:table-cell table:style-name="ce5" office:value-type="float" office:value="1122289836" calcext:value-type="float">
            <text:p>1122289836</text:p>
          </table:table-cell>
          <table:table-cell table:style-name="ce5" office:value-type="float" office:value="209542780" calcext:value-type="float">
            <text:p>209542780</text:p>
          </table:table-cell>
          <table:table-cell table:style-name="ce5" office:value-type="float" office:value="6038" calcext:value-type="float">
            <text:p>6038</text:p>
          </table:table-cell>
        </table:table-row>
        <table:table-row table:style-name="ro1"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89766187" calcext:value-type="float">
            <text:p>89766187</text:p>
          </table:table-cell>
          <table:table-cell table:style-name="ce5" office:value-type="float" office:value="1608982450" calcext:value-type="float">
            <text:p>1608982450</text:p>
          </table:table-cell>
          <table:table-cell table:style-name="ce5" office:value-type="float" office:value="1804688531" calcext:value-type="float">
            <text:p>1804688531</text:p>
          </table:table-cell>
          <table:table-cell table:style-name="ce5" office:value-type="float" office:value="6212" calcext:value-type="float">
            <text:p>6212</text:p>
          </table:table-cell>
        </table:table-row>
        <table:table-row table:style-name="ro1">
          <table:table-cell table:style-name="ce5" office:value-type="float" office:value="828" calcext:value-type="float">
            <text:p>828</text:p>
          </table:table-cell>
          <table:table-cell table:style-name="ce5" office:value-type="float" office:value="774937156" calcext:value-type="float">
            <text:p>774937156</text:p>
          </table:table-cell>
          <table:table-cell table:style-name="ce5" office:value-type="float" office:value="2113239516" calcext:value-type="float">
            <text:p>2113239516</text:p>
          </table:table-cell>
          <table:table-cell table:style-name="ce5" office:value-type="float" office:value="828557589" calcext:value-type="float">
            <text:p>828557589</text:p>
          </table:table-cell>
          <table:table-cell table:style-name="ce5" office:value-type="float" office:value="6387" calcext:value-type="float">
            <text:p>6387</text:p>
          </table:table-cell>
        </table:table-row>
        <table:table-row table:style-name="ro1"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177297043" calcext:value-type="float">
            <text:p>177297043</text:p>
          </table:table-cell>
          <table:table-cell table:style-name="ce5" office:value-type="float" office:value="2621560" calcext:value-type="float">
            <text:p>2621560</text:p>
          </table:table-cell>
          <table:table-cell table:style-name="ce5" office:value-type="float" office:value="2126388949" calcext:value-type="float">
            <text:p>2126388949</text:p>
          </table:table-cell>
          <table:table-cell table:style-name="ce5" office:value-type="float" office:value="6562" calcext:value-type="float">
            <text:p>6562</text:p>
          </table:table-cell>
        </table:table-row>
        <table:table-row table:style-name="ro1"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547891393" calcext:value-type="float">
            <text:p>547891393</text:p>
          </table:table-cell>
          <table:table-cell table:style-name="ce5" office:value-type="float" office:value="1355215442" calcext:value-type="float">
            <text:p>1355215442</text:p>
          </table:table-cell>
          <table:table-cell table:style-name="ce5" office:value-type="float" office:value="976614433" calcext:value-type="float">
            <text:p>976614433</text:p>
          </table:table-cell>
          <table:table-cell table:style-name="ce5" office:value-type="float" office:value="6737" calcext:value-type="float">
            <text:p>6737</text:p>
          </table:table-cell>
        </table:table-row>
        <table:table-row table:style-name="ro1">
          <table:table-cell table:style-name="ce5" office:value-type="float" office:value="2116" calcext:value-type="float">
            <text:p>2116</text:p>
          </table:table-cell>
          <table:table-cell table:style-name="ce5" office:value-type="float" office:value="1000621552" calcext:value-type="float">
            <text:p>1000621552</text:p>
          </table:table-cell>
          <table:table-cell table:style-name="ce5" office:value-type="float" office:value="1598954983" calcext:value-type="float">
            <text:p>1598954983</text:p>
          </table:table-cell>
          <table:table-cell table:style-name="ce5" office:value-type="float" office:value="713048430" calcext:value-type="float">
            <text:p>713048430</text:p>
          </table:table-cell>
          <table:table-cell table:style-name="ce5" office:value-type="float" office:value="6912" calcext:value-type="float">
            <text:p>6912</text:p>
          </table:table-cell>
        </table:table-row>
        <table:table-row table:style-name="ro1">
          <table:table-cell table:style-name="ce5" office:value-type="float" office:value="4948" calcext:value-type="float">
            <text:p>4948</text:p>
          </table:table-cell>
          <table:table-cell table:style-name="ce5" office:value-type="float" office:value="1005293898" calcext:value-type="float">
            <text:p>1005293898</text:p>
          </table:table-cell>
          <table:table-cell table:style-name="ce5" office:value-type="float" office:value="1550849366" calcext:value-type="float">
            <text:p>1550849366</text:p>
          </table:table-cell>
          <table:table-cell table:style-name="ce5" office:value-type="float" office:value="2087097656" calcext:value-type="float">
            <text:p>2087097656</text:p>
          </table:table-cell>
          <table:table-cell table:style-name="ce5" office:value-type="float" office:value="7088" calcext:value-type="float">
            <text:p>7088</text:p>
          </table:table-cell>
        </table:table-row>
        <table:table-row table:style-name="ro1">
          <table:table-cell table:style-name="ce5" office:value-type="float" office:value="9583" calcext:value-type="float">
            <text:p>9583</text:p>
          </table:table-cell>
          <table:table-cell table:style-name="ce5" office:value-type="float" office:value="352442790" calcext:value-type="float">
            <text:p>352442790</text:p>
          </table:table-cell>
          <table:table-cell table:style-name="ce5" office:value-type="float" office:value="1281877310" calcext:value-type="float">
            <text:p>1281877310</text:p>
          </table:table-cell>
          <table:table-cell table:style-name="ce5" office:value-type="float" office:value="1751250694" calcext:value-type="float">
            <text:p>1751250694</text:p>
          </table:table-cell>
          <table:table-cell table:style-name="ce5" office:value-type="float" office:value="7264" calcext:value-type="float">
            <text:p>7264</text:p>
          </table:table-cell>
        </table:table-row>
        <table:table-row table:style-name="ro1"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645338379" calcext:value-type="float">
            <text:p>645338379</text:p>
          </table:table-cell>
          <table:table-cell table:style-name="ce5" office:value-type="float" office:value="812421444" calcext:value-type="float">
            <text:p>812421444</text:p>
          </table:table-cell>
          <table:table-cell table:style-name="ce5" office:value-type="float" office:value="752391662" calcext:value-type="float">
            <text:p>752391662</text:p>
          </table:table-cell>
          <table:table-cell table:style-name="ce5" office:value-type="float" office:value="7440" calcext:value-type="float">
            <text:p>7440</text:p>
          </table:table-cell>
        </table:table-row>
        <table:table-row table:style-name="ro1">
          <table:table-cell table:style-name="ce5" office:value-type="float" office:value="9975" calcext:value-type="float">
            <text:p>9975</text:p>
          </table:table-cell>
          <table:table-cell table:style-name="ce5" office:value-type="float" office:value="1068320148" calcext:value-type="float">
            <text:p>1068320148</text:p>
          </table:table-cell>
          <table:table-cell table:style-name="ce5" office:value-type="float" office:value="372785841" calcext:value-type="float">
            <text:p>372785841</text:p>
          </table:table-cell>
          <table:table-cell table:style-name="ce5" office:value-type="float" office:value="1719776855" calcext:value-type="float">
            <text:p>1719776855</text:p>
          </table:table-cell>
          <table:table-cell table:style-name="ce5" office:value-type="float" office:value="7616" calcext:value-type="float">
            <text:p>7616</text:p>
          </table:table-cell>
        </table:table-row>
        <table:table-row table:style-name="ro1">
          <table:table-cell table:style-name="ce5" office:value-type="float" office:value="7477" calcext:value-type="float">
            <text:p>7477</text:p>
          </table:table-cell>
          <table:table-cell table:style-name="ce5" office:value-type="float" office:value="143699850" calcext:value-type="float">
            <text:p>143699850</text:p>
          </table:table-cell>
          <table:table-cell table:style-name="ce5" office:value-type="float" office:value="929539646" calcext:value-type="float">
            <text:p>929539646</text:p>
          </table:table-cell>
          <table:table-cell table:style-name="ce5" office:value-type="float" office:value="1066515780" calcext:value-type="float">
            <text:p>1066515780</text:p>
          </table:table-cell>
          <table:table-cell table:style-name="ce5" office:value-type="float" office:value="7792" calcext:value-type="float">
            <text:p>7792</text:p>
          </table:table-cell>
        </table:table-row>
        <table:table-row table:style-name="ro1"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371367472" calcext:value-type="float">
            <text:p>371367472</text:p>
          </table:table-cell>
          <table:table-cell table:style-name="ce5" office:value-type="float" office:value="2107799788" calcext:value-type="float">
            <text:p>2107799788</text:p>
          </table:table-cell>
          <table:table-cell table:style-name="ce5" office:value-type="float" office:value="553141997" calcext:value-type="float">
            <text:p>553141997</text:p>
          </table:table-cell>
          <table:table-cell table:style-name="ce5" office:value-type="float" office:value="7968" calcext:value-type="float">
            <text:p>7968</text:p>
          </table:table-cell>
        </table:table-row>
        <table:table-row table:style-name="ro1"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381569321" calcext:value-type="float">
            <text:p>381569321</text:p>
          </table:table-cell>
          <table:table-cell table:style-name="ce5" office:value-type="float" office:value="1244978844" calcext:value-type="float">
            <text:p>1244978844</text:p>
          </table:table-cell>
          <table:table-cell table:style-name="ce5" office:value-type="float" office:value="870362079" calcext:value-type="float">
            <text:p>870362079</text:p>
          </table:table-cell>
          <table:table-cell table:style-name="ce5" office:value-type="float" office:value="8145" calcext:value-type="float">
            <text:p>8145</text:p>
          </table:table-cell>
        </table:table-row>
        <table:table-row table:style-name="ro1"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352594053" calcext:value-type="float">
            <text:p>352594053</text:p>
          </table:table-cell>
          <table:table-cell table:style-name="ce5" office:value-type="float" office:value="692550622" calcext:value-type="float">
            <text:p>692550622</text:p>
          </table:table-cell>
          <table:table-cell table:style-name="ce5" office:value-type="float" office:value="1600755348" calcext:value-type="float">
            <text:p>1600755348</text:p>
          </table:table-cell>
          <table:table-cell table:style-name="ce5" office:value-type="float" office:value="8322" calcext:value-type="float">
            <text:p>8322</text:p>
          </table:table-cell>
        </table:table-row>
        <table:table-row table:style-name="ro1">
          <table:table-cell table:style-name="ce5" office:value-type="float" office:value="8880" calcext:value-type="float">
            <text:p>8880</text:p>
          </table:table-cell>
          <table:table-cell table:style-name="ce5" office:value-type="float" office:value="1018756305" calcext:value-type="float">
            <text:p>1018756305</text:p>
          </table:table-cell>
          <table:table-cell table:style-name="ce5" office:value-type="float" office:value="491149266" calcext:value-type="float">
            <text:p>491149266</text:p>
          </table:table-cell>
          <table:table-cell table:style-name="ce5" office:value-type="float" office:value="1328707547" calcext:value-type="float">
            <text:p>1328707547</text:p>
          </table:table-cell>
          <table:table-cell table:style-name="ce5" office:value-type="float" office:value="8499" calcext:value-type="float">
            <text:p>8499</text:p>
          </table:table-cell>
        </table:table-row>
        <table:table-row table:style-name="ro1">
          <table:table-cell table:style-name="ce5" office:value-type="float" office:value="5169" calcext:value-type="float">
            <text:p>5169</text:p>
          </table:table-cell>
          <table:table-cell table:style-name="ce5" office:value-type="float" office:value="516126163" calcext:value-type="float">
            <text:p>516126163</text:p>
          </table:table-cell>
          <table:table-cell table:style-name="ce5" office:value-type="float" office:value="2143649612" calcext:value-type="float">
            <text:p>2143649612</text:p>
          </table:table-cell>
          <table:table-cell table:style-name="ce5" office:value-type="float" office:value="367560118" calcext:value-type="float">
            <text:p>367560118</text:p>
          </table:table-cell>
          <table:table-cell table:style-name="ce5" office:value-type="float" office:value="8676" calcext:value-type="float">
            <text:p>8676</text:p>
          </table:table-cell>
        </table:table-row>
        <table:table-row table:style-name="ro1">
          <table:table-cell table:style-name="ce5" office:value-type="float" office:value="5132" calcext:value-type="float">
            <text:p>5132</text:p>
          </table:table-cell>
          <table:table-cell table:style-name="ce5" office:value-type="float" office:value="369317018" calcext:value-type="float">
            <text:p>369317018</text:p>
          </table:table-cell>
          <table:table-cell table:style-name="ce5" office:value-type="float" office:value="1745369109" calcext:value-type="float">
            <text:p>1745369109</text:p>
          </table:table-cell>
          <table:table-cell table:style-name="ce5" office:value-type="float" office:value="586396449" calcext:value-type="float">
            <text:p>586396449</text:p>
          </table:table-cell>
          <table:table-cell table:style-name="ce5" office:value-type="float" office:value="8854" calcext:value-type="float">
            <text:p>8854</text:p>
          </table:table-cell>
        </table:table-row>
        <table:table-row table:style-name="ro1">
          <table:table-cell table:style-name="ce5" office:value-type="float" office:value="5422" calcext:value-type="float">
            <text:p>5422</text:p>
          </table:table-cell>
          <table:table-cell table:style-name="ce5" office:value-type="float" office:value="75950833" calcext:value-type="float">
            <text:p>75950833</text:p>
          </table:table-cell>
          <table:table-cell table:style-name="ce5" office:value-type="float" office:value="1211488424" calcext:value-type="float">
            <text:p>1211488424</text:p>
          </table:table-cell>
          <table:table-cell table:style-name="ce5" office:value-type="float" office:value="200756356" calcext:value-type="float">
            <text:p>200756356</text:p>
          </table:table-cell>
          <table:table-cell table:style-name="ce5" office:value-type="float" office:value="9032" calcext:value-type="float">
            <text:p>9032</text:p>
          </table:table-cell>
        </table:table-row>
        <table:table-row table:style-name="ro1">
          <table:table-cell table:style-name="ce5" office:value-type="float" office:value="2891" calcext:value-type="float">
            <text:p>2891</text:p>
          </table:table-cell>
          <table:table-cell table:style-name="ce5" office:value-type="float" office:value="654145247" calcext:value-type="float">
            <text:p>654145247</text:p>
          </table:table-cell>
          <table:table-cell table:style-name="ce5" office:value-type="float" office:value="1650665254" calcext:value-type="float">
            <text:p>1650665254</text:p>
          </table:table-cell>
          <table:table-cell table:style-name="ce5" office:value-type="float" office:value="184132205" calcext:value-type="float">
            <text:p>184132205</text:p>
          </table:table-cell>
          <table:table-cell table:style-name="ce5" office:value-type="float" office:value="9210" calcext:value-type="float">
            <text:p>9210</text:p>
          </table:table-cell>
        </table:table-row>
        <table:table-row table:style-name="ro1">
          <table:table-cell table:style-name="ce5" office:value-type="float" office:value="8137" calcext:value-type="float">
            <text:p>8137</text:p>
          </table:table-cell>
          <table:table-cell table:style-name="ce5" office:value-type="float" office:value="330156708" calcext:value-type="float">
            <text:p>330156708</text:p>
          </table:table-cell>
          <table:table-cell table:style-name="ce5" office:value-type="float" office:value="921150654" calcext:value-type="float">
            <text:p>921150654</text:p>
          </table:table-cell>
          <table:table-cell table:style-name="ce5" office:value-type="float" office:value="875218817" calcext:value-type="float">
            <text:p>875218817</text:p>
          </table:table-cell>
          <table:table-cell table:style-name="ce5" office:value-type="float" office:value="9388" calcext:value-type="float">
            <text:p>9388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60691727" calcext:value-type="float">
            <text:p>160691727</text:p>
          </table:table-cell>
          <table:table-cell table:style-name="ce5" office:value-type="float" office:value="203629673" calcext:value-type="float">
            <text:p>203629673</text:p>
          </table:table-cell>
          <table:table-cell table:style-name="ce5" office:value-type="float" office:value="64858902" calcext:value-type="float">
            <text:p>64858902</text:p>
          </table:table-cell>
          <table:table-cell table:style-name="ce5" office:value-type="float" office:value="9566" calcext:value-type="float">
            <text:p>9566</text:p>
          </table:table-cell>
        </table:table-row>
        <table:table-row table:style-name="ro1">
          <table:table-cell table:style-name="ce5" office:value-type="float" office:value="7099" calcext:value-type="float">
            <text:p>7099</text:p>
          </table:table-cell>
          <table:table-cell table:style-name="ce5" office:value-type="float" office:value="422225454" calcext:value-type="float">
            <text:p>422225454</text:p>
          </table:table-cell>
          <table:table-cell table:style-name="ce5" office:value-type="float" office:value="360857734" calcext:value-type="float">
            <text:p>360857734</text:p>
          </table:table-cell>
          <table:table-cell table:style-name="ce5" office:value-type="float" office:value="1712850809" calcext:value-type="float">
            <text:p>1712850809</text:p>
          </table:table-cell>
          <table:table-cell table:style-name="ce5" office:value-type="float" office:value="9744" calcext:value-type="float">
            <text:p>9744</text:p>
          </table:table-cell>
        </table:table-row>
        <table:table-row table:style-name="ro1"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191868712" calcext:value-type="float">
            <text:p>191868712</text:p>
          </table:table-cell>
          <table:table-cell table:style-name="ce5" office:value-type="float" office:value="315373668" calcext:value-type="float">
            <text:p>315373668</text:p>
          </table:table-cell>
          <table:table-cell table:style-name="ce5" office:value-type="float" office:value="59083533" calcext:value-type="float">
            <text:p>59083533</text:p>
          </table:table-cell>
          <table:table-cell table:style-name="ce5" office:value-type="float" office:value="9923" calcext:value-type="float">
            <text:p>9923</text:p>
          </table:table-cell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446612411" calcext:value-type="float">
            <text:p>446612411</text:p>
          </table:table-cell>
          <table:table-cell table:style-name="ce5" office:value-type="float" office:value="1690250810" calcext:value-type="float">
            <text:p>1690250810</text:p>
          </table:table-cell>
          <table:table-cell table:style-name="ce5" office:value-type="float" office:value="1061836742" calcext:value-type="float">
            <text:p>1061836742</text:p>
          </table:table-cell>
          <table:table-cell table:style-name="ce5" office:value-type="float" office:value="102" calcext:value-type="float">
            <text:p>102</text:p>
          </table:table-cell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620581668" calcext:value-type="float">
            <text:p>620581668</text:p>
          </table:table-cell>
          <table:table-cell table:style-name="ce5" office:value-type="float" office:value="838047193" calcext:value-type="float">
            <text:p>838047193</text:p>
          </table:table-cell>
          <table:table-cell table:style-name="ce5" office:value-type="float" office:value="1059065972" calcext:value-type="float">
            <text:p>1059065972</text:p>
          </table:table-cell>
          <table:table-cell table:style-name="ce5" office:value-type="float" office:value="281" calcext:value-type="float">
            <text:p>281</text:p>
          </table:table-cell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5" office:value-type="float" office:value="1001209797" calcext:value-type="float">
            <text:p>1001209797</text:p>
          </table:table-cell>
          <table:table-cell table:style-name="ce5" office:value-type="float" office:value="1685728628" calcext:value-type="float">
            <text:p>1685728628</text:p>
          </table:table-cell>
          <table:table-cell table:style-name="ce5" office:value-type="float" office:value="616576300" calcext:value-type="float">
            <text:p>616576300</text:p>
          </table:table-cell>
          <table:table-cell table:style-name="ce5" office:value-type="float" office:value="460" calcext:value-type="float">
            <text:p>460</text:p>
          </table:table-cell>
        </table:table-row>
        <table:table-row table:style-name="ro1"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27866006" calcext:value-type="float">
            <text:p>27866006</text:p>
          </table:table-cell>
          <table:table-cell table:style-name="ce5" office:value-type="float" office:value="1412955301" calcext:value-type="float">
            <text:p>1412955301</text:p>
          </table:table-cell>
          <table:table-cell table:style-name="ce5" office:value-type="float" office:value="1201030497" calcext:value-type="float">
            <text:p>1201030497</text:p>
          </table:table-cell>
          <table:table-cell table:style-name="ce5" office:value-type="float" office:value="640" calcext:value-type="float">
            <text:p>640</text:p>
          </table:table-cell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443637572" calcext:value-type="float">
            <text:p>443637572</text:p>
          </table:table-cell>
          <table:table-cell table:style-name="ce5" office:value-type="float" office:value="1440874924" calcext:value-type="float">
            <text:p>1440874924</text:p>
          </table:table-cell>
          <table:table-cell table:style-name="ce5" office:value-type="float" office:value="1612140642" calcext:value-type="float">
            <text:p>1612140642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775" calcext:value-type="float">
            <text:p>775</text:p>
          </table:table-cell>
          <table:table-cell table:style-name="ce5" office:value-type="float" office:value="345871253" calcext:value-type="float">
            <text:p>345871253</text:p>
          </table:table-cell>
          <table:table-cell table:style-name="ce5" office:value-type="float" office:value="82054837" calcext:value-type="float">
            <text:p>82054837</text:p>
          </table:table-cell>
          <table:table-cell table:style-name="ce5" office:value-type="float" office:value="1417291917" calcext:value-type="float">
            <text:p>1417291917</text:p>
          </table:table-cell>
          <table:table-cell table:style-name="ce5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5861" calcext:value-type="float">
            <text:p>5861</text:p>
          </table:table-cell>
          <table:table-cell table:style-name="ce5" office:value-type="float" office:value="786668442" calcext:value-type="float">
            <text:p>786668442</text:p>
          </table:table-cell>
          <table:table-cell table:style-name="ce5" office:value-type="float" office:value="1906398441" calcext:value-type="float">
            <text:p>1906398441</text:p>
          </table:table-cell>
          <table:table-cell table:style-name="ce5" office:value-type="float" office:value="1583929569" calcext:value-type="float">
            <text:p>1583929569</text:p>
          </table:table-cell>
          <table:table-cell table:style-name="ce5" office:value-type="float" office:value="1180" calcext:value-type="float">
            <text:p>1180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64017863" calcext:value-type="float">
            <text:p>64017863</text:p>
          </table:table-cell>
          <table:table-cell table:style-name="ce5" office:value-type="float" office:value="15991516" calcext:value-type="float">
            <text:p>15991516</text:p>
          </table:table-cell>
          <table:table-cell table:style-name="ce5" office:value-type="float" office:value="128261300" calcext:value-type="float">
            <text:p>128261300</text:p>
          </table:table-cell>
          <table:table-cell table:style-name="ce5" office:value-type="float" office:value="1360" calcext:value-type="float">
            <text:p>1360</text:p>
          </table:table-cell>
        </table:table-row>
        <table:table-row table:style-name="ro1"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67043123" calcext:value-type="float">
            <text:p>67043123</text:p>
          </table:table-cell>
          <table:table-cell table:style-name="ce5" office:value-type="float" office:value="468276155" calcext:value-type="float">
            <text:p>468276155</text:p>
          </table:table-cell>
          <table:table-cell table:style-name="ce5" office:value-type="float" office:value="557209411" calcext:value-type="float">
            <text:p>557209411</text:p>
          </table:table-cell>
          <table:table-cell table:style-name="ce5" office:value-type="float" office:value="1540" calcext:value-type="float">
            <text:p>1540</text:p>
          </table:table-cell>
        </table:table-row>
        <table:table-row table:style-name="ro1">
          <table:table-cell table:style-name="ce5" office:value-type="float" office:value="1721" calcext:value-type="float">
            <text:p>1721</text:p>
          </table:table-cell>
          <table:table-cell table:style-name="ce5" office:value-type="float" office:value="871090003" calcext:value-type="float">
            <text:p>871090003</text:p>
          </table:table-cell>
          <table:table-cell table:style-name="ce5" office:value-type="float" office:value="359612502" calcext:value-type="float">
            <text:p>359612502</text:p>
          </table:table-cell>
          <table:table-cell table:style-name="ce5" office:value-type="float" office:value="1295744681" calcext:value-type="float">
            <text:p>1295744681</text:p>
          </table:table-cell>
          <table:table-cell table:style-name="ce5" office:value-type="float" office:value="1721" calcext:value-type="float">
            <text:p>1721</text:p>
          </table:table-cell>
        </table:table-row>
        <table:table-row table:style-name="ro1">
          <table:table-cell table:style-name="ce5" office:value-type="float" office:value="578" calcext:value-type="float">
            <text:p>578</text:p>
          </table:table-cell>
          <table:table-cell table:style-name="ce5" office:value-type="float" office:value="531067586" calcext:value-type="float">
            <text:p>531067586</text:p>
          </table:table-cell>
          <table:table-cell table:style-name="ce5" office:value-type="float" office:value="2062840034" calcext:value-type="float">
            <text:p>2062840034</text:p>
          </table:table-cell>
          <table:table-cell table:style-name="ce5" office:value-type="float" office:value="1697446424" calcext:value-type="float">
            <text:p>1697446424</text:p>
          </table:table-cell>
          <table:table-cell table:style-name="ce5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float" office:value="4274" calcext:value-type="float">
            <text:p>4274</text:p>
          </table:table-cell>
          <table:table-cell table:style-name="ce5" office:value-type="float" office:value="885796128" calcext:value-type="float">
            <text:p>885796128</text:p>
          </table:table-cell>
          <table:table-cell table:style-name="ce5" office:value-type="float" office:value="1021884088" calcext:value-type="float">
            <text:p>1021884088</text:p>
          </table:table-cell>
          <table:table-cell table:style-name="ce5" office:value-type="float" office:value="526374182" calcext:value-type="float">
            <text:p>526374182</text:p>
          </table:table-cell>
          <table:table-cell table:style-name="ce5" office:value-type="float" office:value="2083" calcext:value-type="float">
            <text:p>2083</text:p>
          </table:table-cell>
        </table:table-row>
        <table:table-row table:style-name="ro1">
          <table:table-cell table:style-name="ce5" office:value-type="float" office:value="4215" calcext:value-type="float">
            <text:p>4215</text:p>
          </table:table-cell>
          <table:table-cell table:style-name="ce5" office:value-type="float" office:value="834181831" calcext:value-type="float">
            <text:p>834181831</text:p>
          </table:table-cell>
          <table:table-cell table:style-name="ce5" office:value-type="float" office:value="1061273027" calcext:value-type="float">
            <text:p>1061273027</text:p>
          </table:table-cell>
          <table:table-cell table:style-name="ce5" office:value-type="float" office:value="726027437" calcext:value-type="float">
            <text:p>726027437</text:p>
          </table:table-cell>
          <table:table-cell table:style-name="ce5" office:value-type="float" office:value="2264" calcext:value-type="float">
            <text:p>2264</text:p>
          </table:table-cell>
        </table:table-row>
        <table:table-row table:style-name="ro1">
          <table:table-cell table:style-name="ce5" office:value-type="float" office:value="5430" calcext:value-type="float">
            <text:p>5430</text:p>
          </table:table-cell>
          <table:table-cell table:style-name="ce5" office:value-type="float" office:value="291971204" calcext:value-type="float">
            <text:p>291971204</text:p>
          </table:table-cell>
          <table:table-cell table:style-name="ce5" office:value-type="float" office:value="1877102499" calcext:value-type="float">
            <text:p>1877102499</text:p>
          </table:table-cell>
          <table:table-cell table:style-name="ce5" office:value-type="float" office:value="186488207" calcext:value-type="float">
            <text:p>186488207</text:p>
          </table:table-cell>
          <table:table-cell table:style-name="ce5" office:value-type="float" office:value="2446" calcext:value-type="float">
            <text:p>2446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334005511" calcext:value-type="float">
            <text:p>334005511</text:p>
          </table:table-cell>
          <table:table-cell table:style-name="ce5" office:value-type="float" office:value="786468" calcext:value-type="float">
            <text:p>786468</text:p>
          </table:table-cell>
          <table:table-cell table:style-name="ce5" office:value-type="float" office:value="1322058989" calcext:value-type="float">
            <text:p>1322058989</text:p>
          </table:table-cell>
          <table:table-cell table:style-name="ce5" office:value-type="float" office:value="2628" calcext:value-type="float">
            <text:p>2628</text:p>
          </table:table-cell>
        </table:table-row>
        <table:table-row table:style-name="ro1">
          <table:table-cell table:style-name="ce5" office:value-type="float" office:value="7451" calcext:value-type="float">
            <text:p>7451</text:p>
          </table:table-cell>
          <table:table-cell table:style-name="ce5" office:value-type="float" office:value="710919293" calcext:value-type="float">
            <text:p>710919293</text:p>
          </table:table-cell>
          <table:table-cell table:style-name="ce5" office:value-type="float" office:value="664762077" calcext:value-type="float">
            <text:p>664762077</text:p>
          </table:table-cell>
          <table:table-cell table:style-name="ce5" office:value-type="float" office:value="1721863683" calcext:value-type="float">
            <text:p>1721863683</text:p>
          </table:table-cell>
          <table:table-cell table:style-name="ce5" office:value-type="float" office:value="2810" calcext:value-type="float">
            <text:p>2810</text:p>
          </table:table-cell>
        </table:table-row>
        <table:table-row table:style-name="ro1">
          <table:table-cell table:style-name="ce5" office:value-type="float" office:value="6750" calcext:value-type="float">
            <text:p>6750</text:p>
          </table:table-cell>
          <table:table-cell table:style-name="ce5" office:value-type="float" office:value="214457320" calcext:value-type="float">
            <text:p>214457320</text:p>
          </table:table-cell>
          <table:table-cell table:style-name="ce5" office:value-type="float" office:value="1722627085" calcext:value-type="float">
            <text:p>1722627085</text:p>
          </table:table-cell>
          <table:table-cell table:style-name="ce5" office:value-type="float" office:value="432428070" calcext:value-type="float">
            <text:p>432428070</text:p>
          </table:table-cell>
          <table:table-cell table:style-name="ce5" office:value-type="float" office:value="2992" calcext:value-type="float">
            <text:p>2992</text:p>
          </table:table-cell>
        </table:table-row>
        <table:table-row table:style-name="ro1">
          <table:table-cell table:style-name="ce5" office:value-type="float" office:value="1648" calcext:value-type="float">
            <text:p>1648</text:p>
          </table:table-cell>
          <table:table-cell table:style-name="ce5" office:value-type="float" office:value="236239192" calcext:value-type="float">
            <text:p>236239192</text:p>
          </table:table-cell>
          <table:table-cell table:style-name="ce5" office:value-type="float" office:value="1533219375" calcext:value-type="float">
            <text:p>1533219375</text:p>
          </table:table-cell>
          <table:table-cell table:style-name="ce5" office:value-type="float" office:value="1039134499" calcext:value-type="float">
            <text:p>1039134499</text:p>
          </table:table-cell>
          <table:table-cell table:style-name="ce5" office:value-type="float" office:value="3174" calcext:value-type="float">
            <text:p>3174</text:p>
          </table:table-cell>
        </table:table-row>
        <table:table-row table:style-name="ro1"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48673072" calcext:value-type="float">
            <text:p>48673072</text:p>
          </table:table-cell>
          <table:table-cell table:style-name="ce5" office:value-type="float" office:value="405096559" calcext:value-type="float">
            <text:p>405096559</text:p>
          </table:table-cell>
          <table:table-cell table:style-name="ce5" office:value-type="float" office:value="589403661" calcext:value-type="float">
            <text:p>589403661</text:p>
          </table:table-cell>
          <table:table-cell table:style-name="ce5" office:value-type="float" office:value="3356" calcext:value-type="float">
            <text:p>3356</text:p>
          </table:table-cell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715692481" calcext:value-type="float">
            <text:p>715692481</text:p>
          </table:table-cell>
          <table:table-cell table:style-name="ce5" office:value-type="float" office:value="1568282731" calcext:value-type="float">
            <text:p>1568282731</text:p>
          </table:table-cell>
          <table:table-cell table:style-name="ce5" office:value-type="float" office:value="1913534256" calcext:value-type="float">
            <text:p>1913534256</text:p>
          </table:table-cell>
          <table:table-cell table:style-name="ce5" office:value-type="float" office:value="3539" calcext:value-type="float">
            <text:p>3539</text:p>
          </table:table-cell>
        </table:table-row>
        <table:table-row table:style-name="ro1">
          <table:table-cell table:style-name="ce5" office:value-type="float" office:value="1837" calcext:value-type="float">
            <text:p>1837</text:p>
          </table:table-cell>
          <table:table-cell table:style-name="ce5" office:value-type="float" office:value="1009008245" calcext:value-type="float">
            <text:p>1009008245</text:p>
          </table:table-cell>
          <table:table-cell table:style-name="ce5" office:value-type="float" office:value="1650534185" calcext:value-type="float">
            <text:p>1650534185</text:p>
          </table:table-cell>
          <table:table-cell table:style-name="ce5" office:value-type="float" office:value="1239630340" calcext:value-type="float">
            <text:p>1239630340</text:p>
          </table:table-cell>
          <table:table-cell table:style-name="ce5" office:value-type="float" office:value="3722" calcext:value-type="float">
            <text:p>3722</text:p>
          </table:table-cell>
        </table:table-row>
        <table:table-row table:style-name="ro1">
          <table:table-cell table:style-name="ce5" office:value-type="float" office:value="6717" calcext:value-type="float">
            <text:p>6717</text:p>
          </table:table-cell>
          <table:table-cell table:style-name="ce5" office:value-type="float" office:value="581169253" calcext:value-type="float">
            <text:p>581169253</text:p>
          </table:table-cell>
          <table:table-cell table:style-name="ce5" office:value-type="float" office:value="1036302668" calcext:value-type="float">
            <text:p>1036302668</text:p>
          </table:table-cell>
          <table:table-cell table:style-name="ce5" office:value-type="float" office:value="682732585" calcext:value-type="float">
            <text:p>682732585</text:p>
          </table:table-cell>
          <table:table-cell table:style-name="ce5" office:value-type="float" office:value="3905" calcext:value-type="float">
            <text:p>3905</text:p>
          </table:table-cell>
        </table:table-row>
        <table:table-row table:style-name="ro1">
          <table:table-cell table:style-name="ce5" office:value-type="float" office:value="8757" calcext:value-type="float">
            <text:p>8757</text:p>
          </table:table-cell>
          <table:table-cell table:style-name="ce5" office:value-type="float" office:value="986133918" calcext:value-type="float">
            <text:p>986133918</text:p>
          </table:table-cell>
          <table:table-cell table:style-name="ce5" office:value-type="float" office:value="514743306" calcext:value-type="float">
            <text:p>514743306</text:p>
          </table:table-cell>
          <table:table-cell table:style-name="ce5" office:value-type="float" office:value="1348783189" calcext:value-type="float">
            <text:p>1348783189</text:p>
          </table:table-cell>
          <table:table-cell table:style-name="ce5" office:value-type="float" office:value="4088" calcext:value-type="float">
            <text:p>4088</text:p>
          </table:table-cell>
        </table:table-row>
        <table:table-row table:style-name="ro1">
          <table:table-cell table:style-name="ce5" office:value-type="float" office:value="8867" calcext:value-type="float">
            <text:p>8867</text:p>
          </table:table-cell>
          <table:table-cell table:style-name="ce5" office:value-type="float" office:value="642430768" calcext:value-type="float">
            <text:p>642430768</text:p>
          </table:table-cell>
          <table:table-cell table:style-name="ce5" office:value-type="float" office:value="436358662" calcext:value-type="float">
            <text:p>436358662</text:p>
          </table:table-cell>
          <table:table-cell table:style-name="ce5" office:value-type="float" office:value="999467969" calcext:value-type="float">
            <text:p>999467969</text:p>
          </table:table-cell>
          <table:table-cell table:style-name="ce5" office:value-type="float" office:value="4272" calcext:value-type="float">
            <text:p>4272</text:p>
          </table:table-cell>
        </table:table-row>
        <table:table-row table:style-name="ro1">
          <table:table-cell table:style-name="ce5" office:value-type="float" office:value="6300" calcext:value-type="float">
            <text:p>6300</text:p>
          </table:table-cell>
          <table:table-cell table:style-name="ce5" office:value-type="float" office:value="863947028" calcext:value-type="float">
            <text:p>863947028</text:p>
          </table:table-cell>
          <table:table-cell table:style-name="ce5" office:value-type="float" office:value="151984950" calcext:value-type="float">
            <text:p>151984950</text:p>
          </table:table-cell>
          <table:table-cell table:style-name="ce5" office:value-type="float" office:value="1266292625" calcext:value-type="float">
            <text:p>1266292625</text:p>
          </table:table-cell>
          <table:table-cell table:style-name="ce5" office:value-type="float" office:value="4456" calcext:value-type="float">
            <text:p>4456</text:p>
          </table:table-cell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513605113" calcext:value-type="float">
            <text:p>513605113</text:p>
          </table:table-cell>
          <table:table-cell table:style-name="ce5" office:value-type="float" office:value="746554758" calcext:value-type="float">
            <text:p>746554758</text:p>
          </table:table-cell>
          <table:table-cell table:style-name="ce5" office:value-type="float" office:value="1575364136" calcext:value-type="float">
            <text:p>1575364136</text:p>
          </table:table-cell>
          <table:table-cell table:style-name="ce5" office:value-type="float" office:value="4640" calcext:value-type="float">
            <text:p>4640</text:p>
          </table:table-cell>
        </table:table-row>
        <table:table-row table:style-name="ro1">
          <table:table-cell table:style-name="ce5" office:value-type="float" office:value="2382" calcext:value-type="float">
            <text:p>2382</text:p>
          </table:table-cell>
          <table:table-cell table:style-name="ce5" office:value-type="float" office:value="355165524" calcext:value-type="float">
            <text:p>355165524</text:p>
          </table:table-cell>
          <table:table-cell table:style-name="ce5" office:value-type="float" office:value="1449526072" calcext:value-type="float">
            <text:p>1449526072</text:p>
          </table:table-cell>
          <table:table-cell table:style-name="ce5" office:value-type="float" office:value="902879752" calcext:value-type="float">
            <text:p>902879752</text:p>
          </table:table-cell>
          <table:table-cell table:style-name="ce5" office:value-type="float" office:value="4824" calcext:value-type="float">
            <text:p>4824</text:p>
          </table:table-cell>
        </table:table-row>
        <table:table-row table:style-name="ro1">
          <table:table-cell table:style-name="ce5" office:value-type="float" office:value="8003" calcext:value-type="float">
            <text:p>8003</text:p>
          </table:table-cell>
          <table:table-cell table:style-name="ce5" office:value-type="float" office:value="874115263" calcext:value-type="float">
            <text:p>874115263</text:p>
          </table:table-cell>
          <table:table-cell table:style-name="ce5" office:value-type="float" office:value="312293344" calcext:value-type="float">
            <text:p>312293344</text:p>
          </table:table-cell>
          <table:table-cell table:style-name="ce5" office:value-type="float" office:value="1272619944" calcext:value-type="float">
            <text:p>1272619944</text:p>
          </table:table-cell>
          <table:table-cell table:style-name="ce5" office:value-type="float" office:value="5008" calcext:value-type="float">
            <text:p>5008</text:p>
          </table:table-cell>
        </table:table-row>
        <table:table-row table:style-name="ro1"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235650947" calcext:value-type="float">
            <text:p>235650947</text:p>
          </table:table-cell>
          <table:table-cell table:style-name="ce5" office:value-type="float" office:value="886546053" calcext:value-type="float">
            <text:p>886546053</text:p>
          </table:table-cell>
          <table:table-cell table:style-name="ce5" office:value-type="float" office:value="730716120" calcext:value-type="float">
            <text:p>730716120</text:p>
          </table:table-cell>
          <table:table-cell table:style-name="ce5" office:value-type="float" office:value="5192" calcext:value-type="float">
            <text:p>5192</text:p>
          </table:table-cell>
        </table:table-row>
        <table:table-row table:style-name="ro1">
          <table:table-cell table:style-name="ce5" office:value-type="float" office:value="2323" calcext:value-type="float">
            <text:p>2323</text:p>
          </table:table-cell>
          <table:table-cell table:style-name="ce5" office:value-type="float" office:value="433956740" calcext:value-type="float">
            <text:p>433956740</text:p>
          </table:table-cell>
          <table:table-cell table:style-name="ce5" office:value-type="float" office:value="1060093334" calcext:value-type="float">
            <text:p>1060093334</text:p>
          </table:table-cell>
          <table:table-cell table:style-name="ce5" office:value-type="float" office:value="656803177" calcext:value-type="float">
            <text:p>656803177</text:p>
          </table:table-cell>
          <table:table-cell table:style-name="ce5" office:value-type="float" office:value="5377" calcext:value-type="float">
            <text:p>5377</text:p>
          </table:table-cell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303584841" calcext:value-type="float">
            <text:p>303584841</text:p>
          </table:table-cell>
          <table:table-cell table:style-name="ce5" office:value-type="float" office:value="620588791" calcext:value-type="float">
            <text:p>620588791</text:p>
          </table:table-cell>
          <table:table-cell table:style-name="ce5" office:value-type="float" office:value="470036397" calcext:value-type="float">
            <text:p>470036397</text:p>
          </table:table-cell>
          <table:table-cell table:style-name="ce5" office:value-type="float" office:value="5562" calcext:value-type="float">
            <text:p>5562</text:p>
          </table:table-cell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865325202" calcext:value-type="float">
            <text:p>865325202</text:p>
          </table:table-cell>
          <table:table-cell table:style-name="ce5" office:value-type="float" office:value="384124079" calcext:value-type="float">
            <text:p>384124079</text:p>
          </table:table-cell>
          <table:table-cell table:style-name="ce5" office:value-type="float" office:value="141479561" calcext:value-type="float">
            <text:p>141479561</text:p>
          </table:table-cell>
          <table:table-cell table:style-name="ce5" office:value-type="float" office:value="5747" calcext:value-type="float">
            <text:p>5747</text:p>
          </table:table-cell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626312855" calcext:value-type="float">
            <text:p>626312855</text:p>
          </table:table-cell>
          <table:table-cell table:style-name="ce5" office:value-type="float" office:value="2015062103" calcext:value-type="float">
            <text:p>2015062103</text:p>
          </table:table-cell>
          <table:table-cell table:style-name="ce5" office:value-type="float" office:value="415866639" calcext:value-type="float">
            <text:p>415866639</text:p>
          </table:table-cell>
          <table:table-cell table:style-name="ce5" office:value-type="float" office:value="5932" calcext:value-type="float">
            <text:p>5932</text:p>
          </table:table-cell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444343466" calcext:value-type="float">
            <text:p>444343466</text:p>
          </table:table-cell>
          <table:table-cell table:style-name="ce5" office:value-type="float" office:value="42076047" calcext:value-type="float">
            <text:p>42076047</text:p>
          </table:table-cell>
          <table:table-cell table:style-name="ce5" office:value-type="float" office:value="1933866270" calcext:value-type="float">
            <text:p>1933866270</text:p>
          </table:table-cell>
          <table:table-cell table:style-name="ce5" office:value-type="float" office:value="6118" calcext:value-type="float">
            <text:p>6118</text:p>
          </table:table-cell>
        </table:table-row>
        <table:table-row table:style-name="ro1">
          <table:table-cell table:style-name="ce5" office:value-type="float" office:value="6693" calcext:value-type="float">
            <text:p>6693</text:p>
          </table:table-cell>
          <table:table-cell table:style-name="ce5" office:value-type="float" office:value="143279675" calcext:value-type="float">
            <text:p>143279675</text:p>
          </table:table-cell>
          <table:table-cell table:style-name="ce5" office:value-type="float" office:value="1536955098" calcext:value-type="float">
            <text:p>1536955098</text:p>
          </table:table-cell>
          <table:table-cell table:style-name="ce5" office:value-type="float" office:value="319240835" calcext:value-type="float">
            <text:p>319240835</text:p>
          </table:table-cell>
          <table:table-cell table:style-name="ce5" office:value-type="float" office:value="6304" calcext:value-type="float">
            <text:p>6304</text:p>
          </table:table-cell>
        </table:table-row>
        <table:table-row table:style-name="ro1">
          <table:table-cell table:style-name="ce5" office:value-type="float" office:value="8376" calcext:value-type="float">
            <text:p>8376</text:p>
          </table:table-cell>
          <table:table-cell table:style-name="ce5" office:value-type="float" office:value="477957466" calcext:value-type="float">
            <text:p>477957466</text:p>
          </table:table-cell>
          <table:table-cell table:style-name="ce5" office:value-type="float" office:value="1228528564" calcext:value-type="float">
            <text:p>1228528564</text:p>
          </table:table-cell>
          <table:table-cell table:style-name="ce5" office:value-type="float" office:value="1237354921" calcext:value-type="float">
            <text:p>1237354921</text:p>
          </table:table-cell>
          <table:table-cell table:style-name="ce5" office:value-type="float" office:value="6490" calcext:value-type="float">
            <text:p>6490</text:p>
          </table:table-cell>
        </table:table-row>
        <table:table-row table:style-name="ro1">
          <table:table-cell table:style-name="ce5" office:value-type="float" office:value="6802" calcext:value-type="float">
            <text:p>6802</text:p>
          </table:table-cell>
          <table:table-cell table:style-name="ce5" office:value-type="float" office:value="843089541" calcext:value-type="float">
            <text:p>843089541</text:p>
          </table:table-cell>
          <table:table-cell table:style-name="ce5" office:value-type="float" office:value="698383593" calcext:value-type="float">
            <text:p>698383593</text:p>
          </table:table-cell>
          <table:table-cell table:style-name="ce5" office:value-type="float" office:value="1661765280" calcext:value-type="float">
            <text:p>1661765280</text:p>
          </table:table-cell>
          <table:table-cell table:style-name="ce5" office:value-type="float" office:value="6676" calcext:value-type="float">
            <text:p>6676</text:p>
          </table:table-cell>
        </table:table-row>
        <table:table-row table:style-name="ro1">
          <table:table-cell table:style-name="ce5" office:value-type="float" office:value="3120" calcext:value-type="float">
            <text:p>3120</text:p>
          </table:table-cell>
          <table:table-cell table:style-name="ce5" office:value-type="float" office:value="110959814" calcext:value-type="float">
            <text:p>110959814</text:p>
          </table:table-cell>
          <table:table-cell table:style-name="ce5" office:value-type="float" office:value="1947229229" calcext:value-type="float">
            <text:p>1947229229</text:p>
          </table:table-cell>
          <table:table-cell table:style-name="ce5" office:value-type="float" office:value="955791264" calcext:value-type="float">
            <text:p>955791264</text:p>
          </table:table-cell>
          <table:table-cell table:style-name="ce5" office:value-type="float" office:value="6862" calcext:value-type="float">
            <text:p>6862</text:p>
          </table:table-cell>
        </table:table-row>
        <table:table-row table:style-name="ro1"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509201679" calcext:value-type="float">
            <text:p>509201679</text:p>
          </table:table-cell>
          <table:table-cell table:style-name="ce5" office:value-type="float" office:value="1301080228" calcext:value-type="float">
            <text:p>1301080228</text:p>
          </table:table-cell>
          <table:table-cell table:style-name="ce5" office:value-type="float" office:value="1163219106" calcext:value-type="float">
            <text:p>1163219106</text:p>
          </table:table-cell>
          <table:table-cell table:style-name="ce5" office:value-type="float" office:value="7048" calcext:value-type="float">
            <text:p>7048</text:p>
          </table:table-cell>
        </table:table-row>
        <table:table-row table:style-name="ro1"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994772716" calcext:value-type="float">
            <text:p>994772716</text:p>
          </table:table-cell>
          <table:table-cell table:style-name="ce5" office:value-type="float" office:value="685865635" calcext:value-type="float">
            <text:p>685865635</text:p>
          </table:table-cell>
          <table:table-cell table:style-name="ce5" office:value-type="float" office:value="1846395652" calcext:value-type="float">
            <text:p>1846395652</text:p>
          </table:table-cell>
          <table:table-cell table:style-name="ce5" office:value-type="float" office:value="7235" calcext:value-type="float">
            <text:p>7235</text:p>
          </table:table-cell>
        </table:table-row>
        <table:table-row table:style-name="ro1">
          <table:table-cell table:style-name="ce5" office:value-type="float" office:value="3305" calcext:value-type="float">
            <text:p>3305</text:p>
          </table:table-cell>
          <table:table-cell table:style-name="ce5" office:value-type="float" office:value="823694263" calcext:value-type="float">
            <text:p>823694263</text:p>
          </table:table-cell>
          <table:table-cell table:style-name="ce5" office:value-type="float" office:value="331103028" calcext:value-type="float">
            <text:p>331103028</text:p>
          </table:table-cell>
          <table:table-cell table:style-name="ce5" office:value-type="float" office:value="889946070" calcext:value-type="float">
            <text:p>889946070</text:p>
          </table:table-cell>
          <table:table-cell table:style-name="ce5" office:value-type="float" office:value="7422" calcext:value-type="float">
            <text:p>7422</text:p>
          </table:table-cell>
        </table:table-row>
        <table:table-row table:style-name="ro1">
          <table:table-cell table:style-name="ce5" office:value-type="float" office:value="1909" calcext:value-type="float">
            <text:p>1909</text:p>
          </table:table-cell>
          <table:table-cell table:style-name="ce5" office:value-type="float" office:value="1023630335" calcext:value-type="float">
            <text:p>1023630335</text:p>
          </table:table-cell>
          <table:table-cell table:style-name="ce5" office:value-type="float" office:value="1979408878" calcext:value-type="float">
            <text:p>1979408878</text:p>
          </table:table-cell>
          <table:table-cell table:style-name="ce5" office:value-type="float" office:value="1811053777" calcext:value-type="float">
            <text:p>1811053777</text:p>
          </table:table-cell>
          <table:table-cell table:style-name="ce5" office:value-type="float" office:value="7609" calcext:value-type="float">
            <text:p>7609</text:p>
          </table:table-cell>
        </table:table-row>
        <table:table-row table:style-name="ro1">
          <table:table-cell table:style-name="ce5" office:value-type="float" office:value="7823" calcext:value-type="float">
            <text:p>7823</text:p>
          </table:table-cell>
          <table:table-cell table:style-name="ce5" office:value-type="float" office:value="425872573" calcext:value-type="float">
            <text:p>425872573</text:p>
          </table:table-cell>
          <table:table-cell table:style-name="ce5" office:value-type="float" office:value="1459356913" calcext:value-type="float">
            <text:p>1459356913</text:p>
          </table:table-cell>
          <table:table-cell table:style-name="ce5" office:value-type="float" office:value="1971979440" calcext:value-type="float">
            <text:p>1971979440</text:p>
          </table:table-cell>
          <table:table-cell table:style-name="ce5" office:value-type="float" office:value="7796" calcext:value-type="float">
            <text:p>7796</text:p>
          </table:table-cell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518680827" calcext:value-type="float">
            <text:p>518680827</text:p>
          </table:table-cell>
          <table:table-cell table:style-name="ce5" office:value-type="float" office:value="87822269" calcext:value-type="float">
            <text:p>87822269</text:p>
          </table:table-cell>
          <table:table-cell table:style-name="ce5" office:value-type="float" office:value="283032445" calcext:value-type="float">
            <text:p>283032445</text:p>
          </table:table-cell>
          <table:table-cell table:style-name="ce5" office:value-type="float" office:value="7984" calcext:value-type="float">
            <text:p>7984</text:p>
          </table:table-cell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129682812" calcext:value-type="float">
            <text:p>129682812</text:p>
          </table:table-cell>
          <table:table-cell table:style-name="ce5" office:value-type="float" office:value="1688808952" calcext:value-type="float">
            <text:p>1688808952</text:p>
          </table:table-cell>
          <table:table-cell table:style-name="ce5" office:value-type="float" office:value="325971744" calcext:value-type="float">
            <text:p>325971744</text:p>
          </table:table-cell>
          <table:table-cell table:style-name="ce5" office:value-type="float" office:value="8172" calcext:value-type="float">
            <text:p>8172</text:p>
          </table:table-cell>
        </table:table-row>
        <table:table-row table:style-name="ro1">
          <table:table-cell table:style-name="ce5" office:value-type="float" office:value="1828" calcext:value-type="float">
            <text:p>1828</text:p>
          </table:table-cell>
          <table:table-cell table:style-name="ce5" office:value-type="float" office:value="595740922" calcext:value-type="float">
            <text:p>595740922</text:p>
          </table:table-cell>
          <table:table-cell table:style-name="ce5" office:value-type="float" office:value="265695106" calcext:value-type="float">
            <text:p>265695106</text:p>
          </table:table-cell>
          <table:table-cell table:style-name="ce5" office:value-type="float" office:value="600407201" calcext:value-type="float">
            <text:p>600407201</text:p>
          </table:table-cell>
          <table:table-cell table:style-name="ce5" office:value-type="float" office:value="8360" calcext:value-type="float">
            <text:p>8360</text:p>
          </table:table-cell>
        </table:table-row>
        <table:table-row table:style-name="ro1">
          <table:table-cell table:style-name="ce5" office:value-type="float" office:value="9710" calcext:value-type="float">
            <text:p>9710</text:p>
          </table:table-cell>
          <table:table-cell table:style-name="ce5" office:value-type="float" office:value="886552443" calcext:value-type="float">
            <text:p>886552443</text:p>
          </table:table-cell>
          <table:table-cell table:style-name="ce5" office:value-type="float" office:value="872913941" calcext:value-type="float">
            <text:p>872913941</text:p>
          </table:table-cell>
          <table:table-cell table:style-name="ce5" office:value-type="float" office:value="49134396" calcext:value-type="float">
            <text:p>49134396</text:p>
          </table:table-cell>
          <table:table-cell table:style-name="ce5" office:value-type="float" office:value="8548" calcext:value-type="float">
            <text:p>8548</text:p>
          </table:table-cell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5" office:value-type="float" office:value="632279340" calcext:value-type="float">
            <text:p>632279340</text:p>
          </table:table-cell>
          <table:table-cell table:style-name="ce5" office:value-type="float" office:value="245443555" calcext:value-type="float">
            <text:p>245443555</text:p>
          </table:table-cell>
          <table:table-cell table:style-name="ce5" office:value-type="float" office:value="67664432" calcext:value-type="float">
            <text:p>67664432</text:p>
          </table:table-cell>
          <table:table-cell table:style-name="ce5" office:value-type="float" office:value="8736" calcext:value-type="float">
            <text:p>8736</text:p>
          </table:table-cell>
        </table:table-row>
        <table:table-row table:style-name="ro1"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925578297" calcext:value-type="float">
            <text:p>925578297</text:p>
          </table:table-cell>
          <table:table-cell table:style-name="ce5" office:value-type="float" office:value="967683335" calcext:value-type="float">
            <text:p>967683335</text:p>
          </table:table-cell>
          <table:table-cell table:style-name="ce5" office:value-type="float" office:value="34370053" calcext:value-type="float">
            <text:p>34370053</text:p>
          </table:table-cell>
          <table:table-cell table:style-name="ce5" office:value-type="float" office:value="8924" calcext:value-type="float">
            <text:p>8924</text:p>
          </table:table-cell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932469167" calcext:value-type="float">
            <text:p>932469167</text:p>
          </table:table-cell>
          <table:table-cell table:style-name="ce5" office:value-type="float" office:value="533094226" calcext:value-type="float">
            <text:p>533094226</text:p>
          </table:table-cell>
          <table:table-cell table:style-name="ce5" office:value-type="float" office:value="1027274667" calcext:value-type="float">
            <text:p>1027274667</text:p>
          </table:table-cell>
          <table:table-cell table:style-name="ce5" office:value-type="float" office:value="9113" calcext:value-type="float">
            <text:p>9113</text:p>
          </table:table-cell>
        </table:table-row>
        <table:table-row table:style-name="ro1">
          <table:table-cell table:style-name="ce5" office:value-type="float" office:value="1344" calcext:value-type="float">
            <text:p>1344</text:p>
          </table:table-cell>
          <table:table-cell table:style-name="ce5" office:value-type="float" office:value="600043514" calcext:value-type="float">
            <text:p>600043514</text:p>
          </table:table-cell>
          <table:table-cell table:style-name="ce5" office:value-type="float" office:value="680950210" calcext:value-type="float">
            <text:p>680950210</text:p>
          </table:table-cell>
          <table:table-cell table:style-name="ce5" office:value-type="float" office:value="1672477626" calcext:value-type="float">
            <text:p>1672477626</text:p>
          </table:table-cell>
          <table:table-cell table:style-name="ce5" office:value-type="float" office:value="9302" calcext:value-type="float">
            <text:p>9302</text:p>
          </table:table-cell>
        </table:table-row>
        <table:table-row table:style-name="ro1">
          <table:table-cell table:style-name="ce5" office:value-type="float" office:value="9896" calcext:value-type="float">
            <text:p>9896</text:p>
          </table:table-cell>
          <table:table-cell table:style-name="ce5" office:value-type="float" office:value="576278416" calcext:value-type="float">
            <text:p>576278416</text:p>
          </table:table-cell>
          <table:table-cell table:style-name="ce5" office:value-type="float" office:value="1650206490" calcext:value-type="float">
            <text:p>1650206490</text:p>
          </table:table-cell>
          <table:table-cell table:style-name="ce5" office:value-type="float" office:value="834265828" calcext:value-type="float">
            <text:p>834265828</text:p>
          </table:table-cell>
          <table:table-cell table:style-name="ce5" office:value-type="float" office:value="9491" calcext:value-type="float">
            <text:p>9491</text:p>
          </table:table-cell>
        </table:table-row>
        <table:table-row table:style-name="ro1"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617321110" calcext:value-type="float">
            <text:p>617321110</text:p>
          </table:table-cell>
          <table:table-cell table:style-name="ce5" office:value-type="float" office:value="712736625" calcext:value-type="float">
            <text:p>712736625</text:p>
          </table:table-cell>
          <table:table-cell table:style-name="ce5" office:value-type="float" office:value="314956197" calcext:value-type="float">
            <text:p>314956197</text:p>
          </table:table-cell>
          <table:table-cell table:style-name="ce5" office:value-type="float" office:value="9680" calcext:value-type="float">
            <text:p>9680</text:p>
          </table:table-cell>
        </table:table-row>
        <table:table-row table:style-name="ro1">
          <table:table-cell table:style-name="ce5" office:value-type="float" office:value="6280" calcext:value-type="float">
            <text:p>6280</text:p>
          </table:table-cell>
          <table:table-cell table:style-name="ce5" office:value-type="float" office:value="558093242" calcext:value-type="float">
            <text:p>558093242</text:p>
          </table:table-cell>
          <table:table-cell table:style-name="ce5" office:value-type="float" office:value="804753381" calcext:value-type="float">
            <text:p>804753381</text:p>
          </table:table-cell>
          <table:table-cell table:style-name="ce5" office:value-type="float" office:value="657121279" calcext:value-type="float">
            <text:p>657121279</text:p>
          </table:table-cell>
          <table:table-cell table:style-name="ce5" office:value-type="float" office:value="9870" calcext:value-type="float">
            <text:p>9870</text:p>
          </table:table-cell>
        </table:table-row>
        <table:table-row table:style-name="ro1"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1089631424" calcext:value-type="float">
            <text:p>1089631424</text:p>
          </table:table-cell>
          <table:table-cell table:style-name="ce5" office:value-type="float" office:value="511204200" calcext:value-type="float">
            <text:p>511204200</text:p>
          </table:table-cell>
          <table:table-cell table:style-name="ce5" office:value-type="float" office:value="130783004" calcext:value-type="float">
            <text:p>130783004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ce5" office:value-type="float" office:value="9020" calcext:value-type="float">
            <text:p>9020</text:p>
          </table:table-cell>
          <table:table-cell table:style-name="ce5" office:value-type="float" office:value="502579721" calcext:value-type="float">
            <text:p>502579721</text:p>
          </table:table-cell>
          <table:table-cell table:style-name="ce5" office:value-type="float" office:value="349978269" calcext:value-type="float">
            <text:p>349978269</text:p>
          </table:table-cell>
          <table:table-cell table:style-name="ce5" office:value-type="float" office:value="1413906844" calcext:value-type="float">
            <text:p>1413906844</text:p>
          </table:table-cell>
          <table:table-cell table:style-name="ce5"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765760534" calcext:value-type="float">
            <text:p>765760534</text:p>
          </table:table-cell>
          <table:table-cell table:style-name="ce5" office:value-type="float" office:value="69602427" calcext:value-type="float">
            <text:p>69602427</text:p>
          </table:table-cell>
          <table:table-cell table:style-name="ce5" office:value-type="float" office:value="542442472" calcext:value-type="float">
            <text:p>542442472</text:p>
          </table:table-cell>
          <table:table-cell table:style-name="ce5" office:value-type="float" office:value="440" calcext:value-type="float">
            <text:p>440</text:p>
          </table:table-cell>
        </table:table-row>
        <table:table-row table:style-name="ro1"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815458833" calcext:value-type="float">
            <text:p>815458833</text:p>
          </table:table-cell>
          <table:table-cell table:style-name="ce5" office:value-type="float" office:value="927507928" calcext:value-type="float">
            <text:p>927507928</text:p>
          </table:table-cell>
          <table:table-cell table:style-name="ce5" office:value-type="float" office:value="797215739" calcext:value-type="float">
            <text:p>797215739</text:p>
          </table:table-cell>
          <table:table-cell table:style-name="ce5" office:value-type="float" office:value="630" calcext:value-type="float">
            <text:p>630</text:p>
          </table:table-cell>
        </table:table-row>
        <table:table-row table:style-name="ro1"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466142145" calcext:value-type="float">
            <text:p>466142145</text:p>
          </table:table-cell>
          <table:table-cell table:style-name="ce5" office:value-type="float" office:value="912237341" calcext:value-type="float">
            <text:p>912237341</text:p>
          </table:table-cell>
          <table:table-cell table:style-name="ce5" office:value-type="float" office:value="1291345417" calcext:value-type="float">
            <text:p>1291345417</text:p>
          </table:table-cell>
          <table:table-cell table:style-name="ce5" office:value-type="float" office:value="820" calcext:value-type="float">
            <text:p>820</text:p>
          </table:table-cell>
        </table:table-row>
        <table:table-row table:style-name="ro1"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8810828" calcext:value-type="float">
            <text:p>248810828</text:p>
          </table:table-cell>
          <table:table-cell table:style-name="ce5" office:value-type="float" office:value="1691954833" calcext:value-type="float">
            <text:p>1691954833</text:p>
          </table:table-cell>
          <table:table-cell table:style-name="ce5" office:value-type="float" office:value="1195457868" calcext:value-type="float">
            <text:p>1195457868</text:p>
          </table:table-cell>
          <table:table-cell table:style-name="ce5" office:value-type="float" office:value="1011" calcext:value-type="float">
            <text:p>1011</text:p>
          </table:table-cell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00539474" calcext:value-type="float">
            <text:p>100539474</text:p>
          </table:table-cell>
          <table:table-cell table:style-name="ce5" office:value-type="float" office:value="635138458" calcext:value-type="float">
            <text:p>635138458</text:p>
          </table:table-cell>
          <table:table-cell table:style-name="ce5" office:value-type="float" office:value="1800592709" calcext:value-type="float">
            <text:p>1800592709</text:p>
          </table:table-cell>
          <table:table-cell table:style-name="ce5" office:value-type="float" office:value="1202" calcext:value-type="float">
            <text:p>1202</text:p>
          </table:table-cell>
        </table:table-row>
        <table:table-row table:style-name="ro1">
          <table:table-cell table:style-name="ce5" office:value-type="float" office:value="6679" calcext:value-type="float">
            <text:p>6679</text:p>
          </table:table-cell>
          <table:table-cell table:style-name="ce5" office:value-type="float" office:value="511571466" calcext:value-type="float">
            <text:p>511571466</text:p>
          </table:table-cell>
          <table:table-cell table:style-name="ce5" office:value-type="float" office:value="2113436142" calcext:value-type="float">
            <text:p>2113436142</text:p>
          </table:table-cell>
          <table:table-cell table:style-name="ce5" office:value-type="float" office:value="2095641938" calcext:value-type="float">
            <text:p>2095641938</text:p>
          </table:table-cell>
          <table:table-cell table:style-name="ce5" office:value-type="float" office:value="1393" calcext:value-type="float">
            <text:p>1393</text:p>
          </table:table-cell>
        </table:table-row>
        <table:table-row table:style-name="ro1">
          <table:table-cell table:style-name="ce5" office:value-type="float" office:value="7554" calcext:value-type="float">
            <text:p>7554</text:p>
          </table:table-cell>
          <table:table-cell table:style-name="ce5" office:value-type="float" office:value="1044992032" calcext:value-type="float">
            <text:p>1044992032</text:p>
          </table:table-cell>
          <table:table-cell table:style-name="ce5" office:value-type="float" office:value="780045178" calcext:value-type="float">
            <text:p>780045178</text:p>
          </table:table-cell>
          <table:table-cell table:style-name="ce5" office:value-type="float" office:value="743424188" calcext:value-type="float">
            <text:p>743424188</text:p>
          </table:table-cell>
          <table:table-cell table:style-name="ce5" office:value-type="float" office:value="1584" calcext:value-type="float">
            <text:p>1584</text:p>
          </table:table-cell>
        </table:table-row>
        <table:table-row table:style-name="ro1"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45362093" calcext:value-type="float">
            <text:p>45362093</text:p>
          </table:table-cell>
          <table:table-cell table:style-name="ce5" office:value-type="float" office:value="1108067882" calcext:value-type="float">
            <text:p>1108067882</text:p>
          </table:table-cell>
          <table:table-cell table:style-name="ce5" office:value-type="float" office:value="1193952169" calcext:value-type="float">
            <text:p>1193952169</text:p>
          </table:table-cell>
          <table:table-cell table:style-name="ce5" office:value-type="float" office:value="1776" calcext:value-type="float">
            <text:p>1776</text:p>
          </table:table-cell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728348152" calcext:value-type="float">
            <text:p>728348152</text:p>
          </table:table-cell>
          <table:table-cell table:style-name="ce5" office:value-type="float" office:value="1921341324" calcext:value-type="float">
            <text:p>1921341324</text:p>
          </table:table-cell>
          <table:table-cell table:style-name="ce5" office:value-type="float" office:value="2059040049" calcext:value-type="float">
            <text:p>2059040049</text:p>
          </table:table-cell>
          <table:table-cell table:style-name="ce5" office:value-type="float" office:value="1968" calcext:value-type="float">
            <text:p>1968</text:p>
          </table:table-cell>
        </table:table-row>
        <table:table-row table:style-name="ro1"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984335569" calcext:value-type="float">
            <text:p>984335569</text:p>
          </table:table-cell>
          <table:table-cell table:style-name="ce5" office:value-type="float" office:value="617639536" calcext:value-type="float">
            <text:p>617639536</text:p>
          </table:table-cell>
          <table:table-cell table:style-name="ce5" office:value-type="float" office:value="251307567" calcext:value-type="float">
            <text:p>251307567</text:p>
          </table:table-cell>
          <table:table-cell table:style-name="ce5" office:value-type="float" office:value="2160" calcext:value-type="float">
            <text:p>2160</text:p>
          </table:table-cell>
        </table:table-row>
        <table:table-row table:style-name="ro1"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491352645" calcext:value-type="float">
            <text:p>491352645</text:p>
          </table:table-cell>
          <table:table-cell table:style-name="ce5" office:value-type="float" office:value="1488783924" calcext:value-type="float">
            <text:p>1488783924</text:p>
          </table:table-cell>
          <table:table-cell table:style-name="ce5" office:value-type="float" office:value="688214652" calcext:value-type="float">
            <text:p>688214652</text:p>
          </table:table-cell>
          <table:table-cell table:style-name="ce5" office:value-type="float" office:value="2352" calcext:value-type="float">
            <text:p>2352</text:p>
          </table:table-cell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91678578" calcext:value-type="float">
            <text:p>891678578</text:p>
          </table:table-cell>
          <table:table-cell table:style-name="ce5" office:value-type="float" office:value="1027848146" calcext:value-type="float">
            <text:p>1027848146</text:p>
          </table:table-cell>
          <table:table-cell table:style-name="ce5" office:value-type="float" office:value="1553375257" calcext:value-type="float">
            <text:p>1553375257</text:p>
          </table:table-cell>
          <table:table-cell table:style-name="ce5" office:value-type="float" office:value="2544" calcext:value-type="float">
            <text:p>2544</text:p>
          </table:table-cell>
        </table:table-row>
        <table:table-row table:style-name="ro1"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42051114" calcext:value-type="float">
            <text:p>42051114</text:p>
          </table:table-cell>
          <table:table-cell table:style-name="ce5" office:value-type="float" office:value="884317727" calcext:value-type="float">
            <text:p>884317727</text:p>
          </table:table-cell>
          <table:table-cell table:style-name="ce5" office:value-type="float" office:value="1350151970" calcext:value-type="float">
            <text:p>1350151970</text:p>
          </table:table-cell>
          <table:table-cell table:style-name="ce5" office:value-type="float" office:value="2736" calcext:value-type="float">
            <text:p>2736</text:p>
          </table:table-cell>
        </table:table-row>
        <table:table-row table:style-name="ro1">
          <table:table-cell table:style-name="ce5" office:value-type="float" office:value="8198" calcext:value-type="float">
            <text:p>8198</text:p>
          </table:table-cell>
          <table:table-cell table:style-name="ce5" office:value-type="float" office:value="947141678" calcext:value-type="float">
            <text:p>947141678</text:p>
          </table:table-cell>
          <table:table-cell table:style-name="ce5" office:value-type="float" office:value="2073785038" calcext:value-type="float">
            <text:p>2073785038</text:p>
          </table:table-cell>
          <table:table-cell table:style-name="ce5" office:value-type="float" office:value="4200050" calcext:value-type="float">
            <text:p>4200050</text:p>
          </table:table-cell>
          <table:table-cell table:style-name="ce5" office:value-type="float" office:value="2929" calcext:value-type="float">
            <text:p>2929</text:p>
          </table:table-cell>
        </table:table-row>
        <table:table-row table:style-name="ro1">
          <table:table-cell table:style-name="ce5" office:value-type="float" office:value="4213" calcext:value-type="float">
            <text:p>4213</text:p>
          </table:table-cell>
          <table:table-cell table:style-name="ce5" office:value-type="float" office:value="750651041" calcext:value-type="float">
            <text:p>750651041</text:p>
          </table:table-cell>
          <table:table-cell table:style-name="ce5" office:value-type="float" office:value="2056679359" calcext:value-type="float">
            <text:p>2056679359</text:p>
          </table:table-cell>
          <table:table-cell table:style-name="ce5" office:value-type="float" office:value="1919535795" calcext:value-type="float">
            <text:p>1919535795</text:p>
          </table:table-cell>
          <table:table-cell table:style-name="ce5" office:value-type="float" office:value="3122" calcext:value-type="float">
            <text:p>3122</text:p>
          </table:table-cell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73214592" calcext:value-type="float">
            <text:p>273214592</text:p>
          </table:table-cell>
          <table:table-cell table:style-name="ce5" office:value-type="float" office:value="1552618919" calcext:value-type="float">
            <text:p>1552618919</text:p>
          </table:table-cell>
          <table:table-cell table:style-name="ce5" office:value-type="float" office:value="443355082" calcext:value-type="float">
            <text:p>443355082</text:p>
          </table:table-cell>
          <table:table-cell table:style-name="ce5" office:value-type="float" office:value="3315" calcext:value-type="float">
            <text:p>3315</text:p>
          </table:table-cell>
        </table:table-row>
        <table:table-row table:style-name="ro1">
          <table:table-cell table:style-name="ce5" office:value-type="float" office:value="2986" calcext:value-type="float">
            <text:p>2986</text:p>
          </table:table-cell>
          <table:table-cell table:style-name="ce5" office:value-type="float" office:value="1004604811" calcext:value-type="float">
            <text:p>1004604811</text:p>
          </table:table-cell>
          <table:table-cell table:style-name="ce5" office:value-type="float" office:value="1486227912" calcext:value-type="float">
            <text:p>1486227912</text:p>
          </table:table-cell>
          <table:table-cell table:style-name="ce5" office:value-type="float" office:value="746043966" calcext:value-type="float">
            <text:p>746043966</text:p>
          </table:table-cell>
          <table:table-cell table:style-name="ce5" office:value-type="float" office:value="3508" calcext:value-type="float">
            <text:p>3508</text:p>
          </table:table-cell>
        </table:table-row>
        <table:table-row table:style-name="ro1">
          <table:table-cell table:style-name="ce5" office:value-type="float" office:value="7314" calcext:value-type="float">
            <text:p>7314</text:p>
          </table:table-cell>
          <table:table-cell table:style-name="ce5" office:value-type="float" office:value="257315170" calcext:value-type="float">
            <text:p>257315170</text:p>
          </table:table-cell>
          <table:table-cell table:style-name="ce5" office:value-type="float" office:value="1456276580" calcext:value-type="float">
            <text:p>1456276580</text:p>
          </table:table-cell>
          <table:table-cell table:style-name="ce5" office:value-type="float" office:value="471816984" calcext:value-type="float">
            <text:p>471816984</text:p>
          </table:table-cell>
          <table:table-cell table:style-name="ce5" office:value-type="float" office:value="3702" calcext:value-type="float">
            <text:p>3702</text:p>
          </table:table-cell>
        </table:table-row>
        <table:table-row table:style-name="ro1"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317736335" calcext:value-type="float">
            <text:p>317736335</text:p>
          </table:table-cell>
          <table:table-cell table:style-name="ce5" office:value-type="float" office:value="1869631062" calcext:value-type="float">
            <text:p>1869631062</text:p>
          </table:table-cell>
          <table:table-cell table:style-name="ce5" office:value-type="float" office:value="167689646" calcext:value-type="float">
            <text:p>167689646</text:p>
          </table:table-cell>
          <table:table-cell table:style-name="ce5" office:value-type="float" office:value="3896" calcext:value-type="float">
            <text:p>3896</text:p>
          </table:table-cell>
        </table:table-row>
        <table:table-row table:style-name="ro1">
          <table:table-cell table:style-name="ce5" office:value-type="float" office:value="5701" calcext:value-type="float">
            <text:p>5701</text:p>
          </table:table-cell>
          <table:table-cell table:style-name="ce5" office:value-type="float" office:value="1058000650" calcext:value-type="float">
            <text:p>1058000650</text:p>
          </table:table-cell>
          <table:table-cell table:style-name="ce5" office:value-type="float" office:value="1144638644" calcext:value-type="float">
            <text:p>1144638644</text:p>
          </table:table-cell>
          <table:table-cell table:style-name="ce5" office:value-type="float" office:value="599442654" calcext:value-type="float">
            <text:p>599442654</text:p>
          </table:table-cell>
          <table:table-cell table:style-name="ce5" office:value-type="float" office:value="4090" calcext:value-type="float">
            <text:p>4090</text:p>
          </table:table-cell>
        </table:table-row>
        <table:table-row table:style-name="ro1">
          <table:table-cell table:style-name="ce5" office:value-type="float" office:value="574" calcext:value-type="float">
            <text:p>574</text:p>
          </table:table-cell>
          <table:table-cell table:style-name="ce5" office:value-type="float" office:value="371922103" calcext:value-type="float">
            <text:p>371922103</text:p>
          </table:table-cell>
          <table:table-cell table:style-name="ce5" office:value-type="float" office:value="1498745852" calcext:value-type="float">
            <text:p>1498745852</text:p>
          </table:table-cell>
          <table:table-cell table:style-name="ce5" office:value-type="float" office:value="2107840933" calcext:value-type="float">
            <text:p>2107840933</text:p>
          </table:table-cell>
          <table:table-cell table:style-name="ce5" office:value-type="float" office:value="4284" calcext:value-type="float">
            <text:p>4284</text:p>
          </table:table-cell>
        </table:table-row>
        <table:table-row table:style-name="ro1"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1052135007" calcext:value-type="float">
            <text:p>1052135007</text:p>
          </table:table-cell>
          <table:table-cell table:style-name="ce5" office:value-type="float" office:value="1735669346" calcext:value-type="float">
            <text:p>1735669346</text:p>
          </table:table-cell>
          <table:table-cell table:style-name="ce5" office:value-type="float" office:value="1837246906" calcext:value-type="float">
            <text:p>1837246906</text:p>
          </table:table-cell>
          <table:table-cell table:style-name="ce5" office:value-type="float" office:value="4478" calcext:value-type="float">
            <text:p>4478</text:p>
          </table:table-cell>
        </table:table-row>
        <table:table-row table:style-name="ro1">
          <table:table-cell table:style-name="ce5" office:value-type="float" office:value="8363" calcext:value-type="float">
            <text:p>8363</text:p>
          </table:table-cell>
          <table:table-cell table:style-name="ce5" office:value-type="float" office:value="1073110143" calcext:value-type="float">
            <text:p>1073110143</text:p>
          </table:table-cell>
          <table:table-cell table:style-name="ce5" office:value-type="float" office:value="257109497" calcext:value-type="float">
            <text:p>257109497</text:p>
          </table:table-cell>
          <table:table-cell table:style-name="ce5" office:value-type="float" office:value="1380640496" calcext:value-type="float">
            <text:p>1380640496</text:p>
          </table:table-cell>
          <table:table-cell table:style-name="ce5" office:value-type="float" office:value="4672" calcext:value-type="float">
            <text:p>4672</text:p>
          </table:table-cell>
        </table:table-row>
        <table:table-row table:style-name="ro1">
          <table:table-cell table:style-name="ce5" office:value-type="float" office:value="982" calcext:value-type="float">
            <text:p>982</text:p>
          </table:table-cell>
          <table:table-cell table:style-name="ce5" office:value-type="float" office:value="881325466" calcext:value-type="float">
            <text:p>881325466</text:p>
          </table:table-cell>
          <table:table-cell table:style-name="ce5" office:value-type="float" office:value="585394357" calcext:value-type="float">
            <text:p>585394357</text:p>
          </table:table-cell>
          <table:table-cell table:style-name="ce5" office:value-type="float" office:value="1306258116" calcext:value-type="float">
            <text:p>1306258116</text:p>
          </table:table-cell>
          <table:table-cell table:style-name="ce5" office:value-type="float" office:value="4867" calcext:value-type="float">
            <text:p>4867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5" office:value-type="float" office:value="1021647109" calcext:value-type="float">
            <text:p>1021647109</text:p>
          </table:table-cell>
          <table:table-cell table:style-name="ce5" office:value-type="float" office:value="1730032992" calcext:value-type="float">
            <text:p>1730032992</text:p>
          </table:table-cell>
          <table:table-cell table:style-name="ce5" office:value-type="float" office:value="1806411608" calcext:value-type="float">
            <text:p>1806411608</text:p>
          </table:table-cell>
          <table:table-cell table:style-name="ce5" office:value-type="float" office:value="5062" calcext:value-type="float">
            <text:p>5062</text:p>
          </table:table-cell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40240908" calcext:value-type="float">
            <text:p>340240908</text:p>
          </table:table-cell>
          <table:table-cell table:style-name="ce5" office:value-type="float" office:value="604990509" calcext:value-type="float">
            <text:p>604990509</text:p>
          </table:table-cell>
          <table:table-cell table:style-name="ce5" office:value-type="float" office:value="492786220" calcext:value-type="float">
            <text:p>492786220</text:p>
          </table:table-cell>
          <table:table-cell table:style-name="ce5" office:value-type="float" office:value="5257" calcext:value-type="float">
            <text:p>5257</text:p>
          </table:table-cell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022151319" calcext:value-type="float">
            <text:p>1022151319</text:p>
          </table:table-cell>
          <table:table-cell table:style-name="ce5" office:value-type="float" office:value="596601526" calcext:value-type="float">
            <text:p>596601526</text:p>
          </table:table-cell>
          <table:table-cell table:style-name="ce5" office:value-type="float" office:value="1879211827" calcext:value-type="float">
            <text:p>1879211827</text:p>
          </table:table-cell>
          <table:table-cell table:style-name="ce5" office:value-type="float" office:value="5452" calcext:value-type="float">
            <text:p>5452</text:p>
          </table:table-cell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1060437665" calcext:value-type="float">
            <text:p>1060437665</text:p>
          </table:table-cell>
          <table:table-cell table:style-name="ce5" office:value-type="float" office:value="1372976511" calcext:value-type="float">
            <text:p>1372976511</text:p>
          </table:table-cell>
          <table:table-cell table:style-name="ce5" office:value-type="float" office:value="1247731106" calcext:value-type="float">
            <text:p>1247731106</text:p>
          </table:table-cell>
          <table:table-cell table:style-name="ce5" office:value-type="float" office:value="5648" calcext:value-type="float">
            <text:p>5648</text:p>
          </table:table-cell>
        </table:table-row>
        <table:table-row table:style-name="ro1">
          <table:table-cell table:style-name="ce5" office:value-type="float" office:value="3624" calcext:value-type="float">
            <text:p>3624</text:p>
          </table:table-cell>
          <table:table-cell table:style-name="ce5" office:value-type="float" office:value="516983320" calcext:value-type="float">
            <text:p>516983320</text:p>
          </table:table-cell>
          <table:table-cell table:style-name="ce5" office:value-type="float" office:value="1133759170" calcext:value-type="float">
            <text:p>1133759170</text:p>
          </table:table-cell>
          <table:table-cell table:style-name="ce5" office:value-type="float" office:value="1235852228" calcext:value-type="float">
            <text:p>1235852228</text:p>
          </table:table-cell>
          <table:table-cell table:style-name="ce5" office:value-type="float" office:value="5844" calcext:value-type="float">
            <text:p>5844</text:p>
          </table:table-cell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17196861" calcext:value-type="float">
            <text:p>217196861</text:p>
          </table:table-cell>
          <table:table-cell table:style-name="ce5" office:value-type="float" office:value="556950422" calcext:value-type="float">
            <text:p>556950422</text:p>
          </table:table-cell>
          <table:table-cell table:style-name="ce5" office:value-type="float" office:value="1943466054" calcext:value-type="float">
            <text:p>1943466054</text:p>
          </table:table-cell>
          <table:table-cell table:style-name="ce5" office:value-type="float" office:value="6040" calcext:value-type="float">
            <text:p>6040</text:p>
          </table:table-cell>
        </table:table-row>
        <table:table-row table:style-name="ro1">
          <table:table-cell table:style-name="ce5" office:value-type="float" office:value="2490" calcext:value-type="float">
            <text:p>2490</text:p>
          </table:table-cell>
          <table:table-cell table:style-name="ce5" office:value-type="float" office:value="35261086" calcext:value-type="float">
            <text:p>35261086</text:p>
          </table:table-cell>
          <table:table-cell table:style-name="ce5" office:value-type="float" office:value="660043278" calcext:value-type="float">
            <text:p>660043278</text:p>
          </table:table-cell>
          <table:table-cell table:style-name="ce5" office:value-type="float" office:value="848607228" calcext:value-type="float">
            <text:p>848607228</text:p>
          </table:table-cell>
          <table:table-cell table:style-name="ce5" office:value-type="float" office:value="6236" calcext:value-type="float">
            <text:p>6236</text:p>
          </table:table-cell>
        </table:table-row>
        <table:table-row table:style-name="ro1">
          <table:table-cell table:style-name="ce5" office:value-type="float" office:value="2153" calcext:value-type="float">
            <text:p>2153</text:p>
          </table:table-cell>
          <table:table-cell table:style-name="ce5" office:value-type="float" office:value="420712824" calcext:value-type="float">
            <text:p>420712824</text:p>
          </table:table-cell>
          <table:table-cell table:style-name="ce5" office:value-type="float" office:value="1582766859" calcext:value-type="float">
            <text:p>1582766859</text:p>
          </table:table-cell>
          <table:table-cell table:style-name="ce5" office:value-type="float" office:value="1179002606" calcext:value-type="float">
            <text:p>1179002606</text:p>
          </table:table-cell>
          <table:table-cell table:style-name="ce5" office:value-type="float" office:value="6432" calcext:value-type="float">
            <text:p>6432</text:p>
          </table:table-cell>
        </table:table-row>
        <table:table-row table:style-name="ro1">
          <table:table-cell table:style-name="ce5" office:value-type="float" office:value="8276" calcext:value-type="float">
            <text:p>8276</text:p>
          </table:table-cell>
          <table:table-cell table:style-name="ce5" office:value-type="float" office:value="144960375" calcext:value-type="float">
            <text:p>144960375</text:p>
          </table:table-cell>
          <table:table-cell table:style-name="ce5" office:value-type="float" office:value="1697984412" calcext:value-type="float">
            <text:p>1697984412</text:p>
          </table:table-cell>
          <table:table-cell table:style-name="ce5" office:value-type="float" office:value="549012463" calcext:value-type="float">
            <text:p>549012463</text:p>
          </table:table-cell>
          <table:table-cell table:style-name="ce5" office:value-type="float" office:value="6628" calcext:value-type="float">
            <text:p>6628</text:p>
          </table:table-cell>
        </table:table-row>
        <table:table-row table:style-name="ro1"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328929797" calcext:value-type="float">
            <text:p>328929797</text:p>
          </table:table-cell>
          <table:table-cell table:style-name="ce5" office:value-type="float" office:value="1240653279" calcext:value-type="float">
            <text:p>1240653279</text:p>
          </table:table-cell>
          <table:table-cell table:style-name="ce5" office:value-type="float" office:value="484489151" calcext:value-type="float">
            <text:p>484489151</text:p>
          </table:table-cell>
          <table:table-cell table:style-name="ce5" office:value-type="float" office:value="6825" calcext:value-type="float">
            <text:p>6825</text:p>
          </table:table-cell>
        </table:table-row>
        <table:table-row table:style-name="ro1">
          <table:table-cell table:style-name="ce5" office:value-type="float" office:value="5680" calcext:value-type="float">
            <text:p>5680</text:p>
          </table:table-cell>
          <table:table-cell table:style-name="ce5" office:value-type="float" office:value="113413636" calcext:value-type="float">
            <text:p>113413636</text:p>
          </table:table-cell>
          <table:table-cell table:style-name="ce5" office:value-type="float" office:value="1978884566" calcext:value-type="float">
            <text:p>1978884566</text:p>
          </table:table-cell>
          <table:table-cell table:style-name="ce5" office:value-type="float" office:value="1525094105" calcext:value-type="float">
            <text:p>1525094105</text:p>
          </table:table-cell>
          <table:table-cell table:style-name="ce5" office:value-type="float" office:value="7022" calcext:value-type="float">
            <text:p>7022</text:p>
          </table:table-cell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132506388" calcext:value-type="float">
            <text:p>132506388</text:p>
          </table:table-cell>
          <table:table-cell table:style-name="ce5" office:value-type="float" office:value="150346466" calcext:value-type="float">
            <text:p>150346466</text:p>
          </table:table-cell>
          <table:table-cell table:style-name="ce5" office:value-type="float" office:value="1094480156" calcext:value-type="float">
            <text:p>1094480156</text:p>
          </table:table-cell>
          <table:table-cell table:style-name="ce5" office:value-type="float" office:value="7219" calcext:value-type="float">
            <text:p>7219</text:p>
          </table:table-cell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51563876" calcext:value-type="float">
            <text:p>51563876</text:p>
          </table:table-cell>
          <table:table-cell table:style-name="ce5" office:value-type="float" office:value="957524799" calcext:value-type="float">
            <text:p>957524799</text:p>
          </table:table-cell>
          <table:table-cell table:style-name="ce5" office:value-type="float" office:value="35893310" calcext:value-type="float">
            <text:p>35893310</text:p>
          </table:table-cell>
          <table:table-cell table:style-name="ce5" office:value-type="float" office:value="7416" calcext:value-type="float">
            <text:p>7416</text:p>
          </table:table-cell>
        </table:table-row>
        <table:table-row table:style-name="ro1"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128455901" calcext:value-type="float">
            <text:p>128455901</text:p>
          </table:table-cell>
          <table:table-cell table:style-name="ce5" office:value-type="float" office:value="2024827405" calcext:value-type="float">
            <text:p>2024827405</text:p>
          </table:table-cell>
          <table:table-cell table:style-name="ce5" office:value-type="float" office:value="2128600116" calcext:value-type="float">
            <text:p>2128600116</text:p>
          </table:table-cell>
          <table:table-cell table:style-name="ce5" office:value-type="float" office:value="7614" calcext:value-type="float">
            <text:p>7614</text:p>
          </table:table-cell>
        </table:table-row>
        <table:table-row table:style-name="ro1">
          <table:table-cell table:style-name="ce5" office:value-type="float" office:value="9238" calcext:value-type="float">
            <text:p>9238</text:p>
          </table:table-cell>
          <table:table-cell table:style-name="ce5" office:value-type="float" office:value="15764966" calcext:value-type="float">
            <text:p>15764966</text:p>
          </table:table-cell>
          <table:table-cell table:style-name="ce5" office:value-type="float" office:value="1931041096" calcext:value-type="float">
            <text:p>1931041096</text:p>
          </table:table-cell>
          <table:table-cell table:style-name="ce5" office:value-type="float" office:value="2023295546" calcext:value-type="float">
            <text:p>2023295546</text:p>
          </table:table-cell>
          <table:table-cell table:style-name="ce5" office:value-type="float" office:value="7812" calcext:value-type="float">
            <text:p>7812</text:p>
          </table:table-cell>
        </table:table-row>
        <table:table-row table:style-name="ro1">
          <table:table-cell table:style-name="ce5" office:value-type="float" office:value="996" calcext:value-type="float">
            <text:p>996</text:p>
          </table:table-cell>
          <table:table-cell table:style-name="ce5" office:value-type="float" office:value="636296213" calcext:value-type="float">
            <text:p>636296213</text:p>
          </table:table-cell>
          <table:table-cell table:style-name="ce5" office:value-type="float" office:value="1250418590" calcext:value-type="float">
            <text:p>1250418590</text:p>
          </table:table-cell>
          <table:table-cell table:style-name="ce5" office:value-type="float" office:value="1074709618" calcext:value-type="float">
            <text:p>1074709618</text:p>
          </table:table-cell>
          <table:table-cell table:style-name="ce5" office:value-type="float" office:value="8010" calcext:value-type="float">
            <text:p>8010</text:p>
          </table:table-cell>
        </table:table-row>
        <table:table-row table:style-name="ro1">
          <table:table-cell table:style-name="ce5" office:value-type="float" office:value="798" calcext:value-type="float">
            <text:p>798</text:p>
          </table:table-cell>
          <table:table-cell table:style-name="ce5" office:value-type="float" office:value="755760369" calcext:value-type="float">
            <text:p>755760369</text:p>
          </table:table-cell>
          <table:table-cell table:style-name="ce5" office:value-type="float" office:value="1646864001" calcext:value-type="float">
            <text:p>1646864001</text:p>
          </table:table-cell>
          <table:table-cell table:style-name="ce5" office:value-type="float" office:value="94848480" calcext:value-type="float">
            <text:p>94848480</text:p>
          </table:table-cell>
          <table:table-cell table:style-name="ce5" office:value-type="float" office:value="8208" calcext:value-type="float">
            <text:p>8208</text:p>
          </table:table-cell>
        </table:table-row>
        <table:table-row table:style-name="ro1"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7631203" calcext:value-type="float">
            <text:p>57631203</text:p>
          </table:table-cell>
          <table:table-cell table:style-name="ce5" office:value-type="float" office:value="82251454" calcext:value-type="float">
            <text:p>82251454</text:p>
          </table:table-cell>
          <table:table-cell table:style-name="ce5" office:value-type="float" office:value="736507721" calcext:value-type="float">
            <text:p>736507721</text:p>
          </table:table-cell>
          <table:table-cell table:style-name="ce5" office:value-type="float" office:value="8406" calcext:value-type="float">
            <text:p>8406</text:p>
          </table:table-cell>
        </table:table-row>
        <table:table-row table:style-name="ro1">
          <table:table-cell table:style-name="ce5" office:value-type="float" office:value="727" calcext:value-type="float">
            <text:p>727</text:p>
          </table:table-cell>
          <table:table-cell table:style-name="ce5" office:value-type="float" office:value="194557832" calcext:value-type="float">
            <text:p>194557832</text:p>
          </table:table-cell>
          <table:table-cell table:style-name="ce5" office:value-type="float" office:value="1994941621" calcext:value-type="float">
            <text:p>1994941621</text:p>
          </table:table-cell>
          <table:table-cell table:style-name="ce5" office:value-type="float" office:value="456503786" calcext:value-type="float">
            <text:p>456503786</text:p>
          </table:table-cell>
          <table:table-cell table:style-name="ce5" office:value-type="float" office:value="8604" calcext:value-type="float">
            <text:p>8604</text:p>
          </table:table-cell>
        </table:table-row>
        <table:table-row table:style-name="ro1"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508596627" calcext:value-type="float">
            <text:p>508596627</text:p>
          </table:table-cell>
          <table:table-cell table:style-name="ce5" office:value-type="float" office:value="102830700" calcext:value-type="float">
            <text:p>102830700</text:p>
          </table:table-cell>
          <table:table-cell table:style-name="ce5" office:value-type="float" office:value="359956215" calcext:value-type="float">
            <text:p>359956215</text:p>
          </table:table-cell>
          <table:table-cell table:style-name="ce5" office:value-type="float" office:value="8803" calcext:value-type="float">
            <text:p>8803</text:p>
          </table:table-cell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71194452" calcext:value-type="float">
            <text:p>71194452</text:p>
          </table:table-cell>
          <table:table-cell table:style-name="ce5" office:value-type="float" office:value="496457925" calcext:value-type="float">
            <text:p>496457925</text:p>
          </table:table-cell>
          <table:table-cell table:style-name="ce5" office:value-type="float" office:value="1584905435" calcext:value-type="float">
            <text:p>1584905435</text:p>
          </table:table-cell>
          <table:table-cell table:style-name="ce5" office:value-type="float" office:value="9002" calcext:value-type="float">
            <text:p>9002</text:p>
          </table:table-cell>
        </table:table-row>
        <table:table-row table:style-name="ro1"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836013794" calcext:value-type="float">
            <text:p>836013794</text:p>
          </table:table-cell>
          <table:table-cell table:style-name="ce5" office:value-type="float" office:value="215951014" calcext:value-type="float">
            <text:p>215951014</text:p>
          </table:table-cell>
          <table:table-cell table:style-name="ce5" office:value-type="float" office:value="774401766" calcext:value-type="float">
            <text:p>774401766</text:p>
          </table:table-cell>
          <table:table-cell table:style-name="ce5" office:value-type="float" office:value="9201" calcext:value-type="float">
            <text:p>9201</text:p>
          </table:table-cell>
        </table:table-row>
        <table:table-row table:style-name="ro1"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526042293" calcext:value-type="float">
            <text:p>526042293</text:p>
          </table:table-cell>
          <table:table-cell table:style-name="ce5" office:value-type="float" office:value="451956953" calcext:value-type="float">
            <text:p>451956953</text:p>
          </table:table-cell>
          <table:table-cell table:style-name="ce5" office:value-type="float" office:value="987723048" calcext:value-type="float">
            <text:p>987723048</text:p>
          </table:table-cell>
          <table:table-cell table:style-name="ce5" office:value-type="float" office:value="9400" calcext:value-type="float">
            <text:p>9400</text:p>
          </table:table-cell>
        </table:table-row>
        <table:table-row table:style-name="ro1">
          <table:table-cell table:style-name="ce5" office:value-type="float" office:value="4013" calcext:value-type="float">
            <text:p>4013</text:p>
          </table:table-cell>
          <table:table-cell table:style-name="ce5" office:value-type="float" office:value="650884689" calcext:value-type="float">
            <text:p>650884689</text:p>
          </table:table-cell>
          <table:table-cell table:style-name="ce5" office:value-type="float" office:value="894410742" calcext:value-type="float">
            <text:p>894410742</text:p>
          </table:table-cell>
          <table:table-cell table:style-name="ce5" office:value-type="float" office:value="133273993" calcext:value-type="float">
            <text:p>133273993</text:p>
          </table:table-cell>
          <table:table-cell table:style-name="ce5" office:value-type="float" office:value="9600" calcext:value-type="float">
            <text:p>9600</text:p>
          </table:table-cell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9:44:11.056330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6T20:39:28.793385153</dc:date>
    <meta:editing-duration>PT18M46S</meta:editing-duration>
    <meta:editing-cycles>4</meta:editing-cycles>
    <meta:generator>LibreOffice/6.4.7.2$Linux_X86_64 LibreOffice_project/40$Build-2</meta:generator>
    <meta:document-statistic meta:table-count="1" meta:cell-count="500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63cm" svg:height="12.243cm" xlink:href=".." xlink:type="simple" chart:class="chart:bar" chart:style-name="ch1">
        <chart:title svg:x="9.409cm" svg:y="0.38cm" chart:style-name="ch2">
          <text:p>Von Neumann</text:p>
        </chart:title>
        <chart:plot-area chart:style-name="ch3" table:cell-range-address="q6.A2:q6.A1002" chart:data-source-has-labels="row" svg:x="1.446cm" svg:y="1.403cm" svg:width="19.882cm" svg:height="9.615cm">
          <chartooo:coordinate-region svg:x="2.623cm" svg:y="1.403cm" svg:width="18.705cm" svg:height="8.492cm"/>
          <chart:axis chart:dimension="x" chart:name="primary-x" chart:style-name="ch4">
            <chart:title svg:x="10.073cm" svg:y="11.262cm" chart:style-name="ch5">
              <text:p>ordre des valeurs</text:p>
            </chart:title>
          </chart:axis>
          <chart:axis chart:dimension="y" chart:name="primary-y" chart:style-name="ch6">
            <chart:title svg:x="0.451cm" svg:y="7.537cm" chart:style-name="ch7">
              <text:p>sortie des val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q6.A3:q6.A1002" chart:label-cell-address="q6.A2:q6.A2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</text:p>
                <draw:g>
                  <svg:desc>q6.A2:q6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">
                <text:p>292</text:p>
                <draw:g>
                  <svg:desc>q6.A3:q6.A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43">
                <text:p>9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40">
                <text:p>92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2">
                <text:p>7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313">
                <text:p>93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589">
                <text:p>75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35">
                <text:p>53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705">
                <text:p>97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12">
                <text:p>99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746">
                <text:p>9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42">
                <text:p>70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427">
                <text:p>94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587">
                <text:p>75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359">
                <text:p>83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16">
                <text:p>7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155">
                <text:p>6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71">
                <text:p>79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53">
                <text:p>64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66">
                <text:p>98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531">
                <text:p>95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742">
                <text:p>77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431">
                <text:p>84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553">
                <text:p>85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979">
                <text:p>99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542">
                <text:p>85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168">
                <text:p>91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909">
                <text:p>99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033">
                <text:p>80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641">
                <text:p>96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370">
                <text:p>837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15">
                <text:p>89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461">
                <text:p>94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492">
                <text:p>94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634">
                <text:p>86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467">
                <text:p>54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29">
                <text:p>98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712">
                <text:p>97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718">
                <text:p>97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049">
                <text:p>80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299">
                <text:p>72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86">
                <text:p>84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749">
                <text:p>87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292">
                <text:p>72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482">
                <text:p>94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583">
                <text:p>95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975">
                <text:p>99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137">
                <text:p>81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757">
                <text:p>87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710">
                <text:p>97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314">
                <text:p>73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701">
                <text:p>57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238">
                <text:p>92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013">
                <text:p>4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700000000" chart:interval-major="10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24cm" svg:height="13.738cm" xlink:href=".." xlink:type="simple" chart:class="chart:bar" chart:style-name="ch1">
        <chart:title svg:x="11.666cm" svg:y="0.41cm" chart:style-name="ch2">
          <text:p>STM</text:p>
        </chart:title>
        <chart:plot-area chart:style-name="ch3" table:cell-range-address="q6.B2:q6.B1002" chart:data-source-has-labels="row" svg:x="1.499cm" svg:y="1.463cm" svg:width="22.437cm" svg:height="11.02cm">
          <chartooo:coordinate-region svg:x="3.602cm" svg:y="1.463cm" svg:width="20.334cm" svg:height="9.897cm"/>
          <chart:axis chart:dimension="x" chart:name="primary-x" chart:style-name="ch4">
            <chart:title svg:x="11.403cm" svg:y="12.757cm" chart:style-name="ch5">
              <text:p>ordre des valeurs</text:p>
            </chart:title>
          </chart:axis>
          <chart:axis chart:dimension="y" chart:name="primary-y" chart:style-name="ch6">
            <chart:title svg:x="0.451cm" svg:y="8.3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B3:q6.B1002" chart:label-cell-address="q6.B2:q6.B2" chart:class="chart:bar">
            <chart:data-point chart:repeated="613"/>
            <chart:data-point chart:style-name="ch10"/>
            <chart:data-point chart:repeated="3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M</text:p>
                <draw:g>
                  <svg:desc>q6.B2:q6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7826914">
                <text:p>2037826914</text:p>
                <draw:g>
                  <svg:desc>q6.B3:q6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503083">
                <text:p>441503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9001480">
                <text:p>599001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695027">
                <text:p>360695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6858104">
                <text:p>1076858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5378428">
                <text:p>1035378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1080268">
                <text:p>281080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948650">
                <text:p>452948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80485">
                <text:p>39580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5927614">
                <text:p>705927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29090">
                <text:p>314290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8131971">
                <text:p>868131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4514836">
                <text:p>644514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7242355">
                <text:p>937242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4368523">
                <text:p>944368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7999">
                <text:p>957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7532836">
                <text:p>207532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451342">
                <text:p>361451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895457">
                <text:p>284895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9886146">
                <text:p>229886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398446">
                <text:p>211398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8075610">
                <text:p>5080756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6143960">
                <text:p>5761439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5628718">
                <text:p>925628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395542">
                <text:p>35395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7908200">
                <text:p>547908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3170936">
                <text:p>683170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452068">
                <text:p>405452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951092">
                <text:p>600951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6333622">
                <text:p>866333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2212772">
                <text:p>672212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86148">
                <text:p>26286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5575657">
                <text:p>765575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1969554">
                <text:p>191969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135149">
                <text:p>42135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3385467">
                <text:p>4433854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7576680">
                <text:p>827576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3443148">
                <text:p>883443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4915069">
                <text:p>454915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26465">
                <text:p>25126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120053">
                <text:p>6551200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6953831">
                <text:p>766953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7639288">
                <text:p>547639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941918">
                <text:p>44941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8377476">
                <text:p>468377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1692580">
                <text:p>721692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6854144">
                <text:p>83685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1150796">
                <text:p>481150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5762349">
                <text:p>875762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387749">
                <text:p>72387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5933554">
                <text:p>1065933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027405">
                <text:p>1330274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4933526">
                <text:p>5549335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9788934">
                <text:p>449788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1169088">
                <text:p>5711690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9354097">
                <text:p>579354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1236316">
                <text:p>571236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6846389">
                <text:p>366846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4921009">
                <text:p>814921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6729730">
                <text:p>4267297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1912061">
                <text:p>781912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5165359">
                <text:p>345165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06868">
                <text:p>8806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7404485">
                <text:p>577404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8535834">
                <text:p>8985358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46442">
                <text:p>13546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456726">
                <text:p>178456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9808711">
                <text:p>629808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3087891">
                <text:p>7430878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9893571">
                <text:p>679893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6543533">
                <text:p>3465435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8635191">
                <text:p>808635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502885">
                <text:p>4295028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0614622">
                <text:p>580614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6468078">
                <text:p>8664680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7627101">
                <text:p>827627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8567633">
                <text:p>7885676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0352475">
                <text:p>990352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9051406">
                <text:p>5690514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3839256">
                <text:p>443839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7708001">
                <text:p>637708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8281419">
                <text:p>758281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5562975">
                <text:p>1015562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2421386">
                <text:p>10924213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0525967">
                <text:p>3005259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33445623">
                <text:p>1033445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6233275">
                <text:p>896233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259002">
                <text:p>418259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2782065">
                <text:p>542782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3768398">
                <text:p>223768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9993918">
                <text:p>6499939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6862041">
                <text:p>296862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7681977">
                <text:p>10976819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111308">
                <text:p>125111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0178300">
                <text:p>6201783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9976451">
                <text:p>609976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8627436">
                <text:p>338627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6020701">
                <text:p>236020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377537">
                <text:p>9813775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4684556">
                <text:p>744684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7840972">
                <text:p>5478409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8308598">
                <text:p>3683085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4592271">
                <text:p>244592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119002">
                <text:p>821190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7760897">
                <text:p>7877608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0671313">
                <text:p>960671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1661111">
                <text:p>851661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5041628">
                <text:p>9950416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3963175">
                <text:p>823963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3067949">
                <text:p>5530679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6575002">
                <text:p>216575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8191279">
                <text:p>3881912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4950828">
                <text:p>584950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32168291">
                <text:p>1032168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037442">
                <text:p>232037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27918">
                <text:p>113279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7935379">
                <text:p>1579353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4731842">
                <text:p>554731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6716718">
                <text:p>6567167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6435454">
                <text:p>926435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1672143">
                <text:p>501672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4847841">
                <text:p>4548478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5257974">
                <text:p>865257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8227038">
                <text:p>5182270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7903085">
                <text:p>237903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0198242">
                <text:p>810198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5730550">
                <text:p>9857305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1893274">
                <text:p>6618932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93883595">
                <text:p>10938835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3953440">
                <text:p>2339534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6365256">
                <text:p>746365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2513318">
                <text:p>552513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94271">
                <text:p>92942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6271816">
                <text:p>176271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9538479">
                <text:p>5495384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9036909">
                <text:p>7090369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1975989">
                <text:p>581975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9679370">
                <text:p>9396793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748984">
                <text:p>657489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4113118">
                <text:p>744113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816971">
                <text:p>1118169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1965782">
                <text:p>981965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2323326">
                <text:p>2423233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723757">
                <text:p>64723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2951290">
                <text:p>6129512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4087401">
                <text:p>204087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0688615">
                <text:p>9906886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2317244">
                <text:p>8923172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9148288">
                <text:p>3291482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6997322">
                <text:p>3469973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2062334">
                <text:p>7220623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3277223">
                <text:p>10132772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723988">
                <text:p>78723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767441">
                <text:p>165767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4288755">
                <text:p>184288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170644">
                <text:p>1561706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5782291">
                <text:p>10657822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0164628">
                <text:p>810164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2781735">
                <text:p>522781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73110143">
                <text:p>1073110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1094435">
                <text:p>1210944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9674255">
                <text:p>629674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6697271">
                <text:p>496697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59039384">
                <text:p>8590393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395608">
                <text:p>393956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5321077">
                <text:p>615321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2263193">
                <text:p>6722631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2960012">
                <text:p>122960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7134253">
                <text:p>4971342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3244599">
                <text:p>10732445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74488317">
                <text:p>10744883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6865176">
                <text:p>4868651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0734416">
                <text:p>710734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89120">
                <text:p>26891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4914079">
                <text:p>3949140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78212871">
                <text:p>6782128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2512823">
                <text:p>5225128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4041600">
                <text:p>4840416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681228">
                <text:p>336812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8176617">
                <text:p>518176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8495785">
                <text:p>5084957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5333924">
                <text:p>3753339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1435525">
                <text:p>4214355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6289283">
                <text:p>2162892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994682">
                <text:p>186994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6059265">
                <text:p>5360592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4552410">
                <text:p>8845524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3313289">
                <text:p>1433132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4784738">
                <text:p>704784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6247607">
                <text:p>7462476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88078580">
                <text:p>6880785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4233077">
                <text:p>8842330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0459399">
                <text:p>3404593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90337318">
                <text:p>1090337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9086835">
                <text:p>679086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810135">
                <text:p>2068101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1638364">
                <text:p>491638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8004587">
                <text:p>278004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5514841">
                <text:p>1355148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0743468">
                <text:p>240743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8215676">
                <text:p>8482156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5750139">
                <text:p>1357501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35153337">
                <text:p>6351533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0467814">
                <text:p>8504678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1841698">
                <text:p>5918416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5988242">
                <text:p>3059882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10198242">
                <text:p>8101982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1890304">
                <text:p>4818903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798646">
                <text:p>197986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73149014">
                <text:p>3731490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86229810">
                <text:p>6862298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8059793">
                <text:p>5680597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4033043">
                <text:p>9840330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8089612">
                <text:p>3380896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7997185">
                <text:p>8479971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04132565">
                <text:p>9041325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18736198">
                <text:p>818736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13200095">
                <text:p>4132000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7244830">
                <text:p>10872448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76740455">
                <text:p>1076740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1990651">
                <text:p>4519906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6859566">
                <text:p>1468595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1992631">
                <text:p>5719926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395608">
                <text:p>39395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2364860">
                <text:p>7223648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7904570">
                <text:p>3279045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269935">
                <text:p>622699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2544127">
                <text:p>382544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1095095">
                <text:p>161095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3852763">
                <text:p>2438527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6836347">
                <text:p>7768363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3812407">
                <text:p>8538124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8663360">
                <text:p>47866336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27623801">
                <text:p>6276238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1137784">
                <text:p>7111377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4310347">
                <text:p>4743103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567110">
                <text:p>2475671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6180214">
                <text:p>736180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9830138">
                <text:p>9098301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4710580">
                <text:p>2847105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19208444">
                <text:p>9192084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1078453">
                <text:p>1710784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0314736">
                <text:p>7403147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8688912">
                <text:p>10086889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4679441">
                <text:p>4346794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68332005">
                <text:p>768332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53167141">
                <text:p>4531671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6295058">
                <text:p>5662950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45462628">
                <text:p>10454626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18583285">
                <text:p>7185832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4542180">
                <text:p>2645421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14974730">
                <text:p>10149747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0592700">
                <text:p>2705927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1928373">
                <text:p>7519283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2793262">
                <text:p>2027932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87739140">
                <text:p>4877391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3271943">
                <text:p>6932719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5067157">
                <text:p>5050671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2775465">
                <text:p>1427754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9796524">
                <text:p>9097965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824995">
                <text:p>888249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74819507">
                <text:p>7748195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9767012">
                <text:p>1397670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9507835">
                <text:p>7295078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891827">
                <text:p>648918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65042783">
                <text:p>10650427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1710047">
                <text:p>7617100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5805180">
                <text:p>4158051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8764367">
                <text:p>4887643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885448">
                <text:p>6968854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2697370">
                <text:p>5026973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977215">
                <text:p>1469772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34647477">
                <text:p>5346474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4451403">
                <text:p>8744514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111968">
                <text:p>1651119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4354498">
                <text:p>943544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6022351">
                <text:p>3360223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30887659">
                <text:p>8308876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3874685">
                <text:p>5538746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4884260">
                <text:p>6248842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9413735">
                <text:p>1194137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530097">
                <text:p>415300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1114872">
                <text:p>3411148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85293568">
                <text:p>9852935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2957560">
                <text:p>99295756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5579617">
                <text:p>10055796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46765324">
                <text:p>546765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76095189">
                <text:p>6760951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5766946">
                <text:p>1357669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6363276">
                <text:p>6263632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9205474">
                <text:p>7392054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0439457">
                <text:p>1504394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7382398">
                <text:p>2573823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3936303">
                <text:p>2139363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5618158">
                <text:p>2856181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15594939">
                <text:p>9155949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4705818">
                <text:p>10147058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85905527">
                <text:p>3859055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46437434">
                <text:p>10464374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6047573">
                <text:p>8460475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1735081">
                <text:p>2417350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44509">
                <text:p>1510445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86333952">
                <text:p>8863339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1789462">
                <text:p>4817894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1218189">
                <text:p>4912181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72569019">
                <text:p>8725690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11854">
                <text:p>54118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75713578">
                <text:p>9757135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4462930">
                <text:p>5544629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5269171">
                <text:p>5252691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26721173">
                <text:p>9267211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27191769">
                <text:p>9271917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77878381">
                <text:p>7778783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6741917">
                <text:p>1467419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6809805">
                <text:p>1868098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77975923">
                <text:p>5779759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6151220">
                <text:p>10161512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2024430">
                <text:p>4620244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3751261">
                <text:p>2037512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56286336">
                <text:p>10562863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9940857">
                <text:p>4899408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44099611">
                <text:p>9440996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93513841">
                <text:p>10935138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1929363">
                <text:p>8119293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2397979">
                <text:p>692397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2613170">
                <text:p>4926131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110615">
                <text:p>831106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4324844">
                <text:p>3343248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1513313">
                <text:p>10615133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2641174">
                <text:p>152641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2242261">
                <text:p>4222422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49798834">
                <text:p>10497988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4082969">
                <text:p>9540829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2432088">
                <text:p>7224320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1166943">
                <text:p>4411669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53645987">
                <text:p>9536459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6438896">
                <text:p>1164388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3215912">
                <text:p>3532159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8708831">
                <text:p>1787088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5103741">
                <text:p>685103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8730093">
                <text:p>4487300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5725600">
                <text:p>6857256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9443577">
                <text:p>9094435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7274484">
                <text:p>8472744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31603760">
                <text:p>4316037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6864846">
                <text:p>4668648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470959">
                <text:p>224709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9111704">
                <text:p>1491117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7860419">
                <text:p>7078604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87023039">
                <text:p>8870230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14485677">
                <text:p>9144856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785992">
                <text:p>7807859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7535146">
                <text:p>3475351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5407422">
                <text:p>7554074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72654704">
                <text:p>9726547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185438">
                <text:p>341854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1031167">
                <text:p>3610311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1823736">
                <text:p>5218237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5826937">
                <text:p>7158269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8372856">
                <text:p>1883728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73090036">
                <text:p>8730900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405777">
                <text:p>1464057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49289674">
                <text:p>7492896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6966678">
                <text:p>5269666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87446514">
                <text:p>10874465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8272014">
                <text:p>1882720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7766979">
                <text:p>1377669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8327220">
                <text:p>478327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46097994">
                <text:p>8460979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1146176">
                <text:p>2011461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6698591">
                <text:p>5766985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782334">
                <text:p>49782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72757196">
                <text:p>1072757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8248135">
                <text:p>7782481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02378037">
                <text:p>5023780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7350929">
                <text:p>3873509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77849717">
                <text:p>10778497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5467225">
                <text:p>3054672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8459036">
                <text:p>3184590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0669003">
                <text:p>8206690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3415121">
                <text:p>2034151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50533392">
                <text:p>7505333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1814024">
                <text:p>9518140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7058633">
                <text:p>10070586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59343560">
                <text:p>95934356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05169649">
                <text:p>6051696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68464811">
                <text:p>6684648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4225157">
                <text:p>4042251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6428029">
                <text:p>4764280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7959446">
                <text:p>5979594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4759186">
                <text:p>1747591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6330157">
                <text:p>6563301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47205606">
                <text:p>747205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0059826">
                <text:p>5700598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2088688">
                <text:p>2820886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4018358">
                <text:p>940183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3285945">
                <text:p>5232859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9549346">
                <text:p>1895493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2474424">
                <text:p>2324744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7386853">
                <text:p>5273868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16953006">
                <text:p>716953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6737485">
                <text:p>8967374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65261274">
                <text:p>1065261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7451771">
                <text:p>3874517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69827828">
                <text:p>7698278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00875">
                <text:p>2100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68459861">
                <text:p>3684598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7818060">
                <text:p>1778180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8747560">
                <text:p>48874756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40017160">
                <text:p>10400171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3305557">
                <text:p>6933055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4639887">
                <text:p>746398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7252067">
                <text:p>5072520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34028918">
                <text:p>7340289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28010362">
                <text:p>6280103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1722399">
                <text:p>4917223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7843942">
                <text:p>7278439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093808">
                <text:p>830938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7680327">
                <text:p>9976803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941885">
                <text:p>429418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816641">
                <text:p>918166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9936072">
                <text:p>1999360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8671445">
                <text:p>9686714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92821454">
                <text:p>8928214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11556309">
                <text:p>6115563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6603854">
                <text:p>9466038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8441569">
                <text:p>2784415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2567534">
                <text:p>7825675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2950465">
                <text:p>5629504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3642192">
                <text:p>7236421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7399370">
                <text:p>26739937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22297632">
                <text:p>7222976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75461473">
                <text:p>9754614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2946340">
                <text:p>3129463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83014723">
                <text:p>3830147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1986526">
                <text:p>2019865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9943992">
                <text:p>6799439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94161064">
                <text:p>594161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31743166">
                <text:p>7317431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5770906">
                <text:p>3757709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22991669">
                <text:p>10229916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4463920">
                <text:p>6144639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4991537">
                <text:p>10149915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4698393">
                <text:p>5646983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8574540">
                <text:p>1885745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6158292">
                <text:p>4261582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1850255">
                <text:p>918502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97850047">
                <text:p>10978500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4482377">
                <text:p>7144823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639095">
                <text:p>266390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99043344">
                <text:p>10990433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5400162">
                <text:p>3154001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6361296">
                <text:p>5063612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2137624">
                <text:p>1921376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0860622">
                <text:p>2108606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901303">
                <text:p>1299013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882747">
                <text:p>238827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9228858">
                <text:p>1192288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93455170">
                <text:p>59345517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4983617">
                <text:p>5349836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3237174">
                <text:p>6232371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304902">
                <text:p>1443049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1868382">
                <text:p>1718683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37277619">
                <text:p>10372776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70513615">
                <text:p>5705136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4139802">
                <text:p>3241398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7135078">
                <text:p>5471350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90650051">
                <text:p>6906500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3921476">
                <text:p>3339214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8674227">
                <text:p>1186742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6004554">
                <text:p>2760045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5052990">
                <text:p>6650529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14131080">
                <text:p>8141310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8069670">
                <text:p>14806967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9668810">
                <text:p>2996688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3078981">
                <text:p>2030789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88619704">
                <text:p>8886197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5605311">
                <text:p>5256053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30057516">
                <text:p>4300575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4791315">
                <text:p>847913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3869405">
                <text:p>2338694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8106089">
                <text:p>3181060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6212178">
                <text:p>6362121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501136">
                <text:p>3235011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59358717">
                <text:p>8593587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1371597">
                <text:p>6213715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3808777">
                <text:p>6338087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1444765">
                <text:p>9814447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4779293">
                <text:p>3747792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7220928">
                <text:p>6572209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81088518">
                <text:p>7810885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3122660">
                <text:p>8131226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39334980">
                <text:p>4393349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9103477">
                <text:p>6691034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2491726">
                <text:p>2624917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97961096">
                <text:p>6979610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9269732">
                <text:p>5592697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7364601">
                <text:p>19736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4575464">
                <text:p>2445754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6777016">
                <text:p>236777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57780509">
                <text:p>9577805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8996200">
                <text:p>2789962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50479671">
                <text:p>5504796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6205908">
                <text:p>2562059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9350797">
                <text:p>37935079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31069236">
                <text:p>6310692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916229">
                <text:p>15916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72268143">
                <text:p>9722681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1877292">
                <text:p>7118772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8212211">
                <text:p>6382122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2980779">
                <text:p>3629807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227241">
                <text:p>212272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8153870">
                <text:p>15815387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86033076">
                <text:p>9860330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99258535">
                <text:p>8992585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0390026">
                <text:p>2103900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3114740">
                <text:p>33311474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17037041">
                <text:p>7170370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6011154">
                <text:p>6760111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31506218">
                <text:p>6315062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1907111">
                <text:p>4819071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151989">
                <text:p>441519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4085586">
                <text:p>940855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91060019">
                <text:p>10910600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4807792">
                <text:p>648077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9002635">
                <text:p>6690026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1582168">
                <text:p>1415821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84174406">
                <text:p>3841744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02769548">
                <text:p>8027695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8100502">
                <text:p>9981005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39417365">
                <text:p>3394173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18655463">
                <text:p>10186554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941974">
                <text:p>10669419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8811818">
                <text:p>3088118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2679903">
                <text:p>4626799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9413240">
                <text:p>894132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6561495">
                <text:p>4165614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21642159">
                <text:p>7216421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80433045">
                <text:p>7804330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3312794">
                <text:p>1133127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4921339">
                <text:p>8349213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78460026">
                <text:p>3784600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50330058">
                <text:p>6503300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75026141">
                <text:p>10750261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14095816">
                <text:p>7140958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69787">
                <text:p>23697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98695654">
                <text:p>3986956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942149">
                <text:p>589421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5871418">
                <text:p>3558714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3934016">
                <text:p>10939340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90757493">
                <text:p>10907574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7373676">
                <text:p>7473736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5831557">
                <text:p>9958315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91118997">
                <text:p>5911189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88416370">
                <text:p>78841637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58000650">
                <text:p>10580006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73108493">
                <text:p>9731084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5801220">
                <text:p>1758012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00216534">
                <text:p>9002165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193726">
                <text:p>271937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67395763">
                <text:p>10673957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2992966">
                <text:p>829929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8479968">
                <text:p>5684799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7700741">
                <text:p>1977007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72031195">
                <text:p>8720311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6475150">
                <text:p>27647515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84112128">
                <text:p>6841121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1573446">
                <text:p>6315734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02885547">
                <text:p>7028855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370579">
                <text:p>503705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5044575">
                <text:p>1550445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8941819">
                <text:p>389418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00505553">
                <text:p>11005055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70814491">
                <text:p>4708144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86920547">
                <text:p>7869205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3243609">
                <text:p>10132436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1602935">
                <text:p>3816029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2655034">
                <text:p>9926550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2964137">
                <text:p>3729641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3276893">
                <text:p>9932768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6003234">
                <text:p>1960032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47889743">
                <text:p>4478897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40277822">
                <text:p>5402778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70905126">
                <text:p>8709051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95631523">
                <text:p>10956315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25018716">
                <text:p>6250187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3032025">
                <text:p>413032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8295916">
                <text:p>6182959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0193952">
                <text:p>5501939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82115395">
                <text:p>8821153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2247046">
                <text:p>7122470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12504101">
                <text:p>10125041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24874053">
                <text:p>10248740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3075539">
                <text:p>10130755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42733294">
                <text:p>642733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33158254">
                <text:p>9331582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950833">
                <text:p>759508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85093534">
                <text:p>10850935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6005709">
                <text:p>3460057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74819507">
                <text:p>7748195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4690638">
                <text:p>946906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1685980">
                <text:p>3216859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57014294">
                <text:p>3570142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3388437">
                <text:p>6233884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563315">
                <text:p>175633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46983815">
                <text:p>5469838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4001716">
                <text:p>1040017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09339435">
                <text:p>7093394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9601582">
                <text:p>2996015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470893">
                <text:p>1847089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82443285">
                <text:p>3824432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2886702">
                <text:p>7728867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6340529">
                <text:p>2663405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63126785">
                <text:p>10631267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79858">
                <text:p>15798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1371597">
                <text:p>6213715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1843348">
                <text:p>6918433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97329030">
                <text:p>10973290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1522860">
                <text:p>62152286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2856718">
                <text:p>9928567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06300668">
                <text:p>906300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4027268">
                <text:p>6340272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1736731">
                <text:p>3417367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72548912">
                <text:p>6725489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52289877">
                <text:p>2522898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6106386">
                <text:p>3361063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7348619">
                <text:p>2473486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6004389">
                <text:p>26600438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858411">
                <text:p>768584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6538913">
                <text:p>665389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43635922">
                <text:p>3436359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9496450">
                <text:p>3949645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33511201">
                <text:p>9335112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08014982">
                <text:p>9080149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48731743">
                <text:p>5487317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3769718">
                <text:p>3037697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8575860">
                <text:p>2685758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47180549">
                <text:p>2471805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73765616">
                <text:p>107376561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38921405">
                <text:p>8389214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61595698">
                <text:p>96159569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7949239">
                <text:p>9979492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12462237">
                <text:p>5124622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1435195">
                <text:p>4014351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22789985">
                <text:p>102278998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04210">
                <text:p>5042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63589131">
                <text:p>5635891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97004747">
                <text:p>7970047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6393590">
                <text:p>4263935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6774376">
                <text:p>767743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63404254">
                <text:p>5634042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13349708">
                <text:p>3133497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4185933">
                <text:p>641859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866204">
                <text:p>398662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39965089">
                <text:p>9399650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98471906">
                <text:p>10984719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34965160">
                <text:p>43496516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04198143">
                <text:p>8041981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162026">
                <text:p>1431620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3531615">
                <text:p>1335316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3725237">
                <text:p>6637252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94787873">
                <text:p>8947878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950107">
                <text:p>319501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77038031">
                <text:p>7770380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34171931">
                <text:p>2341719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52706445">
                <text:p>10527064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153606">
                <text:p>1421536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86058440">
                <text:p>48605844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9276992">
                <text:p>9992769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21786822">
                <text:p>3217868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7571235">
                <text:p>4975712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78147293">
                <text:p>7781472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773320">
                <text:p>127733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85214790">
                <text:p>28521479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1769190">
                <text:p>27176919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22316089">
                <text:p>8223160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61289872">
                <text:p>7612898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2136304">
                <text:p>1121363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2640679">
                <text:p>1226406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488558">
                <text:p>704885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1253123">
                <text:p>5712531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9637836">
                <text:p>459637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8440084">
                <text:p>1884400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30978601">
                <text:p>2309786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70853055">
                <text:p>7708530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7332142">
                <text:p>2673321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41054244">
                <text:p>7410542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8358359">
                <text:p>3283583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60654506">
                <text:p>9606545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59148783">
                <text:p>3591487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5177239">
                <text:p>106517723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0617592">
                <text:p>7606175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336404">
                <text:p>163364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8241370">
                <text:p>36824137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29958324">
                <text:p>5299583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9738678">
                <text:p>45973867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9591375">
                <text:p>6995913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71495021">
                <text:p>9714950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01730814">
                <text:p>10017308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647680">
                <text:p>376476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580188">
                <text:p>215801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28242360">
                <text:p>42824236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20596825">
                <text:p>5205968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06752807">
                <text:p>8067528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61765418">
                <text:p>10617654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89512125">
                <text:p>9895121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95508924">
                <text:p>7955089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5793323">
                <text:p>7157933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765098">
                <text:p>237650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8338252">
                <text:p>1283382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92858368">
                <text:p>10928583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96394745">
                <text:p>4963947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28319488">
                <text:p>10283194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488327">
                <text:p>564883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46693146">
                <text:p>2466931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09099187">
                <text:p>4090991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84362583">
                <text:p>5843625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0501263">
                <text:p>8405012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69286704">
                <text:p>5692867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7479940">
                <text:p>5747994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991943">
                <text:p>209919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44217260">
                <text:p>9442172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8158160">
                <text:p>4181581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59725171">
                <text:p>6597251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2658971">
                <text:p>21265897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5840609">
                <text:p>5258406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4879145">
                <text:p>3148791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92445100">
                <text:p>4924451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07542736">
                <text:p>8075427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1037602">
                <text:p>7510376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5576812">
                <text:p>8355768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94752609">
                <text:p>7947526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2410331">
                <text:p>4224103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2625687">
                <text:p>2326256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21595038">
                <text:p>9215950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06588037">
                <text:p>10065880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62999236">
                <text:p>4629992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59056191">
                <text:p>8590561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9368594">
                <text:p>4393685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04771231">
                <text:p>9047712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96646850">
                <text:p>49664685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4775828">
                <text:p>1647758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2848468">
                <text:p>49284846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02334216">
                <text:p>9023342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8020569">
                <text:p>2280205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03956245">
                <text:p>4039562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5598051">
                <text:p>855980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26280891">
                <text:p>7262808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85591144">
                <text:p>6855911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1339963">
                <text:p>7413399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34714705">
                <text:p>5347147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1044179">
                <text:p>1310441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8808683">
                <text:p>1188086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93777803">
                <text:p>7937778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88438127">
                <text:p>10884381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36706181">
                <text:p>103670618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9993423">
                <text:p>61999342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36872601">
                <text:p>9368726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29440607">
                <text:p>7294406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05288948">
                <text:p>7052889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17921212">
                <text:p>3179212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48913320">
                <text:p>34891332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5779651">
                <text:p>9057796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53545145">
                <text:p>9535451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50481321">
                <text:p>6504813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11100870">
                <text:p>51110087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4356478">
                <text:p>2143564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0053061">
                <text:p>16005306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34260916">
                <text:p>5342609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92690298">
                <text:p>10926902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6861876">
                <text:p>2868618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50521535">
                <text:p>10505215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04984772">
                <text:p>6049847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21119492">
                <text:p>6211194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60452822">
                <text:p>9604528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3364535">
                <text:p>1933645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36615546">
                <text:p>6366155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935346">
                <text:p>1559353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54318267">
                <text:p>9543182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4658344">
                <text:p>1746583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70846455">
                <text:p>3708464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2648764">
                <text:p>6126487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3160211">
                <text:p>331602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47003922">
                <text:p>7470039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7905065">
                <text:p>3579050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42168456">
                <text:p>10421684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9183552">
                <text:p>4291835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83534090">
                <text:p>28353409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7984810">
                <text:p>979848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3830039">
                <text:p>9038300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74629680">
                <text:p>4746296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55099946">
                <text:p>4550999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2861645">
                <text:p>2728616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95087099">
                <text:p>69508709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1017000">
                <text:p>521017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77589362">
                <text:p>5775893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613835">
                <text:p>236138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6956801">
                <text:p>9469568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3563909">
                <text:p>535639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6069802">
                <text:p>1560698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45087924">
                <text:p>7450879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32686008">
                <text:p>8326860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4921504">
                <text:p>8449215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54029248">
                <text:p>7540292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19781532">
                <text:p>10197815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79564031">
                <text:p>10795640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9509650">
                <text:p>83950965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56363771">
                <text:p>6563637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45966838">
                <text:p>10459668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90917313">
                <text:p>5909173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96411552">
                <text:p>4964115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4506916">
                <text:p>1645069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56325207">
                <text:p>3563252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55017561">
                <text:p>55501756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50605570">
                <text:p>105060557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3247876">
                <text:p>2532478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8837535">
                <text:p>8488375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6356511">
                <text:p>2163565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3582696">
                <text:p>1735826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87068510">
                <text:p>5870685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02878947">
                <text:p>30287894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63942078">
                <text:p>5639420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445633">
                <text:p>154456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8349802">
                <text:p>8283498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93693768">
                <text:p>79369376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87518999">
                <text:p>3875189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40997223">
                <text:p>3409972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96277096">
                <text:p>4962770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31712852">
                <text:p>9317128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0607197">
                <text:p>1306071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28921240">
                <text:p>82892124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82697040">
                <text:p>48269704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21025250">
                <text:p>102102525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68999335">
                <text:p>46899933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42553367">
                <text:p>9425533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57540261">
                <text:p>6575402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2121807">
                <text:p>2521218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04794945">
                <text:p>30479494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88651668">
                <text:p>7886516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9836055">
                <text:p>2498360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79327083">
                <text:p>9793270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4606768">
                <text:p>1046067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60192467">
                <text:p>4601924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8237245">
                <text:p>1182372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75135540">
                <text:p>57513554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7010499">
                <text:p>1270104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52931843">
                <text:p>4529318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54851141">
                <text:p>6548511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06109191">
                <text:p>5061091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4719820">
                <text:p>8447198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27561523">
                <text:p>9275615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18827140">
                <text:p>21882714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0389531">
                <text:p>1803895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89107107">
                <text:p>8891071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79486903">
                <text:p>4794869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5298000">
                <text:p>2352980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81009433">
                <text:p>10810094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8018424">
                <text:p>980184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3532275">
                <text:p>1735322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1900841">
                <text:p>1019008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992009">
                <text:p>249920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66941974">
                <text:p>10669419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3757201">
                <text:p>5637572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074323">
                <text:p>4300743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42296312">
                <text:p>6422963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7941649">
                <text:p>537941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35042288">
                <text:p>10350422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41567011">
                <text:p>2415670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0540464">
                <text:p>16054046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49842655">
                <text:p>6498426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76915432">
                <text:p>4769154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14106023">
                <text:p>3141060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91456787">
                <text:p>69145678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18803426">
                <text:p>8188034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766187">
                <text:p>897661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74937156">
                <text:p>7749371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7297043">
                <text:p>1772970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47891393">
                <text:p>5478913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0621552">
                <text:p>10006215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5293898">
                <text:p>10052938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2442790">
                <text:p>35244279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45338379">
                <text:p>6453383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68320148">
                <text:p>10683201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3699850">
                <text:p>14369985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71367472">
                <text:p>3713674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81569321">
                <text:p>3815693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2594053">
                <text:p>3525940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8756305">
                <text:p>10187563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16126163">
                <text:p>51612616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69317018">
                <text:p>3693170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5950833">
                <text:p>759508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54145247">
                <text:p>65414524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30156708">
                <text:p>3301567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0691727">
                <text:p>16069172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22225454">
                <text:p>4222254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1868712">
                <text:p>1918687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6612411">
                <text:p>4466124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20581668">
                <text:p>6205816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1209797">
                <text:p>10012097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866006">
                <text:p>278660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43637572">
                <text:p>4436375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45871253">
                <text:p>3458712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86668442">
                <text:p>7866684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4017863">
                <text:p>640178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7043123">
                <text:p>670431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71090003">
                <text:p>8710900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31067586">
                <text:p>5310675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85796128">
                <text:p>8857961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4181831">
                <text:p>8341818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1971204">
                <text:p>2919712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34005511">
                <text:p>3340055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10919293">
                <text:p>7109192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14457320">
                <text:p>2144573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6239192">
                <text:p>2362391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8673072">
                <text:p>486730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15692481">
                <text:p>7156924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9008245">
                <text:p>10090082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81169253">
                <text:p>5811692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6133918">
                <text:p>9861339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42430768">
                <text:p>6424307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63947028">
                <text:p>8639470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13605113">
                <text:p>5136051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55165524">
                <text:p>3551655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74115263">
                <text:p>8741152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5650947">
                <text:p>2356509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33956740">
                <text:p>43395674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3584841">
                <text:p>3035848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65325202">
                <text:p>8653252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26312855">
                <text:p>6263128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4343466">
                <text:p>4443434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3279675">
                <text:p>1432796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77957466">
                <text:p>4779574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43089541">
                <text:p>8430895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0959814">
                <text:p>1109598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09201679">
                <text:p>50920167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94772716">
                <text:p>9947727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23694263">
                <text:p>82369426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23630335">
                <text:p>10236303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25872573">
                <text:p>4258725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8680827">
                <text:p>5186808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9682812">
                <text:p>1296828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95740922">
                <text:p>5957409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86552443">
                <text:p>8865524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32279340">
                <text:p>63227934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25578297">
                <text:p>9255782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32469167">
                <text:p>9324691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00043514">
                <text:p>6000435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76278416">
                <text:p>5762784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17321110">
                <text:p>6173211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58093242">
                <text:p>55809324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89631424">
                <text:p>10896314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02579721">
                <text:p>5025797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65760534">
                <text:p>7657605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15458833">
                <text:p>8154588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66142145">
                <text:p>4661421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8810828">
                <text:p>2488108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539474">
                <text:p>1005394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11571466">
                <text:p>51157146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44992032">
                <text:p>10449920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5362093">
                <text:p>4536209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28348152">
                <text:p>7283481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84335569">
                <text:p>9843355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91352645">
                <text:p>4913526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91678578">
                <text:p>8916785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2051114">
                <text:p>420511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47141678">
                <text:p>9471416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50651041">
                <text:p>7506510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73214592">
                <text:p>2732145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4604811">
                <text:p>10046048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7315170">
                <text:p>25731517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7736335">
                <text:p>3177363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58000650">
                <text:p>105800065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71922103">
                <text:p>3719221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52135007">
                <text:p>10521350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73110143">
                <text:p>10731101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81325466">
                <text:p>8813254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21647109">
                <text:p>10216471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40240908">
                <text:p>3402409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22151319">
                <text:p>10221513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60437665">
                <text:p>10604376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16983320">
                <text:p>51698332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7196861">
                <text:p>21719686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5261086">
                <text:p>352610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20712824">
                <text:p>4207128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4960375">
                <text:p>1449603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8929797">
                <text:p>32892979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3413636">
                <text:p>1134136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2506388">
                <text:p>1325063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1563876">
                <text:p>515638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8455901">
                <text:p>1284559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764966">
                <text:p>157649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36296213">
                <text:p>6362962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55760369">
                <text:p>7557603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7631203">
                <text:p>576312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4557832">
                <text:p>1945578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8596627">
                <text:p>5085966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1194452">
                <text:p>711944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36013794">
                <text:p>83601379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26042293">
                <text:p>5260422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50884689">
                <text:p>650884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20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51cm" svg:height="13.303cm" xlink:href=".." xlink:type="simple" chart:class="chart:bar" chart:style-name="ch1">
        <chart:title svg:x="10.961cm" svg:y="0.402cm" chart:style-name="ch2">
          <text:p>RANDU</text:p>
        </chart:title>
        <chart:plot-area chart:style-name="ch3" table:cell-range-address="q6.C2:q6.C1002" chart:data-source-has-labels="row" svg:x="1.484cm" svg:y="1.447cm" svg:width="21.694cm" svg:height="10.609cm">
          <chartooo:coordinate-region svg:x="3.587cm" svg:y="1.447cm" svg:width="19.591cm" svg:height="9.685cm"/>
          <chart:axis chart:dimension="x" chart:name="primary-x" chart:style-name="ch4">
            <chart:title svg:x="11.017cm" svg:y="12.322cm" chart:style-name="ch5">
              <text:p>ordre des valeurs</text:p>
            </chart:title>
          </chart:axis>
          <chart:axis chart:dimension="y" chart:name="primary-y" chart:style-name="ch6">
            <chart:title svg:x="0.451cm" svg:y="8.078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C3:q6.C1002" chart:label-cell-address="q6.C2:q6.C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U</text:p>
                <draw:g>
                  <svg:desc>q6.C2:q6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7064832">
                <text:p>1887064832</text:p>
                <draw:g>
                  <svg:desc>q6.C3:q6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2681691">
                <text:p>692681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0874385">
                <text:p>1750874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9570931">
                <text:p>1179570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1482697">
                <text:p>851482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8604178">
                <text:p>1518604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6386987">
                <text:p>1186386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2207444">
                <text:p>1092207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758683">
                <text:p>176758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1959383">
                <text:p>261959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2821793">
                <text:p>1602821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7409523">
                <text:p>1607409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5918979">
                <text:p>1635918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2334165">
                <text:p>1162334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726868">
                <text:p>236726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4030022">
                <text:p>994030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7899253">
                <text:p>807899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9197519">
                <text:p>709197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4746064">
                <text:p>1374746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25445253">
                <text:p>1725445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670087">
                <text:p>65670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5502307">
                <text:p>505502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574589">
                <text:p>276574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4614146">
                <text:p>63461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7961504">
                <text:p>257961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225993">
                <text:p>130225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6550931">
                <text:p>506550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2470979">
                <text:p>1522470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0657627">
                <text:p>1170657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9687577">
                <text:p>9596875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523888">
                <text:p>248523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46467798">
                <text:p>2146467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7020318">
                <text:p>487020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144716">
                <text:p>1921144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8016766">
                <text:p>13280167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3026567">
                <text:p>1773026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8303092">
                <text:p>788303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8619652">
                <text:p>1118619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2949044">
                <text:p>1362949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6700780">
                <text:p>656700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4287300">
                <text:p>1374287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8440427">
                <text:p>838440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523941">
                <text:p>217523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4794220">
                <text:p>16547942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37320335">
                <text:p>18373203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0988282">
                <text:p>670988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4084426">
                <text:p>1324084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1174622">
                <text:p>1741174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9489581">
                <text:p>529489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9241318">
                <text:p>1059241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14031922">
                <text:p>1114031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9917397">
                <text:p>1329917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26428347">
                <text:p>17264283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1873483">
                <text:p>1041873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6987115">
                <text:p>116987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0495785">
                <text:p>610495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8136709">
                <text:p>1658136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8434700">
                <text:p>4784347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63810605">
                <text:p>1963810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5229344">
                <text:p>1885229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2373836">
                <text:p>222373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3232100">
                <text:p>273232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4141799">
                <text:p>1154141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5056376">
                <text:p>1655056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93040990">
                <text:p>19930409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4536412">
                <text:p>1584536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1634985">
                <text:p>811634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6349975">
                <text:p>57634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14852963">
                <text:p>1914852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266036">
                <text:p>209266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91549076">
                <text:p>1591549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299592">
                <text:p>362299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3611221">
                <text:p>11036112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75595102">
                <text:p>1875595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79711554">
                <text:p>1779711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1305161">
                <text:p>20513051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3286504">
                <text:p>603286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6365449">
                <text:p>1763654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7565301">
                <text:p>757565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6707356">
                <text:p>1756707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45540698">
                <text:p>1545540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9208973">
                <text:p>1429208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7373881">
                <text:p>14273738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5312796">
                <text:p>12953127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85191793">
                <text:p>15851917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7211518">
                <text:p>117721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7125618">
                <text:p>19571256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53193287">
                <text:p>19531932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9629153">
                <text:p>1749629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6262166">
                <text:p>1236262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0658148">
                <text:p>860658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0308183">
                <text:p>15203081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41124566">
                <text:p>1341124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2550622">
                <text:p>6925506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086016">
                <text:p>394086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2170751">
                <text:p>15321707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8534493">
                <text:p>228534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55162">
                <text:p>10355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1715468">
                <text:p>7217154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688319">
                <text:p>5256883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5537949">
                <text:p>685537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34149426">
                <text:p>16341494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1954514">
                <text:p>641954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0840881">
                <text:p>3308408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5217032">
                <text:p>425217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5869983">
                <text:p>6158699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2419863">
                <text:p>1742419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1789173">
                <text:p>8917891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6035113">
                <text:p>1726035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8064594">
                <text:p>5580645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3868499">
                <text:p>1483868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21671988">
                <text:p>14216719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80863250">
                <text:p>20808632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1978154">
                <text:p>411978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9859166">
                <text:p>7598591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7930538">
                <text:p>10579305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0362596">
                <text:p>18503625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62559">
                <text:p>11862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5292116">
                <text:p>10252921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018886">
                <text:p>880188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0984792">
                <text:p>1480984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0310092">
                <text:p>1640310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60524101">
                <text:p>13605241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4491755">
                <text:p>4944917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2466842">
                <text:p>2324668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5508564">
                <text:p>5555085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2819556">
                <text:p>4328195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69331355">
                <text:p>1569331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9909752">
                <text:p>8499097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9149700">
                <text:p>14791497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0073184">
                <text:p>480073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87314069">
                <text:p>1787314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5134640">
                <text:p>3951346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12733665">
                <text:p>121273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5859908">
                <text:p>3258599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96988813">
                <text:p>15969888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20685934">
                <text:p>19206859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14843418">
                <text:p>13148434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86134367">
                <text:p>1786134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5215972">
                <text:p>1045215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64259833">
                <text:p>13642598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5375896">
                <text:p>14853758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9959287">
                <text:p>15599592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5098998">
                <text:p>215098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65205367">
                <text:p>10652053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2447532">
                <text:p>392447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9974240">
                <text:p>14699742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0556446">
                <text:p>990556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10820511">
                <text:p>11108205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75285859">
                <text:p>975285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5833290">
                <text:p>10558332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6992312">
                <text:p>786992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8402894">
                <text:p>5384028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6436194">
                <text:p>8464361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42288785">
                <text:p>1742288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2056216">
                <text:p>5120562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4571196">
                <text:p>1024571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7429345">
                <text:p>11374293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2675973">
                <text:p>3326759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5912731">
                <text:p>15859127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4644043">
                <text:p>454644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143495">
                <text:p>1621434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4550516">
                <text:p>7545505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4878202">
                <text:p>754878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55368579">
                <text:p>20553685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46196097">
                <text:p>15461960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15879537">
                <text:p>12158795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52079115">
                <text:p>19520791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61057958">
                <text:p>1961057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39102402">
                <text:p>1939102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2149532">
                <text:p>15721495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12702690">
                <text:p>20127026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51489273">
                <text:p>19514892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4887437">
                <text:p>3048874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4845008">
                <text:p>384845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6882453">
                <text:p>7468824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67075041">
                <text:p>18670750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2791038">
                <text:p>10427910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6087819">
                <text:p>576087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77576764">
                <text:p>14775767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2329817">
                <text:p>12323298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9962256">
                <text:p>1059962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0565142">
                <text:p>850565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23285444">
                <text:p>12232854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24714788">
                <text:p>11247147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1423415">
                <text:p>901423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0926561">
                <text:p>9109265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9096675">
                <text:p>15790966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2302880">
                <text:p>9123028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481742">
                <text:p>1734817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0388356">
                <text:p>3803883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3115755">
                <text:p>15431157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07265931">
                <text:p>1507265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88181568">
                <text:p>13881815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07971377">
                <text:p>19079713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860279">
                <text:p>1088602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12758693">
                <text:p>14127586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29012356">
                <text:p>14290123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9074616">
                <text:p>8790746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3878053">
                <text:p>20838780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3224774">
                <text:p>8432247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44956785">
                <text:p>5449567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28843745">
                <text:p>11288437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12958270">
                <text:p>9129582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89011507">
                <text:p>6890115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6614040">
                <text:p>6966140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81509095">
                <text:p>14815090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0787106">
                <text:p>21007871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2108500">
                <text:p>20821085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78859538">
                <text:p>17788595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1073122">
                <text:p>511073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6115605">
                <text:p>16361156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56382630">
                <text:p>12563826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97066866">
                <text:p>1697066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26325266">
                <text:p>14263252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6485931">
                <text:p>1964859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0485180">
                <text:p>6304851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51336127">
                <text:p>12513361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8783084">
                <text:p>7487830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74143699">
                <text:p>12741436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85872211">
                <text:p>17858722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8133942">
                <text:p>7981339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85282360">
                <text:p>17852823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70036810">
                <text:p>19700368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60614668">
                <text:p>15606146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2642249">
                <text:p>2726422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8754018">
                <text:p>16687540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26197157">
                <text:p>926197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265612">
                <text:p>4572656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99017553">
                <text:p>20990175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54953295">
                <text:p>13549532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31243651">
                <text:p>9312436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4578832">
                <text:p>15045788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267998">
                <text:p>298267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67343135">
                <text:p>8673431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72414657">
                <text:p>10724146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4437351">
                <text:p>1644373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7758630">
                <text:p>2077586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23519603">
                <text:p>15235196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88375207">
                <text:p>18883752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3682487">
                <text:p>14636824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2606926">
                <text:p>11426069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617062">
                <text:p>1656170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8094500">
                <text:p>3780945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5651105">
                <text:p>1275651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335976">
                <text:p>1083359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1589268">
                <text:p>3415892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8166287">
                <text:p>4281662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86593140">
                <text:p>17865931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3314281">
                <text:p>16633142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59275900">
                <text:p>18592759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1289898">
                <text:p>10912898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28694215">
                <text:p>20286942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768281">
                <text:p>745768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4053671">
                <text:p>7640536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9786840">
                <text:p>10197868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27764146">
                <text:p>19277641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23076304">
                <text:p>1123076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25420225">
                <text:p>15254202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7328492">
                <text:p>20073284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4265241">
                <text:p>6742652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25985048">
                <text:p>13259850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9783552">
                <text:p>4697835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4045294">
                <text:p>19540452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8856259">
                <text:p>12288562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67886528">
                <text:p>20678865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84121119">
                <text:p>884121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9871689">
                <text:p>8598716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87017340">
                <text:p>9870173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65820246">
                <text:p>12658202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0246152">
                <text:p>7102461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9690874">
                <text:p>15096908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28681692">
                <text:p>192868169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14762396">
                <text:p>17147623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4019938">
                <text:p>7040199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4441699">
                <text:p>944416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8543517">
                <text:p>11385435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1627659">
                <text:p>13816276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1205058">
                <text:p>12512050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35216502">
                <text:p>7352165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80685085">
                <text:p>11806850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51073971">
                <text:p>12510739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3995440">
                <text:p>1939954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69768078">
                <text:p>8697680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03217996">
                <text:p>11032179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64572036">
                <text:p>17645720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07253408">
                <text:p>14072534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9925033">
                <text:p>18099250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89769987">
                <text:p>9897699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2821263">
                <text:p>19128212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2330347">
                <text:p>9223303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21909116">
                <text:p>12219091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23201453">
                <text:p>21232014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41683451">
                <text:p>21416834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8912244">
                <text:p>6289122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1127535">
                <text:p>8411275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60002758">
                <text:p>8600027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1162319">
                <text:p>2811623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5781864">
                <text:p>2257818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27514513">
                <text:p>20275145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94276686">
                <text:p>13942766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4401188">
                <text:p>2944011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0232039">
                <text:p>15402320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74627509">
                <text:p>14746275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65751738">
                <text:p>17657517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1374738">
                <text:p>9313747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85862675">
                <text:p>11858626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66584655">
                <text:p>5665846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92085902">
                <text:p>16920859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74327802">
                <text:p>11743278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63473365">
                <text:p>13634733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832918">
                <text:p>368329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71237933">
                <text:p>5712379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01826185">
                <text:p>15018261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82426641">
                <text:p>14824266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19774326">
                <text:p>9197743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72898458">
                <text:p>12728984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32826141">
                <text:p>15328261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0828358">
                <text:p>2308283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5040574">
                <text:p>10050405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8650097">
                <text:p>6286500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6489740">
                <text:p>4364897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45394137">
                <text:p>19453941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41542828">
                <text:p>15415428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2954452">
                <text:p>672954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15027521">
                <text:p>12150275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60736201">
                <text:p>9607362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263598">
                <text:p>16352635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1819088">
                <text:p>7118190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217191">
                <text:p>3322171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60271490">
                <text:p>196027149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56142542">
                <text:p>19561425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39233471">
                <text:p>19392334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34214974">
                <text:p>16342149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35790870">
                <text:p>11357908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23032833">
                <text:p>18230328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2536729">
                <text:p>1625367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58598442">
                <text:p>11585984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78709379">
                <text:p>5787093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4022377">
                <text:p>5140223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39835836">
                <text:p>20398358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94801007">
                <text:p>13948010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987177">
                <text:p>859871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68691448">
                <text:p>11686914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75298382">
                <text:p>1075298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8069463">
                <text:p>1780694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3868710">
                <text:p>1238687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71194453">
                <text:p>12711944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78556871">
                <text:p>19785568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1483227">
                <text:p>5414832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9425421">
                <text:p>9594254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5542818">
                <text:p>3055428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8379775">
                <text:p>4583797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42366838">
                <text:p>18423668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11029642">
                <text:p>12110296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1489475">
                <text:p>5914894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47834563">
                <text:p>15478345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1762555">
                <text:p>16217625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8675646">
                <text:p>5186756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6050277">
                <text:p>2760502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96467470">
                <text:p>10964674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19312584">
                <text:p>14193125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31459358">
                <text:p>21314593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40977996">
                <text:p>17409779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94841509">
                <text:p>11948415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3667754">
                <text:p>1936677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62689857">
                <text:p>8626898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2982449">
                <text:p>3729824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01893">
                <text:p>57018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43271870">
                <text:p>17432718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5223819">
                <text:p>1652238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95781123">
                <text:p>18957811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83001018">
                <text:p>18830010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32904185">
                <text:p>16329041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52525374">
                <text:p>18525253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99647915">
                <text:p>18996479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3726506">
                <text:p>4537265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1885687">
                <text:p>91885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8316136">
                <text:p>578316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1720355">
                <text:p>3417203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39823331">
                <text:p>19398233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65726710">
                <text:p>15657267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91633067">
                <text:p>6916330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04282103">
                <text:p>7042821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96270862">
                <text:p>10962708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0558036">
                <text:p>605580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3574537">
                <text:p>15435745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45053937">
                <text:p>18450539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8456449">
                <text:p>1284564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714460">
                <text:p>747144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3830647">
                <text:p>1338306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2382523">
                <text:p>823825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2682751">
                <text:p>726827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86046778">
                <text:p>10860467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8977253">
                <text:p>9389772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8369161">
                <text:p>4783691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547484">
                <text:p>495474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7438580">
                <text:p>6874385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96030756">
                <text:p>17960307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01089773">
                <text:p>19010897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52119635">
                <text:p>17521196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5771039">
                <text:p>16057710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0475114">
                <text:p>3404751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14306601">
                <text:p>12143066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824328">
                <text:p>1148243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70251870">
                <text:p>10702518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08604708">
                <text:p>12086047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73098053">
                <text:p>7730980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45581218">
                <text:p>13455812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5031029">
                <text:p>4050310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62415187">
                <text:p>7624151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84586459">
                <text:p>19845864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3206542">
                <text:p>3832065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71363073">
                <text:p>15713630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57627871">
                <text:p>12576278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30070525">
                <text:p>20300705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7574536">
                <text:p>3075745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9430308">
                <text:p>5794303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3918236">
                <text:p>8339182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8792310">
                <text:p>2987923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0199905">
                <text:p>5501999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8261741">
                <text:p>2482617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76019302">
                <text:p>10760193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57387774">
                <text:p>19573877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74730590">
                <text:p>17747305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477703">
                <text:p>574777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66122922">
                <text:p>1066122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8210616">
                <text:p>4682106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07290950">
                <text:p>17072909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9047149">
                <text:p>8690471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5406341">
                <text:p>9954063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97890876">
                <text:p>19978908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4961672">
                <text:p>1649616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0701098">
                <text:p>4707010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84561431">
                <text:p>17845614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91390010">
                <text:p>18913900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9204836">
                <text:p>1392048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8377327">
                <text:p>6483773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11669549">
                <text:p>16116695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34396108">
                <text:p>20343961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6487840">
                <text:p>3164878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87317047">
                <text:p>12873170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39791718">
                <text:p>6397917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45481106">
                <text:p>5454811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4712030">
                <text:p>2647120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73772524">
                <text:p>19737725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28650088">
                <text:p>6286500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91271437">
                <text:p>19912714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95350347">
                <text:p>15953503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4029173">
                <text:p>2540291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37139192">
                <text:p>1437139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36521344">
                <text:p>17365213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42541387">
                <text:p>11425413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15811020">
                <text:p>17158110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7774441">
                <text:p>8577744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51129965">
                <text:p>6511299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87931917">
                <text:p>14879319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25208125">
                <text:p>1925208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60789226">
                <text:p>8607892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45109922">
                <text:p>12451099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98184007">
                <text:p>11981840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7424148">
                <text:p>4674241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69359361">
                <text:p>12693593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45000912">
                <text:p>19450009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41552373">
                <text:p>21415523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3218517">
                <text:p>7932185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89963635">
                <text:p>14899636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95549933">
                <text:p>10955499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20501840">
                <text:p>20205018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2864424">
                <text:p>1628644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17414931">
                <text:p>9174149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35522785">
                <text:p>21355227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43671042">
                <text:p>7436710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00527919">
                <text:p>16005279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74047203">
                <text:p>20740472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35644318">
                <text:p>15356443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0386447">
                <text:p>2603864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4339476">
                <text:p>534339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07134844">
                <text:p>15071348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53470917">
                <text:p>15534709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15498817">
                <text:p>13154988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94732490">
                <text:p>189473249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74670980">
                <text:p>77467098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06295351">
                <text:p>16062953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47762448">
                <text:p>4477624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1768493">
                <text:p>6217684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2438315">
                <text:p>8424383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32289306">
                <text:p>14322893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53758110">
                <text:p>17537581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287502">
                <text:p>142875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20373731">
                <text:p>15203737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8536941">
                <text:p>385369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32738543">
                <text:p>8327385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06588482">
                <text:p>8065884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10505330">
                <text:p>12105053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6910769">
                <text:p>14969107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1042695">
                <text:p>10010426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78447223">
                <text:p>5784472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076047">
                <text:p>420760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99086070">
                <text:p>159908607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8985419">
                <text:p>11089854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60717758">
                <text:p>18607177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0062040">
                <text:p>8100620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99607413">
                <text:p>20996074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881489">
                <text:p>688814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3325097">
                <text:p>2833250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2729838">
                <text:p>9727298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80909699">
                <text:p>8809096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0044657">
                <text:p>10900446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50356011">
                <text:p>7503560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58189734">
                <text:p>15581897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2013266">
                <text:p>9020132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61728840">
                <text:p>15617288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0473205">
                <text:p>2204732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18838337">
                <text:p>18188383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89673473">
                <text:p>17896734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2585195">
                <text:p>14925851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95453419">
                <text:p>18954534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64721575">
                <text:p>8647215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40216565">
                <text:p>19402165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09098054">
                <text:p>200909805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30678828">
                <text:p>11306788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8781166">
                <text:p>6287811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3004198">
                <text:p>230041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160560">
                <text:p>681605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70866758">
                <text:p>12708667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74134154">
                <text:p>6741341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37519912">
                <text:p>13375199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51829473">
                <text:p>20518294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90200754">
                <text:p>12902007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3321279">
                <text:p>4332127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7150327">
                <text:p>11071503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84473842">
                <text:p>10844738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2986276">
                <text:p>6129862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16691033">
                <text:p>14166910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73400711">
                <text:p>5734007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93827467">
                <text:p>19938274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1249059">
                <text:p>2412490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95312805">
                <text:p>1295312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3570400">
                <text:p>2535704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36243714">
                <text:p>21362437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97887278">
                <text:p>3978872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97531586">
                <text:p>6975315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97878362">
                <text:p>18978783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75688647">
                <text:p>15756886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41187127">
                <text:p>18411871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06210722">
                <text:p>4062107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09534759">
                <text:p>13095347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98670768">
                <text:p>8986707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8223660">
                <text:p>25822366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1354907">
                <text:p>14013549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46576817">
                <text:p>14465768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53826609">
                <text:p>12538266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912690176">
                <text:p>19126901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33234858">
                <text:p>11332348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25744960">
                <text:p>202574496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84539372">
                <text:p>10845393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55293495">
                <text:p>14552934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69684087">
                <text:p>17696840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86568121">
                <text:p>15865681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72539806">
                <text:p>20725398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53861191">
                <text:p>20538611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49732234">
                <text:p>204973223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33952809">
                <text:p>16339528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55346520">
                <text:p>13553465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44573105">
                <text:p>1144573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33250332">
                <text:p>733250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78038506">
                <text:p>9780385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9180666">
                <text:p>6791806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64943220">
                <text:p>10649432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27548448">
                <text:p>7275484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52256642">
                <text:p>7522566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9751746">
                <text:p>5297517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08386032">
                <text:p>5083860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89838495">
                <text:p>4898384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8470863">
                <text:p>3484708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41867554">
                <text:p>20418675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85575482">
                <text:p>9855754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0712233">
                <text:p>1407122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722997">
                <text:p>277229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56158016">
                <text:p>15561580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03033884">
                <text:p>12030338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19312593">
                <text:p>14193125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76153358">
                <text:p>5761533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1857690">
                <text:p>39185769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16663027">
                <text:p>17166630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30635348">
                <text:p>18306353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38477969">
                <text:p>11384779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3640287">
                <text:p>1836402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2361313">
                <text:p>1223613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65960869">
                <text:p>18659608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14765365">
                <text:p>12147653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4570347">
                <text:p>2845703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07447056">
                <text:p>19074470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70220913">
                <text:p>18702209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73039081">
                <text:p>18730390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9316613">
                <text:p>2993166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43436874">
                <text:p>4434368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68869613">
                <text:p>20688696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2547123">
                <text:p>15025471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40734301">
                <text:p>8407343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09665846">
                <text:p>13096658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207178">
                <text:p>112071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5954293">
                <text:p>7659542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49850789">
                <text:p>19498507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02184846">
                <text:p>7021848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82666747">
                <text:p>7826667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67808484">
                <text:p>19678084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92432058">
                <text:p>7924320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52337664">
                <text:p>35233766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85872211">
                <text:p>17858722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54756678">
                <text:p>13547566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481954">
                <text:p>4948195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81252886">
                <text:p>4812528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24515193">
                <text:p>16245151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42775555">
                <text:p>14427755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36942575">
                <text:p>14369425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77798409">
                <text:p>16777984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7370593">
                <text:p>8773705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87526169">
                <text:p>13875261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3650353">
                <text:p>4736503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74396319">
                <text:p>6743963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77345565">
                <text:p>6773455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94167676">
                <text:p>20941676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65039725">
                <text:p>2650397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0741088">
                <text:p>5807410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11485446">
                <text:p>17114854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87261053">
                <text:p>18872610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02868242">
                <text:p>4028682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06157706">
                <text:p>5061577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56160985">
                <text:p>10561609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15239630">
                <text:p>8152396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58807582">
                <text:p>12588075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91258932">
                <text:p>18912589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3067289">
                <text:p>2130672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14571717">
                <text:p>7145717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03483121">
                <text:p>6034831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29857787">
                <text:p>3298577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7541661">
                <text:p>9875416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66987443">
                <text:p>11669874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97815801">
                <text:p>13978158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30329074">
                <text:p>4303290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627879">
                <text:p>216278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98720833">
                <text:p>12987208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88733868">
                <text:p>10887338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4840130">
                <text:p>76484013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01710599">
                <text:p>11017105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89183105">
                <text:p>4891831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70351982">
                <text:p>18703519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16288245">
                <text:p>8162882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8118140">
                <text:p>14811814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41754919">
                <text:p>11417549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2325999">
                <text:p>9923259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75439005">
                <text:p>16754390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0607571">
                <text:p>7706075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74514874">
                <text:p>5745148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9656831">
                <text:p>3996568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92844373">
                <text:p>19928443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86696230">
                <text:p>208669623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82333114">
                <text:p>17823331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02949902">
                <text:p>21029499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723006">
                <text:p>277230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0953188">
                <text:p>1809531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96851159">
                <text:p>4968511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64812133">
                <text:p>10648121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57094014">
                <text:p>6570940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52200648">
                <text:p>13522006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90528449">
                <text:p>129052844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43577506">
                <text:p>10435775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72455168">
                <text:p>8724551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760972">
                <text:p>797609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2893589">
                <text:p>16528935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80769085">
                <text:p>28076908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42123134">
                <text:p>9421231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65270906">
                <text:p>10652709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20595376">
                <text:p>17205953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65083843">
                <text:p>16650838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2253363">
                <text:p>2022533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9665518">
                <text:p>2596655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72714364">
                <text:p>13727143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243076">
                <text:p>362430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70438951">
                <text:p>4704389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11544418">
                <text:p>6115444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9111300">
                <text:p>4391113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23269952">
                <text:p>16232699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65642090">
                <text:p>36564209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5079697">
                <text:p>3750796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10998685">
                <text:p>20109986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29954930">
                <text:p>162995493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38112741">
                <text:p>8381127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99151609">
                <text:p>15991516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3688955">
                <text:p>1536889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31908586">
                <text:p>15319085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83225623">
                <text:p>15832256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6703758">
                <text:p>1567037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75167295">
                <text:p>10751672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78098107">
                <text:p>19780981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82988495">
                <text:p>17829884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30819460">
                <text:p>17308194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43746126">
                <text:p>13437461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6345627">
                <text:p>6463456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40310092">
                <text:p>16403100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93362118">
                <text:p>8933621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62714885">
                <text:p>10627148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97428496">
                <text:p>3974284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731481">
                <text:p>117314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29889391">
                <text:p>16298893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6929212">
                <text:p>5969292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20744906">
                <text:p>8207449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51043014">
                <text:p>20510430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2830700">
                <text:p>1028307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79749096">
                <text:p>20797490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01735627">
                <text:p>13017356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94610319">
                <text:p>3946103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57231677">
                <text:p>175723167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30298108">
                <text:p>12302981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37432314">
                <text:p>6374323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34261414">
                <text:p>4342614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62046981">
                <text:p>9620469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53523951">
                <text:p>14535239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7371653">
                <text:p>2573716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0978526">
                <text:p>14309785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67143549">
                <text:p>13671435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78447214">
                <text:p>5784472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51336136">
                <text:p>12513361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9714204">
                <text:p>2297142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77508247">
                <text:p>19775082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10636417">
                <text:p>12106364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62049950">
                <text:p>46204995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98848933">
                <text:p>17988489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8876081">
                <text:p>75887608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24121959">
                <text:p>16241219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19724279">
                <text:p>51972427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43930229">
                <text:p>12439302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31253205">
                <text:p>15312532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14687321">
                <text:p>11146873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28606608">
                <text:p>13286066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3803171">
                <text:p>1238031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75598071">
                <text:p>137559807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20192588">
                <text:p>11201925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31521299">
                <text:p>5315212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68245198">
                <text:p>12682451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98100007">
                <text:p>20981000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78931015">
                <text:p>7789310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6258869">
                <text:p>6862588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21924608">
                <text:p>8219246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396522">
                <text:p>5503965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11422885">
                <text:p>12114228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78481796">
                <text:p>13784817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58991676">
                <text:p>11589916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0956997">
                <text:p>42095699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8610637">
                <text:p>20861063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89220647">
                <text:p>7892206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22090250">
                <text:p>16220902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63516845">
                <text:p>6635168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4328341">
                <text:p>8643283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37360846">
                <text:p>1637360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00306283">
                <text:p>14003062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37947719">
                <text:p>21379477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73020000">
                <text:p>673020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60935796">
                <text:p>4609357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87944431">
                <text:p>15879444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11307290">
                <text:p>81130729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91942310">
                <text:p>15919423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04198112">
                <text:p>16041981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60599194">
                <text:p>19605991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39885254">
                <text:p>3398852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01657565">
                <text:p>120165756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60901852">
                <text:p>17609018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130345204">
                <text:p>21303452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68494840">
                <text:p>11684948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49073228">
                <text:p>4490732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85853121">
                <text:p>5858531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49897247">
                <text:p>7498972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4143389">
                <text:p>2241433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16431846">
                <text:p>9164318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8728680">
                <text:p>41872868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41386722">
                <text:p>134138672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59946764">
                <text:p>14599467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10296208">
                <text:p>11102962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23060830">
                <text:p>15230608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02575111">
                <text:p>12025751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66413066">
                <text:p>76641306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07911776">
                <text:p>9079117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72714364">
                <text:p>13727143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43396363">
                <text:p>64339636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83550358">
                <text:p>20835503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44754239">
                <text:p>15447542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06263756">
                <text:p>3062637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23201453">
                <text:p>21232014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1913154">
                <text:p>1019131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85968725">
                <text:p>9859687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69137707">
                <text:p>10691377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90971748">
                <text:p>16909717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43000169">
                <text:p>11430001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87367103">
                <text:p>16873671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77111415">
                <text:p>3771114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22611593">
                <text:p>21226115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00006585">
                <text:p>11000065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1231667">
                <text:p>521231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99931501">
                <text:p>4999315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58829632">
                <text:p>19588296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7674329">
                <text:p>576743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545416">
                <text:p>225454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61510155">
                <text:p>8615101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10767495">
                <text:p>12107674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37775492">
                <text:p>2377754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25357664">
                <text:p>10253576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51832442">
                <text:p>15518324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8143698">
                <text:p>381436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13997349">
                <text:p>3139973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32058116">
                <text:p>6320581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25632325">
                <text:p>11256323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80934736">
                <text:p>10809347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993106538">
                <text:p>19931065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942707047">
                <text:p>194270704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50474584">
                <text:p>6504745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99875507">
                <text:p>10998755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41059018">
                <text:p>13410590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1171015">
                <text:p>1411710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55583648">
                <text:p>11555836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35341642">
                <text:p>173534164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11394888">
                <text:p>15113948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994810543">
                <text:p>19948105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6923494">
                <text:p>2369234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19153518">
                <text:p>17191535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480591558">
                <text:p>14805915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6042111">
                <text:p>1060421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38421984">
                <text:p>17384219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60324515">
                <text:p>18603245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49420013">
                <text:p>16494200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54806734">
                <text:p>17548067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01504437">
                <text:p>5015044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70473515">
                <text:p>12704735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87987911">
                <text:p>8879879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18548175">
                <text:p>211854817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3109718">
                <text:p>1331097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84814051">
                <text:p>11848140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82772797">
                <text:p>5827727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21178651">
                <text:p>6211786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86496006">
                <text:p>4864960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53052664">
                <text:p>13530526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49884724">
                <text:p>6498847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32005091">
                <text:p>7320050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15093060">
                <text:p>121509306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11953126">
                <text:p>2119531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75772638">
                <text:p>6757726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80248380">
                <text:p>188024838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70748194">
                <text:p>13707481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88540220">
                <text:p>5885402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71540591">
                <text:p>3715405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35896929">
                <text:p>93589692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6060873">
                <text:p>2560608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57783977">
                <text:p>14577839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02946286">
                <text:p>50294628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42947144">
                <text:p>12429471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98711279">
                <text:p>6987112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96879165">
                <text:p>1968791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21490863">
                <text:p>10214908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23822261">
                <text:p>13238222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30045506">
                <text:p>18300455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99279709">
                <text:p>209927970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54603541">
                <text:p>6546035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71409513">
                <text:p>3714095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1156902">
                <text:p>9711569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87057860">
                <text:p>7870578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69911661">
                <text:p>96991166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63460842">
                <text:p>12634608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85453958">
                <text:p>15854539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19627774">
                <text:p>13196277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48414878">
                <text:p>9484148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98174453">
                <text:p>5981744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03283535">
                <text:p>11032835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22289836">
                <text:p>11222898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08982450">
                <text:p>160898245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113239516">
                <text:p>21132395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21560">
                <text:p>262156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55215442">
                <text:p>13552154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98954983">
                <text:p>15989549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50849366">
                <text:p>15508493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81877310">
                <text:p>12818773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12421444">
                <text:p>8124214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72785841">
                <text:p>3727858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29539646">
                <text:p>9295396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107799788">
                <text:p>210779978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244978844">
                <text:p>12449788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92550622">
                <text:p>6925506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91149266">
                <text:p>4911492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143649612">
                <text:p>21436496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45369109">
                <text:p>17453691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11488424">
                <text:p>12114884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50665254">
                <text:p>16506652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21150654">
                <text:p>9211506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3629673">
                <text:p>2036296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60857734">
                <text:p>3608577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15373668">
                <text:p>3153736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90250810">
                <text:p>16902508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38047193">
                <text:p>8380471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85728628">
                <text:p>16857286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12955301">
                <text:p>14129553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40874924">
                <text:p>14408749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2054837">
                <text:p>820548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6398441">
                <text:p>19063984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991516">
                <text:p>159915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68276155">
                <text:p>4682761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59612502">
                <text:p>3596125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62840034">
                <text:p>20628400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21884088">
                <text:p>10218840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61273027">
                <text:p>10612730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77102499">
                <text:p>18771024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86468">
                <text:p>78646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64762077">
                <text:p>66476207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22627085">
                <text:p>17226270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33219375">
                <text:p>15332193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05096559">
                <text:p>4050965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68282731">
                <text:p>15682827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50534185">
                <text:p>165053418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36302668">
                <text:p>10363026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14743306">
                <text:p>5147433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36358662">
                <text:p>4363586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1984950">
                <text:p>15198495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46554758">
                <text:p>7465547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49526072">
                <text:p>144952607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12293344">
                <text:p>3122933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86546053">
                <text:p>8865460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60093334">
                <text:p>10600933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20588791">
                <text:p>6205887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84124079">
                <text:p>38412407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15062103">
                <text:p>20150621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2076047">
                <text:p>4207604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36955098">
                <text:p>153695509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28528564">
                <text:p>122852856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98383593">
                <text:p>6983835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47229229">
                <text:p>19472292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01080228">
                <text:p>13010802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85865635">
                <text:p>6858656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31103028">
                <text:p>3311030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79408878">
                <text:p>197940887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459356913">
                <text:p>14593569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7822269">
                <text:p>8782226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88808952">
                <text:p>16888089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5695106">
                <text:p>2656951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72913941">
                <text:p>8729139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5443555">
                <text:p>2454435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7683335">
                <text:p>96768333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33094226">
                <text:p>5330942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80950210">
                <text:p>6809502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50206490">
                <text:p>165020649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12736625">
                <text:p>7127366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04753381">
                <text:p>8047533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11204200">
                <text:p>5112042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9978269">
                <text:p>34997826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9602427">
                <text:p>696024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27507928">
                <text:p>9275079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12237341">
                <text:p>91223734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91954833">
                <text:p>16919548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5138458">
                <text:p>6351384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13436142">
                <text:p>21134361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80045178">
                <text:p>78004517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08067882">
                <text:p>11080678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341324">
                <text:p>19213413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17639536">
                <text:p>6176395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88783924">
                <text:p>14887839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27848146">
                <text:p>10278481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84317727">
                <text:p>88431772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73785038">
                <text:p>20737850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56679359">
                <text:p>20566793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52618919">
                <text:p>15526189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86227912">
                <text:p>14862279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56276580">
                <text:p>145627658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869631062">
                <text:p>18696310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44638644">
                <text:p>11446386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98745852">
                <text:p>149874585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35669346">
                <text:p>17356693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57109497">
                <text:p>2571094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85394357">
                <text:p>5853943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30032992">
                <text:p>17300329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04990509">
                <text:p>60499050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96601526">
                <text:p>5966015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72976511">
                <text:p>13729765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33759170">
                <text:p>113375917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56950422">
                <text:p>5569504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60043278">
                <text:p>66004327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82766859">
                <text:p>15827668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97984412">
                <text:p>16979844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40653279">
                <text:p>124065327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8884566">
                <text:p>197888456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0346466">
                <text:p>1503464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57524799">
                <text:p>9575247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24827405">
                <text:p>20248274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31041096">
                <text:p>19310410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50418590">
                <text:p>125041859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46864001">
                <text:p>16468640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2251454">
                <text:p>822514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4941621">
                <text:p>19949416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2830700">
                <text:p>1028307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6457925">
                <text:p>4964579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5951014">
                <text:p>2159510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51956953">
                <text:p>4519569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94410742">
                <text:p>8944107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4cm" svg:height="13.45cm" xlink:href=".." xlink:type="simple" chart:class="chart:bar" chart:style-name="ch1">
        <chart:title svg:x="9.659cm" svg:y="0.405cm" chart:style-name="ch2">
          <text:p>Von Neumann in order</text:p>
        </chart:title>
        <chart:plot-area chart:style-name="ch3" table:cell-range-address="q6.E2:q6.E1002" chart:data-source-has-labels="row" svg:x="1.489cm" svg:y="1.453cm" svg:width="21.937cm" svg:height="10.747cm">
          <chartooo:coordinate-region svg:x="2.666cm" svg:y="1.453cm" svg:width="20.76cm" svg:height="9.624cm"/>
          <chart:axis chart:dimension="x" chart:name="primary-x" chart:style-name="ch4">
            <chart:title svg:x="11.143cm" svg:y="12.469cm" chart:style-name="ch5">
              <text:p>ordre des valeurs</text:p>
            </chart:title>
          </chart:axis>
          <chart:axis chart:dimension="y" chart:name="primary-y" chart:style-name="ch6">
            <chart:title svg:x="0.451cm" svg:y="8.153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E3:q6.E1002" chart:label-cell-address="q6.E2:q6.E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 order</text:p>
                <draw:g>
                  <svg:desc>q6.E2:q6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q6.E3:q6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61">
                <text:p>65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25">
                <text:p>7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21">
                <text:p>7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6">
                <text:p>6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24">
                <text:p>77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977">
                <text:p>79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147">
                <text:p>81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62">
                <text:p>8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24">
                <text:p>96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13">
                <text:p>9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01">
                <text:p>46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522">
                <text:p>65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408">
                <text:p>8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15">
                <text:p>85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11">
                <text:p>98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37">
                <text:p>89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87">
                <text:p>9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38">
                <text:p>9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48">
                <text:p>77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41">
                <text:p>84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0">
                <text:p>94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84">
                <text:p>99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41">
                <text:p>46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2">
                <text:p>83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58">
                <text:p>85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737">
                <text:p>673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264">
                <text:p>72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145">
                <text:p>81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99">
                <text:p>84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54">
                <text:p>88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18">
                <text:p>61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302">
                <text:p>930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478">
                <text:p>4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201">
                <text:p>92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2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74cm" svg:height="15.566cm" xlink:href=".." xlink:type="simple" chart:class="chart:bar" chart:style-name="ch1">
        <chart:title svg:x="12.537cm" svg:y="0.447cm" chart:style-name="ch2">
          <text:p>RAND_Java</text:p>
        </chart:title>
        <chart:plot-area chart:style-name="ch3" table:cell-range-address="q6.D2:q6.D1002" chart:data-source-has-labels="row" svg:x="1.564cm" svg:y="1.537cm" svg:width="25.557cm" svg:height="12.737cm">
          <chartooo:coordinate-region svg:x="3.667cm" svg:y="1.537cm" svg:width="23.454cm" svg:height="11.813cm"/>
          <chart:axis chart:dimension="x" chart:name="primary-x" chart:style-name="ch4">
            <chart:title svg:x="13.028cm" svg:y="14.585cm" chart:style-name="ch5">
              <text:p>ordre des valeurs</text:p>
            </chart:title>
          </chart:axis>
          <chart:axis chart:dimension="y" chart:name="primary-y" chart:style-name="ch6">
            <chart:title svg:x="0.451cm" svg:y="9.232cm" chart:style-name="ch7">
              <text:p>sortie des valeurs</text:p>
            </chart:title>
            <chart:grid chart:style-name="ch8" chart:class="major"/>
          </chart:axis>
          <chart:series chart:style-name="ch9" chart:values-cell-range-address="q6.D3:q6.D1002" chart:label-cell-address="q6.D2:q6.D2" chart:class="chart:ba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</text:p>
                <draw:g>
                  <svg:desc>q6.D2:q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16034174">
                <text:p>1416034174</text:p>
                <draw:g>
                  <svg:desc>q6.D3:q6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2609724">
                <text:p>1692609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7216623">
                <text:p>1517216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2255264">
                <text:p>1462255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5105339">
                <text:p>655105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8063403">
                <text:p>708063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1713608">
                <text:p>1271713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689483">
                <text:p>136689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045490">
                <text:p>850045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4562827">
                <text:p>464562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3134652">
                <text:p>2103134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8995196">
                <text:p>688995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9664186">
                <text:p>132966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4958116">
                <text:p>644958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017623">
                <text:p>105017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8636066">
                <text:p>888636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4780592">
                <text:p>474780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3687072">
                <text:p>923687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3801086">
                <text:p>1313801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7752839">
                <text:p>1617752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5065340">
                <text:p>19950653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45533766">
                <text:p>1145533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2994176">
                <text:p>1732994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3755746">
                <text:p>14337557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8997307">
                <text:p>2068997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452321">
                <text:p>222452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2889172">
                <text:p>292889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7119241">
                <text:p>1287119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763214">
                <text:p>77176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8848831">
                <text:p>10888488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2459061">
                <text:p>2142459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9456835">
                <text:p>1859456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9829759">
                <text:p>1869829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38121301">
                <text:p>21381213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3065687">
                <text:p>803065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4955836">
                <text:p>91495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0399755">
                <text:p>790399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9221120">
                <text:p>1379221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1900932">
                <text:p>371900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1083026">
                <text:p>271083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1637456">
                <text:p>1431637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2429798">
                <text:p>11024297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3726808">
                <text:p>1213726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8469900">
                <text:p>1008469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4834388">
                <text:p>1104834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5779963">
                <text:p>3357799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6409621">
                <text:p>1996409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8784874">
                <text:p>1768784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6531823">
                <text:p>516531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785823">
                <text:p>1787858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429284">
                <text:p>89429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6205399">
                <text:p>1716205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7271767">
                <text:p>12772717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826085">
                <text:p>1428260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3328041">
                <text:p>923328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9018619">
                <text:p>199018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0541894">
                <text:p>470541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6541807">
                <text:p>386541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9476545">
                <text:p>9494765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5714733">
                <text:p>12057147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5123786">
                <text:p>3551237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815029">
                <text:p>189815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0634715">
                <text:p>300634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3953350">
                <text:p>11139533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23135400">
                <text:p>20231354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9651684">
                <text:p>1819651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4083120">
                <text:p>824083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48757136">
                <text:p>1948757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72696686">
                <text:p>17726966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0259235">
                <text:p>1450259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4667360">
                <text:p>4246673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20929502">
                <text:p>21209295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006996">
                <text:p>81006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4972400">
                <text:p>17449724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300010">
                <text:p>1213000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5192885">
                <text:p>14951928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98412366">
                <text:p>1898412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7764201">
                <text:p>1557764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9532488">
                <text:p>209532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10244136">
                <text:p>1710244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87623409">
                <text:p>1887623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1775399">
                <text:p>1811775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5393893">
                <text:p>9153938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3746113">
                <text:p>203746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845247">
                <text:p>423845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5918341">
                <text:p>1175918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98165692">
                <text:p>1698165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9774747">
                <text:p>629774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1407953">
                <text:p>14814079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77293694">
                <text:p>1777293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94835406">
                <text:p>1294835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09030029">
                <text:p>1609030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599136">
                <text:p>68599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3119668">
                <text:p>11231196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7778880">
                <text:p>18877788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8670209">
                <text:p>1098670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4841519">
                <text:p>20748415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781261">
                <text:p>3397812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5061966">
                <text:p>9850619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8227682">
                <text:p>618227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73131097">
                <text:p>1673131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2467960">
                <text:p>11224679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2870512">
                <text:p>662870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1039283">
                <text:p>1051039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3634355">
                <text:p>383634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9199310">
                <text:p>8891993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45287560">
                <text:p>16452875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5475261">
                <text:p>11554752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3679645">
                <text:p>4936796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3945171">
                <text:p>11839451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48194884">
                <text:p>1848194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3665249">
                <text:p>4836652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6897130">
                <text:p>9268971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03228891">
                <text:p>21032288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76665366">
                <text:p>20766653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13644043">
                <text:p>21136440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39080169">
                <text:p>1939080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8406281">
                <text:p>588406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68327501">
                <text:p>16683275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97407303">
                <text:p>10974073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3071376">
                <text:p>1863071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2383411">
                <text:p>4623834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3977680">
                <text:p>383977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6598125">
                <text:p>145659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14203588">
                <text:p>13142035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309281">
                <text:p>115309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569079">
                <text:p>1325690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9265272">
                <text:p>43926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0860104">
                <text:p>270860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153524">
                <text:p>511535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9894918">
                <text:p>4298949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610293">
                <text:p>50610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1843647">
                <text:p>1218436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83920996">
                <text:p>1883920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2430791">
                <text:p>7624307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36508823">
                <text:p>18365088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2603615">
                <text:p>2026036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1706530">
                <text:p>3517065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4548035">
                <text:p>184548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84452967">
                <text:p>12844529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2603316">
                <text:p>1562603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3199644">
                <text:p>173199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7170204">
                <text:p>1687170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08911000">
                <text:p>2108911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0223374">
                <text:p>1110223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2028639">
                <text:p>10220286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3042314">
                <text:p>7030423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9497209">
                <text:p>979497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9675785">
                <text:p>17696757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8413782">
                <text:p>2084137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96749296">
                <text:p>1896749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0794115">
                <text:p>1540794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5975735">
                <text:p>16659757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3242032">
                <text:p>5432420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11240474">
                <text:p>17112404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8525202">
                <text:p>3285252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9440876">
                <text:p>439440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4249568">
                <text:p>11742495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69039126">
                <text:p>9690391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96099505">
                <text:p>20960995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5641765">
                <text:p>6256417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4416062">
                <text:p>7544160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3697068">
                <text:p>843697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551374">
                <text:p>1635513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11954325">
                <text:p>13119543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54387915">
                <text:p>18543879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3020923">
                <text:p>6130209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7389324">
                <text:p>16873893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88990414">
                <text:p>11889904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6249745">
                <text:p>6062497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25956913">
                <text:p>16259569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1824887">
                <text:p>11418248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51616008">
                <text:p>1151616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2086825">
                <text:p>662086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33046246">
                <text:p>1633046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2239315">
                <text:p>1992239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99854610">
                <text:p>15998546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54033366">
                <text:p>954033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8727062">
                <text:p>11287270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7183053">
                <text:p>9371830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5636178">
                <text:p>315636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22631119">
                <text:p>1422631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7879865">
                <text:p>1287879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25566291">
                <text:p>12255662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7554170">
                <text:p>6075541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6412443">
                <text:p>18464124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92713473">
                <text:p>6927134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9863871">
                <text:p>8498638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02193738">
                <text:p>1302193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3148948">
                <text:p>2331489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80003375">
                <text:p>1280003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7842862">
                <text:p>3378428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1412091">
                <text:p>821412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8565645">
                <text:p>578565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7175059">
                <text:p>2371750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0100464">
                <text:p>880100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47311311">
                <text:p>2147311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41835664">
                <text:p>17418356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05766942">
                <text:p>1405766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3487128">
                <text:p>8634871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9629875">
                <text:p>1959629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4672576">
                <text:p>4246725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7683493">
                <text:p>12176834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0845746">
                <text:p>9508457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50504973">
                <text:p>1750504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51811037">
                <text:p>10518110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2008885">
                <text:p>6320088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22054164">
                <text:p>19220541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8107432">
                <text:p>8681074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12602086">
                <text:p>14126020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86116621">
                <text:p>18861166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21342541">
                <text:p>13213425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69300025">
                <text:p>1269300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8878681">
                <text:p>18088786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20895420">
                <text:p>14208954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8049339">
                <text:p>10080493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9338894">
                <text:p>1293388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45066902">
                <text:p>10450669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7182936">
                <text:p>15171829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95242937">
                <text:p>17952429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73535058">
                <text:p>19735350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830434">
                <text:p>38830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1311704">
                <text:p>4013117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5485556">
                <text:p>4054855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574783">
                <text:p>135747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9955590">
                <text:p>19699555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1820943">
                <text:p>2618209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7369055">
                <text:p>5873690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67495264">
                <text:p>967495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9424535">
                <text:p>10094245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1767877">
                <text:p>5217678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0848317">
                <text:p>11508483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5810370">
                <text:p>17858103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94932561">
                <text:p>1894932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85273588">
                <text:p>20852735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9413723">
                <text:p>4094137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36093623">
                <text:p>20360936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1467165">
                <text:p>9014671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458204">
                <text:p>11954582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9874272">
                <text:p>3098742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36729478">
                <text:p>14367294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2134834">
                <text:p>15421348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2256579">
                <text:p>10622565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4714556">
                <text:p>6647145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03725618">
                <text:p>15037256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43388887">
                <text:p>18433888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25636365">
                <text:p>14256363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0210366">
                <text:p>4402103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9481893">
                <text:p>14694818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41976903">
                <text:p>8419769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824691">
                <text:p>148246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7364674">
                <text:p>1273646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49358969">
                <text:p>17493589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3418797">
                <text:p>10234187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63520419">
                <text:p>8635204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3536135">
                <text:p>10735361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46219620">
                <text:p>18462196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1387086">
                <text:p>2413870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2385140">
                <text:p>21238514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0008735">
                <text:p>16500087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33437">
                <text:p>65334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125958">
                <text:p>3591259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2528773">
                <text:p>6225287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63603967">
                <text:p>18636039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34249391">
                <text:p>8342493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5130218">
                <text:p>415130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2352113">
                <text:p>3023521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9445558">
                <text:p>2294455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9163001">
                <text:p>1019163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68925133">
                <text:p>16689251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4944176">
                <text:p>14049441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99934395">
                <text:p>1699934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73307487">
                <text:p>17733074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0953822">
                <text:p>7509538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64346893">
                <text:p>17643468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46709599">
                <text:p>18467095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1460401">
                <text:p>10014604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81711662">
                <text:p>1281711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4877375">
                <text:p>1154877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26771425">
                <text:p>15267714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4428661">
                <text:p>8244286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0389712">
                <text:p>3703897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9381031">
                <text:p>189381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95627808">
                <text:p>8956278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27286323">
                <text:p>16272863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45439577">
                <text:p>14454395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92204581">
                <text:p>15922045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1690347">
                <text:p>13116903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66575198">
                <text:p>8665751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2182919">
                <text:p>8521829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5206807">
                <text:p>2652068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9930356">
                <text:p>4299303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1581786">
                <text:p>5115817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68285694">
                <text:p>8682856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03794160">
                <text:p>18037941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7368804">
                <text:p>887368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1577006">
                <text:p>1815770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39472301">
                <text:p>15394723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14196848">
                <text:p>20141968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35830024">
                <text:p>13358300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8485832">
                <text:p>4884858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8127952">
                <text:p>78127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87451141">
                <text:p>13874511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4004392">
                <text:p>15240043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778471">
                <text:p>407784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4750478">
                <text:p>6947504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88172222">
                <text:p>15881722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7611768">
                <text:p>1376117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85182121">
                <text:p>1685182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19370818">
                <text:p>13193708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41770728">
                <text:p>8417707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80877992">
                <text:p>8808779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839601">
                <text:p>20008396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8808151">
                <text:p>988081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63053895">
                <text:p>10630538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08879638">
                <text:p>17088796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70070004">
                <text:p>14700700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31620812">
                <text:p>14316208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20522739">
                <text:p>18205227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55941539">
                <text:p>20559415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56788513">
                <text:p>6567885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68475991">
                <text:p>20684759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41241548">
                <text:p>21412415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40711715">
                <text:p>15407117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5251498">
                <text:p>1852514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52874278">
                <text:p>8528742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08843931">
                <text:p>15088439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37935086">
                <text:p>18379350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8585076">
                <text:p>5285850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25401664">
                <text:p>13254016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3481158">
                <text:p>6734811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1217940">
                <text:p>65121794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3264023">
                <text:p>3832640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6348938">
                <text:p>9563489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12452784">
                <text:p>17124527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2259117">
                <text:p>8622591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367570">
                <text:p>363675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4405606">
                <text:p>10944056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22937003">
                <text:p>15229370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9307469">
                <text:p>3093074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8920718">
                <text:p>5189207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1111286">
                <text:p>7211112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63688346">
                <text:p>4636883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16835479">
                <text:p>14168354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6860685">
                <text:p>3868606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8578942">
                <text:p>8385789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12776">
                <text:p>50127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679401">
                <text:p>1006794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71692847">
                <text:p>13716928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55721063">
                <text:p>12557210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390367">
                <text:p>17553903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5390773">
                <text:p>20153907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2263777">
                <text:p>3322637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59512928">
                <text:p>20595129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25077350">
                <text:p>18250773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75860719">
                <text:p>15758607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7772706">
                <text:p>4677727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101087">
                <text:p>1211010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7509786">
                <text:p>11275097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1716130">
                <text:p>4917161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7984051">
                <text:p>6879840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22595910">
                <text:p>21225959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1273415">
                <text:p>13612734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20259742">
                <text:p>17202597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52613339">
                <text:p>10526133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23026016">
                <text:p>12230260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26930371">
                <text:p>12269303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4333388">
                <text:p>7443333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66341588">
                <text:p>10663415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99342730">
                <text:p>11993427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6508711">
                <text:p>10065087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09256866">
                <text:p>16092568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75922902">
                <text:p>15759229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24864558">
                <text:p>20248645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33688043">
                <text:p>20336880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03982641">
                <text:p>17039826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93510973">
                <text:p>15935109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15115">
                <text:p>755151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32357277">
                <text:p>7323572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38494555">
                <text:p>12384945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57449049">
                <text:p>18574490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70576529">
                <text:p>13705765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71003838">
                <text:p>10710038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3400355">
                <text:p>14734003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19909842">
                <text:p>20199098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38943560">
                <text:p>14389435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83484345">
                <text:p>11834843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66734365">
                <text:p>13667343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10417078">
                <text:p>11104170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3715664">
                <text:p>19537156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27301248">
                <text:p>10273012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53805188">
                <text:p>9538051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14376481">
                <text:p>12143764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53067234">
                <text:p>4530672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25238085">
                <text:p>9252380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4843114">
                <text:p>4448431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0935176">
                <text:p>590935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38489782">
                <text:p>19384897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44547027">
                <text:p>1844547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86624010">
                <text:p>6866240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47607458">
                <text:p>7476074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27705502">
                <text:p>15277055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79647622">
                <text:p>16796476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63573817">
                <text:p>10635738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2260979">
                <text:p>9022609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76886736">
                <text:p>9768867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60960237">
                <text:p>8609602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2665723">
                <text:p>5626657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78001142">
                <text:p>6780011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31679809">
                <text:p>17316798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87472378">
                <text:p>12874723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80768050">
                <text:p>12807680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44267238">
                <text:p>18442672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2141740">
                <text:p>9721417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98424036">
                <text:p>5984240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4447090">
                <text:p>1244470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35332393">
                <text:p>17353323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7354417">
                <text:p>1773544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2534554">
                <text:p>9025345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9215087">
                <text:p>5992150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3790297">
                <text:p>2937902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9836187">
                <text:p>9998361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2768611">
                <text:p>1227686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0365720">
                <text:p>3603657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65287153">
                <text:p>13652871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43196474">
                <text:p>17431964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707990">
                <text:p>17070799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91163709">
                <text:p>6911637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07819153">
                <text:p>12078191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4203247">
                <text:p>942032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35367027">
                <text:p>20353670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2097002">
                <text:p>3920970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72479214">
                <text:p>10724792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4650054">
                <text:p>5146500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85612061">
                <text:p>15856120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0570584">
                <text:p>11505705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84502617">
                <text:p>10845026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74000317">
                <text:p>10740003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13735349">
                <text:p>12137353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6185977">
                <text:p>7961859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2136170">
                <text:p>33213617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76367651">
                <text:p>17763676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20223892">
                <text:p>17202238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42689586">
                <text:p>11426895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77467977">
                <text:p>187746797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4232988">
                <text:p>4642329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42510500">
                <text:p>18425105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57835301">
                <text:p>7578353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39934744">
                <text:p>12399347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7206337">
                <text:p>6972063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86837212">
                <text:p>15868372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32690091">
                <text:p>16326900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64736256">
                <text:p>13647362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11719908">
                <text:p>11117199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6844630">
                <text:p>105684463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71153377">
                <text:p>117115337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04409943">
                <text:p>12044099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4417393">
                <text:p>7044173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33729294">
                <text:p>19337292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12828634">
                <text:p>7128286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83898219">
                <text:p>20838982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20444399">
                <text:p>20204443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64698425">
                <text:p>15646984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91374578">
                <text:p>13913745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30486126">
                <text:p>16304861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396006">
                <text:p>273960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6233792">
                <text:p>2162337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3672642">
                <text:p>14436726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0608510">
                <text:p>76060851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99590363">
                <text:p>5995903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23818839">
                <text:p>16238188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7560495">
                <text:p>2475604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0067279">
                <text:p>3900672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2149431">
                <text:p>1521494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6481214">
                <text:p>3364812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4805149">
                <text:p>2048051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32795639">
                <text:p>8327956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7781702">
                <text:p>3077817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04980628">
                <text:p>11049806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4658625">
                <text:p>5346586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49479765">
                <text:p>11494797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44048795">
                <text:p>10440487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09729619">
                <text:p>12097296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20238997">
                <text:p>21202389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5791007">
                <text:p>14957910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15191568">
                <text:p>19151915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93070316">
                <text:p>5930703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6303972">
                <text:p>5863039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30878599">
                <text:p>13308785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0737066">
                <text:p>14507370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4788352">
                <text:p>4047883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55858437">
                <text:p>8558584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1234570">
                <text:p>12612345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03114908">
                <text:p>15031149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74931640">
                <text:p>13749316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08909092">
                <text:p>11089090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8316629">
                <text:p>3883166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3425122">
                <text:p>14934251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5819841">
                <text:p>4458198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67249211">
                <text:p>10672492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9989076">
                <text:p>9499890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71737102">
                <text:p>4717371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8619623">
                <text:p>2986196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319609249">
                <text:p>13196092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31324248">
                <text:p>5313242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35016224">
                <text:p>14350162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61545677">
                <text:p>10615456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2977721">
                <text:p>11029777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368355">
                <text:p>423683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23306893">
                <text:p>16233068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62172231">
                <text:p>76217223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6523467">
                <text:p>9965234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37658515">
                <text:p>21376585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82589282">
                <text:p>6825892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5583572">
                <text:p>7255835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26091759">
                <text:p>11260917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95633961">
                <text:p>19956339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6628226">
                <text:p>2866282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2185019">
                <text:p>6521850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10802213">
                <text:p>11108022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8303286">
                <text:p>13083032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17422859">
                <text:p>11174228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31667904">
                <text:p>14316679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07074690">
                <text:p>140707469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99527265">
                <text:p>11995272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2828119">
                <text:p>9928281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31599491">
                <text:p>18315994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02822277">
                <text:p>19028222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54156247">
                <text:p>9541562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8020383">
                <text:p>1580203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84171638">
                <text:p>19841716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4199432">
                <text:p>1541994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59174607">
                <text:p>13591746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64972089">
                <text:p>17649720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9577209">
                <text:p>2395772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77404498">
                <text:p>13774044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3000761">
                <text:p>7300076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07397506">
                <text:p>10073975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79971604">
                <text:p>7799716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03637193">
                <text:p>9036371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85902338">
                <text:p>8859023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30413910">
                <text:p>10304139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6545616">
                <text:p>1165456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72553925">
                <text:p>13725539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6021894">
                <text:p>2760218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4006716">
                <text:p>6640067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38100018">
                <text:p>17381000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6745855">
                <text:p>4867458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2088851">
                <text:p>5420888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67791391">
                <text:p>13677913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4633301">
                <text:p>2646333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90700072">
                <text:p>3907000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798358">
                <text:p>147983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31623607">
                <text:p>3316236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60730403">
                <text:p>18607304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9549590">
                <text:p>24954959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92014181">
                <text:p>18920141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18090503">
                <text:p>18180905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7400496">
                <text:p>4074004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2413209">
                <text:p>17924132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30357544">
                <text:p>16303575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723775">
                <text:p>197237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07365171">
                <text:p>3073651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79036012">
                <text:p>13790360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21742565">
                <text:p>6217425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1850689">
                <text:p>4218506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8343841">
                <text:p>1083438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14046407">
                <text:p>16140464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9801894">
                <text:p>2198018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67468032">
                <text:p>7674680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5194856">
                <text:p>6751948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50316049">
                <text:p>19503160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15919688">
                <text:p>12159196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5414149">
                <text:p>1254141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55405381">
                <text:p>12554053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28223795">
                <text:p>20282237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6337251">
                <text:p>12063372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85734348">
                <text:p>13857343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93301058">
                <text:p>15933010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2000904">
                <text:p>3420009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71154641">
                <text:p>7711546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37542603">
                <text:p>15375426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24985167">
                <text:p>17249851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532272">
                <text:p>4953227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35226845">
                <text:p>11352268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06477522">
                <text:p>8064775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4814332">
                <text:p>20048143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36277636">
                <text:p>21362776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42162954">
                <text:p>19421629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83540365">
                <text:p>9835403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5345489">
                <text:p>6153454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331556">
                <text:p>1593315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87922301">
                <text:p>16879223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5330727">
                <text:p>11253307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29968587">
                <text:p>7299685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02789931">
                <text:p>19027899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46243847">
                <text:p>15462438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02919177">
                <text:p>17029191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79234547">
                <text:p>19792345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93768324">
                <text:p>10937683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55760979">
                <text:p>12557609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61394112">
                <text:p>17613941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40521371">
                <text:p>18405213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5539670">
                <text:p>5055396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0616105">
                <text:p>2806161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36477">
                <text:p>6060364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25812664">
                <text:p>925812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49888283">
                <text:p>19498882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32020572">
                <text:p>5320205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64937653">
                <text:p>11649376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03346647">
                <text:p>20033466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47070798">
                <text:p>6470707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41102550">
                <text:p>164110255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8759145">
                <text:p>2487591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57240382">
                <text:p>19572403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38932355">
                <text:p>2389323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47083326">
                <text:p>12470833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69866880">
                <text:p>18698668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71877792">
                <text:p>7718777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01105552">
                <text:p>20011055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4958147">
                <text:p>849581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9436624">
                <text:p>20694366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52514683">
                <text:p>105251468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8805097">
                <text:p>1688050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6733960">
                <text:p>1667339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00352315">
                <text:p>11003523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47798802">
                <text:p>14477988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5798154">
                <text:p>4257981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71033388">
                <text:p>9710333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61727094">
                <text:p>17617270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44464898">
                <text:p>5444648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68433677">
                <text:p>6684336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6334965">
                <text:p>463349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2064869">
                <text:p>5820648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7603076">
                <text:p>12676030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06453339">
                <text:p>150645333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33228440">
                <text:p>33322844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49357730">
                <text:p>11493577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11684414">
                <text:p>17116844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76175487">
                <text:p>207617548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21862823">
                <text:p>2218628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4396317">
                <text:p>9943963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2663110">
                <text:p>626631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49580566">
                <text:p>11495805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05119383">
                <text:p>20051193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02002397">
                <text:p>10020023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29529780">
                <text:p>2295297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4543971">
                <text:p>3045439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8462701">
                <text:p>2284627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6528613">
                <text:p>12965286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97934946">
                <text:p>2979349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62720767">
                <text:p>13627207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4010117">
                <text:p>3740101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03950129">
                <text:p>5039501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35388995">
                <text:p>21353889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4728749">
                <text:p>3947287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60184063">
                <text:p>11601840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51268831">
                <text:p>12512688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2050141">
                <text:p>3120501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94763340">
                <text:p>10947633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06968902">
                <text:p>180696890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43136107">
                <text:p>18431361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90558564">
                <text:p>20905585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1297125">
                <text:p>6612971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09521982">
                <text:p>1809521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45468563">
                <text:p>13454685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561204">
                <text:p>235612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78385636">
                <text:p>3783856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06676618">
                <text:p>17066766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11661401">
                <text:p>14116614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37148523">
                <text:p>6371485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17593956">
                <text:p>5175939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70250103">
                <text:p>19702501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22146599">
                <text:p>15221465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84830945">
                <text:p>13848309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05189795">
                <text:p>9051897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38886152">
                <text:p>21388861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82197004">
                <text:p>3821970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17118918">
                <text:p>18171189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8518293">
                <text:p>1985182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2118302">
                <text:p>7021183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17262629">
                <text:p>15172626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30674326">
                <text:p>18306743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13381780">
                <text:p>91338178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33390916">
                <text:p>6333909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6574231">
                <text:p>1165742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35726395">
                <text:p>15357263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677044">
                <text:p>3446770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88130709">
                <text:p>8881307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33447352">
                <text:p>11334473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38733055">
                <text:p>6387330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5441845">
                <text:p>3054418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97079370">
                <text:p>10970793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4092365">
                <text:p>3440923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05222443">
                <text:p>13052224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81706386">
                <text:p>19817063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32586340">
                <text:p>21325863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68782830">
                <text:p>136878283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68178753">
                <text:p>10681787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99566774">
                <text:p>16995667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17156338">
                <text:p>10171563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39064454">
                <text:p>13390644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67053267">
                <text:p>13670532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5450958">
                <text:p>654509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2455936">
                <text:p>624559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18560503">
                <text:p>19185605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99398911">
                <text:p>5993989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53068089">
                <text:p>5530680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49350172">
                <text:p>11493501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91801050">
                <text:p>59180105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7586696">
                <text:p>15075866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64855708">
                <text:p>15648557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84318470">
                <text:p>18843184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04143204">
                <text:p>8041432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9951761">
                <text:p>37995176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30903315">
                <text:p>4309033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55161075">
                <text:p>17551610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16854244">
                <text:p>19168542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65561592">
                <text:p>8655615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31229058">
                <text:p>16312290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1603838">
                <text:p>5816038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85817960">
                <text:p>19858179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94779212">
                <text:p>20947792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24374793">
                <text:p>4243747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64101676">
                <text:p>2641016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7826175">
                <text:p>3178261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40293485">
                <text:p>7402934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07068310">
                <text:p>10070683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37674906">
                <text:p>4376749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16044570">
                <text:p>101604457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9871167">
                <text:p>20798711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28816020">
                <text:p>6288160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875333">
                <text:p>12875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57621388">
                <text:p>11576213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86248970">
                <text:p>168624897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46535873">
                <text:p>114653587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88551286">
                <text:p>5885512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04603569">
                <text:p>17046035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49326577">
                <text:p>114932657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82513437">
                <text:p>19825134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75850696">
                <text:p>20758506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7052458">
                <text:p>14570524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09011981">
                <text:p>17090119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81399038">
                <text:p>9813990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97145303">
                <text:p>17971453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70246342">
                <text:p>5702463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83736230">
                <text:p>68373623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45187136">
                <text:p>6451871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61623431">
                <text:p>2616234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31916028">
                <text:p>5319160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62750734">
                <text:p>10627507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68380314">
                <text:p>15683803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55842542">
                <text:p>11558425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8697621">
                <text:p>7786976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56874905">
                <text:p>13568749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11280141">
                <text:p>21112801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12405215">
                <text:p>21124052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82966118">
                <text:p>12829661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0054972">
                <text:p>9900549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0657525">
                <text:p>7806575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72910100">
                <text:p>872910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0435643">
                <text:p>1304356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4046273">
                <text:p>15440462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84384066">
                <text:p>11843840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71871223">
                <text:p>3718712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69163728">
                <text:p>9691637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81056676">
                <text:p>2810566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24663360">
                <text:p>62466336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07681037">
                <text:p>150768103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2562168">
                <text:p>17256216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0869518">
                <text:p>3008695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004370">
                <text:p>2200437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35019776">
                <text:p>21350197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98320865">
                <text:p>8983208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10400619">
                <text:p>18104006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4540221">
                <text:p>545402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28042823">
                <text:p>3280428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40347503">
                <text:p>19403475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76159274">
                <text:p>18761592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90589408">
                <text:p>16905894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13267828">
                <text:p>171326782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3953732">
                <text:p>11395373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35704848">
                <text:p>4357048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41619970">
                <text:p>174161997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2759065">
                <text:p>727590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18307297">
                <text:p>17183072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69280953">
                <text:p>14692809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85651332">
                <text:p>20856513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00497240">
                <text:p>210049724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629542">
                <text:p>3362954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13369773">
                <text:p>131336977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4303797">
                <text:p>9443037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02701318">
                <text:p>17027013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54279029">
                <text:p>14542790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997726107">
                <text:p>19977261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80731780">
                <text:p>158073178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55038331">
                <text:p>55503833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26616757">
                <text:p>10266167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4345525">
                <text:p>2743455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17785424">
                <text:p>18177854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08441849">
                <text:p>12084418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15433074">
                <text:p>9154330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9191079">
                <text:p>56919107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84166108">
                <text:p>15841661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95454903">
                <text:p>13954549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43339490">
                <text:p>64333949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70283957">
                <text:p>6702839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28127582">
                <text:p>12281275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62872713">
                <text:p>20628727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56266115">
                <text:p>12562661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23533680">
                <text:p>13235336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65350070">
                <text:p>136535007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1573677">
                <text:p>2015736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99294623">
                <text:p>13992946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36021140">
                <text:p>73602114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13160380">
                <text:p>4131603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505908">
                <text:p>565059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84567537">
                <text:p>11845675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09609857">
                <text:p>9096098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6271666">
                <text:p>17062716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27654538">
                <text:p>7276545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24231266">
                <text:p>152423126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35954132">
                <text:p>10359541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39438296">
                <text:p>183943829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0820389">
                <text:p>408203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35650796">
                <text:p>6356507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66754210">
                <text:p>7667542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84078367">
                <text:p>13840783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072582">
                <text:p>830725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15051680">
                <text:p>16150516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98026064">
                <text:p>19980260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7192181">
                <text:p>2971921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1881199">
                <text:p>13188119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63880642">
                <text:p>10638806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88802322">
                <text:p>138880232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5948479">
                <text:p>3259484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91134178">
                <text:p>8911341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77189650">
                <text:p>107718965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2328830">
                <text:p>42232883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17733733">
                <text:p>11177337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38866641">
                <text:p>6388666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22984230">
                <text:p>62298423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22214092">
                <text:p>152221409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14276998">
                <text:p>7142769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2339879">
                <text:p>16233987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94972146">
                <text:p>17949721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7917485">
                <text:p>8579174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48315597">
                <text:p>20483155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71116785">
                <text:p>67111678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3005546">
                <text:p>8630055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91007684">
                <text:p>209100768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67582427">
                <text:p>166758242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01201259">
                <text:p>160120125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563006">
                <text:p>10056300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59050181">
                <text:p>6590501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27920484">
                <text:p>22792048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5080995">
                <text:p>1150809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2571716">
                <text:p>4025717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81584937">
                <text:p>14815849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95689686">
                <text:p>14956896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73658060">
                <text:p>157365806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64731380">
                <text:p>14647313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09086859">
                <text:p>11090868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9634355">
                <text:p>2296343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25826722">
                <text:p>82582672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64241804">
                <text:p>6642418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9859362">
                <text:p>198593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9554304">
                <text:p>2395543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84734068">
                <text:p>19847340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35165268">
                <text:p>133516526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934282588">
                <text:p>19342825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71378773">
                <text:p>177137877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25791827">
                <text:p>152579182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9542780">
                <text:p>20954278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04688531">
                <text:p>18046885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28557589">
                <text:p>8285575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126388949">
                <text:p>21263889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76614433">
                <text:p>9766144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13048430">
                <text:p>71304843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87097656">
                <text:p>20870976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51250694">
                <text:p>17512506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52391662">
                <text:p>7523916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19776855">
                <text:p>17197768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66515780">
                <text:p>10665157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53141997">
                <text:p>5531419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70362079">
                <text:p>8703620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00755348">
                <text:p>16007553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28707547">
                <text:p>13287075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67560118">
                <text:p>3675601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6396449">
                <text:p>5863964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0756356">
                <text:p>2007563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4132205">
                <text:p>1841322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75218817">
                <text:p>8752188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4858902">
                <text:p>648589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12850809">
                <text:p>17128508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083533">
                <text:p>590835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61836742">
                <text:p>10618367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59065972">
                <text:p>10590659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16576300">
                <text:p>6165763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201030497">
                <text:p>12010304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12140642">
                <text:p>16121406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17291917">
                <text:p>14172919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83929569">
                <text:p>15839295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8261300">
                <text:p>1282613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57209411">
                <text:p>5572094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95744681">
                <text:p>12957446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97446424">
                <text:p>16974464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26374182">
                <text:p>5263741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26027437">
                <text:p>72602743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6488207">
                <text:p>1864882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22058989">
                <text:p>13220589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21863683">
                <text:p>172186368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32428070">
                <text:p>43242807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39134499">
                <text:p>10391344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89403661">
                <text:p>5894036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13534256">
                <text:p>19135342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39630340">
                <text:p>123963034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82732585">
                <text:p>6827325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48783189">
                <text:p>13487831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99467969">
                <text:p>9994679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66292625">
                <text:p>12662926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75364136">
                <text:p>15753641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02879752">
                <text:p>9028797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72619944">
                <text:p>12726199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30716120">
                <text:p>73071612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56803177">
                <text:p>6568031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70036397">
                <text:p>4700363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1479561">
                <text:p>14147956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15866639">
                <text:p>41586663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33866270">
                <text:p>193386627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9240835">
                <text:p>3192408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37354921">
                <text:p>12373549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61765280">
                <text:p>166176528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5791264">
                <text:p>9557912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63219106">
                <text:p>11632191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46395652">
                <text:p>18463956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89946070">
                <text:p>88994607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11053777">
                <text:p>18110537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71979440">
                <text:p>197197944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3032445">
                <text:p>28303244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25971744">
                <text:p>3259717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00407201">
                <text:p>6004072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9134396">
                <text:p>491343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7664432">
                <text:p>676644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4370053">
                <text:p>3437005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27274667">
                <text:p>10272746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72477626">
                <text:p>167247762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34265828">
                <text:p>83426582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4956197">
                <text:p>314956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57121279">
                <text:p>6571212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0783004">
                <text:p>1307830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13906844">
                <text:p>14139068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42442472">
                <text:p>5424424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97215739">
                <text:p>7972157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91345417">
                <text:p>12913454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95457868">
                <text:p>119545786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800592709">
                <text:p>180059270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95641938">
                <text:p>20956419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43424188">
                <text:p>7434241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93952169">
                <text:p>11939521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59040049">
                <text:p>205904004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51307567">
                <text:p>2513075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88214652">
                <text:p>6882146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53375257">
                <text:p>15533752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50151970">
                <text:p>135015197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00050">
                <text:p>420005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19535795">
                <text:p>191953579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43355082">
                <text:p>4433550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46043966">
                <text:p>74604396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71816984">
                <text:p>4718169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7689646">
                <text:p>1676896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99442654">
                <text:p>5994426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07840933">
                <text:p>21078409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837246906">
                <text:p>18372469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80640496">
                <text:p>13806404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06258116">
                <text:p>13062581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806411608">
                <text:p>18064116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2786220">
                <text:p>49278622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879211827">
                <text:p>18792118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47731106">
                <text:p>12477311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35852228">
                <text:p>12358522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43466054">
                <text:p>19434660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48607228">
                <text:p>8486072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79002606">
                <text:p>11790026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49012463">
                <text:p>5490124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84489151">
                <text:p>48448915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25094105">
                <text:p>15250941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94480156">
                <text:p>10944801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5893310">
                <text:p>358933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28600116">
                <text:p>21286001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23295546">
                <text:p>20232955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74709618">
                <text:p>10747096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4848480">
                <text:p>9484848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36507721">
                <text:p>7365077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56503786">
                <text:p>4565037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59956215">
                <text:p>3599562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84905435">
                <text:p>15849054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74401766">
                <text:p>7744017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87723048">
                <text:p>9877230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33273993">
                <text:p>1332739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